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co1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1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19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1">
      <style:table-cell-properties fo:border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60"/>
    <style:style style:name="ce42" style:family="table-cell" style:parent-style-name="Default" style:data-style-name="N1">
      <style:table-cell-properties fo:background-color="#ff3333"/>
    </style:style>
    <style:style style:name="ce43" style:family="table-cell" style:parent-style-name="Default" style:data-style-name="N1"/>
    <style:style style:name="ce44" style:family="table-cell" style:parent-style-name="Default" style:data-style-name="N2">
      <style:table-cell-properties fo:background-color="#ff3333"/>
    </style:style>
    <style:style style:name="ce45" style:family="table-cell" style:parent-style-name="Default" style:data-style-name="N122">
      <style:table-cell-properties fo:background-color="#ff3333"/>
    </style:style>
    <style:style style:name="ce46" style:family="table-cell" style:parent-style-name="Default" style:data-style-name="N122"/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9" style:family="table-cell" style:parent-style-name="Default">
      <style:table-cell-properties fo:background-color="#ffff00"/>
      <style:text-properties fo:color="#800000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ffff00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,72</text:p>
          </table:table-cell>
          <table:table-cell/>
          <table:table-cell table:formula="of:=[.H5]*[.$B$4]" office:value-type="float" office:value="769.665581092398" calcext:value-type="float">
            <text:p>769,67</text:p>
          </table:table-cell>
          <table:table-cell table:formula="of:=SQRT([.I5]^2*[.$B$4]^2 + [.$C$4]^2*[.H5]^2)" office:value-type="float" office:value="32.0857675777624" calcext:value-type="float">
            <text:p>32,09</text:p>
          </table:table-cell>
          <table:table-cell table:formula="of:=[.J5]*[.$B$5]" office:value-type="float" office:value="829.568786127168" calcext:value-type="float">
            <text:p>829,57</text:p>
          </table:table-cell>
          <table:table-cell table:formula="of:=SQRT([.K5]^2*[.$B$5]^2+[.$C$5]^2*[.J5]^2)" office:value-type="float" office:value="27.3969585329653" calcext:value-type="float">
            <text:p>27,40</text:p>
          </table:table-cell>
          <table:table-cell table:formula="of:=2*[.O5]*[.Q5]*[.$B$3]/[.G5]" office:value-type="float" office:value="0.0106415090305114" calcext:value-type="float">
            <text:p>0,0106</text:p>
          </table:table-cell>
          <table:table-cell table:formula="of:=SQRT((2*[.$B$3]/[.G5])^2*([.O5]^2*[.R5]^2+[.Q5]^2*[.P5]^2))" office:value-type="float" office:value="0.000565961252632075" calcext:value-type="float">
            <text:p>0,0006</text:p>
          </table:table-cell>
          <table:table-cell table:formula="of:=[.L5]-[.S5]" office:value-type="float" office:value="313.989358490969" calcext:value-type="float">
            <text:p>313,99</text:p>
          </table:table-cell>
          <table:table-cell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formula="of:=[.O5]/[.G5]" office:value-type="float" office:value="25.6555193697466" calcext:value-type="float">
            <text:p>25,66</text:p>
          </table:table-cell>
          <table:table-cell table:formula="of:=[.P5]/[.G5]" office:value-type="float" office:value="1.06952558592541" calcext:value-type="float">
            <text:p>1,07</text:p>
          </table:table-cell>
          <table:table-cell table:formula="of:=[.Q5]/[.G5]" office:value-type="float" office:value="27.6522928709056" calcext:value-type="float">
            <text:p>27,65</text:p>
          </table:table-cell>
          <table:table-cell table:formula="of:=[.R5]/[.G5]" office:value-type="float" office:value="0.913231951098844" calcext:value-type="float">
            <text:p>0,91</text:p>
          </table:table-cell>
          <table:table-cell table:style-name="ce10" table:formula="of:=[.S5]/[.G5]" office:value-type="float" office:value="0.000354716967683712" calcext:value-type="float">
            <text:p>0,000355</text:p>
          </table:table-cell>
          <table:table-cell table:style-name="ce10" table:formula="of:=[.T5]/[.G5]" office:value-type="float" office:value="0.0000188653750877358" calcext:value-type="float">
            <text:p>0,000019</text:p>
          </table:table-cell>
          <table:table-cell table:formula="of:=[.U5]/[.G5]" office:value-type="float" office:value="10.466311949699" calcext:value-type="float">
            <text:p>10,47</text:p>
          </table:table-cell>
          <table:table-cell table:formula="of:=[.V5]/[.G5]" office:value-type="float" office:value="0.590668171856916" calcext:value-type="float">
            <text:p>0,59</text:p>
          </table:table-cell>
          <table:table-cell table:formula="of:=SUMPRODUCT([.F5:.F31];[.AE5:.AE31])/SUM([.AE5:.AE31])" office:value-type="float" office:value="-0.0819878311173668" calcext:value-type="float">
            <text:p>-0,0819878311</text:p>
          </table:table-cell>
          <table:table-cell table:formula="of:=([.F5]-[.$AG$5])^2" office:value-type="float" office:value="0.00672200445132985" calcext:value-type="float">
            <text:p>0,0067220045</text:p>
          </table:table-cell>
          <table:table-cell table:style-name="ce3" table:formula="of:=([.F5]-[.$AG$5])^3" office:value-type="float" office:value="0.00055112256572582" calcext:value-type="float">
            <text:p>0,0005511226</text:p>
          </table:table-cell>
          <table:table-cell table:style-name="ce3" table:formula="of:=([.F5]-[.$AG$5])^4" office:value-type="float" office:value="0.0000451853438436984" calcext:value-type="float">
            <text:p>4,51853438436984E-005</text:p>
          </table:table-cell>
          <table:table-cell table:formula="of:=SUMPRODUCT([.AH5:.AH31];[.AE5:.AE31])/SUM([.AE5:.AE31])" office:value-type="float" office:value="20.8224863755051" calcext:value-type="float">
            <text:p>20,8224863755</text:p>
          </table:table-cell>
          <table:table-cell table:formula="of:=SQRT([.AK5])" office:value-type="float" office:value="4.56316626647607" calcext:value-type="float">
            <text:p>4,5631662665</text:p>
          </table:table-cell>
          <table:table-cell table:formula="of:=SUM([.AE5:.AE31])" office:value-type="float" office:value="119.015748334503" calcext:value-type="float">
            <text:p>119,0157483345</text:p>
          </table:table-cell>
          <table:table-cell table:formula="of:=[.AL5]/SQRT([.AM5])" office:value-type="float" office:value="0.418277089558017" calcext:value-type="float">
            <text:p>0,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,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,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,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,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,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,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,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,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,85</text:p>
          </table:table-cell>
          <table:table-cell/>
          <table:table-cell table:formula="of:=[.H6]*[.$B$4]" office:value-type="float" office:value="735.488601470178" calcext:value-type="float">
            <text:p>735,49</text:p>
          </table:table-cell>
          <table:table-cell table:formula="of:=SQRT([.I6]^2*[.$B$4]^2 + [.$C$4]^2*[.H6]^2)" office:value-type="float" office:value="31.0229088946397" calcext:value-type="float">
            <text:p>31,02</text:p>
          </table:table-cell>
          <table:table-cell table:formula="of:=[.J6]*[.$B$5]" office:value-type="float" office:value="805.277952105698" calcext:value-type="float">
            <text:p>805,28</text:p>
          </table:table-cell>
          <table:table-cell table:formula="of:=SQRT([.K6]^2*[.$B$5]^2+[.$C$5]^2*[.J6]^2)" office:value-type="float" office:value="26.9190789806012" calcext:value-type="float">
            <text:p>26,92</text:p>
          </table:table-cell>
          <table:table-cell table:formula="of:=2*[.O6]*[.Q6]*[.$B$3]/[.G6]" office:value-type="float" office:value="0.00987121257981647" calcext:value-type="float">
            <text:p>0,0099</text:p>
          </table:table-cell>
          <table:table-cell table:formula="of:=SQRT((2*[.$B$3]/[.G6])^2*([.O6]^2*[.R6]^2+[.Q6]^2*[.P6]^2))" office:value-type="float" office:value="0.000531269734372675" calcext:value-type="float">
            <text:p>0,0005</text:p>
          </table:table-cell>
          <table:table-cell table:formula="of:=[.L6]-[.S6]" office:value-type="float" office:value="283.99012878742" calcext:value-type="float">
            <text:p>283,99</text:p>
          </table:table-cell>
          <table:table-cell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formula="of:=[.O6]/[.G6]" office:value-type="float" office:value="24.5162867156726" calcext:value-type="float">
            <text:p>24,52</text:p>
          </table:table-cell>
          <table:table-cell table:formula="of:=[.P6]/[.G6]" office:value-type="float" office:value="1.03409696315466" calcext:value-type="float">
            <text:p>1,03</text:p>
          </table:table-cell>
          <table:table-cell table:formula="of:=[.Q6]/[.G6]" office:value-type="float" office:value="26.8425984035233" calcext:value-type="float">
            <text:p>26,84</text:p>
          </table:table-cell>
          <table:table-cell table:formula="of:=[.R6]/[.G6]" office:value-type="float" office:value="0.897302632686706" calcext:value-type="float">
            <text:p>0,90</text:p>
          </table:table-cell>
          <table:table-cell table:style-name="ce10" table:formula="of:=[.S6]/[.G6]" office:value-type="float" office:value="0.000329040419327216" calcext:value-type="float">
            <text:p>0,000329</text:p>
          </table:table-cell>
          <table:table-cell table:style-name="ce10" table:formula="of:=[.T6]/[.G6]" office:value-type="float" office:value="0.0000177089911457558" calcext:value-type="float">
            <text:p>0,000018</text:p>
          </table:table-cell>
          <table:table-cell table:formula="of:=[.U6]/[.G6]" office:value-type="float" office:value="9.46633762624734" calcext:value-type="float">
            <text:p>9,47</text:p>
          </table:table-cell>
          <table:table-cell table:formula="of:=[.V6]/[.G6]" office:value-type="float" office:value="0.561743318490896" calcext:value-type="float">
            <text:p>0,56</text:p>
          </table:table-cell>
          <table:table-cell/>
          <table:table-cell table:formula="of:=([.F6]-[.$AG$5])^2" office:value-type="float" office:value="1.17069766668606" calcext:value-type="float">
            <text:p>1,1706976667</text:p>
          </table:table-cell>
          <table:table-cell table:style-name="ce3" table:formula="of:=([.F6]-[.$AG$5])^3" office:value-type="float" office:value="1.26668062927182" calcext:value-type="float">
            <text:p>1,2666806293</text:p>
          </table:table-cell>
          <table:table-cell table:style-name="ce3" table:formula="of:=([.F6]-[.$AG$5])^4" office:value-type="float" office:value="1.37053302678419" calcext:value-type="float">
            <text:p>1,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,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,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,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,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,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,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,67</text:p>
          </table:table-cell>
          <table:table-cell/>
          <table:table-cell table:formula="of:=[.H7]*[.$B$4]" office:value-type="float" office:value="734.121522285289" calcext:value-type="float">
            <text:p>734,12</text:p>
          </table:table-cell>
          <table:table-cell table:formula="of:=SQRT([.I7]^2*[.$B$4]^2 + [.$C$4]^2*[.H7]^2)" office:value-type="float" office:value="30.9803025231567" calcext:value-type="float">
            <text:p>30,98</text:p>
          </table:table-cell>
          <table:table-cell table:formula="of:=[.J7]*[.$B$5]" office:value-type="float" office:value="856.803963666391" calcext:value-type="float">
            <text:p>856,80</text:p>
          </table:table-cell>
          <table:table-cell table:formula="of:=SQRT([.K7]^2*[.$B$5]^2+[.$C$5]^2*[.J7]^2)" office:value-type="float" office:value="27.9281489899861" calcext:value-type="float">
            <text:p>27,93</text:p>
          </table:table-cell>
          <table:table-cell table:formula="of:=2*[.O7]*[.Q7]*[.$B$3]/[.G7]" office:value-type="float" office:value="0.010483303835114" calcext:value-type="float">
            <text:p>0,0105</text:p>
          </table:table-cell>
          <table:table-cell table:formula="of:=SQRT((2*[.$B$3]/[.G7])^2*([.O7]^2*[.R7]^2+[.Q7]^2*[.P7]^2))" office:value-type="float" office:value="0.000559003391527291" calcext:value-type="float">
            <text:p>0,0006</text:p>
          </table:table-cell>
          <table:table-cell table:formula="of:=[.L7]-[.S7]" office:value-type="float" office:value="277.989516696165" calcext:value-type="float">
            <text:p>277,99</text:p>
          </table:table-cell>
          <table:table-cell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formula="of:=[.O7]/[.G7]" office:value-type="float" office:value="24.4707174095096" calcext:value-type="float">
            <text:p>24,47</text:p>
          </table:table-cell>
          <table:table-cell table:formula="of:=[.P7]/[.G7]" office:value-type="float" office:value="1.03267675077189" calcext:value-type="float">
            <text:p>1,03</text:p>
          </table:table-cell>
          <table:table-cell table:formula="of:=[.Q7]/[.G7]" office:value-type="float" office:value="28.560132122213" calcext:value-type="float">
            <text:p>28,56</text:p>
          </table:table-cell>
          <table:table-cell table:formula="of:=[.R7]/[.G7]" office:value-type="float" office:value="0.930938299666203" calcext:value-type="float">
            <text:p>0,93</text:p>
          </table:table-cell>
          <table:table-cell table:style-name="ce10" table:formula="of:=[.S7]/[.G7]" office:value-type="float" office:value="0.000349443461170467" calcext:value-type="float">
            <text:p>0,000349</text:p>
          </table:table-cell>
          <table:table-cell table:style-name="ce10" table:formula="of:=[.T7]/[.G7]" office:value-type="float" office:value="0.000018633446384243" calcext:value-type="float">
            <text:p>0,000019</text:p>
          </table:table-cell>
          <table:table-cell table:formula="of:=[.U7]/[.G7]" office:value-type="float" office:value="9.2663172232055" calcext:value-type="float">
            <text:p>9,27</text:p>
          </table:table-cell>
          <table:table-cell table:formula="of:=[.V7]/[.G7]" office:value-type="float" office:value="0.555777733663462" calcext:value-type="float">
            <text:p>0,56</text:p>
          </table:table-cell>
          <table:table-cell/>
          <table:table-cell table:formula="of:=([.F7]-[.$AG$5])^2" office:value-type="float" office:value="4.3346733289208" calcext:value-type="float">
            <text:p>4,3346733289</text:p>
          </table:table-cell>
          <table:table-cell table:style-name="ce3" table:formula="of:=([.F7]-[.$AG$5])^3" office:value-type="float" office:value="9.02473712268211" calcext:value-type="float">
            <text:p>9,0247371227</text:p>
          </table:table-cell>
          <table:table-cell table:style-name="ce3" table:formula="of:=([.F7]-[.$AG$5])^4" office:value-type="float" office:value="18.7893928684573" calcext:value-type="float">
            <text:p>18,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,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,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,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,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,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,56</text:p>
          </table:table-cell>
          <table:table-cell/>
          <table:table-cell table:formula="of:=[.H8]*[.$B$4]" office:value-type="float" office:value="743.691076579511" calcext:value-type="float">
            <text:p>743,69</text:p>
          </table:table-cell>
          <table:table-cell table:formula="of:=SQRT([.I8]^2*[.$B$4]^2 + [.$C$4]^2*[.H8]^2)" office:value-type="float" office:value="31.278394626894" calcext:value-type="float">
            <text:p>31,28</text:p>
          </table:table-cell>
          <table:table-cell table:formula="of:=[.J8]*[.$B$5]" office:value-type="float" office:value="796.444921552436" calcext:value-type="float">
            <text:p>796,44</text:p>
          </table:table-cell>
          <table:table-cell table:formula="of:=SQRT([.K8]^2*[.$B$5]^2+[.$C$5]^2*[.J8]^2)" office:value-type="float" office:value="26.7442999825381" calcext:value-type="float">
            <text:p>26,74</text:p>
          </table:table-cell>
          <table:table-cell table:formula="of:=2*[.O8]*[.Q8]*[.$B$3]/[.G8]" office:value-type="float" office:value="0.00987181635242692" calcext:value-type="float">
            <text:p>0,0099</text:p>
          </table:table-cell>
          <table:table-cell table:formula="of:=SQRT((2*[.$B$3]/[.G8])^2*([.O8]^2*[.R8]^2+[.Q8]^2*[.P8]^2))" office:value-type="float" office:value="0.000531291889178576" calcext:value-type="float">
            <text:p>0,0005</text:p>
          </table:table-cell>
          <table:table-cell table:formula="of:=[.L8]-[.S8]" office:value-type="float" office:value="211.990128183648" calcext:value-type="float">
            <text:p>211,99</text:p>
          </table:table-cell>
          <table:table-cell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formula="of:=[.O8]/[.G8]" office:value-type="float" office:value="24.7897025526504" calcext:value-type="float">
            <text:p>24,79</text:p>
          </table:table-cell>
          <table:table-cell table:formula="of:=[.P8]/[.G8]" office:value-type="float" office:value="1.0426131542298" calcext:value-type="float">
            <text:p>1,04</text:p>
          </table:table-cell>
          <table:table-cell table:formula="of:=[.Q8]/[.G8]" office:value-type="float" office:value="26.5481640517479" calcext:value-type="float">
            <text:p>26,55</text:p>
          </table:table-cell>
          <table:table-cell table:formula="of:=[.R8]/[.G8]" office:value-type="float" office:value="0.891476666084602" calcext:value-type="float">
            <text:p>0,89</text:p>
          </table:table-cell>
          <table:table-cell table:style-name="ce10" table:formula="of:=[.S8]/[.G8]" office:value-type="float" office:value="0.000329060545080897" calcext:value-type="float">
            <text:p>0,000329</text:p>
          </table:table-cell>
          <table:table-cell table:style-name="ce10" table:formula="of:=[.T8]/[.G8]" office:value-type="float" office:value="0.0000177097296392859" calcext:value-type="float">
            <text:p>0,000018</text:p>
          </table:table-cell>
          <table:table-cell table:formula="of:=[.U8]/[.G8]" office:value-type="float" office:value="7.06633760612159" calcext:value-type="float">
            <text:p>7,07</text:p>
          </table:table-cell>
          <table:table-cell table:formula="of:=[.V8]/[.G8]" office:value-type="float" office:value="0.485340659608475" calcext:value-type="float">
            <text:p>0,49</text:p>
          </table:table-cell>
          <table:table-cell/>
          <table:table-cell table:formula="of:=([.F8]-[.$AG$5])^2" office:value-type="float" office:value="9.49864899115553" calcext:value-type="float">
            <text:p>9,4986489912</text:p>
          </table:table-cell>
          <table:table-cell table:style-name="ce3" table:formula="of:=([.F8]-[.$AG$5])^3" office:value-type="float" office:value="29.2747206027966" calcext:value-type="float">
            <text:p>29,2747206028</text:p>
          </table:table-cell>
          <table:table-cell table:style-name="ce3" table:formula="of:=([.F8]-[.$AG$5])^4" office:value-type="float" office:value="90.22433265718" calcext:value-type="float">
            <text:p>90,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,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,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,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,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,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,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,25</text:p>
          </table:table-cell>
          <table:table-cell/>
          <table:table-cell table:formula="of:=[.H9]*[.$B$4]" office:value-type="float" office:value="738.222759839955" calcext:value-type="float">
            <text:p>738,22</text:p>
          </table:table-cell>
          <table:table-cell table:formula="of:=SQRT([.I9]^2*[.$B$4]^2 + [.$C$4]^2*[.H9]^2)" office:value-type="float" office:value="31.1080997330663" calcext:value-type="float">
            <text:p>31,11</text:p>
          </table:table-cell>
          <table:table-cell table:formula="of:=[.J9]*[.$B$5]" office:value-type="float" office:value="826.624442609414" calcext:value-type="float">
            <text:p>826,62</text:p>
          </table:table-cell>
          <table:table-cell table:formula="of:=SQRT([.K9]^2*[.$B$5]^2+[.$C$5]^2*[.J9]^2)" office:value-type="float" office:value="27.3392448535044" calcext:value-type="float">
            <text:p>27,34</text:p>
          </table:table-cell>
          <table:table-cell table:formula="of:=2*[.O9]*[.Q9]*[.$B$3]/[.G9]" office:value-type="float" office:value="0.0101705496229048" calcext:value-type="float">
            <text:p>0,0102</text:p>
          </table:table-cell>
          <table:table-cell table:formula="of:=SQRT((2*[.$B$3]/[.G9])^2*([.O9]^2*[.R9]^2+[.Q9]^2*[.P9]^2))" office:value-type="float" office:value="0.000544818522038951" calcext:value-type="float">
            <text:p>0,0005</text:p>
          </table:table-cell>
          <table:table-cell table:formula="of:=[.L9]-[.S9]" office:value-type="float" office:value="202.989829450377" calcext:value-type="float">
            <text:p>202,99</text:p>
          </table:table-cell>
          <table:table-cell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formula="of:=[.O9]/[.G9]" office:value-type="float" office:value="24.6074253279985" calcext:value-type="float">
            <text:p>24,61</text:p>
          </table:table-cell>
          <table:table-cell table:formula="of:=[.P9]/[.G9]" office:value-type="float" office:value="1.03693665776888" calcext:value-type="float">
            <text:p>1,04</text:p>
          </table:table-cell>
          <table:table-cell table:formula="of:=[.Q9]/[.G9]" office:value-type="float" office:value="27.5541480869805" calcext:value-type="float">
            <text:p>27,55</text:p>
          </table:table-cell>
          <table:table-cell table:formula="of:=[.R9]/[.G9]" office:value-type="float" office:value="0.91130816178348" calcext:value-type="float">
            <text:p>0,91</text:p>
          </table:table-cell>
          <table:table-cell table:style-name="ce10" table:formula="of:=[.S9]/[.G9]" office:value-type="float" office:value="0.000339018320763492" calcext:value-type="float">
            <text:p>0,000339</text:p>
          </table:table-cell>
          <table:table-cell table:style-name="ce10" table:formula="of:=[.T9]/[.G9]" office:value-type="float" office:value="0.0000181606174012984" calcext:value-type="float">
            <text:p>0,000018</text:p>
          </table:table-cell>
          <table:table-cell table:formula="of:=[.U9]/[.G9]" office:value-type="float" office:value="6.7663276483459" calcext:value-type="float">
            <text:p>6,77</text:p>
          </table:table-cell>
          <table:table-cell table:formula="of:=[.V9]/[.G9]" office:value-type="float" office:value="0.474926895306387" calcext:value-type="float">
            <text:p>0,47</text:p>
          </table:table-cell>
          <table:table-cell/>
          <table:table-cell table:formula="of:=([.F9]-[.$AG$5])^2" office:value-type="float" office:value="16.6626246533903" calcext:value-type="float">
            <text:p>16,6626246534</text:p>
          </table:table-cell>
          <table:table-cell table:style-name="ce3" table:formula="of:=([.F9]-[.$AG$5])^3" office:value-type="float" office:value="68.0166310696153" calcext:value-type="float">
            <text:p>68,0166310696</text:p>
          </table:table-cell>
          <table:table-cell table:style-name="ce3" table:formula="of:=([.F9]-[.$AG$5])^4" office:value-type="float" office:value="277.643060339769" calcext:value-type="float">
            <text:p>277,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,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,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,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,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,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,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,96</text:p>
          </table:table-cell>
          <table:table-cell/>
          <table:table-cell table:formula="of:=[.H10]*[.$B$4]" office:value-type="float" office:value="745.741695356844" calcext:value-type="float">
            <text:p>745,74</text:p>
          </table:table-cell>
          <table:table-cell table:formula="of:=SQRT([.I10]^2*[.$B$4]^2 + [.$C$4]^2*[.H10]^2)" office:value-type="float" office:value="31.3422256843346" calcext:value-type="float">
            <text:p>31,34</text:p>
          </table:table-cell>
          <table:table-cell table:formula="of:=[.J10]*[.$B$5]" office:value-type="float" office:value="830.304872006606" calcext:value-type="float">
            <text:p>830,30</text:p>
          </table:table-cell>
          <table:table-cell table:formula="of:=SQRT([.K10]^2*[.$B$5]^2+[.$C$5]^2*[.J10]^2)" office:value-type="float" office:value="27.4113780161974" calcext:value-type="float">
            <text:p>27,41</text:p>
          </table:table-cell>
          <table:table-cell table:formula="of:=2*[.O10]*[.Q10]*[.$B$3]/[.G10]" office:value-type="float" office:value="0.0103198827152209" calcext:value-type="float">
            <text:p>0,0103</text:p>
          </table:table-cell>
          <table:table-cell table:formula="of:=SQRT((2*[.$B$3]/[.G10])^2*([.O10]^2*[.R10]^2+[.Q10]^2*[.P10]^2))" office:value-type="float" office:value="0.000551537092323924" calcext:value-type="float">
            <text:p>0,0006</text:p>
          </table:table-cell>
          <table:table-cell table:formula="of:=[.L10]-[.S10]" office:value-type="float" office:value="167.989680117285" calcext:value-type="float">
            <text:p>167,99</text:p>
          </table:table-cell>
          <table:table-cell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formula="of:=[.O10]/[.G10]" office:value-type="float" office:value="24.8580565118948" calcext:value-type="float">
            <text:p>24,86</text:p>
          </table:table-cell>
          <table:table-cell table:formula="of:=[.P10]/[.G10]" office:value-type="float" office:value="1.04474085614449" calcext:value-type="float">
            <text:p>1,04</text:p>
          </table:table-cell>
          <table:table-cell table:formula="of:=[.Q10]/[.G10]" office:value-type="float" office:value="27.6768290668869" calcext:value-type="float">
            <text:p>27,68</text:p>
          </table:table-cell>
          <table:table-cell table:formula="of:=[.R10]/[.G10]" office:value-type="float" office:value="0.913712600539914" calcext:value-type="float">
            <text:p>0,91</text:p>
          </table:table-cell>
          <table:table-cell table:style-name="ce10" table:formula="of:=[.S10]/[.G10]" office:value-type="float" office:value="0.000343996090507363" calcext:value-type="float">
            <text:p>0,000344</text:p>
          </table:table-cell>
          <table:table-cell table:style-name="ce10" table:formula="of:=[.T10]/[.G10]" office:value-type="float" office:value="0.0000183845697441308" calcext:value-type="float">
            <text:p>0,000018</text:p>
          </table:table-cell>
          <table:table-cell table:formula="of:=[.U10]/[.G10]" office:value-type="float" office:value="5.59965600390949" calcext:value-type="float">
            <text:p>5,60</text:p>
          </table:table-cell>
          <table:table-cell table:formula="of:=[.V10]/[.G10]" office:value-type="float" office:value="0.432049380285007" calcext:value-type="float">
            <text:p>0,43</text:p>
          </table:table-cell>
          <table:table-cell/>
          <table:table-cell table:formula="of:=([.F10]-[.$AG$5])^2" office:value-type="float" office:value="25.826600315625" calcext:value-type="float">
            <text:p>25,8266003156</text:p>
          </table:table-cell>
          <table:table-cell table:style-name="ce3" table:formula="of:=([.F10]-[.$AG$5])^3" office:value-type="float" office:value="131.250468523138" calcext:value-type="float">
            <text:p>131,2504685231</text:p>
          </table:table-cell>
          <table:table-cell table:style-name="ce3" table:formula="of:=([.F10]-[.$AG$5])^4" office:value-type="float" office:value="667.013283863041" calcext:value-type="float">
            <text:p>667,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,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,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,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,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,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,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,45</text:p>
          </table:table-cell>
          <table:table-cell/>
          <table:table-cell table:formula="of:=[.H11]*[.$B$4]" office:value-type="float" office:value="762.830185167954" calcext:value-type="float">
            <text:p>762,83</text:p>
          </table:table-cell>
          <table:table-cell table:formula="of:=SQRT([.I11]^2*[.$B$4]^2 + [.$C$4]^2*[.H11]^2)" office:value-type="float" office:value="31.873539863639" calcext:value-type="float">
            <text:p>31,87</text:p>
          </table:table-cell>
          <table:table-cell table:formula="of:=[.J11]*[.$B$5]" office:value-type="float" office:value="816.319240297275" calcext:value-type="float">
            <text:p>816,32</text:p>
          </table:table-cell>
          <table:table-cell table:formula="of:=SQRT([.K11]^2*[.$B$5]^2+[.$C$5]^2*[.J11]^2)" office:value-type="float" office:value="27.136792015345" calcext:value-type="float">
            <text:p>27,14</text:p>
          </table:table-cell>
          <table:table-cell table:formula="of:=2*[.O11]*[.Q11]*[.$B$3]/[.G11]" office:value-type="float" office:value="0.0103785492872022" calcext:value-type="float">
            <text:p>0,0104</text:p>
          </table:table-cell>
          <table:table-cell table:formula="of:=SQRT((2*[.$B$3]/[.G11])^2*([.O11]^2*[.R11]^2+[.Q11]^2*[.P11]^2))" office:value-type="float" office:value="0.00055415329654153" calcext:value-type="float">
            <text:p>0,0006</text:p>
          </table:table-cell>
          <table:table-cell table:formula="of:=[.L11]-[.S11]" office:value-type="float" office:value="154.989621450713" calcext:value-type="float">
            <text:p>154,99</text:p>
          </table:table-cell>
          <table:table-cell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formula="of:=[.O11]/[.G11]" office:value-type="float" office:value="25.4276728389318" calcext:value-type="float">
            <text:p>25,43</text:p>
          </table:table-cell>
          <table:table-cell table:formula="of:=[.P11]/[.G11]" office:value-type="float" office:value="1.06245132878797" calcext:value-type="float">
            <text:p>1,06</text:p>
          </table:table-cell>
          <table:table-cell table:formula="of:=[.Q11]/[.G11]" office:value-type="float" office:value="27.2106413432425" calcext:value-type="float">
            <text:p>27,21</text:p>
          </table:table-cell>
          <table:table-cell table:formula="of:=[.R11]/[.G11]" office:value-type="float" office:value="0.904559733844834" calcext:value-type="float">
            <text:p>0,90</text:p>
          </table:table-cell>
          <table:table-cell table:style-name="ce10" table:formula="of:=[.S11]/[.G11]" office:value-type="float" office:value="0.000345951642906741" calcext:value-type="float">
            <text:p>0,000346</text:p>
          </table:table-cell>
          <table:table-cell table:style-name="ce10" table:formula="of:=[.T11]/[.G11]" office:value-type="float" office:value="0.0000184717765513843" calcext:value-type="float">
            <text:p>0,000018</text:p>
          </table:table-cell>
          <table:table-cell table:formula="of:=[.U11]/[.G11]" office:value-type="float" office:value="5.16632071502376" calcext:value-type="float">
            <text:p>5,17</text:p>
          </table:table-cell>
          <table:table-cell table:formula="of:=[.V11]/[.G11]" office:value-type="float" office:value="0.414996653677387" calcext:value-type="float">
            <text:p>0,41</text:p>
          </table:table-cell>
          <table:table-cell/>
          <table:table-cell table:formula="of:=([.F11]-[.$AG$5])^2" office:value-type="float" office:value="36.9905759778597" calcext:value-type="float">
            <text:p>36,9905759779</text:p>
          </table:table-cell>
          <table:table-cell table:style-name="ce3" table:formula="of:=([.F11]-[.$AG$5])^3" office:value-type="float" office:value="224.976232963365" calcext:value-type="float">
            <text:p>224,9762329634</text:p>
          </table:table-cell>
          <table:table-cell table:style-name="ce3" table:formula="of:=([.F11]-[.$AG$5])^4" office:value-type="float" office:value="1368.30271117381" calcext:value-type="float">
            <text:p>1368,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,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,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,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,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,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,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,68</text:p>
          </table:table-cell>
          <table:table-cell/>
          <table:table-cell table:formula="of:=[.H12]*[.$B$4]" office:value-type="float" office:value="774.450358239509" calcext:value-type="float">
            <text:p>774,45</text:p>
          </table:table-cell>
          <table:table-cell table:formula="of:=SQRT([.I12]^2*[.$B$4]^2 + [.$C$4]^2*[.H12]^2)" office:value-type="float" office:value="32.2342284744275" calcext:value-type="float">
            <text:p>32,23</text:p>
          </table:table-cell>
          <table:table-cell table:formula="of:=[.J12]*[.$B$5]" office:value-type="float" office:value="828.096614368291" calcext:value-type="float">
            <text:p>828,10</text:p>
          </table:table-cell>
          <table:table-cell table:formula="of:=SQRT([.K12]^2*[.$B$5]^2+[.$C$5]^2*[.J12]^2)" office:value-type="float" office:value="27.3681088538466" calcext:value-type="float">
            <text:p>27,37</text:p>
          </table:table-cell>
          <table:table-cell table:formula="of:=2*[.O12]*[.Q12]*[.$B$3]/[.G12]" office:value-type="float" office:value="0.0106886619942408" calcext:value-type="float">
            <text:p>0,0107</text:p>
          </table:table-cell>
          <table:table-cell table:formula="of:=SQRT((2*[.$B$3]/[.G12])^2*([.O12]^2*[.R12]^2+[.Q12]^2*[.P12]^2))" office:value-type="float" office:value="0.000568076061299857" calcext:value-type="float">
            <text:p>0,0006</text:p>
          </table:table-cell>
          <table:table-cell table:formula="of:=[.L12]-[.S12]" office:value-type="float" office:value="113.989311338006" calcext:value-type="float">
            <text:p>113,99</text:p>
          </table:table-cell>
          <table:table-cell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formula="of:=[.O12]/[.G12]" office:value-type="float" office:value="25.815011941317" calcext:value-type="float">
            <text:p>25,82</text:p>
          </table:table-cell>
          <table:table-cell table:formula="of:=[.P12]/[.G12]" office:value-type="float" office:value="1.07447428248092" calcext:value-type="float">
            <text:p>1,07</text:p>
          </table:table-cell>
          <table:table-cell table:formula="of:=[.Q12]/[.G12]" office:value-type="float" office:value="27.603220478943" calcext:value-type="float">
            <text:p>27,60</text:p>
          </table:table-cell>
          <table:table-cell table:formula="of:=[.R12]/[.G12]" office:value-type="float" office:value="0.912270295128219" calcext:value-type="float">
            <text:p>0,91</text:p>
          </table:table-cell>
          <table:table-cell table:style-name="ce10" table:formula="of:=[.S12]/[.G12]" office:value-type="float" office:value="0.000356288733141359" calcext:value-type="float">
            <text:p>0,000356</text:p>
          </table:table-cell>
          <table:table-cell table:style-name="ce10" table:formula="of:=[.T12]/[.G12]" office:value-type="float" office:value="0.0000189358687099952" calcext:value-type="float">
            <text:p>0,000019</text:p>
          </table:table-cell>
          <table:table-cell table:formula="of:=[.U12]/[.G12]" office:value-type="float" office:value="3.79964371126686" calcext:value-type="float">
            <text:p>3,80</text:p>
          </table:table-cell>
          <table:table-cell table:formula="of:=[.V12]/[.G12]" office:value-type="float" office:value="0.355902608904787" calcext:value-type="float">
            <text:p>0,36</text:p>
          </table:table-cell>
          <table:table-cell/>
          <table:table-cell table:formula="of:=([.F12]-[.$AG$5])^2" office:value-type="float" office:value="50.1545516400945" calcext:value-type="float">
            <text:p>50,1545516401</text:p>
          </table:table-cell>
          <table:table-cell table:style-name="ce3" table:formula="of:=([.F12]-[.$AG$5])^3" office:value-type="float" office:value="355.193924390297" calcext:value-type="float">
            <text:p>355,1939243903</text:p>
          </table:table-cell>
          <table:table-cell table:style-name="ce3" table:formula="of:=([.F12]-[.$AG$5])^4" office:value-type="float" office:value="2515.4790502189" calcext:value-type="float">
            <text:p>2515,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,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,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,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,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,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,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,66</text:p>
          </table:table-cell>
          <table:table-cell/>
          <table:table-cell table:formula="of:=[.H13]*[.$B$4]" office:value-type="float" office:value="766.93142272262" calcext:value-type="float">
            <text:p>766,93</text:p>
          </table:table-cell>
          <table:table-cell table:formula="of:=SQRT([.I13]^2*[.$B$4]^2 + [.$C$4]^2*[.H13]^2)" office:value-type="float" office:value="32.0008965031985" calcext:value-type="float">
            <text:p>32,00</text:p>
          </table:table-cell>
          <table:table-cell table:formula="of:=[.J13]*[.$B$5]" office:value-type="float" office:value="828.832700247729" calcext:value-type="float">
            <text:p>828,83</text:p>
          </table:table-cell>
          <table:table-cell table:formula="of:=SQRT([.K13]^2*[.$B$5]^2+[.$C$5]^2*[.J13]^2)" office:value-type="float" office:value="27.3825354807293" calcext:value-type="float">
            <text:p>27,38</text:p>
          </table:table-cell>
          <table:table-cell table:formula="of:=2*[.O13]*[.Q13]*[.$B$3]/[.G13]" office:value-type="float" office:value="0.010594297366667" calcext:value-type="float">
            <text:p>0,0106</text:p>
          </table:table-cell>
          <table:table-cell table:formula="of:=SQRT((2*[.$B$3]/[.G13])^2*([.O13]^2*[.R13]^2+[.Q13]^2*[.P13]^2))" office:value-type="float" office:value="0.000563844028429434" calcext:value-type="float">
            <text:p>0,0006</text:p>
          </table:table-cell>
          <table:table-cell table:formula="of:=[.L13]-[.S13]" office:value-type="float" office:value="74.9894057026333" calcext:value-type="float">
            <text:p>74,99</text:p>
          </table:table-cell>
          <table:table-cell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formula="of:=[.O13]/[.G13]" office:value-type="float" office:value="25.5643807574207" calcext:value-type="float">
            <text:p>25,56</text:p>
          </table:table-cell>
          <table:table-cell table:formula="of:=[.P13]/[.G13]" office:value-type="float" office:value="1.06669655010662" calcext:value-type="float">
            <text:p>1,07</text:p>
          </table:table-cell>
          <table:table-cell table:formula="of:=[.Q13]/[.G13]" office:value-type="float" office:value="27.6277566749243" calcext:value-type="float">
            <text:p>27,63</text:p>
          </table:table-cell>
          <table:table-cell table:formula="of:=[.R13]/[.G13]" office:value-type="float" office:value="0.912751182690975" calcext:value-type="float">
            <text:p>0,91</text:p>
          </table:table-cell>
          <table:table-cell table:style-name="ce10" table:formula="of:=[.S13]/[.G13]" office:value-type="float" office:value="0.000353143245555568" calcext:value-type="float">
            <text:p>0,000353</text:p>
          </table:table-cell>
          <table:table-cell table:style-name="ce10" table:formula="of:=[.T13]/[.G13]" office:value-type="float" office:value="0.0000187948009476478" calcext:value-type="float">
            <text:p>0,000019</text:p>
          </table:table-cell>
          <table:table-cell table:formula="of:=[.U13]/[.G13]" office:value-type="float" office:value="2.49964685675444" calcext:value-type="float">
            <text:p>2,50</text:p>
          </table:table-cell>
          <table:table-cell table:formula="of:=[.V13]/[.G13]" office:value-type="float" office:value="0.28867513520665" calcext:value-type="float">
            <text:p>0,29</text:p>
          </table:table-cell>
          <table:table-cell/>
          <table:table-cell table:formula="of:=([.F13]-[.$AG$5])^2" office:value-type="float" office:value="65.3185273023292" calcext:value-type="float">
            <text:p>65,3185273023</text:p>
          </table:table-cell>
          <table:table-cell table:style-name="ce3" table:formula="of:=([.F13]-[.$AG$5])^3" office:value-type="float" office:value="527.903542803932" calcext:value-type="float">
            <text:p>527,9035428039</text:p>
          </table:table-cell>
          <table:table-cell table:style-name="ce3" table:formula="of:=([.F13]-[.$AG$5])^4" office:value-type="float" office:value="4266.51000894513" calcext:value-type="float">
            <text:p>4266,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,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,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,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,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,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,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,00</text:p>
          </table:table-cell>
          <table:table-cell/>
          <table:table-cell table:formula="of:=[.H14]*[.$B$4]" office:value-type="float" office:value="734.805061877733" calcext:value-type="float">
            <text:p>734,81</text:p>
          </table:table-cell>
          <table:table-cell table:formula="of:=SQRT([.I14]^2*[.$B$4]^2 + [.$C$4]^2*[.H14]^2)" office:value-type="float" office:value="31.0016066247228" calcext:value-type="float">
            <text:p>31,00</text:p>
          </table:table-cell>
          <table:table-cell table:formula="of:=[.J14]*[.$B$5]" office:value-type="float" office:value="842.81833195706" calcext:value-type="float">
            <text:p>842,82</text:p>
          </table:table-cell>
          <table:table-cell table:formula="of:=SQRT([.K14]^2*[.$B$5]^2+[.$C$5]^2*[.J14]^2)" office:value-type="float" office:value="27.655968577626" calcext:value-type="float">
            <text:p>27,66</text:p>
          </table:table-cell>
          <table:table-cell table:formula="of:=2*[.O14]*[.Q14]*[.$B$3]/[.G14]" office:value-type="float" office:value="0.0103217862760899" calcext:value-type="float">
            <text:p>0,0103</text:p>
          </table:table-cell>
          <table:table-cell table:formula="of:=SQRT((2*[.$B$3]/[.G14])^2*([.O14]^2*[.R14]^2+[.Q14]^2*[.P14]^2))" office:value-type="float" office:value="0.000551685166297658" calcext:value-type="float">
            <text:p>0,0006</text:p>
          </table:table-cell>
          <table:table-cell table:formula="of:=[.L14]-[.S14]" office:value-type="float" office:value="48.9896782137239" calcext:value-type="float">
            <text:p>48,99</text:p>
          </table:table-cell>
          <table:table-cell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formula="of:=[.O14]/[.G14]" office:value-type="float" office:value="24.4935020625911" calcext:value-type="float">
            <text:p>24,49</text:p>
          </table:table-cell>
          <table:table-cell table:formula="of:=[.P14]/[.G14]" office:value-type="float" office:value="1.03338688749076" calcext:value-type="float">
            <text:p>1,03</text:p>
          </table:table-cell>
          <table:table-cell table:formula="of:=[.Q14]/[.G14]" office:value-type="float" office:value="28.0939443985687" calcext:value-type="float">
            <text:p>28,09</text:p>
          </table:table-cell>
          <table:table-cell table:formula="of:=[.R14]/[.G14]" office:value-type="float" office:value="0.921865619254199" calcext:value-type="float">
            <text:p>0,92</text:p>
          </table:table-cell>
          <table:table-cell table:style-name="ce10" table:formula="of:=[.S14]/[.G14]" office:value-type="float" office:value="0.000344059542536331" calcext:value-type="float">
            <text:p>0,000344</text:p>
          </table:table-cell>
          <table:table-cell table:style-name="ce10" table:formula="of:=[.T14]/[.G14]" office:value-type="float" office:value="0.0000183895055432553" calcext:value-type="float">
            <text:p>0,000018</text:p>
          </table:table-cell>
          <table:table-cell table:formula="of:=[.U14]/[.G14]" office:value-type="float" office:value="1.6329892737908" calcext:value-type="float">
            <text:p>1,63</text:p>
          </table:table-cell>
          <table:table-cell table:formula="of:=[.V14]/[.G14]" office:value-type="float" office:value="0.233333334057992" calcext:value-type="float">
            <text:p>0,23</text:p>
          </table:table-cell>
          <table:table-cell/>
          <table:table-cell table:formula="of:=([.F14]-[.$AG$5])^2" office:value-type="float" office:value="82.4825029645639" calcext:value-type="float">
            <text:p>82,4825029646</text:p>
          </table:table-cell>
          <table:table-cell table:style-name="ce3" table:formula="of:=([.F14]-[.$AG$5])^3" office:value-type="float" office:value="749.105088204272" calcext:value-type="float">
            <text:p>749,1050882043</text:p>
          </table:table-cell>
          <table:table-cell table:style-name="ce3" table:formula="of:=([.F14]-[.$AG$5])^4" office:value-type="float" office:value="6803.3632952993" calcext:value-type="float">
            <text:p>6803,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,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,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,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,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,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,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,24</text:p>
          </table:table-cell>
          <table:table-cell/>
          <table:table-cell table:formula="of:=[.H15]*[.$B$4]" office:value-type="float" office:value="748.475853726621" calcext:value-type="float">
            <text:p>748,48</text:p>
          </table:table-cell>
          <table:table-cell table:formula="of:=SQRT([.I15]^2*[.$B$4]^2 + [.$C$4]^2*[.H15]^2)" office:value-type="float" office:value="31.4273089615301" calcext:value-type="float">
            <text:p>31,43</text:p>
          </table:table-cell>
          <table:table-cell table:formula="of:=[.J15]*[.$B$5]" office:value-type="float" office:value="789.084062758051" calcext:value-type="float">
            <text:p>789,08</text:p>
          </table:table-cell>
          <table:table-cell table:formula="of:=SQRT([.K15]^2*[.$B$5]^2+[.$C$5]^2*[.J15]^2)" office:value-type="float" office:value="26.598229221149" calcext:value-type="float">
            <text:p>26,60</text:p>
          </table:table-cell>
          <table:table-cell table:formula="of:=2*[.O15]*[.Q15]*[.$B$3]/[.G15]" office:value-type="float" office:value="0.00984350612558172" calcext:value-type="float">
            <text:p>0,0098</text:p>
          </table:table-cell>
          <table:table-cell table:formula="of:=SQRT((2*[.$B$3]/[.G15])^2*([.O15]^2*[.R15]^2+[.Q15]^2*[.P15]^2))" office:value-type="float" office:value="0.000530019300090155" calcext:value-type="float">
            <text:p>0,0005</text:p>
          </table:table-cell>
          <table:table-cell table:formula="of:=[.L15]-[.S15]" office:value-type="float" office:value="38.9901564938744" calcext:value-type="float">
            <text:p>38,99</text:p>
          </table:table-cell>
          <table:table-cell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formula="of:=[.O15]/[.G15]" office:value-type="float" office:value="24.9491951242207" calcext:value-type="float">
            <text:p>24,95</text:p>
          </table:table-cell>
          <table:table-cell table:formula="of:=[.P15]/[.G15]" office:value-type="float" office:value="1.04757696538434" calcext:value-type="float">
            <text:p>1,05</text:p>
          </table:table-cell>
          <table:table-cell table:formula="of:=[.Q15]/[.G15]" office:value-type="float" office:value="26.302802091935" calcext:value-type="float">
            <text:p>26,30</text:p>
          </table:table-cell>
          <table:table-cell table:formula="of:=[.R15]/[.G15]" office:value-type="float" office:value="0.886607640704965" calcext:value-type="float">
            <text:p>0,89</text:p>
          </table:table-cell>
          <table:table-cell table:style-name="ce10" table:formula="of:=[.S15]/[.G15]" office:value-type="float" office:value="0.000328116870852724" calcext:value-type="float">
            <text:p>0,000328</text:p>
          </table:table-cell>
          <table:table-cell table:style-name="ce10" table:formula="of:=[.T15]/[.G15]" office:value-type="float" office:value="0.0000176673100030052" calcext:value-type="float">
            <text:p>0,000018</text:p>
          </table:table-cell>
          <table:table-cell table:formula="of:=[.U15]/[.G15]" office:value-type="float" office:value="1.29967188312915" calcext:value-type="float">
            <text:p>1,30</text:p>
          </table:table-cell>
          <table:table-cell table:formula="of:=[.V15]/[.G15]" office:value-type="float" office:value="0.208166600696334" calcext:value-type="float">
            <text:p>0,21</text:p>
          </table:table-cell>
          <table:table-cell/>
          <table:table-cell table:formula="of:=([.F15]-[.$AG$5])^2" office:value-type="float" office:value="101.646478626799" calcext:value-type="float">
            <text:p>101,6464786268</text:p>
          </table:table-cell>
          <table:table-cell table:style-name="ce3" table:formula="of:=([.F15]-[.$AG$5])^3" office:value-type="float" office:value="1024.79856059132" calcext:value-type="float">
            <text:p>1024,7985605913</text:p>
          </table:table-cell>
          <table:table-cell table:style-name="ce3" table:formula="of:=([.F15]-[.$AG$5])^4" office:value-type="float" office:value="10332.0066172282" calcext:value-type="float">
            <text:p>10332,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,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,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,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,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,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,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,29</text:p>
          </table:table-cell>
          <table:table-cell/>
          <table:table-cell table:formula="of:=[.H16]*[.$B$4]" office:value-type="float" office:value="5024.69954405881" calcext:value-type="float">
            <text:p>5024,70</text:p>
          </table:table-cell>
          <table:table-cell table:formula="of:=SQRT([.I16]^2*[.$B$4]^2 + [.$C$4]^2*[.H16]^2)" office:value-type="float" office:value="157.764383535923" calcext:value-type="float">
            <text:p>157,76</text:p>
          </table:table-cell>
          <table:table-cell table:formula="of:=[.J16]*[.$B$5]" office:value-type="float" office:value="5385.94037985136" calcext:value-type="float">
            <text:p>5385,94</text:p>
          </table:table-cell>
          <table:table-cell table:formula="of:=SQRT([.K16]^2*[.$B$5]^2+[.$C$5]^2*[.J16]^2)" office:value-type="float" office:value="99.3181120684096" calcext:value-type="float">
            <text:p>99,32</text:p>
          </table:table-cell>
          <table:table-cell table:formula="of:=2*[.O16]*[.Q16]*[.$B$3]/[.G16]" office:value-type="float" office:value="0.0676568304274177" calcext:value-type="float">
            <text:p>0,0677</text:p>
          </table:table-cell>
          <table:table-cell table:formula="of:=SQRT((2*[.$B$3]/[.G16])^2*([.O16]^2*[.R16]^2+[.Q16]^2*[.P16]^2))" office:value-type="float" office:value="0.00246354791127421" calcext:value-type="float">
            <text:p>0,0025</text:p>
          </table:table-cell>
          <table:table-cell table:formula="of:=[.L16]-[.S16]" office:value-type="float" office:value="27.9323431695726" calcext:value-type="float">
            <text:p>27,93</text:p>
          </table:table-cell>
          <table:table-cell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formula="of:=[.O16]/[.G16]" office:value-type="float" office:value="25.123497720294" calcext:value-type="float">
            <text:p>25,12</text:p>
          </table:table-cell>
          <table:table-cell table:formula="of:=[.P16]/[.G16]" office:value-type="float" office:value="0.788821917679613" calcext:value-type="float">
            <text:p>0,79</text:p>
          </table:table-cell>
          <table:table-cell table:formula="of:=[.Q16]/[.G16]" office:value-type="float" office:value="26.9297018992568" calcext:value-type="float">
            <text:p>26,93</text:p>
          </table:table-cell>
          <table:table-cell table:formula="of:=[.R16]/[.G16]" office:value-type="float" office:value="0.496590560342048" calcext:value-type="float">
            <text:p>0,50</text:p>
          </table:table-cell>
          <table:table-cell table:style-name="ce10" table:formula="of:=[.S16]/[.G16]" office:value-type="float" office:value="0.000338284152137088" calcext:value-type="float">
            <text:p>0,000338</text:p>
          </table:table-cell>
          <table:table-cell table:style-name="ce10" table:formula="of:=[.T16]/[.G16]" office:value-type="float" office:value="0.000012317739556371" calcext:value-type="float">
            <text:p>0,000012</text:p>
          </table:table-cell>
          <table:table-cell table:formula="of:=[.U16]/[.G16]" office:value-type="float" office:value="0.139661715847863" calcext:value-type="float">
            <text:p>0,14</text:p>
          </table:table-cell>
          <table:table-cell table:formula="of:=[.V16]/[.G16]" office:value-type="float" office:value="0.026457515978011" calcext:value-type="float">
            <text:p>0,03</text:p>
          </table:table-cell>
          <table:table-cell/>
          <table:table-cell table:formula="of:=([.F16]-[.$AG$5])^2" office:value-type="float" office:value="145.974429951268" calcext:value-type="float">
            <text:p>145,9744299513</text:p>
          </table:table-cell>
          <table:table-cell table:style-name="ce3" table:formula="of:=([.F16]-[.$AG$5])^3" office:value-type="float" office:value="1763.66128632552" calcext:value-type="float">
            <text:p>1763,6612863255</text:p>
          </table:table-cell>
          <table:table-cell table:style-name="ce3" table:formula="of:=([.F16]-[.$AG$5])^4" office:value-type="float" office:value="21308.5341995977" calcext:value-type="float">
            <text:p>21308,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,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,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,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,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,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,74</text:p>
          </table:table-cell>
          <table:table-cell/>
          <table:table-cell table:formula="of:=[.H17]*[.$B$4]" office:value-type="float" office:value="4974.11761421792" calcext:value-type="float">
            <text:p>4974,12</text:p>
          </table:table-cell>
          <table:table-cell table:formula="of:=SQRT([.I17]^2*[.$B$4]^2 + [.$C$4]^2*[.H17]^2)" office:value-type="float" office:value="156.285762269138" calcext:value-type="float">
            <text:p>156,29</text:p>
          </table:table-cell>
          <table:table-cell table:formula="of:=[.J17]*[.$B$5]" office:value-type="float" office:value="5399.92601156069" calcext:value-type="float">
            <text:p>5399,93</text:p>
          </table:table-cell>
          <table:table-cell table:formula="of:=SQRT([.K17]^2*[.$B$5]^2+[.$C$5]^2*[.J17]^2)" office:value-type="float" office:value="99.5241706553188" calcext:value-type="float">
            <text:p>99,52</text:p>
          </table:table-cell>
          <table:table-cell table:formula="of:=2*[.O17]*[.Q17]*[.$B$3]/[.G17]" office:value-type="float" office:value="0.067149667723944" calcext:value-type="float">
            <text:p>0,0671</text:p>
          </table:table-cell>
          <table:table-cell table:formula="of:=SQRT((2*[.$B$3]/[.G17])^2*([.O17]^2*[.R17]^2+[.Q17]^2*[.P17]^2))" office:value-type="float" office:value="0.00244602988153272" calcext:value-type="float">
            <text:p>0,0024</text:p>
          </table:table-cell>
          <table:table-cell table:formula="of:=[.L17]-[.S17]" office:value-type="float" office:value="13.9328503322761" calcext:value-type="float">
            <text:p>13,93</text:p>
          </table:table-cell>
          <table:table-cell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formula="of:=[.O17]/[.G17]" office:value-type="float" office:value="24.8705880710896" calcext:value-type="float">
            <text:p>24,87</text:p>
          </table:table-cell>
          <table:table-cell table:formula="of:=[.P17]/[.G17]" office:value-type="float" office:value="0.781428811345689" calcext:value-type="float">
            <text:p>0,78</text:p>
          </table:table-cell>
          <table:table-cell table:formula="of:=[.Q17]/[.G17]" office:value-type="float" office:value="26.9996300578035" calcext:value-type="float">
            <text:p>27,00</text:p>
          </table:table-cell>
          <table:table-cell table:formula="of:=[.R17]/[.G17]" office:value-type="float" office:value="0.497620853276594" calcext:value-type="float">
            <text:p>0,50</text:p>
          </table:table-cell>
          <table:table-cell table:style-name="ce10" table:formula="of:=[.S17]/[.G17]" office:value-type="float" office:value="0.00033574833861972" calcext:value-type="float">
            <text:p>0,000336</text:p>
          </table:table-cell>
          <table:table-cell table:style-name="ce10" table:formula="of:=[.T17]/[.G17]" office:value-type="float" office:value="0.0000122301494076636" calcext:value-type="float">
            <text:p>0,000012</text:p>
          </table:table-cell>
          <table:table-cell table:formula="of:=[.U17]/[.G17]" office:value-type="float" office:value="0.0696642516613803" calcext:value-type="float">
            <text:p>0,07</text:p>
          </table:table-cell>
          <table:table-cell table:formula="of:=[.V17]/[.G17]" office:value-type="float" office:value="0.0187082909314709" calcext:value-type="float">
            <text:p>0,02</text:p>
          </table:table-cell>
          <table:table-cell/>
          <table:table-cell table:formula="of:=([.F17]-[.$AG$5])^2" office:value-type="float" office:value="227.466356937972" calcext:value-type="float">
            <text:p>227,466356938</text:p>
          </table:table-cell>
          <table:table-cell table:style-name="ce3" table:formula="of:=([.F17]-[.$AG$5])^3" office:value-type="float" office:value="3430.6448273271" calcext:value-type="float">
            <text:p>3430,6448273271</text:p>
          </table:table-cell>
          <table:table-cell table:style-name="ce3" table:formula="of:=([.F17]-[.$AG$5])^4" office:value-type="float" office:value="51740.943538633" calcext:value-type="float">
            <text:p>51740,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,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,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,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,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,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,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,16</text:p>
          </table:table-cell>
          <table:table-cell/>
          <table:table-cell table:formula="of:=[.H18]*[.$B$4]" office:value-type="float" office:value="5024.69954405881" calcext:value-type="float">
            <text:p>5024,70</text:p>
          </table:table-cell>
          <table:table-cell table:formula="of:=SQRT([.I18]^2*[.$B$4]^2 + [.$C$4]^2*[.H18]^2)" office:value-type="float" office:value="157.764383535923" calcext:value-type="float">
            <text:p>157,76</text:p>
          </table:table-cell>
          <table:table-cell table:formula="of:=[.J18]*[.$B$5]" office:value-type="float" office:value="5385.94037985136" calcext:value-type="float">
            <text:p>5385,94</text:p>
          </table:table-cell>
          <table:table-cell table:formula="of:=SQRT([.K18]^2*[.$B$5]^2+[.$C$5]^2*[.J18]^2)" office:value-type="float" office:value="99.3181120684096" calcext:value-type="float">
            <text:p>99,32</text:p>
          </table:table-cell>
          <table:table-cell table:formula="of:=2*[.O18]*[.Q18]*[.$B$3]/[.G18]" office:value-type="float" office:value="0.0676568304274177" calcext:value-type="float">
            <text:p>0,0677</text:p>
          </table:table-cell>
          <table:table-cell table:formula="of:=SQRT((2*[.$B$3]/[.G18])^2*([.O18]^2*[.R18]^2+[.Q18]^2*[.P18]^2))" office:value-type="float" office:value="0.00246354791127421" calcext:value-type="float">
            <text:p>0,0025</text:p>
          </table:table-cell>
          <table:table-cell table:formula="of:=[.L18]-[.S18]" office:value-type="float" office:value="9.93234316957258" calcext:value-type="float">
            <text:p>9,93</text:p>
          </table:table-cell>
          <table:table-cell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formula="of:=[.O18]/[.G18]" office:value-type="float" office:value="25.123497720294" calcext:value-type="float">
            <text:p>25,12</text:p>
          </table:table-cell>
          <table:table-cell table:formula="of:=[.P18]/[.G18]" office:value-type="float" office:value="0.788821917679613" calcext:value-type="float">
            <text:p>0,79</text:p>
          </table:table-cell>
          <table:table-cell table:formula="of:=[.Q18]/[.G18]" office:value-type="float" office:value="26.9297018992568" calcext:value-type="float">
            <text:p>26,93</text:p>
          </table:table-cell>
          <table:table-cell table:formula="of:=[.R18]/[.G18]" office:value-type="float" office:value="0.496590560342048" calcext:value-type="float">
            <text:p>0,50</text:p>
          </table:table-cell>
          <table:table-cell table:style-name="ce10" table:formula="of:=[.S18]/[.G18]" office:value-type="float" office:value="0.000338284152137088" calcext:value-type="float">
            <text:p>0,000338</text:p>
          </table:table-cell>
          <table:table-cell table:style-name="ce10" table:formula="of:=[.T18]/[.G18]" office:value-type="float" office:value="0.000012317739556371" calcext:value-type="float">
            <text:p>0,000012</text:p>
          </table:table-cell>
          <table:table-cell table:formula="of:=[.U18]/[.G18]" office:value-type="float" office:value="0.0496617158478629" calcext:value-type="float">
            <text:p>0,05</text:p>
          </table:table-cell>
          <table:table-cell table:formula="of:=[.V18]/[.G18]" office:value-type="float" office:value="0.015811393098861" calcext:value-type="float">
            <text:p>0,02</text:p>
          </table:table-cell>
          <table:table-cell/>
          <table:table-cell table:formula="of:=([.F18]-[.$AG$5])^2" office:value-type="float" office:value="403.286235249146" calcext:value-type="float">
            <text:p>403,2862352491</text:p>
          </table:table-cell>
          <table:table-cell table:style-name="ce3" table:formula="of:=([.F18]-[.$AG$5])^3" office:value-type="float" office:value="8098.78926873049" calcext:value-type="float">
            <text:p>8098,7892687305</text:p>
          </table:table-cell>
          <table:table-cell table:style-name="ce3" table:formula="of:=([.F18]-[.$AG$5])^4" office:value-type="float" office:value="162639.78754143" calcext:value-type="float">
            <text:p>162639,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,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,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,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,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,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,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,11</text:p>
          </table:table-cell>
          <table:table-cell/>
          <table:table-cell table:formula="of:=[.H19]*[.$B$4]" office:value-type="float" office:value="749.159393319066" calcext:value-type="float">
            <text:p>749,16</text:p>
          </table:table-cell>
          <table:table-cell table:formula="of:=SQRT([.I19]^2*[.$B$4]^2 + [.$C$4]^2*[.H19]^2)" office:value-type="float" office:value="31.4485753763292" calcext:value-type="float">
            <text:p>31,45</text:p>
          </table:table-cell>
          <table:table-cell table:formula="of:=[.J19]*[.$B$5]" office:value-type="float" office:value="809.694467382329" calcext:value-type="float">
            <text:p>809,69</text:p>
          </table:table-cell>
          <table:table-cell table:formula="of:=SQRT([.K19]^2*[.$B$5]^2+[.$C$5]^2*[.J19]^2)" office:value-type="float" office:value="27.0062646403364" calcext:value-type="float">
            <text:p>27,01</text:p>
          </table:table-cell>
          <table:table-cell table:formula="of:=2*[.O19]*[.Q19]*[.$B$3]/[.G19]" office:value-type="float" office:value="0.0101098369326325" calcext:value-type="float">
            <text:p>0,0101</text:p>
          </table:table-cell>
          <table:table-cell table:formula="of:=SQRT((2*[.$B$3]/[.G19])^2*([.O19]^2*[.R19]^2+[.Q19]^2*[.P19]^2))" office:value-type="float" office:value="0.000542047461740122" calcext:value-type="float">
            <text:p>0,0005</text:p>
          </table:table-cell>
          <table:table-cell table:formula="of:=[.L19]-[.S19]" office:value-type="float" office:value="327.989890163067" calcext:value-type="float">
            <text:p>327,99</text:p>
          </table:table-cell>
          <table:table-cell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formula="of:=[.O19]/[.G19]" office:value-type="float" office:value="24.9719797773022" calcext:value-type="float">
            <text:p>24,97</text:p>
          </table:table-cell>
          <table:table-cell table:formula="of:=[.P19]/[.G19]" office:value-type="float" office:value="1.04828584587764" calcext:value-type="float">
            <text:p>1,05</text:p>
          </table:table-cell>
          <table:table-cell table:formula="of:=[.Q19]/[.G19]" office:value-type="float" office:value="26.989815579411" calcext:value-type="float">
            <text:p>26,99</text:p>
          </table:table-cell>
          <table:table-cell table:formula="of:=[.R19]/[.G19]" office:value-type="float" office:value="0.900208821344548" calcext:value-type="float">
            <text:p>0,90</text:p>
          </table:table-cell>
          <table:table-cell table:style-name="ce10" table:formula="of:=[.S19]/[.G19]" office:value-type="float" office:value="0.000336994564421083" calcext:value-type="float">
            <text:p>0,000337</text:p>
          </table:table-cell>
          <table:table-cell table:style-name="ce10" table:formula="of:=[.T19]/[.G19]" office:value-type="float" office:value="0.0000180682487246707" calcext:value-type="float">
            <text:p>0,000018</text:p>
          </table:table-cell>
          <table:table-cell table:formula="of:=[.U19]/[.G19]" office:value-type="float" office:value="10.9329963387689" calcext:value-type="float">
            <text:p>10,93</text:p>
          </table:table-cell>
          <table:table-cell table:formula="of:=[.V19]/[.G19]" office:value-type="float" office:value="0.603692342812882" calcext:value-type="float">
            <text:p>0,60</text:p>
          </table:table-cell>
          <table:table-cell/>
          <table:table-cell table:formula="of:=([.F19]-[.$AG$5])^2" office:value-type="float" office:value="0.842746342216596" calcext:value-type="float">
            <text:p>0,8427463422</text:p>
          </table:table-cell>
          <table:table-cell table:style-name="ce3" table:formula="of:=([.F19]-[.$AG$5])^3" office:value-type="float" office:value="-0.773651397436163" calcext:value-type="float">
            <text:p>-0,7736513974</text:p>
          </table:table-cell>
          <table:table-cell table:style-name="ce3" table:formula="of:=([.F19]-[.$AG$5])^4" office:value-type="float" office:value="0.710221397319453" calcext:value-type="float">
            <text:p>0,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,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,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,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,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,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,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,43</text:p>
          </table:table-cell>
          <table:table-cell/>
          <table:table-cell table:formula="of:=[.H20]*[.$B$4]" office:value-type="float" office:value="723.184888806179" calcext:value-type="float">
            <text:p>723,18</text:p>
          </table:table-cell>
          <table:table-cell table:formula="of:=SQRT([.I20]^2*[.$B$4]^2 + [.$C$4]^2*[.H20]^2)" office:value-type="float" office:value="30.6391846750545" calcext:value-type="float">
            <text:p>30,64</text:p>
          </table:table-cell>
          <table:table-cell table:formula="of:=[.J20]*[.$B$5]" office:value-type="float" office:value="806.750123864575" calcext:value-type="float">
            <text:p>806,75</text:p>
          </table:table-cell>
          <table:table-cell table:formula="of:=SQRT([.K20]^2*[.$B$5]^2+[.$C$5]^2*[.J20]^2)" office:value-type="float" office:value="26.9481558522835" calcext:value-type="float">
            <text:p>26,95</text:p>
          </table:table-cell>
          <table:table-cell table:formula="of:=2*[.O20]*[.Q20]*[.$B$3]/[.G20]" office:value-type="float" office:value="0.00972382497702289" calcext:value-type="float">
            <text:p>0,0097</text:p>
          </table:table-cell>
          <table:table-cell table:formula="of:=SQRT((2*[.$B$3]/[.G20])^2*([.O20]^2*[.R20]^2+[.Q20]^2*[.P20]^2))" office:value-type="float" office:value="0.000524613436756337" calcext:value-type="float">
            <text:p>0,0005</text:p>
          </table:table-cell>
          <table:table-cell table:formula="of:=[.L20]-[.S20]" office:value-type="float" office:value="269.990276175023" calcext:value-type="float">
            <text:p>269,99</text:p>
          </table:table-cell>
          <table:table-cell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formula="of:=[.O20]/[.G20]" office:value-type="float" office:value="24.1061629602059" calcext:value-type="float">
            <text:p>24,11</text:p>
          </table:table-cell>
          <table:table-cell table:formula="of:=[.P20]/[.G20]" office:value-type="float" office:value="1.02130615583515" calcext:value-type="float">
            <text:p>1,02</text:p>
          </table:table-cell>
          <table:table-cell table:formula="of:=[.Q20]/[.G20]" office:value-type="float" office:value="26.8916707954858" calcext:value-type="float">
            <text:p>26,89</text:p>
          </table:table-cell>
          <table:table-cell table:formula="of:=[.R20]/[.G20]" office:value-type="float" office:value="0.898271861742783" calcext:value-type="float">
            <text:p>0,90</text:p>
          </table:table-cell>
          <table:table-cell table:style-name="ce10" table:formula="of:=[.S20]/[.G20]" office:value-type="float" office:value="0.000324127499234096" calcext:value-type="float">
            <text:p>0,000324</text:p>
          </table:table-cell>
          <table:table-cell table:style-name="ce10" table:formula="of:=[.T20]/[.G20]" office:value-type="float" office:value="0.0000174871145585446" calcext:value-type="float">
            <text:p>0,000017</text:p>
          </table:table-cell>
          <table:table-cell table:formula="of:=[.U20]/[.G20]" office:value-type="float" office:value="8.99967587250077" calcext:value-type="float">
            <text:p>9,00</text:p>
          </table:table-cell>
          <table:table-cell table:formula="of:=[.V20]/[.G20]" office:value-type="float" office:value="0.547722557784321" calcext:value-type="float">
            <text:p>0,55</text:p>
          </table:table-cell>
          <table:table-cell/>
          <table:table-cell table:formula="of:=([.F20]-[.$AG$5])^2" office:value-type="float" office:value="3.67877067998186" calcext:value-type="float">
            <text:p>3,67877068</text:p>
          </table:table-cell>
          <table:table-cell table:style-name="ce3" table:formula="of:=([.F20]-[.$AG$5])^3" office:value-type="float" office:value="-7.05592693073385" calcext:value-type="float">
            <text:p>-7,0559269307</text:p>
          </table:table-cell>
          <table:table-cell table:style-name="ce3" table:formula="of:=([.F20]-[.$AG$5])^4" office:value-type="float" office:value="13.5333537158942" calcext:value-type="float">
            <text:p>13,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,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,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,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,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,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,26</text:p>
          </table:table-cell>
          <table:table-cell/>
          <table:table-cell table:formula="of:=[.H21]*[.$B$4]" office:value-type="float" office:value="764.197264352843" calcext:value-type="float">
            <text:p>764,20</text:p>
          </table:table-cell>
          <table:table-cell table:formula="of:=SQRT([.I21]^2*[.$B$4]^2 + [.$C$4]^2*[.H21]^2)" office:value-type="float" office:value="31.9159987826728" calcext:value-type="float">
            <text:p>31,92</text:p>
          </table:table-cell>
          <table:table-cell table:formula="of:=[.J21]*[.$B$5]" office:value-type="float" office:value="813.374896779521" calcext:value-type="float">
            <text:p>813,37</text:p>
          </table:table-cell>
          <table:table-cell table:formula="of:=SQRT([.K21]^2*[.$B$5]^2+[.$C$5]^2*[.J21]^2)" office:value-type="float" office:value="27.0788168315215" calcext:value-type="float">
            <text:p>27,08</text:p>
          </table:table-cell>
          <table:table-cell table:formula="of:=2*[.O21]*[.Q21]*[.$B$3]/[.G21]" office:value-type="float" office:value="0.0103596478502031" calcext:value-type="float">
            <text:p>0,0104</text:p>
          </table:table-cell>
          <table:table-cell table:formula="of:=SQRT((2*[.$B$3]/[.G21])^2*([.O21]^2*[.R21]^2+[.Q21]^2*[.P21]^2))" office:value-type="float" office:value="0.000553305198497125" calcext:value-type="float">
            <text:p>0,0006</text:p>
          </table:table-cell>
          <table:table-cell table:formula="of:=[.L21]-[.S21]" office:value-type="float" office:value="232.98964035215" calcext:value-type="float">
            <text:p>232,99</text:p>
          </table:table-cell>
          <table:table-cell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formula="of:=[.O21]/[.G21]" office:value-type="float" office:value="25.4732421450948" calcext:value-type="float">
            <text:p>25,47</text:p>
          </table:table-cell>
          <table:table-cell table:formula="of:=[.P21]/[.G21]" office:value-type="float" office:value="1.06386662608909" calcext:value-type="float">
            <text:p>1,06</text:p>
          </table:table-cell>
          <table:table-cell table:formula="of:=[.Q21]/[.G21]" office:value-type="float" office:value="27.1124965593174" calcext:value-type="float">
            <text:p>27,11</text:p>
          </table:table-cell>
          <table:table-cell table:formula="of:=[.R21]/[.G21]" office:value-type="float" office:value="0.902627227717383" calcext:value-type="float">
            <text:p>0,90</text:p>
          </table:table-cell>
          <table:table-cell table:style-name="ce10" table:formula="of:=[.S21]/[.G21]" office:value-type="float" office:value="0.00034532159500677" calcext:value-type="float">
            <text:p>0,000345</text:p>
          </table:table-cell>
          <table:table-cell table:style-name="ce10" table:formula="of:=[.T21]/[.G21]" office:value-type="float" office:value="0.0000184435066165708" calcext:value-type="float">
            <text:p>0,000018</text:p>
          </table:table-cell>
          <table:table-cell table:formula="of:=[.U21]/[.G21]" office:value-type="float" office:value="7.76632134507166" calcext:value-type="float">
            <text:p>7,77</text:p>
          </table:table-cell>
          <table:table-cell table:formula="of:=[.V21]/[.G21]" office:value-type="float" office:value="0.508811251083397" calcext:value-type="float">
            <text:p>0,51</text:p>
          </table:table-cell>
          <table:table-cell/>
          <table:table-cell table:formula="of:=([.F21]-[.$AG$5])^2" office:value-type="float" office:value="8.51479501774713" calcext:value-type="float">
            <text:p>8,5147950177</text:p>
          </table:table-cell>
          <table:table-cell table:style-name="ce3" table:formula="of:=([.F21]-[.$AG$5])^3" office:value-type="float" office:value="-24.8462754773273" calcext:value-type="float">
            <text:p>-24,8462754773</text:p>
          </table:table-cell>
          <table:table-cell table:style-name="ce3" table:formula="of:=([.F21]-[.$AG$5])^4" office:value-type="float" office:value="72.5017341942513" calcext:value-type="float">
            <text:p>72,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,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,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,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,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,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,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,07</text:p>
          </table:table-cell>
          <table:table-cell/>
          <table:table-cell table:formula="of:=[.H22]*[.$B$4]" office:value-type="float" office:value="727.969665953289" calcext:value-type="float">
            <text:p>727,97</text:p>
          </table:table-cell>
          <table:table-cell table:formula="of:=SQRT([.I22]^2*[.$B$4]^2 + [.$C$4]^2*[.H22]^2)" office:value-type="float" office:value="30.7884825573687" calcext:value-type="float">
            <text:p>30,79</text:p>
          </table:table-cell>
          <table:table-cell table:formula="of:=[.J22]*[.$B$5]" office:value-type="float" office:value="901.705202312139" calcext:value-type="float">
            <text:p>901,71</text:p>
          </table:table-cell>
          <table:table-cell table:formula="of:=SQRT([.K22]^2*[.$B$5]^2+[.$C$5]^2*[.J22]^2)" office:value-type="float" office:value="28.7939404352121" calcext:value-type="float">
            <text:p>28,79</text:p>
          </table:table-cell>
          <table:table-cell table:formula="of:=2*[.O22]*[.Q22]*[.$B$3]/[.G22]" office:value-type="float" office:value="0.0109402339152585" calcext:value-type="float">
            <text:p>0,0109</text:p>
          </table:table-cell>
          <table:table-cell table:formula="of:=SQRT((2*[.$B$3]/[.G22])^2*([.O22]^2*[.R22]^2+[.Q22]^2*[.P22]^2))" office:value-type="float" office:value="0.000579775934752269" calcext:value-type="float">
            <text:p>0,0006</text:p>
          </table:table-cell>
          <table:table-cell table:formula="of:=[.L22]-[.S22]" office:value-type="float" office:value="226.989059766085" calcext:value-type="float">
            <text:p>226,99</text:p>
          </table:table-cell>
          <table:table-cell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formula="of:=[.O22]/[.G22]" office:value-type="float" office:value="24.2656555317763" calcext:value-type="float">
            <text:p>24,27</text:p>
          </table:table-cell>
          <table:table-cell table:formula="of:=[.P22]/[.G22]" office:value-type="float" office:value="1.02628275191229" calcext:value-type="float">
            <text:p>1,03</text:p>
          </table:table-cell>
          <table:table-cell table:formula="of:=[.Q22]/[.G22]" office:value-type="float" office:value="30.0568400770713" calcext:value-type="float">
            <text:p>30,06</text:p>
          </table:table-cell>
          <table:table-cell table:formula="of:=[.R22]/[.G22]" office:value-type="float" office:value="0.959798014507072" calcext:value-type="float">
            <text:p>0,96</text:p>
          </table:table-cell>
          <table:table-cell table:style-name="ce10" table:formula="of:=[.S22]/[.G22]" office:value-type="float" office:value="0.00036467446384195" calcext:value-type="float">
            <text:p>0,000365</text:p>
          </table:table-cell>
          <table:table-cell table:style-name="ce10" table:formula="of:=[.T22]/[.G22]" office:value-type="float" office:value="0.0000193258644917423" calcext:value-type="float">
            <text:p>0,000019</text:p>
          </table:table-cell>
          <table:table-cell table:formula="of:=[.U22]/[.G22]" office:value-type="float" office:value="7.56630199220283" calcext:value-type="float">
            <text:p>7,57</text:p>
          </table:table-cell>
          <table:table-cell table:formula="of:=[.V22]/[.G22]" office:value-type="float" office:value="0.502217306149152" calcext:value-type="float">
            <text:p>0,50</text:p>
          </table:table-cell>
          <table:table-cell/>
          <table:table-cell table:formula="of:=([.F22]-[.$AG$5])^2" office:value-type="float" office:value="15.3508193555124" calcext:value-type="float">
            <text:p>15,3508193555</text:p>
          </table:table-cell>
          <table:table-cell table:style-name="ce3" table:formula="of:=([.F22]-[.$AG$5])^3" office:value-type="float" office:value="-60.1446970372166" calcext:value-type="float">
            <text:p>-60,1446970372</text:p>
          </table:table-cell>
          <table:table-cell table:style-name="ce3" table:formula="of:=([.F22]-[.$AG$5])^4" office:value-type="float" office:value="235.647654885574" calcext:value-type="float">
            <text:p>235,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,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,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,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,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,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,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,81</text:p>
          </table:table-cell>
          <table:table-cell/>
          <table:table-cell table:formula="of:=[.H23]*[.$B$4]" office:value-type="float" office:value="734.121522285289" calcext:value-type="float">
            <text:p>734,12</text:p>
          </table:table-cell>
          <table:table-cell table:formula="of:=SQRT([.I23]^2*[.$B$4]^2 + [.$C$4]^2*[.H23]^2)" office:value-type="float" office:value="30.9803025231567" calcext:value-type="float">
            <text:p>30,98</text:p>
          </table:table-cell>
          <table:table-cell table:formula="of:=[.J23]*[.$B$5]" office:value-type="float" office:value="811.902725020644" calcext:value-type="float">
            <text:p>811,90</text:p>
          </table:table-cell>
          <table:table-cell table:formula="of:=SQRT([.K23]^2*[.$B$5]^2+[.$C$5]^2*[.J23]^2)" office:value-type="float" office:value="27.0498070855956" calcext:value-type="float">
            <text:p>27,05</text:p>
          </table:table-cell>
          <table:table-cell table:formula="of:=2*[.O23]*[.Q23]*[.$B$3]/[.G23]" office:value-type="float" office:value="0.0099339210739955" calcext:value-type="float">
            <text:p>0,0099</text:p>
          </table:table-cell>
          <table:table-cell table:formula="of:=SQRT((2*[.$B$3]/[.G23])^2*([.O23]^2*[.R23]^2+[.Q23]^2*[.P23]^2))" office:value-type="float" office:value="0.000534115842273839" calcext:value-type="float">
            <text:p>0,0005</text:p>
          </table:table-cell>
          <table:table-cell table:formula="of:=[.L23]-[.S23]" office:value-type="float" office:value="163.990066078926" calcext:value-type="float">
            <text:p>163,99</text:p>
          </table:table-cell>
          <table:table-cell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formula="of:=[.O23]/[.G23]" office:value-type="float" office:value="24.4707174095096" calcext:value-type="float">
            <text:p>24,47</text:p>
          </table:table-cell>
          <table:table-cell table:formula="of:=[.P23]/[.G23]" office:value-type="float" office:value="1.03267675077189" calcext:value-type="float">
            <text:p>1,03</text:p>
          </table:table-cell>
          <table:table-cell table:formula="of:=[.Q23]/[.G23]" office:value-type="float" office:value="27.0634241673548" calcext:value-type="float">
            <text:p>27,06</text:p>
          </table:table-cell>
          <table:table-cell table:formula="of:=[.R23]/[.G23]" office:value-type="float" office:value="0.901660236186519" calcext:value-type="float">
            <text:p>0,90</text:p>
          </table:table-cell>
          <table:table-cell table:style-name="ce10" table:formula="of:=[.S23]/[.G23]" office:value-type="float" office:value="0.000331130702466516" calcext:value-type="float">
            <text:p>0,000331</text:p>
          </table:table-cell>
          <table:table-cell table:style-name="ce10" table:formula="of:=[.T23]/[.G23]" office:value-type="float" office:value="0.000017803861409128" calcext:value-type="float">
            <text:p>0,000018</text:p>
          </table:table-cell>
          <table:table-cell table:formula="of:=[.U23]/[.G23]" office:value-type="float" office:value="5.4663355359642" calcext:value-type="float">
            <text:p>5,47</text:p>
          </table:table-cell>
          <table:table-cell table:formula="of:=[.V23]/[.G23]" office:value-type="float" office:value="0.426874949533467" calcext:value-type="float">
            <text:p>0,43</text:p>
          </table:table-cell>
          <table:table-cell/>
          <table:table-cell table:formula="of:=([.F23]-[.$AG$5])^2" office:value-type="float" office:value="24.1868436932777" calcext:value-type="float">
            <text:p>24,1868436933</text:p>
          </table:table-cell>
          <table:table-cell table:style-name="ce3" table:formula="of:=([.F23]-[.$AG$5])^3" office:value-type="float" office:value="-118.951191610402" calcext:value-type="float">
            <text:p>-118,9511916104</text:p>
          </table:table-cell>
          <table:table-cell table:style-name="ce3" table:formula="of:=([.F23]-[.$AG$5])^4" office:value-type="float" office:value="585.003407843046" calcext:value-type="float">
            <text:p>585,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,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,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,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,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,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,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,04</text:p>
          </table:table-cell>
          <table:table-cell/>
          <table:table-cell table:formula="of:=[.H24]*[.$B$4]" office:value-type="float" office:value="799.057783567507" calcext:value-type="float">
            <text:p>799,06</text:p>
          </table:table-cell>
          <table:table-cell table:formula="of:=SQRT([.I24]^2*[.$B$4]^2 + [.$C$4]^2*[.H24]^2)" office:value-type="float" office:value="32.9965039167458" calcext:value-type="float">
            <text:p>33,00</text:p>
          </table:table-cell>
          <table:table-cell table:formula="of:=[.J24]*[.$B$5]" office:value-type="float" office:value="818.52749793559" calcext:value-type="float">
            <text:p>818,53</text:p>
          </table:table-cell>
          <table:table-cell table:formula="of:=SQRT([.K24]^2*[.$B$5]^2+[.$C$5]^2*[.J24]^2)" office:value-type="float" office:value="27.1802348197399" calcext:value-type="float">
            <text:p>27,18</text:p>
          </table:table-cell>
          <table:table-cell table:formula="of:=2*[.O24]*[.Q24]*[.$B$3]/[.G24]" office:value-type="float" office:value="0.0109008461381578" calcext:value-type="float">
            <text:p>0,0109</text:p>
          </table:table-cell>
          <table:table-cell table:formula="of:=SQRT((2*[.$B$3]/[.G24])^2*([.O24]^2*[.R24]^2+[.Q24]^2*[.P24]^2))" office:value-type="float" office:value="0.000577628817873039" calcext:value-type="float">
            <text:p>0,0006</text:p>
          </table:table-cell>
          <table:table-cell table:formula="of:=[.L24]-[.S24]" office:value-type="float" office:value="144.989099153862" calcext:value-type="float">
            <text:p>144,99</text:p>
          </table:table-cell>
          <table:table-cell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formula="of:=[.O24]/[.G24]" office:value-type="float" office:value="26.6352594522502" calcext:value-type="float">
            <text:p>26,64</text:p>
          </table:table-cell>
          <table:table-cell table:formula="of:=[.P24]/[.G24]" office:value-type="float" office:value="1.09988346389153" calcext:value-type="float">
            <text:p>1,10</text:p>
          </table:table-cell>
          <table:table-cell table:formula="of:=[.Q24]/[.G24]" office:value-type="float" office:value="27.2842499311863" calcext:value-type="float">
            <text:p>27,28</text:p>
          </table:table-cell>
          <table:table-cell table:formula="of:=[.R24]/[.G24]" office:value-type="float" office:value="0.906007827324663" calcext:value-type="float">
            <text:p>0,91</text:p>
          </table:table-cell>
          <table:table-cell table:style-name="ce10" table:formula="of:=[.S24]/[.G24]" office:value-type="float" office:value="0.000363361537938595" calcext:value-type="float">
            <text:p>0,000363</text:p>
          </table:table-cell>
          <table:table-cell table:style-name="ce10" table:formula="of:=[.T24]/[.G24]" office:value-type="float" office:value="0.0000192542939291013" calcext:value-type="float">
            <text:p>0,000019</text:p>
          </table:table-cell>
          <table:table-cell table:formula="of:=[.U24]/[.G24]" office:value-type="float" office:value="4.83296997179539" calcext:value-type="float">
            <text:p>4,83</text:p>
          </table:table-cell>
          <table:table-cell table:formula="of:=[.V24]/[.G24]" office:value-type="float" office:value="0.401386486421552" calcext:value-type="float">
            <text:p>0,40</text:p>
          </table:table-cell>
          <table:table-cell/>
          <table:table-cell table:formula="of:=([.F24]-[.$AG$5])^2" office:value-type="float" office:value="35.0228680310429" calcext:value-type="float">
            <text:p>35,022868031</text:p>
          </table:table-cell>
          <table:table-cell table:style-name="ce3" table:formula="of:=([.F24]-[.$AG$5])^3" office:value-type="float" office:value="-207.265759196883" calcext:value-type="float">
            <text:p>-207,2657591969</text:p>
          </table:table-cell>
          <table:table-cell table:style-name="ce3" table:formula="of:=([.F24]-[.$AG$5])^4" office:value-type="float" office:value="1226.60128511985" calcext:value-type="float">
            <text:p>1226,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,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,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,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,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,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,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,49</text:p>
          </table:table-cell>
          <table:table-cell/>
          <table:table-cell table:formula="of:=[.H25]*[.$B$4]" office:value-type="float" office:value="740.273378617289" calcext:value-type="float">
            <text:p>740,27</text:p>
          </table:table-cell>
          <table:table-cell table:formula="of:=SQRT([.I25]^2*[.$B$4]^2 + [.$C$4]^2*[.H25]^2)" office:value-type="float" office:value="31.1719738132684" calcext:value-type="float">
            <text:p>31,17</text:p>
          </table:table-cell>
          <table:table-cell table:formula="of:=[.J25]*[.$B$5]" office:value-type="float" office:value="855.331791907515" calcext:value-type="float">
            <text:p>855,33</text:p>
          </table:table-cell>
          <table:table-cell table:formula="of:=SQRT([.K25]^2*[.$B$5]^2+[.$C$5]^2*[.J25]^2)" office:value-type="float" office:value="27.8995563191466" calcext:value-type="float">
            <text:p>27,90</text:p>
          </table:table-cell>
          <table:table-cell table:formula="of:=2*[.O25]*[.Q25]*[.$B$3]/[.G25]" office:value-type="float" office:value="0.0105529892572359" calcext:value-type="float">
            <text:p>0,0106</text:p>
          </table:table-cell>
          <table:table-cell table:formula="of:=SQRT((2*[.$B$3]/[.G25])^2*([.O25]^2*[.R25]^2+[.Q25]^2*[.P25]^2))" office:value-type="float" office:value="0.000562099554008666" calcext:value-type="float">
            <text:p>0,0006</text:p>
          </table:table-cell>
          <table:table-cell table:formula="of:=[.L25]-[.S25]" office:value-type="float" office:value="109.989447010743" calcext:value-type="float">
            <text:p>109,99</text:p>
          </table:table-cell>
          <table:table-cell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formula="of:=[.O25]/[.G25]" office:value-type="float" office:value="24.675779287243" calcext:value-type="float">
            <text:p>24,68</text:p>
          </table:table-cell>
          <table:table-cell table:formula="of:=[.P25]/[.G25]" office:value-type="float" office:value="1.03906579377561" calcext:value-type="float">
            <text:p>1,04</text:p>
          </table:table-cell>
          <table:table-cell table:formula="of:=[.Q25]/[.G25]" office:value-type="float" office:value="28.5110597302505" calcext:value-type="float">
            <text:p>28,51</text:p>
          </table:table-cell>
          <table:table-cell table:formula="of:=[.R25]/[.G25]" office:value-type="float" office:value="0.92998521063822" calcext:value-type="float">
            <text:p>0,93</text:p>
          </table:table-cell>
          <table:table-cell table:style-name="ce10" table:formula="of:=[.S25]/[.G25]" office:value-type="float" office:value="0.000351766308574531" calcext:value-type="float">
            <text:p>0,000352</text:p>
          </table:table-cell>
          <table:table-cell table:style-name="ce10" table:formula="of:=[.T25]/[.G25]" office:value-type="float" office:value="0.0000187366518002889" calcext:value-type="float">
            <text:p>0,000019</text:p>
          </table:table-cell>
          <table:table-cell table:formula="of:=[.U25]/[.G25]" office:value-type="float" office:value="3.66631490035809" calcext:value-type="float">
            <text:p>3,67</text:p>
          </table:table-cell>
          <table:table-cell table:formula="of:=[.V25]/[.G25]" office:value-type="float" office:value="0.349602949892137" calcext:value-type="float">
            <text:p>0,35</text:p>
          </table:table-cell>
          <table:table-cell/>
          <table:table-cell table:formula="of:=([.F25]-[.$AG$5])^2" office:value-type="float" office:value="47.8588923688082" calcext:value-type="float">
            <text:p>47,8588923688</text:p>
          </table:table-cell>
          <table:table-cell table:style-name="ce3" table:formula="of:=([.F25]-[.$AG$5])^3" office:value-type="float" office:value="-331.088399796659" calcext:value-type="float">
            <text:p>-331,0883997967</text:p>
          </table:table-cell>
          <table:table-cell table:style-name="ce3" table:formula="of:=([.F25]-[.$AG$5])^4" office:value-type="float" office:value="2290.47357876917" calcext:value-type="float">
            <text:p>2290,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,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,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,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,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,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,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,54</text:p>
          </table:table-cell>
          <table:table-cell/>
          <table:table-cell table:formula="of:=[.H26]*[.$B$4]" office:value-type="float" office:value="726.6025867684" calcext:value-type="float">
            <text:p>726,60</text:p>
          </table:table-cell>
          <table:table-cell table:formula="of:=SQRT([.I26]^2*[.$B$4]^2 + [.$C$4]^2*[.H26]^2)" office:value-type="float" office:value="30.7458354278973" calcext:value-type="float">
            <text:p>30,75</text:p>
          </table:table-cell>
          <table:table-cell table:formula="of:=[.J26]*[.$B$5]" office:value-type="float" office:value="816.319240297275" calcext:value-type="float">
            <text:p>816,32</text:p>
          </table:table-cell>
          <table:table-cell table:formula="of:=SQRT([.K26]^2*[.$B$5]^2+[.$C$5]^2*[.J26]^2)" office:value-type="float" office:value="27.136792015345" calcext:value-type="float">
            <text:p>27,14</text:p>
          </table:table-cell>
          <table:table-cell table:formula="of:=2*[.O26]*[.Q26]*[.$B$3]/[.G26]" office:value-type="float" office:value="0.00988566119381359" calcext:value-type="float">
            <text:p>0,0099</text:p>
          </table:table-cell>
          <table:table-cell table:formula="of:=SQRT((2*[.$B$3]/[.G26])^2*([.O26]^2*[.R26]^2+[.Q26]^2*[.P26]^2))" office:value-type="float" office:value="0.000531955716064694" calcext:value-type="float">
            <text:p>0,0005</text:p>
          </table:table-cell>
          <table:table-cell table:formula="of:=[.L26]-[.S26]" office:value-type="float" office:value="90.9901143388062" calcext:value-type="float">
            <text:p>90,99</text:p>
          </table:table-cell>
          <table:table-cell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formula="of:=[.O26]/[.G26]" office:value-type="float" office:value="24.2200862256133" calcext:value-type="float">
            <text:p>24,22</text:p>
          </table:table-cell>
          <table:table-cell table:formula="of:=[.P26]/[.G26]" office:value-type="float" office:value="1.02486118092991" calcext:value-type="float">
            <text:p>1,02</text:p>
          </table:table-cell>
          <table:table-cell table:formula="of:=[.Q26]/[.G26]" office:value-type="float" office:value="27.2106413432425" calcext:value-type="float">
            <text:p>27,21</text:p>
          </table:table-cell>
          <table:table-cell table:formula="of:=[.R26]/[.G26]" office:value-type="float" office:value="0.904559733844834" calcext:value-type="float">
            <text:p>0,90</text:p>
          </table:table-cell>
          <table:table-cell table:style-name="ce10" table:formula="of:=[.S26]/[.G26]" office:value-type="float" office:value="0.000329522039793786" calcext:value-type="float">
            <text:p>0,000330</text:p>
          </table:table-cell>
          <table:table-cell table:style-name="ce10" table:formula="of:=[.T26]/[.G26]" office:value-type="float" office:value="0.0000177318572021565" calcext:value-type="float">
            <text:p>0,000018</text:p>
          </table:table-cell>
          <table:table-cell table:formula="of:=[.U26]/[.G26]" office:value-type="float" office:value="3.03300381129354" calcext:value-type="float">
            <text:p>3,03</text:p>
          </table:table-cell>
          <table:table-cell table:formula="of:=[.V26]/[.G26]" office:value-type="float" office:value="0.317979734300049" calcext:value-type="float">
            <text:p>0,32</text:p>
          </table:table-cell>
          <table:table-cell/>
          <table:table-cell table:formula="of:=([.F26]-[.$AG$5])^2" office:value-type="float" office:value="62.6949167065735" calcext:value-type="float">
            <text:p>62,6949167066</text:p>
          </table:table-cell>
          <table:table-cell table:style-name="ce3" table:formula="of:=([.F26]-[.$AG$5])^3" office:value-type="float" office:value="-496.419113409732" calcext:value-type="float">
            <text:p>-496,4191134097</text:p>
          </table:table-cell>
          <table:table-cell table:style-name="ce3" table:formula="of:=([.F26]-[.$AG$5])^4" office:value-type="float" office:value="3930.65258084418" calcext:value-type="float">
            <text:p>3930,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,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,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,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,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,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,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,07</text:p>
          </table:table-cell>
          <table:table-cell/>
          <table:table-cell table:formula="of:=[.H27]*[.$B$4]" office:value-type="float" office:value="742.323997394622" calcext:value-type="float">
            <text:p>742,32</text:p>
          </table:table-cell>
          <table:table-cell table:formula="of:=SQRT([.I27]^2*[.$B$4]^2 + [.$C$4]^2*[.H27]^2)" office:value-type="float" office:value="31.2358316773788" calcext:value-type="float">
            <text:p>31,24</text:p>
          </table:table-cell>
          <table:table-cell table:formula="of:=[.J27]*[.$B$5]" office:value-type="float" office:value="819.263583815029" calcext:value-type="float">
            <text:p>819,26</text:p>
          </table:table-cell>
          <table:table-cell table:formula="of:=SQRT([.K27]^2*[.$B$5]^2+[.$C$5]^2*[.J27]^2)" office:value-type="float" office:value="27.1947084366184" calcext:value-type="float">
            <text:p>27,19</text:p>
          </table:table-cell>
          <table:table-cell table:formula="of:=2*[.O27]*[.Q27]*[.$B$3]/[.G27]" office:value-type="float" office:value="0.0101359836409569" calcext:value-type="float">
            <text:p>0,0101</text:p>
          </table:table-cell>
          <table:table-cell table:formula="of:=SQRT((2*[.$B$3]/[.G27])^2*([.O27]^2*[.R27]^2+[.Q27]^2*[.P27]^2))" office:value-type="float" office:value="0.000543239762021459" calcext:value-type="float">
            <text:p>0,0005</text:p>
          </table:table-cell>
          <table:table-cell table:formula="of:=[.L27]-[.S27]" office:value-type="float" office:value="49.989864016359" calcext:value-type="float">
            <text:p>49,99</text:p>
          </table:table-cell>
          <table:table-cell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formula="of:=[.O27]/[.G27]" office:value-type="float" office:value="24.7441332464874" calcext:value-type="float">
            <text:p>24,74</text:p>
          </table:table-cell>
          <table:table-cell table:formula="of:=[.P27]/[.G27]" office:value-type="float" office:value="1.04119438924596" calcext:value-type="float">
            <text:p>1,04</text:p>
          </table:table-cell>
          <table:table-cell table:formula="of:=[.Q27]/[.G27]" office:value-type="float" office:value="27.3087861271676" calcext:value-type="float">
            <text:p>27,31</text:p>
          </table:table-cell>
          <table:table-cell table:formula="of:=[.R27]/[.G27]" office:value-type="float" office:value="0.906490281220614" calcext:value-type="float">
            <text:p>0,91</text:p>
          </table:table-cell>
          <table:table-cell table:style-name="ce10" table:formula="of:=[.S27]/[.G27]" office:value-type="float" office:value="0.000337866121365231" calcext:value-type="float">
            <text:p>0,000338</text:p>
          </table:table-cell>
          <table:table-cell table:style-name="ce10" table:formula="of:=[.T27]/[.G27]" office:value-type="float" office:value="0.000018107992067382" calcext:value-type="float">
            <text:p>0,000018</text:p>
          </table:table-cell>
          <table:table-cell table:formula="of:=[.U27]/[.G27]" office:value-type="float" office:value="1.6663288005453" calcext:value-type="float">
            <text:p>1,67</text:p>
          </table:table-cell>
          <table:table-cell table:formula="of:=[.V27]/[.G27]" office:value-type="float" office:value="0.235702261091095" calcext:value-type="float">
            <text:p>0,24</text:p>
          </table:table-cell>
          <table:table-cell/>
          <table:table-cell table:formula="of:=([.F27]-[.$AG$5])^2" office:value-type="float" office:value="79.5309410443387" calcext:value-type="float">
            <text:p>79,5309410443</text:p>
          </table:table-cell>
          <table:table-cell table:style-name="ce3" table:formula="of:=([.F27]-[.$AG$5])^3" office:value-type="float" office:value="-709.2579000361" calcext:value-type="float">
            <text:p>-709,2579000361</text:p>
          </table:table-cell>
          <table:table-cell table:style-name="ce3" table:formula="of:=([.F27]-[.$AG$5])^4" office:value-type="float" office:value="6325.17058339808" calcext:value-type="float">
            <text:p>6325,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,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,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,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,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,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,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,56</text:p>
          </table:table-cell>
          <table:table-cell/>
          <table:table-cell table:formula="of:=[.H28]*[.$B$4]" office:value-type="float" office:value="763.513724760398" calcext:value-type="float">
            <text:p>763,51</text:p>
          </table:table-cell>
          <table:table-cell table:formula="of:=SQRT([.I28]^2*[.$B$4]^2 + [.$C$4]^2*[.H28]^2)" office:value-type="float" office:value="31.8947701641762" calcext:value-type="float">
            <text:p>31,89</text:p>
          </table:table-cell>
          <table:table-cell table:formula="of:=[.J28]*[.$B$5]" office:value-type="float" office:value="794.236663914121" calcext:value-type="float">
            <text:p>794,24</text:p>
          </table:table-cell>
          <table:table-cell table:formula="of:=SQRT([.K28]^2*[.$B$5]^2+[.$C$5]^2*[.J28]^2)" office:value-type="float" office:value="26.7005193272354" calcext:value-type="float">
            <text:p>26,70</text:p>
          </table:table-cell>
          <table:table-cell table:formula="of:=2*[.O28]*[.Q28]*[.$B$3]/[.G28]" office:value-type="float" office:value="0.0101068432267724" calcext:value-type="float">
            <text:p>0,0101</text:p>
          </table:table-cell>
          <table:table-cell table:formula="of:=SQRT((2*[.$B$3]/[.G28])^2*([.O28]^2*[.R28]^2+[.Q28]^2*[.P28]^2))" office:value-type="float" office:value="0.000541937802104004" calcext:value-type="float">
            <text:p>0,0005</text:p>
          </table:table-cell>
          <table:table-cell table:formula="of:=[.L28]-[.S28]" office:value-type="float" office:value="42.9898931567732" calcext:value-type="float">
            <text:p>42,99</text:p>
          </table:table-cell>
          <table:table-cell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formula="of:=[.O28]/[.G28]" office:value-type="float" office:value="25.4504574920133" calcext:value-type="float">
            <text:p>25,45</text:p>
          </table:table-cell>
          <table:table-cell table:formula="of:=[.P28]/[.G28]" office:value-type="float" office:value="1.06315900547254" calcext:value-type="float">
            <text:p>1,06</text:p>
          </table:table-cell>
          <table:table-cell table:formula="of:=[.Q28]/[.G28]" office:value-type="float" office:value="26.474555463804" calcext:value-type="float">
            <text:p>26,47</text:p>
          </table:table-cell>
          <table:table-cell table:formula="of:=[.R28]/[.G28]" office:value-type="float" office:value="0.890017310907846" calcext:value-type="float">
            <text:p>0,89</text:p>
          </table:table-cell>
          <table:table-cell table:style-name="ce10" table:formula="of:=[.S28]/[.G28]" office:value-type="float" office:value="0.000336894774225746" calcext:value-type="float">
            <text:p>0,000337</text:p>
          </table:table-cell>
          <table:table-cell table:style-name="ce10" table:formula="of:=[.T28]/[.G28]" office:value-type="float" office:value="0.0000180645934034668" calcext:value-type="float">
            <text:p>0,000018</text:p>
          </table:table-cell>
          <table:table-cell table:formula="of:=[.U28]/[.G28]" office:value-type="float" office:value="1.43299643855911" calcext:value-type="float">
            <text:p>1,43</text:p>
          </table:table-cell>
          <table:table-cell table:formula="of:=[.V28]/[.G28]" office:value-type="float" office:value="0.218581284889872" calcext:value-type="float">
            <text:p>0,22</text:p>
          </table:table-cell>
          <table:table-cell/>
          <table:table-cell table:formula="of:=([.F28]-[.$AG$5])^2" office:value-type="float" office:value="98.366965382104" calcext:value-type="float">
            <text:p>98,3669653821</text:p>
          </table:table-cell>
          <table:table-cell table:style-name="ce3" table:formula="of:=([.F28]-[.$AG$5])^3" office:value-type="float" office:value="-975.604759675764" calcext:value-type="float">
            <text:p>-975,6047596758</text:p>
          </table:table-cell>
          <table:table-cell table:style-name="ce3" table:formula="of:=([.F28]-[.$AG$5])^4" office:value-type="float" office:value="9676.05987848405" calcext:value-type="float">
            <text:p>9676,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,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,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,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,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,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,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,28</text:p>
          </table:table-cell>
          <table:table-cell/>
          <table:table-cell table:formula="of:=[.H29]*[.$B$4]" office:value-type="float" office:value="5028.11724202103" calcext:value-type="float">
            <text:p>5028,12</text:p>
          </table:table-cell>
          <table:table-cell table:formula="of:=SQRT([.I29]^2*[.$B$4]^2 + [.$C$4]^2*[.H29]^2)" office:value-type="float" office:value="157.864287609104" calcext:value-type="float">
            <text:p>157,86</text:p>
          </table:table-cell>
          <table:table-cell table:formula="of:=[.J29]*[.$B$5]" office:value-type="float" office:value="5398.45383980182" calcext:value-type="float">
            <text:p>5398,45</text:p>
          </table:table-cell>
          <table:table-cell table:formula="of:=SQRT([.K29]^2*[.$B$5]^2+[.$C$5]^2*[.J29]^2)" office:value-type="float" office:value="99.5024815463121" calcext:value-type="float">
            <text:p>99,50</text:p>
          </table:table-cell>
          <table:table-cell table:formula="of:=2*[.O29]*[.Q29]*[.$B$3]/[.G29]" office:value-type="float" office:value="0.0678601470804054" calcext:value-type="float">
            <text:p>0,0679</text:p>
          </table:table-cell>
          <table:table-cell table:formula="of:=SQRT((2*[.$B$3]/[.G29])^2*([.O29]^2*[.R29]^2+[.Q29]^2*[.P29]^2))" office:value-type="float" office:value="0.00247056977190071" calcext:value-type="float">
            <text:p>0,0025</text:p>
          </table:table-cell>
          <table:table-cell table:formula="of:=[.L29]-[.S29]" office:value-type="float" office:value="52.9321398529196" calcext:value-type="float">
            <text:p>52,93</text:p>
          </table:table-cell>
          <table:table-cell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formula="of:=[.O29]/[.G29]" office:value-type="float" office:value="25.1405862101051" calcext:value-type="float">
            <text:p>25,14</text:p>
          </table:table-cell>
          <table:table-cell table:formula="of:=[.P29]/[.G29]" office:value-type="float" office:value="0.789321438045519" calcext:value-type="float">
            <text:p>0,79</text:p>
          </table:table-cell>
          <table:table-cell table:formula="of:=[.Q29]/[.G29]" office:value-type="float" office:value="26.9922691990091" calcext:value-type="float">
            <text:p>26,99</text:p>
          </table:table-cell>
          <table:table-cell table:formula="of:=[.R29]/[.G29]" office:value-type="float" office:value="0.49751240773156" calcext:value-type="float">
            <text:p>0,50</text:p>
          </table:table-cell>
          <table:table-cell table:style-name="ce10" table:formula="of:=[.S29]/[.G29]" office:value-type="float" office:value="0.000339300735402027" calcext:value-type="float">
            <text:p>0,000339</text:p>
          </table:table-cell>
          <table:table-cell table:style-name="ce10" table:formula="of:=[.T29]/[.G29]" office:value-type="float" office:value="0.0000123528488595036" calcext:value-type="float">
            <text:p>0,000012</text:p>
          </table:table-cell>
          <table:table-cell table:formula="of:=[.U29]/[.G29]" office:value-type="float" office:value="0.264660699264598" calcext:value-type="float">
            <text:p>0,26</text:p>
          </table:table-cell>
          <table:table-cell table:formula="of:=[.V29]/[.G29]" office:value-type="float" office:value="0.0364005515424269" calcext:value-type="float">
            <text:p>0,04</text:p>
          </table:table-cell>
          <table:table-cell/>
          <table:table-cell table:formula="of:=([.F29]-[.$AG$5])^2" office:value-type="float" office:value="142.039014057635" calcext:value-type="float">
            <text:p>142,0390140576</text:p>
          </table:table-cell>
          <table:table-cell table:style-name="ce3" table:formula="of:=([.F29]-[.$AG$5])^3" office:value-type="float" office:value="-1692.82269799498" calcext:value-type="float">
            <text:p>-1692,822697995</text:p>
          </table:table-cell>
          <table:table-cell table:style-name="ce3" table:formula="of:=([.F29]-[.$AG$5])^4" office:value-type="float" office:value="20175.0815144649" calcext:value-type="float">
            <text:p>20175,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,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,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,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,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,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,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,00</text:p>
          </table:table-cell>
          <table:table-cell/>
          <table:table-cell table:formula="of:=[.H30]*[.$B$4]" office:value-type="float" office:value="5077.33209267703" calcext:value-type="float">
            <text:p>5077,33</text:p>
          </table:table-cell>
          <table:table-cell table:formula="of:=SQRT([.I30]^2*[.$B$4]^2 + [.$C$4]^2*[.H30]^2)" office:value-type="float" office:value="159.302868132507" calcext:value-type="float">
            <text:p>159,30</text:p>
          </table:table-cell>
          <table:table-cell table:formula="of:=[.J30]*[.$B$5]" office:value-type="float" office:value="5645.04260941371" calcext:value-type="float">
            <text:p>5645,04</text:p>
          </table:table-cell>
          <table:table-cell table:formula="of:=SQRT([.K30]^2*[.$B$5]^2+[.$C$5]^2*[.J30]^2)" office:value-type="float" office:value="103.131399088443" calcext:value-type="float">
            <text:p>103,13</text:p>
          </table:table-cell>
          <table:table-cell table:formula="of:=2*[.O30]*[.Q30]*[.$B$3]/[.G30]" office:value-type="float" office:value="0.0716543900132637" calcext:value-type="float">
            <text:p>0,0717</text:p>
          </table:table-cell>
          <table:table-cell table:formula="of:=SQRT((2*[.$B$3]/[.G30])^2*([.O30]^2*[.R30]^2+[.Q30]^2*[.P30]^2))" office:value-type="float" office:value="0.00260153805803685" calcext:value-type="float">
            <text:p>0,0026</text:p>
          </table:table-cell>
          <table:table-cell table:formula="of:=[.L30]-[.S30]" office:value-type="float" office:value="8.92834560998674" calcext:value-type="float">
            <text:p>8,93</text:p>
          </table:table-cell>
          <table:table-cell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formula="of:=[.O30]/[.G30]" office:value-type="float" office:value="25.3866604633851" calcext:value-type="float">
            <text:p>25,39</text:p>
          </table:table-cell>
          <table:table-cell table:formula="of:=[.P30]/[.G30]" office:value-type="float" office:value="0.796514340662537" calcext:value-type="float">
            <text:p>0,80</text:p>
          </table:table-cell>
          <table:table-cell table:formula="of:=[.Q30]/[.G30]" office:value-type="float" office:value="28.2252130470685" calcext:value-type="float">
            <text:p>28,23</text:p>
          </table:table-cell>
          <table:table-cell table:formula="of:=[.R30]/[.G30]" office:value-type="float" office:value="0.515656995442216" calcext:value-type="float">
            <text:p>0,52</text:p>
          </table:table-cell>
          <table:table-cell table:style-name="ce10" table:formula="of:=[.S30]/[.G30]" office:value-type="float" office:value="0.000358271950066319" calcext:value-type="float">
            <text:p>0,000358</text:p>
          </table:table-cell>
          <table:table-cell table:style-name="ce10" table:formula="of:=[.T30]/[.G30]" office:value-type="float" office:value="0.0000130076902901843" calcext:value-type="float">
            <text:p>0,000013</text:p>
          </table:table-cell>
          <table:table-cell table:formula="of:=[.U30]/[.G30]" office:value-type="float" office:value="0.0446417280499337" calcext:value-type="float">
            <text:p>0,04</text:p>
          </table:table-cell>
          <table:table-cell table:formula="of:=[.V30]/[.G30]" office:value-type="float" office:value="0.0150000056399992" calcext:value-type="float">
            <text:p>0,02</text:p>
          </table:table-cell>
          <table:table-cell/>
          <table:table-cell table:formula="of:=([.F30]-[.$AG$5])^2" office:value-type="float" office:value="222.54708707093" calcext:value-type="float">
            <text:p>222,5470870709</text:p>
          </table:table-cell>
          <table:table-cell table:style-name="ce3" table:formula="of:=([.F30]-[.$AG$5])^3" office:value-type="float" office:value="-3319.96015307352" calcext:value-type="float">
            <text:p>-3319,9601530735</text:p>
          </table:table-cell>
          <table:table-cell table:style-name="ce3" table:formula="of:=([.F30]-[.$AG$5])^4" office:value-type="float" office:value="49527.2059637562" calcext:value-type="float">
            <text:p>49527,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,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,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,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,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,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,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,32</text:p>
          </table:table-cell>
          <table:table-cell/>
          <table:table-cell table:formula="of:=[.H31]*[.$B$4]" office:value-type="float" office:value="4991.20610402903" calcext:value-type="float">
            <text:p>4991,21</text:p>
          </table:table-cell>
          <table:table-cell table:formula="of:=SQRT([.I31]^2*[.$B$4]^2 + [.$C$4]^2*[.H31]^2)" office:value-type="float" office:value="156.785305127921" calcext:value-type="float">
            <text:p>156,79</text:p>
          </table:table-cell>
          <table:table-cell table:formula="of:=[.J31]*[.$B$5]" office:value-type="float" office:value="5566.28142031379" calcext:value-type="float">
            <text:p>5566,28</text:p>
          </table:table-cell>
          <table:table-cell table:formula="of:=SQRT([.K31]^2*[.$B$5]^2+[.$C$5]^2*[.J31]^2)" office:value-type="float" office:value="101.973167503079" calcext:value-type="float">
            <text:p>101,97</text:p>
          </table:table-cell>
          <table:table-cell table:formula="of:=2*[.O31]*[.Q31]*[.$B$3]/[.G31]" office:value-type="float" office:value="0.069456144504534" calcext:value-type="float">
            <text:p>0,0695</text:p>
          </table:table-cell>
          <table:table-cell table:formula="of:=SQRT((2*[.$B$3]/[.G31])^2*([.O31]^2*[.R31]^2+[.Q31]^2*[.P31]^2))" office:value-type="float" office:value="0.00252571061632971" calcext:value-type="float">
            <text:p>0,0025</text:p>
          </table:table-cell>
          <table:table-cell table:formula="of:=[.L31]-[.S31]" office:value-type="float" office:value="10.9305438554955" calcext:value-type="float">
            <text:p>10,93</text:p>
          </table:table-cell>
          <table:table-cell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formula="of:=[.O31]/[.G31]" office:value-type="float" office:value="24.9560305201452" calcext:value-type="float">
            <text:p>24,96</text:p>
          </table:table-cell>
          <table:table-cell table:formula="of:=[.P31]/[.G31]" office:value-type="float" office:value="0.783926525639603" calcext:value-type="float">
            <text:p>0,78</text:p>
          </table:table-cell>
          <table:table-cell table:formula="of:=[.Q31]/[.G31]" office:value-type="float" office:value="27.831407101569" calcext:value-type="float">
            <text:p>27,83</text:p>
          </table:table-cell>
          <table:table-cell table:formula="of:=[.R31]/[.G31]" office:value-type="float" office:value="0.509865837515396" calcext:value-type="float">
            <text:p>0,51</text:p>
          </table:table-cell>
          <table:table-cell table:style-name="ce10" table:formula="of:=[.S31]/[.G31]" office:value-type="float" office:value="0.00034728072252267" calcext:value-type="float">
            <text:p>0,000347</text:p>
          </table:table-cell>
          <table:table-cell table:style-name="ce10" table:formula="of:=[.T31]/[.G31]" office:value-type="float" office:value="0.0000126285530816485" calcext:value-type="float">
            <text:p>0,000013</text:p>
          </table:table-cell>
          <table:table-cell table:formula="of:=[.U31]/[.G31]" office:value-type="float" office:value="0.0546527192774773" calcext:value-type="float">
            <text:p>0,05</text:p>
          </table:table-cell>
          <table:table-cell table:formula="of:=[.V31]/[.G31]" office:value-type="float" office:value="0.0165831287602899" calcext:value-type="float">
            <text:p>0,02</text:p>
          </table:table-cell>
          <table:table-cell/>
          <table:table-cell table:formula="of:=([.F31]-[.$AG$5])^2" office:value-type="float" office:value="396.727208759757" calcext:value-type="float">
            <text:p>396,7272087598</text:p>
          </table:table-cell>
          <table:table-cell table:style-name="ce3" table:formula="of:=([.F31]-[.$AG$5])^3" office:value-type="float" office:value="-7902.01737180367" calcext:value-type="float">
            <text:p>-7902,0173718037</text:p>
          </table:table-cell>
          <table:table-cell table:style-name="ce3" table:formula="of:=([.F31]-[.$AG$5])^4" office:value-type="float" office:value="157392.478170308" calcext:value-type="float">
            <text:p>157392,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,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,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,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,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,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,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,66</text:p>
          </table:table-cell>
          <table:table-cell office:value-type="float" office:value="1.06952558592541" calcext:value-type="float">
            <text:p>1,07</text:p>
          </table:table-cell>
          <table:table-cell office:value-type="float" office:value="27.6522928709056" calcext:value-type="float">
            <text:p>27,65</text:p>
          </table:table-cell>
          <table:table-cell office:value-type="float" office:value="0.913231951098844" calcext:value-type="float">
            <text:p>0,91</text:p>
          </table:table-cell>
          <table:table-cell table:style-name="ce11" office:value-type="float" office:value="0.000354716967683712" calcext:value-type="float">
            <text:p>3,55E-04</text:p>
          </table:table-cell>
          <table:table-cell table:style-name="ce11" office:value-type="float" office:value="0.0000188653750877358" calcext:value-type="float">
            <text:p>1,89E-05</text:p>
          </table:table-cell>
          <table:table-cell office:value-type="float" office:value="10.4659616655556" calcext:value-type="float">
            <text:p>10,47</text:p>
          </table:table-cell>
          <table:table-cell office:value-type="float" office:value="0.590668172302618" calcext:value-type="float">
            <text:p>0,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,52</text:p>
          </table:table-cell>
          <table:table-cell office:value-type="float" office:value="1.03409696315466" calcext:value-type="float">
            <text:p>1,03</text:p>
          </table:table-cell>
          <table:table-cell office:value-type="float" office:value="26.8425984035233" calcext:value-type="float">
            <text:p>26,84</text:p>
          </table:table-cell>
          <table:table-cell office:value-type="float" office:value="0.897302632686706" calcext:value-type="float">
            <text:p>0,90</text:p>
          </table:table-cell>
          <table:table-cell table:style-name="ce11" office:value-type="float" office:value="0.000329040419327216" calcext:value-type="float">
            <text:p>3,29E-04</text:p>
          </table:table-cell>
          <table:table-cell table:style-name="ce11" office:value-type="float" office:value="0.0000177089911457558" calcext:value-type="float">
            <text:p>1,77E-05</text:p>
          </table:table-cell>
          <table:table-cell office:value-type="float" office:value="9.46601269777778" calcext:value-type="float">
            <text:p>9,47</text:p>
          </table:table-cell>
          <table:table-cell office:value-type="float" office:value="0.561743318913497" calcext:value-type="float">
            <text:p>0,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8.560132122213" calcext:value-type="float">
            <text:p>28,56</text:p>
          </table:table-cell>
          <table:table-cell office:value-type="float" office:value="0.930938299666203" calcext:value-type="float">
            <text:p>0,93</text:p>
          </table:table-cell>
          <table:table-cell table:style-name="ce11" office:value-type="float" office:value="0.000349443461170467" calcext:value-type="float">
            <text:p>3,49E-04</text:p>
          </table:table-cell>
          <table:table-cell table:style-name="ce11" office:value-type="float" office:value="0.000018633446384243" calcext:value-type="float">
            <text:p>1,86E-05</text:p>
          </table:table-cell>
          <table:table-cell office:value-type="float" office:value="9.26597214666667" calcext:value-type="float">
            <text:p>9,27</text:p>
          </table:table-cell>
          <table:table-cell office:value-type="float" office:value="0.555777734127959" calcext:value-type="float">
            <text:p>0,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office:value-type="float" office:value="1.0426131542298" calcext:value-type="float">
            <text:p>1,04</text:p>
          </table:table-cell>
          <table:table-cell office:value-type="float" office:value="26.5481640517479" calcext:value-type="float">
            <text:p>26,55</text:p>
          </table:table-cell>
          <table:table-cell office:value-type="float" office:value="0.891476666084602" calcext:value-type="float">
            <text:p>0,89</text:p>
          </table:table-cell>
          <table:table-cell table:style-name="ce11" office:value-type="float" office:value="0.000329060545080897" calcext:value-type="float">
            <text:p>3,29E-04</text:p>
          </table:table-cell>
          <table:table-cell table:style-name="ce11" office:value-type="float" office:value="0.0000177097296392859" calcext:value-type="float">
            <text:p>1,77E-05</text:p>
          </table:table-cell>
          <table:table-cell office:value-type="float" office:value="7.06601265777778" calcext:value-type="float">
            <text:p>7,07</text:p>
          </table:table-cell>
          <table:table-cell office:value-type="float" office:value="0.485340660097626" calcext:value-type="float">
            <text:p>0,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,61</text:p>
          </table:table-cell>
          <table:table-cell office:value-type="float" office:value="1.03693665776888" calcext:value-type="float">
            <text:p>1,04</text:p>
          </table:table-cell>
          <table:table-cell office:value-type="float" office:value="27.5541480869805" calcext:value-type="float">
            <text:p>27,55</text:p>
          </table:table-cell>
          <table:table-cell office:value-type="float" office:value="0.91130816178348" calcext:value-type="float">
            <text:p>0,91</text:p>
          </table:table-cell>
          <table:table-cell table:style-name="ce11" office:value-type="float" office:value="0.000339018320763492" calcext:value-type="float">
            <text:p>3,39E-04</text:p>
          </table:table-cell>
          <table:table-cell table:style-name="ce11" office:value-type="float" office:value="0.0000181606174012984" calcext:value-type="float">
            <text:p>1,82E-05</text:p>
          </table:table-cell>
          <table:table-cell office:value-type="float" office:value="6.76599286666667" calcext:value-type="float">
            <text:p>6,77</text:p>
          </table:table-cell>
          <table:table-cell office:value-type="float" office:value="0.47492689582736" calcext:value-type="float">
            <text:p>0,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,86</text:p>
          </table:table-cell>
          <table:table-cell office:value-type="float" office:value="1.04474085614449" calcext:value-type="float">
            <text:p>1,04</text:p>
          </table:table-cell>
          <table:table-cell office:value-type="float" office:value="27.6768290668869" calcext:value-type="float">
            <text:p>27,68</text:p>
          </table:table-cell>
          <table:table-cell office:value-type="float" office:value="0.913712600539914" calcext:value-type="float">
            <text:p>0,91</text:p>
          </table:table-cell>
          <table:table-cell table:style-name="ce11" office:value-type="float" office:value="0.000343996090507363" calcext:value-type="float">
            <text:p>3,44E-04</text:p>
          </table:table-cell>
          <table:table-cell table:style-name="ce11" office:value-type="float" office:value="0.0000183845697441308" calcext:value-type="float">
            <text:p>1,84E-05</text:p>
          </table:table-cell>
          <table:table-cell office:value-type="float" office:value="5.59931630666667" calcext:value-type="float">
            <text:p>5,60</text:p>
          </table:table-cell>
          <table:table-cell office:value-type="float" office:value="0.432049380869257" calcext:value-type="float">
            <text:p>0,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,43</text:p>
          </table:table-cell>
          <table:table-cell office:value-type="float" office:value="1.06245132878797" calcext:value-type="float">
            <text:p>1,06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11" office:value-type="float" office:value="0.000345951642906741" calcext:value-type="float">
            <text:p>3,46E-04</text:p>
          </table:table-cell>
          <table:table-cell table:style-name="ce11" office:value-type="float" office:value="0.0000184717765513843" calcext:value-type="float">
            <text:p>1,85E-05</text:p>
          </table:table-cell>
          <table:table-cell office:value-type="float" office:value="5.16597908666667" calcext:value-type="float">
            <text:p>5,17</text:p>
          </table:table-cell>
          <table:table-cell office:value-type="float" office:value="0.414996654290306" calcext:value-type="float">
            <text:p>0,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,82</text:p>
          </table:table-cell>
          <table:table-cell office:value-type="float" office:value="1.07447428248092" calcext:value-type="float">
            <text:p>1,07</text:p>
          </table:table-cell>
          <table:table-cell office:value-type="float" office:value="27.603220478943" calcext:value-type="float">
            <text:p>27,60</text:p>
          </table:table-cell>
          <table:table-cell office:value-type="float" office:value="0.912270295128219" calcext:value-type="float">
            <text:p>0,91</text:p>
          </table:table-cell>
          <table:table-cell table:style-name="ce11" office:value-type="float" office:value="0.00035628873314136" calcext:value-type="float">
            <text:p>3,56E-04</text:p>
          </table:table-cell>
          <table:table-cell table:style-name="ce11" office:value-type="float" office:value="0.0000189358687099952" calcext:value-type="float">
            <text:p>1,89E-05</text:p>
          </table:table-cell>
          <table:table-cell office:value-type="float" office:value="3.799291875" calcext:value-type="float">
            <text:p>3,80</text:p>
          </table:table-cell>
          <table:table-cell office:value-type="float" office:value="0.355902609649002" calcext:value-type="float">
            <text:p>0,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,56</text:p>
          </table:table-cell>
          <table:table-cell office:value-type="float" office:value="1.06669655010662" calcext:value-type="float">
            <text:p>1,07</text:p>
          </table:table-cell>
          <table:table-cell office:value-type="float" office:value="27.6277566749243" calcext:value-type="float">
            <text:p>27,63</text:p>
          </table:table-cell>
          <table:table-cell office:value-type="float" office:value="0.912751182690975" calcext:value-type="float">
            <text:p>0,91</text:p>
          </table:table-cell>
          <table:table-cell table:style-name="ce11" office:value-type="float" office:value="0.000353143245555568" calcext:value-type="float">
            <text:p>3,53E-04</text:p>
          </table:table-cell>
          <table:table-cell table:style-name="ce11" office:value-type="float" office:value="0.0000187948009476478" calcext:value-type="float">
            <text:p>1,88E-05</text:p>
          </table:table-cell>
          <table:table-cell office:value-type="float" office:value="2.49929812666667" calcext:value-type="float">
            <text:p>2,50</text:p>
          </table:table-cell>
          <table:table-cell office:value-type="float" office:value="0.288675136113062" calcext:value-type="float">
            <text:p>0,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,49</text:p>
          </table:table-cell>
          <table:table-cell office:value-type="float" office:value="1.03338688749076" calcext:value-type="float">
            <text:p>1,03</text:p>
          </table:table-cell>
          <table:table-cell office:value-type="float" office:value="28.0939443985687" calcext:value-type="float">
            <text:p>28,09</text:p>
          </table:table-cell>
          <table:table-cell office:value-type="float" office:value="0.921865619254199" calcext:value-type="float">
            <text:p>0,92</text:p>
          </table:table-cell>
          <table:table-cell table:style-name="ce11" office:value-type="float" office:value="0.000344059542536331" calcext:value-type="float">
            <text:p>3,44E-04</text:p>
          </table:table-cell>
          <table:table-cell table:style-name="ce11" office:value-type="float" office:value="0.0000183895055432552" calcext:value-type="float">
            <text:p>1,84E-05</text:p>
          </table:table-cell>
          <table:table-cell office:value-type="float" office:value="1.63264951388889" calcext:value-type="float">
            <text:p>1,63</text:p>
          </table:table-cell>
          <table:table-cell office:value-type="float" office:value="0.23333333514057" calcext:value-type="float">
            <text:p>0,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,95</text:p>
          </table:table-cell>
          <table:table-cell office:value-type="float" office:value="1.04757696538434" calcext:value-type="float">
            <text:p>1,05</text:p>
          </table:table-cell>
          <table:table-cell office:value-type="float" office:value="26.302802091935" calcext:value-type="float">
            <text:p>26,30</text:p>
          </table:table-cell>
          <table:table-cell office:value-type="float" office:value="0.886607640704965" calcext:value-type="float">
            <text:p>0,89</text:p>
          </table:table-cell>
          <table:table-cell table:style-name="ce11" office:value-type="float" office:value="0.000328116870852724" calcext:value-type="float">
            <text:p>3,28E-04</text:p>
          </table:table-cell>
          <table:table-cell table:style-name="ce11" office:value-type="float" office:value="0.0000176673100030052" calcext:value-type="float">
            <text:p>1,77E-05</text:p>
          </table:table-cell>
          <table:table-cell office:value-type="float" office:value="1.29934786666667" calcext:value-type="float">
            <text:p>1,30</text:p>
          </table:table-cell>
          <table:table-cell office:value-type="float" office:value="0.208166601832353" calcext:value-type="float">
            <text:p>0,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11" office:value-type="float" office:value="0.000338284152137088" calcext:value-type="float">
            <text:p>3,38E-04</text:p>
          </table:table-cell>
          <table:table-cell table:style-name="ce11" office:value-type="float" office:value="0.0000123177395563711" calcext:value-type="float">
            <text:p>1,23E-05</text:p>
          </table:table-cell>
          <table:table-cell office:value-type="float" office:value="0.1393276591625" calcext:value-type="float">
            <text:p>0,14</text:p>
          </table:table-cell>
          <table:table-cell office:value-type="float" office:value="0.0264575154402996" calcext:value-type="float">
            <text:p>0,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,87</text:p>
          </table:table-cell>
          <table:table-cell office:value-type="float" office:value="0.781428811345689" calcext:value-type="float">
            <text:p>0,78</text:p>
          </table:table-cell>
          <table:table-cell office:value-type="float" office:value="26.9996300578035" calcext:value-type="float">
            <text:p>27,00</text:p>
          </table:table-cell>
          <table:table-cell office:value-type="float" office:value="0.497620853276594" calcext:value-type="float">
            <text:p>0,50</text:p>
          </table:table-cell>
          <table:table-cell table:style-name="ce11" office:value-type="float" office:value="0.000335748338619719" calcext:value-type="float">
            <text:p>3,36E-04</text:p>
          </table:table-cell>
          <table:table-cell table:style-name="ce11" office:value-type="float" office:value="0.0000122301494076636" calcext:value-type="float">
            <text:p>1,22E-05</text:p>
          </table:table-cell>
          <table:table-cell office:value-type="float" office:value="0.0693326991" calcext:value-type="float">
            <text:p>0,07</text:p>
          </table:table-cell>
          <table:table-cell office:value-type="float" office:value="0.0187082901915394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,12</text:p>
          </table:table-cell>
          <table:table-cell office:value-type="float" office:value="0.788821917679613" calcext:value-type="float">
            <text:p>0,79</text:p>
          </table:table-cell>
          <table:table-cell office:value-type="float" office:value="26.9297018992568" calcext:value-type="float">
            <text:p>26,93</text:p>
          </table:table-cell>
          <table:table-cell office:value-type="float" office:value="0.496590560342048" calcext:value-type="float">
            <text:p>0,50</text:p>
          </table:table-cell>
          <table:table-cell table:style-name="ce11" office:value-type="float" office:value="0.000338284152137088" calcext:value-type="float">
            <text:p>3,38E-04</text:p>
          </table:table-cell>
          <table:table-cell table:style-name="ce11" office:value-type="float" office:value="0.0000123177395563711" calcext:value-type="float">
            <text:p>1,23E-05</text:p>
          </table:table-cell>
          <table:table-cell office:value-type="float" office:value="0.0493276591625" calcext:value-type="float">
            <text:p>0,05</text:p>
          </table:table-cell>
          <table:table-cell office:value-type="float" office:value="0.0158113921990979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,97</text:p>
          </table:table-cell>
          <table:table-cell office:value-type="float" office:value="1.04828584587764" calcext:value-type="float">
            <text:p>1,05</text:p>
          </table:table-cell>
          <table:table-cell office:value-type="float" office:value="26.989815579411" calcext:value-type="float">
            <text:p>26,99</text:p>
          </table:table-cell>
          <table:table-cell office:value-type="float" office:value="0.900208821344548" calcext:value-type="float">
            <text:p>0,90</text:p>
          </table:table-cell>
          <table:table-cell table:style-name="ce11" office:value-type="float" office:value="0.000336994564421083" calcext:value-type="float">
            <text:p>3,37E-04</text:p>
          </table:table-cell>
          <table:table-cell table:style-name="ce11" office:value-type="float" office:value="0.0000180682487246707" calcext:value-type="float">
            <text:p>1,81E-05</text:p>
          </table:table-cell>
          <table:table-cell office:value-type="float" office:value="10.9326635555556" calcext:value-type="float">
            <text:p>10,93</text:p>
          </table:table-cell>
          <table:table-cell office:value-type="float" office:value="0.60369234321927" calcext:value-type="float">
            <text:p>0,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,11</text:p>
          </table:table-cell>
          <table:table-cell office:value-type="float" office:value="1.02130615583515" calcext:value-type="float">
            <text:p>1,02</text:p>
          </table:table-cell>
          <table:table-cell office:value-type="float" office:value="26.8916707954858" calcext:value-type="float">
            <text:p>26,89</text:p>
          </table:table-cell>
          <table:table-cell office:value-type="float" office:value="0.898271861742783" calcext:value-type="float">
            <text:p>0,90</text:p>
          </table:table-cell>
          <table:table-cell table:style-name="ce11" office:value-type="float" office:value="0.000324127499234097" calcext:value-type="float">
            <text:p>3,24E-04</text:p>
          </table:table-cell>
          <table:table-cell table:style-name="ce11" office:value-type="float" office:value="0.0000174871145585446" calcext:value-type="float">
            <text:p>1,75E-05</text:p>
          </table:table-cell>
          <table:table-cell office:value-type="float" office:value="8.99935579555556" calcext:value-type="float">
            <text:p>9,00</text:p>
          </table:table-cell>
          <table:table-cell office:value-type="float" office:value="0.547722558208896" calcext:value-type="float">
            <text:p>0,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,47</text:p>
          </table:table-cell>
          <table:table-cell office:value-type="float" office:value="1.06386662608909" calcext:value-type="float">
            <text:p>1,06</text:p>
          </table:table-cell>
          <table:table-cell office:value-type="float" office:value="27.1124965593174" calcext:value-type="float">
            <text:p>27,11</text:p>
          </table:table-cell>
          <table:table-cell office:value-type="float" office:value="0.902627227717383" calcext:value-type="float">
            <text:p>0,90</text:p>
          </table:table-cell>
          <table:table-cell table:style-name="ce11" office:value-type="float" office:value="0.00034532159500677" calcext:value-type="float">
            <text:p>3,45E-04</text:p>
          </table:table-cell>
          <table:table-cell table:style-name="ce11" office:value-type="float" office:value="0.0000184435066165709" calcext:value-type="float">
            <text:p>1,84E-05</text:p>
          </table:table-cell>
          <table:table-cell office:value-type="float" office:value="7.76598033888889" calcext:value-type="float">
            <text:p>7,77</text:p>
          </table:table-cell>
          <table:table-cell office:value-type="float" office:value="0.508811251582061" calcext:value-type="float">
            <text:p>0,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,27</text:p>
          </table:table-cell>
          <table:table-cell office:value-type="float" office:value="1.02628275191229" calcext:value-type="float">
            <text:p>1,03</text:p>
          </table:table-cell>
          <table:table-cell office:value-type="float" office:value="30.0568400770713" calcext:value-type="float">
            <text:p>30,06</text:p>
          </table:table-cell>
          <table:table-cell office:value-type="float" office:value="0.959798014507072" calcext:value-type="float">
            <text:p>0,96</text:p>
          </table:table-cell>
          <table:table-cell table:style-name="ce11" office:value-type="float" office:value="0.00036467446384195" calcext:value-type="float">
            <text:p>3,65E-04</text:p>
          </table:table-cell>
          <table:table-cell table:style-name="ce11" office:value-type="float" office:value="0.0000193258644917423" calcext:value-type="float">
            <text:p>1,93E-05</text:p>
          </table:table-cell>
          <table:table-cell office:value-type="float" office:value="7.565941875" calcext:value-type="float">
            <text:p>7,57</text:p>
          </table:table-cell>
          <table:table-cell office:value-type="float" office:value="0.502217306695337" calcext:value-type="float">
            <text:p>0,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,47</text:p>
          </table:table-cell>
          <table:table-cell office:value-type="float" office:value="1.03267675077189" calcext:value-type="float">
            <text:p>1,03</text:p>
          </table:table-cell>
          <table:table-cell office:value-type="float" office:value="27.0634241673548" calcext:value-type="float">
            <text:p>27,06</text:p>
          </table:table-cell>
          <table:table-cell office:value-type="float" office:value="0.901660236186519" calcext:value-type="float">
            <text:p>0,90</text:p>
          </table:table-cell>
          <table:table-cell table:style-name="ce11" office:value-type="float" office:value="0.000331130702466516" calcext:value-type="float">
            <text:p>3,31E-04</text:p>
          </table:table-cell>
          <table:table-cell table:style-name="ce11" office:value-type="float" office:value="0.000017803861409128" calcext:value-type="float">
            <text:p>1,78E-05</text:p>
          </table:table-cell>
          <table:table-cell office:value-type="float" office:value="5.46600854333333" calcext:value-type="float">
            <text:p>5,47</text:p>
          </table:table-cell>
          <table:table-cell office:value-type="float" office:value="0.426874950094505" calcext:value-type="float">
            <text:p>0,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,64</text:p>
          </table:table-cell>
          <table:table-cell office:value-type="float" office:value="1.09988346389153" calcext:value-type="float">
            <text:p>1,10</text:p>
          </table:table-cell>
          <table:table-cell office:value-type="float" office:value="27.2842499311863" calcext:value-type="float">
            <text:p>27,28</text:p>
          </table:table-cell>
          <table:table-cell office:value-type="float" office:value="0.906007827324663" calcext:value-type="float">
            <text:p>0,91</text:p>
          </table:table-cell>
          <table:table-cell table:style-name="ce11" office:value-type="float" office:value="0.000363361537938594" calcext:value-type="float">
            <text:p>3,63E-04</text:p>
          </table:table-cell>
          <table:table-cell table:style-name="ce11" office:value-type="float" office:value="0.0000192542939291013" calcext:value-type="float">
            <text:p>1,93E-05</text:p>
          </table:table-cell>
          <table:table-cell office:value-type="float" office:value="4.83261115111111" calcext:value-type="float">
            <text:p>4,83</text:p>
          </table:table-cell>
          <table:table-cell office:value-type="float" office:value="0.401386487099748" calcext:value-type="float">
            <text:p>0,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,68</text:p>
          </table:table-cell>
          <table:table-cell office:value-type="float" office:value="1.03906579377561" calcext:value-type="float">
            <text:p>1,04</text:p>
          </table:table-cell>
          <table:table-cell office:value-type="float" office:value="28.5110597302505" calcext:value-type="float">
            <text:p>28,51</text:p>
          </table:table-cell>
          <table:table-cell office:value-type="float" office:value="0.92998521063822" calcext:value-type="float">
            <text:p>0,93</text:p>
          </table:table-cell>
          <table:table-cell table:style-name="ce11" office:value-type="float" office:value="0.000351766308574531" calcext:value-type="float">
            <text:p>3,52E-04</text:p>
          </table:table-cell>
          <table:table-cell table:style-name="ce11" office:value-type="float" office:value="0.0000187366518002889" calcext:value-type="float">
            <text:p>1,87E-05</text:p>
          </table:table-cell>
          <table:table-cell office:value-type="float" office:value="3.66596753" calcext:value-type="float">
            <text:p>3,67</text:p>
          </table:table-cell>
          <table:table-cell office:value-type="float" office:value="0.349602950637149" calcext:value-type="float">
            <text:p>0,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,22</text:p>
          </table:table-cell>
          <table:table-cell office:value-type="float" office:value="1.02486118092991" calcext:value-type="float">
            <text:p>1,02</text:p>
          </table:table-cell>
          <table:table-cell office:value-type="float" office:value="27.2106413432425" calcext:value-type="float">
            <text:p>27,21</text:p>
          </table:table-cell>
          <table:table-cell office:value-type="float" office:value="0.904559733844834" calcext:value-type="float">
            <text:p>0,90</text:p>
          </table:table-cell>
          <table:table-cell table:style-name="ce11" office:value-type="float" office:value="0.000329522039793786" calcext:value-type="float">
            <text:p>3,30E-04</text:p>
          </table:table-cell>
          <table:table-cell table:style-name="ce11" office:value-type="float" office:value="0.0000177318572021565" calcext:value-type="float">
            <text:p>1,77E-05</text:p>
          </table:table-cell>
          <table:table-cell office:value-type="float" office:value="3.03267840722222" calcext:value-type="float">
            <text:p>3,03</text:p>
          </table:table-cell>
          <table:table-cell office:value-type="float" office:value="0.317979735048302" calcext:value-type="float">
            <text:p>0,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,74</text:p>
          </table:table-cell>
          <table:table-cell office:value-type="float" office:value="1.04119438924596" calcext:value-type="float">
            <text:p>1,04</text:p>
          </table:table-cell>
          <table:table-cell office:value-type="float" office:value="27.3087861271676" calcext:value-type="float">
            <text:p>27,31</text:p>
          </table:table-cell>
          <table:table-cell office:value-type="float" office:value="0.906490281220614" calcext:value-type="float">
            <text:p>0,91</text:p>
          </table:table-cell>
          <table:table-cell table:style-name="ce11" office:value-type="float" office:value="0.000337866121365231" calcext:value-type="float">
            <text:p>3,38E-04</text:p>
          </table:table-cell>
          <table:table-cell table:style-name="ce11" office:value-type="float" office:value="0.000018107992067382" calcext:value-type="float">
            <text:p>1,81E-05</text:p>
          </table:table-cell>
          <table:table-cell office:value-type="float" office:value="1.66599515666667" calcext:value-type="float">
            <text:p>1,67</text:p>
          </table:table-cell>
          <table:table-cell office:value-type="float" office:value="0.235702262135765" calcext:value-type="float">
            <text:p>0,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,45</text:p>
          </table:table-cell>
          <table:table-cell office:value-type="float" office:value="1.06315900547254" calcext:value-type="float">
            <text:p>1,06</text:p>
          </table:table-cell>
          <table:table-cell office:value-type="float" office:value="26.474555463804" calcext:value-type="float">
            <text:p>26,47</text:p>
          </table:table-cell>
          <table:table-cell office:value-type="float" office:value="0.890017310907846" calcext:value-type="float">
            <text:p>0,89</text:p>
          </table:table-cell>
          <table:table-cell table:style-name="ce11" office:value-type="float" office:value="0.000336894774225746" calcext:value-type="float">
            <text:p>3,37E-04</text:p>
          </table:table-cell>
          <table:table-cell table:style-name="ce11" office:value-type="float" office:value="0.0000180645934034668" calcext:value-type="float">
            <text:p>1,81E-05</text:p>
          </table:table-cell>
          <table:table-cell office:value-type="float" office:value="1.43266375388889" calcext:value-type="float">
            <text:p>1,43</text:p>
          </table:table-cell>
          <table:table-cell office:value-type="float" office:value="0.218581286012011" calcext:value-type="float">
            <text:p>0,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,14</text:p>
          </table:table-cell>
          <table:table-cell office:value-type="float" office:value="0.789321438045519" calcext:value-type="float">
            <text:p>0,79</text:p>
          </table:table-cell>
          <table:table-cell office:value-type="float" office:value="26.9922691990091" calcext:value-type="float">
            <text:p>26,99</text:p>
          </table:table-cell>
          <table:table-cell office:value-type="float" office:value="0.49751240773156" calcext:value-type="float">
            <text:p>0,50</text:p>
          </table:table-cell>
          <table:table-cell table:style-name="ce11" office:value-type="float" office:value="0.000339300735402027" calcext:value-type="float">
            <text:p>3,39E-04</text:p>
          </table:table-cell>
          <table:table-cell table:style-name="ce11" office:value-type="float" office:value="0.0000123528488595036" calcext:value-type="float">
            <text:p>1,24E-05</text:p>
          </table:table-cell>
          <table:table-cell office:value-type="float" office:value="0.2643256387" calcext:value-type="float">
            <text:p>0,26</text:p>
          </table:table-cell>
          <table:table-cell office:value-type="float" office:value="0.0364005511473328" calcext:value-type="float">
            <text:p>0,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,39</text:p>
          </table:table-cell>
          <table:table-cell office:value-type="float" office:value="0.796514340662537" calcext:value-type="float">
            <text:p>0,80</text:p>
          </table:table-cell>
          <table:table-cell office:value-type="float" office:value="28.2252130470685" calcext:value-type="float">
            <text:p>28,23</text:p>
          </table:table-cell>
          <table:table-cell office:value-type="float" office:value="0.515656995442216" calcext:value-type="float">
            <text:p>0,52</text:p>
          </table:table-cell>
          <table:table-cell table:style-name="ce11" office:value-type="float" office:value="0.000358271950066319" calcext:value-type="float">
            <text:p>3,58E-04</text:p>
          </table:table-cell>
          <table:table-cell table:style-name="ce11" office:value-type="float" office:value="0.0000130076902901842" calcext:value-type="float">
            <text:p>1,30E-05</text:p>
          </table:table-cell>
          <table:table-cell office:value-type="float" office:value="0.04428793335" calcext:value-type="float">
            <text:p>0,04</text:p>
          </table:table-cell>
          <table:table-cell office:value-type="float" office:value="0.0150000044791953" calcext:value-type="float">
            <text:p>0,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,96</text:p>
          </table:table-cell>
          <table:table-cell office:value-type="float" office:value="0.783926525639603" calcext:value-type="float">
            <text:p>0,78</text:p>
          </table:table-cell>
          <table:table-cell office:value-type="float" office:value="27.831407101569" calcext:value-type="float">
            <text:p>27,83</text:p>
          </table:table-cell>
          <table:table-cell office:value-type="float" office:value="0.509865837515396" calcext:value-type="float">
            <text:p>0,51</text:p>
          </table:table-cell>
          <table:table-cell table:style-name="ce11" office:value-type="float" office:value="0.00034728072252267" calcext:value-type="float">
            <text:p>3,47E-04</text:p>
          </table:table-cell>
          <table:table-cell table:style-name="ce11" office:value-type="float" office:value="0.0000126285530816486" calcext:value-type="float">
            <text:p>1,26E-05</text:p>
          </table:table-cell>
          <table:table-cell office:value-type="float" office:value="0.05430977845" calcext:value-type="float">
            <text:p>0,05</text:p>
          </table:table-cell>
          <table:table-cell office:value-type="float" office:value="0.0165831278184534" calcext:value-type="float">
            <text:p>0,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16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16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16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,3975628479</text:p>
          </table:table-cell>
          <table:table-cell table:style-name="ce16" table:formula="of:=SQRT([.S3]^2/[.L3]^2+([.R3]/[.L3]^2)^2*[.M3]^2)" office:value-type="float" office:value="0.0224261498522911" calcext:value-type="float">
            <text:p>0,0224261499</text:p>
          </table:table-cell>
          <table:table-cell table:style-name="ce16" table:formula="of:=[.R3]/[.J3]" office:value-type="float" office:value="0.414431721782737" calcext:value-type="float">
            <text:p>0,4144317218</text:p>
          </table:table-cell>
          <table:table-cell table:style-name="ce16" table:formula="of:=SQRT([.S3]^2/[.J3]^2+([.R3]/[.J3]^2)^2*[.K3]^2)" office:value-type="float" office:value="0.0255702190934698" calcext:value-type="float">
            <text:p>0,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16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16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16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,3832033629</text:p>
          </table:table-cell>
          <table:table-cell table:style-name="ce16" table:formula="of:=SQRT([.S4]^2/[.L4]^2+([.R4]/[.L4]^2)^2*[.M4]^2)" office:value-type="float" office:value="0.0199758241874314" calcext:value-type="float">
            <text:p>0,0199758242</text:p>
          </table:table-cell>
          <table:table-cell table:style-name="ce16" table:formula="of:=[.R4]/[.J4]" office:value-type="float" office:value="0.414265566494304" calcext:value-type="float">
            <text:p>0,4142655665</text:p>
          </table:table-cell>
          <table:table-cell table:style-name="ce16" table:formula="of:=SQRT([.S4]^2/[.J4]^2+([.R4]/[.J4]^2)^2*[.K4]^2)" office:value-type="float" office:value="0.0240343362292268" calcext:value-type="float">
            <text:p>0,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16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16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16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,4103721923</text:p>
          </table:table-cell>
          <table:table-cell table:style-name="ce16" table:formula="of:=SQRT([.S5]^2/[.L5]^2+([.R5]/[.L5]^2)^2*[.M5]^2)" office:value-type="float" office:value="0.0192237158569349" calcext:value-type="float">
            <text:p>0,0192237159</text:p>
          </table:table-cell>
          <table:table-cell table:style-name="ce16" table:formula="of:=[.R5]/[.J5]" office:value-type="float" office:value="0.429230493874365" calcext:value-type="float">
            <text:p>0,4292304939</text:p>
          </table:table-cell>
          <table:table-cell table:style-name="ce16" table:formula="of:=SQRT([.S5]^2/[.J5]^2+([.R5]/[.J5]^2)^2*[.K5]^2)" office:value-type="float" office:value="0.0228242588233027" calcext:value-type="float">
            <text:p>0,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,10</text:p>
          </table:table-cell>
          <table:table-cell table:style-name="ce28" table:formula="of:=SQRT([.I6]^2*[.$B$4]^2 + [.$C$4]^2*[.H6]^2)" office:value-type="float" office:value="36.5055489142482" calcext:value-type="float">
            <text:p>36,51</text:p>
          </table:table-cell>
          <table:table-cell table:style-name="ce28" table:formula="of:=[.J6]*[.$B$5]" office:value-type="float" office:value="1822.15171554533" calcext:value-type="float">
            <text:p>1822,15</text:p>
          </table:table-cell>
          <table:table-cell table:style-name="ce28" table:formula="of:=SQRT([.K6]^2*[.$B$5]^2+[.$C$5]^2*[.J6]^2)" office:value-type="float" office:value="59.4165007558023" calcext:value-type="float">
            <text:p>59,42</text:p>
          </table:table-cell>
          <table:table-cell table:style-name="ce34" table:formula="of:=2*[.H6]*[.J6]*[.$B$3]/[.G6]" office:value-type="float" office:value="0.03245281" calcext:value-type="float">
            <text:p>0,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28" table:formula="of:=[.L6]-[.S5]" office:value-type="float" office:value="396.96754719" calcext:value-type="float">
            <text:p>396,97</text:p>
          </table:table-cell>
          <table:table-cell table:style-name="ce28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formula="of:=[.O5]/[.G6]" office:value-type="float" office:value="17.9619825016825" calcext:value-type="float">
            <text:p>17,96</text:p>
          </table:table-cell>
          <table:table-cell table:formula="of:=[.P5]/[.G6]" office:value-type="float" office:value="0.730110978284965" calcext:value-type="float">
            <text:p>0,73</text:p>
          </table:table-cell>
          <table:table-cell table:formula="of:=[.Q5]/[.G6]" office:value-type="float" office:value="36.4430343109067" calcext:value-type="float">
            <text:p>36,44</text:p>
          </table:table-cell>
          <table:table-cell table:formula="of:=[.R5]/[.G6]" office:value-type="float" office:value="1.18833001511605" calcext:value-type="float">
            <text:p>1,19</text:p>
          </table:table-cell>
          <table:table-cell table:style-name="ce7" table:formula="of:=[.U5]/[.G6]" office:value-type="float" office:value="7.9393509438" calcext:value-type="float">
            <text:p>7,94</text:p>
          </table:table-cell>
          <table:table-cell table:formula="of:=[.V5]/[.G6]" office:value-type="float" office:value="0.398497177520725" calcext:value-type="float">
            <text:p>0,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,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,92</text:p>
          </table:table-cell>
          <table:table-cell/>
          <table:table-cell table:style-name="ce28" table:formula="of:=[.H7]*[.$B$4]" office:value-type="float" office:value="1000.48379963465" calcext:value-type="float">
            <text:p>1000,48</text:p>
          </table:table-cell>
          <table:table-cell table:formula="of:=SQRT([.I7]^2*[.$B$4]^2 + [.$C$4]^2*[.H7]^2)" office:value-type="float" office:value="39.6919470472203" calcext:value-type="float">
            <text:p>39,69</text:p>
          </table:table-cell>
          <table:table-cell table:formula="of:=[.J7]*[.$B$5]" office:value-type="float" office:value="1674.64769024343" calcext:value-type="float">
            <text:p>1674,65</text:p>
          </table:table-cell>
          <table:table-cell table:formula="of:=SQRT([.K7]^2*[.$B$5]^2+[.$C$5]^2*[.J7]^2)" office:value-type="float" office:value="55.5101423282225" calcext:value-type="float">
            <text:p>55,51</text:p>
          </table:table-cell>
          <table:table-cell table:formula="of:=2*[.H7]*[.J7]*[.$B$3]/[.G7]" office:value-type="float" office:value="0.03322592" calcext:value-type="float">
            <text:p>0,0332</text:p>
          </table:table-cell>
          <table:table-cell table:formula="of:=SQRT((2*[.$B$3]/[.G7])^2*([.H7]^2*[.K7]^2+[.J7]^2*[.I7]^2))" office:value-type="float" office:value="0.00111444375793487" calcext:value-type="float">
            <text:p>0,0011</text:p>
          </table:table-cell>
          <table:table-cell table:formula="of:=[.L7]-[.S6]" office:value-type="float" office:value="435.96677408" calcext:value-type="float">
            <text:p>435,97</text:p>
          </table:table-cell>
          <table:table-cell table:style-name="ce28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formula="of:=[.O6]/[.G7]" office:value-type="float" office:value="20.009675992693" calcext:value-type="float">
            <text:p>20,01</text:p>
          </table:table-cell>
          <table:table-cell table:formula="of:=[.P6]/[.G7]" office:value-type="float" office:value="0.793838940944406" calcext:value-type="float">
            <text:p>0,79</text:p>
          </table:table-cell>
          <table:table-cell table:formula="of:=[.Q6]/[.G7]" office:value-type="float" office:value="33.4929538048687" calcext:value-type="float">
            <text:p>33,49</text:p>
          </table:table-cell>
          <table:table-cell table:formula="of:=[.R6]/[.G7]" office:value-type="float" office:value="1.11020284656445" calcext:value-type="float">
            <text:p>1,11</text:p>
          </table:table-cell>
          <table:table-cell table:style-name="ce7" table:formula="of:=[.U6]/[.G7]" office:value-type="float" office:value="8.7193354816" calcext:value-type="float">
            <text:p>8,72</text:p>
          </table:table-cell>
          <table:table-cell table:formula="of:=[.V6]/[.G7]" office:value-type="float" office:value="0.417612260951225" calcext:value-type="float">
            <text:p>0,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,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,88</text:p>
          </table:table-cell>
          <table:table-cell/>
          <table:table-cell table:style-name="ce28" table:formula="of:=[.H8]*[.$B$4]" office:value-type="float" office:value="1066.44976444573" calcext:value-type="float">
            <text:p>1066,45</text:p>
          </table:table-cell>
          <table:table-cell table:formula="of:=SQRT([.I8]^2*[.$B$4]^2 + [.$C$4]^2*[.H8]^2)" office:value-type="float" office:value="41.7340923830426" calcext:value-type="float">
            <text:p>41,73</text:p>
          </table:table-cell>
          <table:table-cell table:formula="of:=[.J8]*[.$B$5]" office:value-type="float" office:value="1466.96789342534" calcext:value-type="float">
            <text:p>1466,97</text:p>
          </table:table-cell>
          <table:table-cell table:formula="of:=SQRT([.K8]^2*[.$B$5]^2+[.$C$5]^2*[.J8]^2)" office:value-type="float" office:value="49.9800333143046" calcext:value-type="float">
            <text:p>49,98</text:p>
          </table:table-cell>
          <table:table-cell table:formula="of:=2*[.H8]*[.J8]*[.$B$3]/[.G8]" office:value-type="float" office:value="0.03102448" calcext:value-type="float">
            <text:p>0,0310</text:p>
          </table:table-cell>
          <table:table-cell table:formula="of:=SQRT((2*[.$B$3]/[.G8])^2*([.H8]^2*[.K8]^2+[.J8]^2*[.I8]^2))" office:value-type="float" office:value="0.00104960911047875" calcext:value-type="float">
            <text:p>0,0010</text:p>
          </table:table-cell>
          <table:table-cell table:formula="of:=[.L8]-[.S7]" office:value-type="float" office:value="452.96897552" calcext:value-type="float">
            <text:p>452,97</text:p>
          </table:table-cell>
          <table:table-cell table:style-name="ce28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formula="of:=[.O7]/[.G8]" office:value-type="float" office:value="21.3289952889145" calcext:value-type="float">
            <text:p>21,33</text:p>
          </table:table-cell>
          <table:table-cell table:formula="of:=[.P7]/[.G8]" office:value-type="float" office:value="0.834681847660851" calcext:value-type="float">
            <text:p>0,83</text:p>
          </table:table-cell>
          <table:table-cell table:formula="of:=[.Q7]/[.G8]" office:value-type="float" office:value="29.3393578685068" calcext:value-type="float">
            <text:p>29,34</text:p>
          </table:table-cell>
          <table:table-cell table:formula="of:=[.R7]/[.G8]" office:value-type="float" office:value="0.999600666286092" calcext:value-type="float">
            <text:p>1,00</text:p>
          </table:table-cell>
          <table:table-cell table:style-name="ce7" table:formula="of:=[.U7]/[.G8]" office:value-type="float" office:value="9.0593795104" calcext:value-type="float">
            <text:p>9,06</text:p>
          </table:table-cell>
          <table:table-cell table:formula="of:=[.V7]/[.G8]" office:value-type="float" office:value="0.425675933593469" calcext:value-type="float">
            <text:p>0,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,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,28</text:p>
          </table:table-cell>
          <table:table-cell/>
          <table:table-cell table:style-name="ce28" table:formula="of:=[.H9]*[.$B$4]" office:value-type="float" office:value="1204.56600326892" calcext:value-type="float">
            <text:p>1204,57</text:p>
          </table:table-cell>
          <table:table-cell table:formula="of:=SQRT([.I9]^2*[.$B$4]^2 + [.$C$4]^2*[.H9]^2)" office:value-type="float" office:value="45.9880020580926" calcext:value-type="float">
            <text:p>45,99</text:p>
          </table:table-cell>
          <table:table-cell table:formula="of:=[.J9]*[.$B$5]" office:value-type="float" office:value="1306.25455242477" calcext:value-type="float">
            <text:p>1306,25</text:p>
          </table:table-cell>
          <table:table-cell table:formula="of:=SQRT([.K9]^2*[.$B$5]^2+[.$C$5]^2*[.J9]^2)" office:value-type="float" office:value="45.6691108343951" calcext:value-type="float">
            <text:p>45,67</text:p>
          </table:table-cell>
          <table:table-cell table:formula="of:=2*[.H9]*[.J9]*[.$B$3]/[.G9]" office:value-type="float" office:value="0.0312034" calcext:value-type="float">
            <text:p>0,0312</text:p>
          </table:table-cell>
          <table:table-cell table:formula="of:=SQRT((2*[.$B$3]/[.G9])^2*([.H9]^2*[.K9]^2+[.J9]^2*[.I9]^2))" office:value-type="float" office:value="0.00104996005733552" calcext:value-type="float">
            <text:p>0,0010</text:p>
          </table:table-cell>
          <table:table-cell table:formula="of:=[.L9]-[.S8]" office:value-type="float" office:value="501.9687966" calcext:value-type="float">
            <text:p>501,97</text:p>
          </table:table-cell>
          <table:table-cell table:style-name="ce28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formula="of:=[.O8]/[.G9]" office:value-type="float" office:value="24.0913200653783" calcext:value-type="float">
            <text:p>24,09</text:p>
          </table:table-cell>
          <table:table-cell table:formula="of:=[.P8]/[.G9]" office:value-type="float" office:value="0.919760041161852" calcext:value-type="float">
            <text:p>0,92</text:p>
          </table:table-cell>
          <table:table-cell table:formula="of:=[.Q8]/[.G9]" office:value-type="float" office:value="26.1250910484953" calcext:value-type="float">
            <text:p>26,13</text:p>
          </table:table-cell>
          <table:table-cell table:formula="of:=[.R8]/[.G9]" office:value-type="float" office:value="0.913382216687903" calcext:value-type="float">
            <text:p>0,91</text:p>
          </table:table-cell>
          <table:table-cell table:style-name="ce7" table:formula="of:=[.U8]/[.G9]" office:value-type="float" office:value="10.039375932" calcext:value-type="float">
            <text:p>10,04</text:p>
          </table:table-cell>
          <table:table-cell table:formula="of:=[.V8]/[.G9]" office:value-type="float" office:value="0.448107130540194" calcext:value-type="float">
            <text:p>0,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,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,41</text:p>
          </table:table-cell>
          <table:table-cell/>
          <table:table-cell table:style-name="ce28" table:formula="of:=[.H10]*[.$B$4]" office:value-type="float" office:value="1289.08489568311" calcext:value-type="float">
            <text:p>1289,08</text:p>
          </table:table-cell>
          <table:table-cell table:formula="of:=SQRT([.I10]^2*[.$B$4]^2 + [.$C$4]^2*[.H10]^2)" office:value-type="float" office:value="48.5792325319191" calcext:value-type="float">
            <text:p>48,58</text:p>
          </table:table-cell>
          <table:table-cell table:formula="of:=[.J10]*[.$B$5]" office:value-type="float" office:value="1193.97536898601" calcext:value-type="float">
            <text:p>1193,98</text:p>
          </table:table-cell>
          <table:table-cell table:formula="of:=SQRT([.K10]^2*[.$B$5]^2+[.$C$5]^2*[.J10]^2)" office:value-type="float" office:value="42.6361772045811" calcext:value-type="float">
            <text:p>42,64</text:p>
          </table:table-cell>
          <table:table-cell table:formula="of:=2*[.H10]*[.J10]*[.$B$3]/[.G10]" office:value-type="float" office:value="0.03052252" calcext:value-type="float">
            <text:p>0,0305</text:p>
          </table:table-cell>
          <table:table-cell table:formula="of:=SQRT((2*[.$B$3]/[.G10])^2*([.H10]^2*[.K10]^2+[.J10]^2*[.I10]^2))" office:value-type="float" office:value="0.00103402315041782" calcext:value-type="float">
            <text:p>0,0010</text:p>
          </table:table-cell>
          <table:table-cell table:formula="of:=[.L10]-[.S9]" office:value-type="float" office:value="463.96947748" calcext:value-type="float">
            <text:p>463,97</text:p>
          </table:table-cell>
          <table:table-cell table:style-name="ce28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formula="of:=[.O9]/[.G10]" office:value-type="float" office:value="25.7816979136621" calcext:value-type="float">
            <text:p>25,78</text:p>
          </table:table-cell>
          <table:table-cell table:formula="of:=[.P9]/[.G10]" office:value-type="float" office:value="0.971584650638382" calcext:value-type="float">
            <text:p>0,97</text:p>
          </table:table-cell>
          <table:table-cell table:formula="of:=[.Q9]/[.G10]" office:value-type="float" office:value="23.8795073797201" calcext:value-type="float">
            <text:p>23,88</text:p>
          </table:table-cell>
          <table:table-cell table:formula="of:=[.R9]/[.G10]" office:value-type="float" office:value="0.852723544091621" calcext:value-type="float">
            <text:p>0,85</text:p>
          </table:table-cell>
          <table:table-cell table:style-name="ce7" table:formula="of:=[.U9]/[.G10]" office:value-type="float" office:value="9.2793895496" calcext:value-type="float">
            <text:p>9,28</text:p>
          </table:table-cell>
          <table:table-cell table:formula="of:=[.V9]/[.G10]" office:value-type="float" office:value="0.430813185067126" calcext:value-type="float">
            <text:p>0,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,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,54</text:p>
          </table:table-cell>
          <table:table-cell/>
          <table:table-cell table:style-name="ce28" table:formula="of:=[.H11]*[.$B$4]" office:value-type="float" office:value="1484.92135371599" calcext:value-type="float">
            <text:p>1484,92</text:p>
          </table:table-cell>
          <table:table-cell table:formula="of:=SQRT([.I11]^2*[.$B$4]^2 + [.$C$4]^2*[.H11]^2)" office:value-type="float" office:value="54.5567239249494" calcext:value-type="float">
            <text:p>54,56</text:p>
          </table:table-cell>
          <table:table-cell table:formula="of:=[.J11]*[.$B$5]" office:value-type="float" office:value="1103.71171171171" calcext:value-type="float">
            <text:p>1103,71</text:p>
          </table:table-cell>
          <table:table-cell table:formula="of:=SQRT([.K11]^2*[.$B$5]^2+[.$C$5]^2*[.J11]^2)" office:value-type="float" office:value="40.1822115666714" calcext:value-type="float">
            <text:p>40,18</text:p>
          </table:table-cell>
          <table:table-cell table:formula="of:=2*[.H11]*[.J11]*[.$B$3]/[.G11]" office:value-type="float" office:value="0.03250144" calcext:value-type="float">
            <text:p>0,0325</text:p>
          </table:table-cell>
          <table:table-cell table:formula="of:=SQRT((2*[.$B$3]/[.G11])^2*([.H11]^2*[.K11]^2+[.J11]^2*[.I11]^2))" office:value-type="float" office:value="0.00109141091070229" calcext:value-type="float">
            <text:p>0,0011</text:p>
          </table:table-cell>
          <table:table-cell table:formula="of:=[.L11]-[.S10]" office:value-type="float" office:value="473.96749856" calcext:value-type="float">
            <text:p>473,97</text:p>
          </table:table-cell>
          <table:table-cell table:style-name="ce28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formula="of:=[.O10]/[.G11]" office:value-type="float" office:value="29.6984270743198" calcext:value-type="float">
            <text:p>29,70</text:p>
          </table:table-cell>
          <table:table-cell table:formula="of:=[.P10]/[.G11]" office:value-type="float" office:value="1.09113447849899" calcext:value-type="float">
            <text:p>1,09</text:p>
          </table:table-cell>
          <table:table-cell table:formula="of:=[.Q10]/[.G11]" office:value-type="float" office:value="22.0742342342342" calcext:value-type="float">
            <text:p>22,07</text:p>
          </table:table-cell>
          <table:table-cell table:formula="of:=[.R10]/[.G11]" office:value-type="float" office:value="0.803644231333427" calcext:value-type="float">
            <text:p>0,80</text:p>
          </table:table-cell>
          <table:table-cell table:style-name="ce7" table:formula="of:=[.U10]/[.G11]" office:value-type="float" office:value="9.4793499712" calcext:value-type="float">
            <text:p>9,48</text:p>
          </table:table-cell>
          <table:table-cell table:formula="of:=[.V10]/[.G11]" office:value-type="float" office:value="0.435430821688671" calcext:value-type="float">
            <text:p>0,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,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,77</text:p>
          </table:table-cell>
          <table:table-cell/>
          <table:table-cell table:style-name="ce28" table:formula="of:=[.H12]*[.$B$4]" office:value-type="float" office:value="1665.64061147967" calcext:value-type="float">
            <text:p>1665,64</text:p>
          </table:table-cell>
          <table:table-cell table:style-name="ce28" table:formula="of:=SQRT([.I12]^2*[.$B$4]^2 + [.$C$4]^2*[.H12]^2)" office:value-type="float" office:value="60.0475667721677" calcext:value-type="float">
            <text:p>60,05</text:p>
          </table:table-cell>
          <table:table-cell table:style-name="ce28" table:formula="of:=[.J12]*[.$B$5]" office:value-type="float" office:value="931.256756756757" calcext:value-type="float">
            <text:p>931,26</text:p>
          </table:table-cell>
          <table:table-cell table:style-name="ce28" table:formula="of:=SQRT([.K12]^2*[.$B$5]^2+[.$C$5]^2*[.J12]^2)" office:value-type="float" office:value="35.4435532120684" calcext:value-type="float">
            <text:p>35,44</text:p>
          </table:table-cell>
          <table:table-cell table:style-name="ce34" table:formula="of:=2*[.H12]*[.J12]*[.$B$3]/[.G12]" office:value-type="float" office:value="0.03076056" calcext:value-type="float">
            <text:p>0,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28" table:formula="of:=[.L12]-[.S11]" office:value-type="float" office:value="408.96923944" calcext:value-type="float">
            <text:p>408,97</text:p>
          </table:table-cell>
          <table:table-cell table:style-name="ce28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formula="of:=[.O11]/[.G12]" office:value-type="float" office:value="33.3128122295933" calcext:value-type="float">
            <text:p>33,31</text:p>
          </table:table-cell>
          <table:table-cell table:formula="of:=[.P11]/[.G12]" office:value-type="float" office:value="1.20095133544335" calcext:value-type="float">
            <text:p>1,20</text:p>
          </table:table-cell>
          <table:table-cell table:formula="of:=[.Q11]/[.G12]" office:value-type="float" office:value="18.6251351351351" calcext:value-type="float">
            <text:p>18,63</text:p>
          </table:table-cell>
          <table:table-cell table:formula="of:=[.R11]/[.G12]" office:value-type="float" office:value="0.708871064241368" calcext:value-type="float">
            <text:p>0,71</text:p>
          </table:table-cell>
          <table:table-cell table:style-name="ce7" table:formula="of:=[.U11]/[.G12]" office:value-type="float" office:value="8.1793847888" calcext:value-type="float">
            <text:p>8,18</text:p>
          </table:table-cell>
          <table:table-cell table:formula="of:=[.V11]/[.G12]" office:value-type="float" office:value="0.404474968884843" calcext:value-type="float">
            <text:p>0,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,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,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formula="of:=MAX([.AH17:.AH29])"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,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,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,28</text:p>
          </table:table-cell>
          <table:table-cell table:formula="of:=SQRT([.I18]^2*[.$B$4]^2 + [.$C$4]^2*[.H18]^2)" office:value-type="float" office:value="44.6575135380401" calcext:value-type="float">
            <text:p>44,66</text:p>
          </table:table-cell>
          <table:table-cell table:formula="of:=[.J18]*[.$B$5]" office:value-type="float" office:value="1196.17692160245" calcext:value-type="float">
            <text:p>1196,18</text:p>
          </table:table-cell>
          <table:table-cell table:formula="of:=SQRT([.K18]^2*[.$B$5]^2+[.$C$5]^2*[.J18]^2)" office:value-type="float" office:value="42.695842700828" calcext:value-type="float">
            <text:p>42,70</text:p>
          </table:table-cell>
          <table:table-cell table:formula="of:=2*[.H18]*[.J18]*[.$B$3]/[.$F$16]" office:value-type="float" office:value="0.027547" calcext:value-type="float">
            <text:p>0,0275</text:p>
          </table:table-cell>
          <table:table-cell table:formula="of:=SQRT((2*[.$B$3]/[.$F$16])^2*([.H18]^2*[.K18]^2+[.J18]^2*[.I18]^2))" office:value-type="float" office:value="0.000956326513278807" calcext:value-type="float">
            <text:p>0,0010</text:p>
          </table:table-cell>
          <table:table-cell table:formula="of:=[.L18]-[.S18]" office:value-type="float" office:value="-0.027547" calcext:value-type="float">
            <text:p>-0,03</text:p>
          </table:table-cell>
          <table:table-cell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formula="of:=[.O18]/[.$F$16]" office:value-type="float" office:value="23.225516777233" calcext:value-type="float">
            <text:p>23,23</text:p>
          </table:table-cell>
          <table:table-cell table:formula="of:=[.P18]/[.$F$16]" office:value-type="float" office:value="0.893150270760802" calcext:value-type="float">
            <text:p>0,89</text:p>
          </table:table-cell>
          <table:table-cell table:formula="of:=[.Q18]/[.$F$16]" office:value-type="float" office:value="23.9235384320491" calcext:value-type="float">
            <text:p>23,92</text:p>
          </table:table-cell>
          <table:table-cell table:formula="of:=[.R18]/[.$F$16]" office:value-type="float" office:value="0.853916854016559" calcext:value-type="float">
            <text:p>0,85</text:p>
          </table:table-cell>
          <table:table-cell table:formula="of:=[.U18]/[.$F$16]" office:value-type="float" office:value="-0.00055094" calcext:value-type="float">
            <text:p>-0,0006</text:p>
          </table:table-cell>
          <table:table-cell table:formula="of:=[.V18]/[.$F$16]" office:value-type="float" office:value="0.0000191265302655761" calcext:value-type="float">
            <text:p>0,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,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,842745335438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,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,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,00</text:p>
          </table:table-cell>
          <table:table-cell/>
          <table:table-cell table:formula="of:=[.H19]*[.$B$4]" office:value-type="float" office:value="1191.51023940006" calcext:value-type="float">
            <text:p>1191,51</text:p>
          </table:table-cell>
          <table:table-cell table:formula="of:=SQRT([.I19]^2*[.$B$4]^2 + [.$C$4]^2*[.H19]^2)" office:value-type="float" office:value="45.5869924591524" calcext:value-type="float">
            <text:p>45,59</text:p>
          </table:table-cell>
          <table:table-cell table:formula="of:=[.J19]*[.$B$5]" office:value-type="float" office:value="1209.38623730113" calcext:value-type="float">
            <text:p>1209,39</text:p>
          </table:table-cell>
          <table:table-cell table:formula="of:=SQRT([.K19]^2*[.$B$5]^2+[.$C$5]^2*[.J19]^2)" office:value-type="float" office:value="43.0536608312893" calcext:value-type="float">
            <text:p>43,05</text:p>
          </table:table-cell>
          <table:table-cell table:formula="of:=2*[.H19]*[.J19]*[.$B$3]/[.$F$16]" office:value-type="float" office:value="0.02857632" calcext:value-type="float">
            <text:p>0,0286</text:p>
          </table:table-cell>
          <table:table-cell table:formula="of:=SQRT((2*[.$B$3]/[.$F$16])^2*([.H19]^2*[.K19]^2+[.J19]^2*[.I19]^2))" office:value-type="float" office:value="0.000983082469785725" calcext:value-type="float">
            <text:p>0,0010</text:p>
          </table:table-cell>
          <table:table-cell table:formula="of:=[.L19]-[.S19]" office:value-type="float" office:value="-0.02857632" calcext:value-type="float">
            <text:p>-0,03</text:p>
          </table:table-cell>
          <table:table-cell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formula="of:=[.O19]/[.$F$16]" office:value-type="float" office:value="23.8302047880012" calcext:value-type="float">
            <text:p>23,83</text:p>
          </table:table-cell>
          <table:table-cell table:formula="of:=[.P19]/[.$F$16]" office:value-type="float" office:value="0.911739849183048" calcext:value-type="float">
            <text:p>0,91</text:p>
          </table:table-cell>
          <table:table-cell table:formula="of:=[.Q19]/[.$F$16]" office:value-type="float" office:value="24.1877247460226" calcext:value-type="float">
            <text:p>24,19</text:p>
          </table:table-cell>
          <table:table-cell table:formula="of:=[.R19]/[.$F$16]" office:value-type="float" office:value="0.861073216625786" calcext:value-type="float">
            <text:p>0,86</text:p>
          </table:table-cell>
          <table:table-cell table:formula="of:=[.U19]/[.$F$16]" office:value-type="float" office:value="-0.0005715264" calcext:value-type="float">
            <text:p>-0,0006</text:p>
          </table:table-cell>
          <table:table-cell table:formula="of:=[.V19]/[.$F$16]" office:value-type="float" office:value="0.0000196616493957145" calcext:value-type="float">
            <text:p>0,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,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5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,00</text:p>
          </table:table-cell>
          <table:table-cell/>
          <table:table-cell table:formula="of:=[.H20]*[.$B$4]" office:value-type="float" office:value="1177.76733006442" calcext:value-type="float">
            <text:p>1177,77</text:p>
          </table:table-cell>
          <table:table-cell table:formula="of:=SQRT([.I20]^2*[.$B$4]^2 + [.$C$4]^2*[.H20]^2)" office:value-type="float" office:value="45.1646475226319" calcext:value-type="float">
            <text:p>45,16</text:p>
          </table:table-cell>
          <table:table-cell table:formula="of:=[.J20]*[.$B$5]" office:value-type="float" office:value="1221.86170212766" calcext:value-type="float">
            <text:p>1221,86</text:p>
          </table:table-cell>
          <table:table-cell table:formula="of:=SQRT([.K20]^2*[.$B$5]^2+[.$C$5]^2*[.J20]^2)" office:value-type="float" office:value="43.3913297450894" calcext:value-type="float">
            <text:p>43,39</text:p>
          </table:table-cell>
          <table:table-cell table:formula="of:=2*[.H20]*[.J20]*[.$B$3]/[.$F$16]" office:value-type="float" office:value="0.0285381" calcext:value-type="float">
            <text:p>0,0285</text:p>
          </table:table-cell>
          <table:table-cell table:formula="of:=SQRT((2*[.$B$3]/[.$F$16])^2*([.H20]^2*[.K20]^2+[.J20]^2*[.I20]^2))" office:value-type="float" office:value="0.000981989001465903" calcext:value-type="float">
            <text:p>0,0010</text:p>
          </table:table-cell>
          <table:table-cell table:formula="of:=[.L20]-[.S20]" office:value-type="float" office:value="-0.0285381" calcext:value-type="float">
            <text:p>-0,03</text:p>
          </table:table-cell>
          <table:table-cell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formula="of:=[.O20]/[.$F$16]" office:value-type="float" office:value="23.5553466012883" calcext:value-type="float">
            <text:p>23,56</text:p>
          </table:table-cell>
          <table:table-cell table:formula="of:=[.P20]/[.$F$16]" office:value-type="float" office:value="0.903292950452638" calcext:value-type="float">
            <text:p>0,90</text:p>
          </table:table-cell>
          <table:table-cell table:formula="of:=[.Q20]/[.$F$16]" office:value-type="float" office:value="24.4372340425532" calcext:value-type="float">
            <text:p>24,44</text:p>
          </table:table-cell>
          <table:table-cell table:formula="of:=[.R20]/[.$F$16]" office:value-type="float" office:value="0.867826594901787" calcext:value-type="float">
            <text:p>0,87</text:p>
          </table:table-cell>
          <table:table-cell table:formula="of:=[.U20]/[.$F$16]" office:value-type="float" office:value="-0.000570762" calcext:value-type="float">
            <text:p>-0,0006</text:p>
          </table:table-cell>
          <table:table-cell table:formula="of:=[.V20]/[.$F$16]" office:value-type="float" office:value="0.0000196397800293181" calcext:value-type="float">
            <text:p>0,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,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,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,00</text:p>
          </table:table-cell>
          <table:table-cell/>
          <table:table-cell table:formula="of:=[.H21]*[.$B$4]" office:value-type="float" office:value="1254.04047687722" calcext:value-type="float">
            <text:p>1254,04</text:p>
          </table:table-cell>
          <table:table-cell table:formula="of:=SQRT([.I21]^2*[.$B$4]^2 + [.$C$4]^2*[.H21]^2)" office:value-type="float" office:value="47.5057840624277" calcext:value-type="float">
            <text:p>47,51</text:p>
          </table:table-cell>
          <table:table-cell table:formula="of:=[.J21]*[.$B$5]" office:value-type="float" office:value="1386.97814836113" calcext:value-type="float">
            <text:p>1386,98</text:p>
          </table:table-cell>
          <table:table-cell table:formula="of:=SQRT([.K21]^2*[.$B$5]^2+[.$C$5]^2*[.J21]^2)" office:value-type="float" office:value="47.8383946133672" calcext:value-type="float">
            <text:p>47,84</text:p>
          </table:table-cell>
          <table:table-cell table:formula="of:=2*[.H21]*[.J21]*[.$B$3]/[.$F$16]" office:value-type="float" office:value="0.0344925" calcext:value-type="float">
            <text:p>0,0345</text:p>
          </table:table-cell>
          <table:table-cell table:formula="of:=SQRT((2*[.$B$3]/[.$F$16])^2*([.H21]^2*[.K21]^2+[.J21]^2*[.I21]^2))" office:value-type="float" office:value="0.00113198779807911" calcext:value-type="float">
            <text:p>0,0011</text:p>
          </table:table-cell>
          <table:table-cell table:formula="of:=[.L21]-[.S21]" office:value-type="float" office:value="0.9655075" calcext:value-type="float">
            <text:p>0,97</text:p>
          </table:table-cell>
          <table:table-cell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formula="of:=[.O21]/[.$F$16]" office:value-type="float" office:value="25.0808095375445" calcext:value-type="float">
            <text:p>25,08</text:p>
          </table:table-cell>
          <table:table-cell table:formula="of:=[.P21]/[.$F$16]" office:value-type="float" office:value="0.950115681248554" calcext:value-type="float">
            <text:p>0,95</text:p>
          </table:table-cell>
          <table:table-cell table:formula="of:=[.Q21]/[.$F$16]" office:value-type="float" office:value="27.7395629672225" calcext:value-type="float">
            <text:p>27,74</text:p>
          </table:table-cell>
          <table:table-cell table:formula="of:=[.R21]/[.$F$16]" office:value-type="float" office:value="0.956767892267343" calcext:value-type="float">
            <text:p>0,96</text:p>
          </table:table-cell>
          <table:table-cell table:formula="of:=[.U21]/[.$F$16]" office:value-type="float" office:value="0.01931015" calcext:value-type="float">
            <text:p>0,0193</text:p>
          </table:table-cell>
          <table:table-cell table:formula="of:=[.V21]/[.$F$16]" office:value-type="float" office:value="0.0200000128139596" calcext:value-type="float">
            <text:p>0,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,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7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,41</text:p>
          </table:table-cell>
          <table:table-cell/>
          <table:table-cell table:formula="of:=[.H22]*[.$B$4]" office:value-type="float" office:value="1166.08585712912" calcext:value-type="float">
            <text:p>1166,09</text:p>
          </table:table-cell>
          <table:table-cell table:formula="of:=SQRT([.I22]^2*[.$B$4]^2 + [.$C$4]^2*[.H22]^2)" office:value-type="float" office:value="44.8054643135693" calcext:value-type="float">
            <text:p>44,81</text:p>
          </table:table-cell>
          <table:table-cell table:formula="of:=[.J22]*[.$B$5]" office:value-type="float" office:value="1245.34493003642" calcext:value-type="float">
            <text:p>1245,34</text:p>
          </table:table-cell>
          <table:table-cell table:formula="of:=SQRT([.K22]^2*[.$B$5]^2+[.$C$5]^2*[.J22]^2)" office:value-type="float" office:value="44.0262506900697" calcext:value-type="float">
            <text:p>44,03</text:p>
          </table:table-cell>
          <table:table-cell table:formula="of:=2*[.H22]*[.J22]*[.$B$3]/[.$F$16]" office:value-type="float" office:value="0.02879809" calcext:value-type="float">
            <text:p>0,0288</text:p>
          </table:table-cell>
          <table:table-cell table:formula="of:=SQRT((2*[.$B$3]/[.$F$16])^2*([.H22]^2*[.K22]^2+[.J22]^2*[.I22]^2))" office:value-type="float" office:value="0.000988639051727171" calcext:value-type="float">
            <text:p>0,0010</text:p>
          </table:table-cell>
          <table:table-cell table:formula="of:=[.L22]-[.S22]" office:value-type="float" office:value="1.97120191" calcext:value-type="float">
            <text:p>1,97</text:p>
          </table:table-cell>
          <table:table-cell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formula="of:=[.O22]/[.$F$16]" office:value-type="float" office:value="23.3217171425824" calcext:value-type="float">
            <text:p>23,32</text:p>
          </table:table-cell>
          <table:table-cell table:formula="of:=[.P22]/[.$F$16]" office:value-type="float" office:value="0.896109286271386" calcext:value-type="float">
            <text:p>0,90</text:p>
          </table:table-cell>
          <table:table-cell table:formula="of:=[.Q22]/[.$F$16]" office:value-type="float" office:value="24.9068986007284" calcext:value-type="float">
            <text:p>24,91</text:p>
          </table:table-cell>
          <table:table-cell table:formula="of:=[.R22]/[.$F$16]" office:value-type="float" office:value="0.880525013801394" calcext:value-type="float">
            <text:p>0,88</text:p>
          </table:table-cell>
          <table:table-cell table:formula="of:=[.U22]/[.$F$16]" office:value-type="float" office:value="0.0394240382" calcext:value-type="float">
            <text:p>0,0394</text:p>
          </table:table-cell>
          <table:table-cell table:formula="of:=[.V22]/[.$F$16]" office:value-type="float" office:value="0.0282842781587735" calcext:value-type="float">
            <text:p>0,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,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,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,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,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,00</text:p>
          </table:table-cell>
          <table:table-cell/>
          <table:table-cell table:formula="of:=[.H23]*[.$B$4]" office:value-type="float" office:value="1357.11229689453" calcext:value-type="float">
            <text:p>1357,11</text:p>
          </table:table-cell>
          <table:table-cell table:formula="of:=SQRT([.I23]^2*[.$B$4]^2 + [.$C$4]^2*[.H23]^2)" office:value-type="float" office:value="50.6594458325148" calcext:value-type="float">
            <text:p>50,66</text:p>
          </table:table-cell>
          <table:table-cell table:formula="of:=[.J23]*[.$B$5]" office:value-type="float" office:value="1449.35547249377" calcext:value-type="float">
            <text:p>1449,36</text:p>
          </table:table-cell>
          <table:table-cell table:formula="of:=SQRT([.K23]^2*[.$B$5]^2+[.$C$5]^2*[.J23]^2)" office:value-type="float" office:value="49.5091045792952" calcext:value-type="float">
            <text:p>49,51</text:p>
          </table:table-cell>
          <table:table-cell table:formula="of:=2*[.H23]*[.J23]*[.$B$3]/[.$F$16]" office:value-type="float" office:value="0.03900625" calcext:value-type="float">
            <text:p>0,0390</text:p>
          </table:table-cell>
          <table:table-cell table:formula="of:=SQRT((2*[.$B$3]/[.$F$16])^2*([.H23]^2*[.K23]^2+[.J23]^2*[.I23]^2))" office:value-type="float" office:value="0.00124126825263518" calcext:value-type="float">
            <text:p>0,0012</text:p>
          </table:table-cell>
          <table:table-cell table:formula="of:=[.L23]-[.S23]" office:value-type="float" office:value="3.96099375" calcext:value-type="float">
            <text:p>3,96</text:p>
          </table:table-cell>
          <table:table-cell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formula="of:=[.O23]/[.$F$16]" office:value-type="float" office:value="27.1422459378906" calcext:value-type="float">
            <text:p>27,14</text:p>
          </table:table-cell>
          <table:table-cell table:formula="of:=[.P23]/[.$F$16]" office:value-type="float" office:value="1.0131889166503" calcext:value-type="float">
            <text:p>1,01</text:p>
          </table:table-cell>
          <table:table-cell table:formula="of:=[.Q23]/[.$F$16]" office:value-type="float" office:value="28.9871094498754" calcext:value-type="float">
            <text:p>28,99</text:p>
          </table:table-cell>
          <table:table-cell table:formula="of:=[.R23]/[.$F$16]" office:value-type="float" office:value="0.990182091585903" calcext:value-type="float">
            <text:p>0,99</text:p>
          </table:table-cell>
          <table:table-cell table:formula="of:=[.U23]/[.$F$16]" office:value-type="float" office:value="0.079219875" calcext:value-type="float">
            <text:p>0,0792</text:p>
          </table:table-cell>
          <table:table-cell table:formula="of:=[.V23]/[.$F$16]" office:value-type="float" office:value="0.0400000077037336" calcext:value-type="float">
            <text:p>0,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,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59" calcext:value-type="float">
            <text:p>0,003853800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,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,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,57</text:p>
          </table:table-cell>
          <table:table-cell/>
          <table:table-cell table:formula="of:=[.H24]*[.$B$4]" office:value-type="float" office:value="1165.39871166234" calcext:value-type="float">
            <text:p>1165,40</text:p>
          </table:table-cell>
          <table:table-cell table:formula="of:=SQRT([.I24]^2*[.$B$4]^2 + [.$C$4]^2*[.H24]^2)" office:value-type="float" office:value="44.7843303544623" calcext:value-type="float">
            <text:p>44,78</text:p>
          </table:table-cell>
          <table:table-cell table:formula="of:=[.J24]*[.$B$5]" office:value-type="float" office:value="1469.90329691394" calcext:value-type="float">
            <text:p>1469,90</text:p>
          </table:table-cell>
          <table:table-cell table:formula="of:=SQRT([.K24]^2*[.$B$5]^2+[.$C$5]^2*[.J24]^2)" office:value-type="float" office:value="50.0584886575522" calcext:value-type="float">
            <text:p>50,06</text:p>
          </table:table-cell>
          <table:table-cell table:formula="of:=2*[.H24]*[.J24]*[.$B$3]/[.$F$16]" office:value-type="float" office:value="0.03397088" calcext:value-type="float">
            <text:p>0,0340</text:p>
          </table:table-cell>
          <table:table-cell table:formula="of:=SQRT((2*[.$B$3]/[.$F$16])^2*([.H24]^2*[.K24]^2+[.J24]^2*[.I24]^2))" office:value-type="float" office:value="0.0011209740635715" calcext:value-type="float">
            <text:p>0,0011</text:p>
          </table:table-cell>
          <table:table-cell table:formula="of:=[.L24]-[.S24]" office:value-type="float" office:value="157.96602912" calcext:value-type="float">
            <text:p>157,97</text:p>
          </table:table-cell>
          <table:table-cell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formula="of:=[.O24]/[.$F$16]" office:value-type="float" office:value="23.3079742332468" calcext:value-type="float">
            <text:p>23,31</text:p>
          </table:table-cell>
          <table:table-cell table:formula="of:=[.P24]/[.$F$16]" office:value-type="float" office:value="0.895686607089247" calcext:value-type="float">
            <text:p>0,90</text:p>
          </table:table-cell>
          <table:table-cell table:formula="of:=[.Q24]/[.$F$16]" office:value-type="float" office:value="29.3980659382787" calcext:value-type="float">
            <text:p>29,40</text:p>
          </table:table-cell>
          <table:table-cell table:formula="of:=[.R24]/[.$F$16]" office:value-type="float" office:value="1.00116977315104" calcext:value-type="float">
            <text:p>1,00</text:p>
          </table:table-cell>
          <table:table-cell table:formula="of:=[.U24]/[.$F$16]" office:value-type="float" office:value="3.1593205824" calcext:value-type="float">
            <text:p>3,1593</text:p>
          </table:table-cell>
          <table:table-cell table:formula="of:=[.V24]/[.$F$16]" office:value-type="float" office:value="0.251396102799214" calcext:value-type="float">
            <text:p>0,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,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,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,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,00</text:p>
          </table:table-cell>
          <table:table-cell/>
          <table:table-cell table:formula="of:=[.H25]*[.$B$4]" office:value-type="float" office:value="1216.24747620421" calcext:value-type="float">
            <text:p>1216,25</text:p>
          </table:table-cell>
          <table:table-cell table:formula="of:=SQRT([.I25]^2*[.$B$4]^2 + [.$C$4]^2*[.H25]^2)" office:value-type="float" office:value="46.3466245903376" calcext:value-type="float">
            <text:p>46,35</text:p>
          </table:table-cell>
          <table:table-cell table:formula="of:=[.J25]*[.$B$5]" office:value-type="float" office:value="1117.65487828254" calcext:value-type="float">
            <text:p>1117,65</text:p>
          </table:table-cell>
          <table:table-cell table:formula="of:=SQRT([.K25]^2*[.$B$5]^2+[.$C$5]^2*[.J25]^2)" office:value-type="float" office:value="40.5623101913972" calcext:value-type="float">
            <text:p>40,56</text:p>
          </table:table-cell>
          <table:table-cell table:formula="of:=2*[.H25]*[.J25]*[.$B$3]/[.$F$16]" office:value-type="float" office:value="0.0269571" calcext:value-type="float">
            <text:p>0,0270</text:p>
          </table:table-cell>
          <table:table-cell table:formula="of:=SQRT((2*[.$B$3]/[.$F$16])^2*([.H25]^2*[.K25]^2+[.J25]^2*[.I25]^2))" office:value-type="float" office:value="0.000942176895810973" calcext:value-type="float">
            <text:p>0,0009</text:p>
          </table:table-cell>
          <table:table-cell table:formula="of:=[.L25]-[.S25]" office:value-type="float" office:value="0.9730429" calcext:value-type="float">
            <text:p>0,97</text:p>
          </table:table-cell>
          <table:table-cell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formula="of:=[.O25]/[.$F$16]" office:value-type="float" office:value="24.3249495240842" calcext:value-type="float">
            <text:p>24,32</text:p>
          </table:table-cell>
          <table:table-cell table:formula="of:=[.P25]/[.$F$16]" office:value-type="float" office:value="0.926932491806752" calcext:value-type="float">
            <text:p>0,93</text:p>
          </table:table-cell>
          <table:table-cell table:formula="of:=[.Q25]/[.$F$16]" office:value-type="float" office:value="22.3530975656508" calcext:value-type="float">
            <text:p>22,35</text:p>
          </table:table-cell>
          <table:table-cell table:formula="of:=[.R25]/[.$F$16]" office:value-type="float" office:value="0.811246203827943" calcext:value-type="float">
            <text:p>0,81</text:p>
          </table:table-cell>
          <table:table-cell table:formula="of:=[.U25]/[.$F$16]" office:value-type="float" office:value="0.019460858" calcext:value-type="float">
            <text:p>0,0195</text:p>
          </table:table-cell>
          <table:table-cell table:formula="of:=[.V25]/[.$F$16]" office:value-type="float" office:value="0.0200000088769711" calcext:value-type="float">
            <text:p>0,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,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,020842607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,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,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,00</text:p>
          </table:table-cell>
          <table:table-cell/>
          <table:table-cell table:formula="of:=[.H26]*[.$B$4]" office:value-type="float" office:value="1205.2531487357" calcext:value-type="float">
            <text:p>1205,25</text:p>
          </table:table-cell>
          <table:table-cell table:formula="of:=SQRT([.I26]^2*[.$B$4]^2 + [.$C$4]^2*[.H26]^2)" office:value-type="float" office:value="46.0091020480927" calcext:value-type="float">
            <text:p>46,01</text:p>
          </table:table-cell>
          <table:table-cell table:formula="of:=[.J26]*[.$B$5]" office:value-type="float" office:value="1178.56450067088" calcext:value-type="float">
            <text:p>1178,56</text:p>
          </table:table-cell>
          <table:table-cell table:formula="of:=SQRT([.K26]^2*[.$B$5]^2+[.$C$5]^2*[.J26]^2)" office:value-type="float" office:value="42.2182809887117" calcext:value-type="float">
            <text:p>42,22</text:p>
          </table:table-cell>
          <table:table-cell table:formula="of:=2*[.H26]*[.J26]*[.$B$3]/[.$F$16]" office:value-type="float" office:value="0.02816924" calcext:value-type="float">
            <text:p>0,0282</text:p>
          </table:table-cell>
          <table:table-cell table:formula="of:=SQRT((2*[.$B$3]/[.$F$16])^2*([.H26]^2*[.K26]^2+[.J26]^2*[.I26]^2))" office:value-type="float" office:value="0.000972875358923228" calcext:value-type="float">
            <text:p>0,0010</text:p>
          </table:table-cell>
          <table:table-cell table:formula="of:=[.L26]-[.S26]" office:value-type="float" office:value="0.97183076" calcext:value-type="float">
            <text:p>0,97</text:p>
          </table:table-cell>
          <table:table-cell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formula="of:=[.O26]/[.$F$16]" office:value-type="float" office:value="24.105062974714" calcext:value-type="float">
            <text:p>24,11</text:p>
          </table:table-cell>
          <table:table-cell table:formula="of:=[.P26]/[.$F$16]" office:value-type="float" office:value="0.920182040961853" calcext:value-type="float">
            <text:p>0,92</text:p>
          </table:table-cell>
          <table:table-cell table:formula="of:=[.Q26]/[.$F$16]" office:value-type="float" office:value="23.5712900134177" calcext:value-type="float">
            <text:p>23,57</text:p>
          </table:table-cell>
          <table:table-cell table:formula="of:=[.R26]/[.$F$16]" office:value-type="float" office:value="0.844365619774233" calcext:value-type="float">
            <text:p>0,84</text:p>
          </table:table-cell>
          <table:table-cell table:formula="of:=[.U26]/[.$F$16]" office:value-type="float" office:value="0.0194366152" calcext:value-type="float">
            <text:p>0,0194</text:p>
          </table:table-cell>
          <table:table-cell table:formula="of:=[.V26]/[.$F$16]" office:value-type="float" office:value="0.0200000094648624" calcext:value-type="float">
            <text:p>0,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,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1" calcext:value-type="float">
            <text:p>0,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,00</text:p>
          </table:table-cell>
          <table:table-cell/>
          <table:table-cell table:formula="of:=[.H27]*[.$B$4]" office:value-type="float" office:value="1182.57734833189" calcext:value-type="float">
            <text:p>1182,58</text:p>
          </table:table-cell>
          <table:table-cell table:formula="of:=SQRT([.I27]^2*[.$B$4]^2 + [.$C$4]^2*[.H27]^2)" office:value-type="float" office:value="45.3124954328367" calcext:value-type="float">
            <text:p>45,31</text:p>
          </table:table-cell>
          <table:table-cell table:formula="of:=[.J27]*[.$B$5]" office:value-type="float" office:value="1243.87722829212" calcext:value-type="float">
            <text:p>1243,88</text:p>
          </table:table-cell>
          <table:table-cell table:formula="of:=SQRT([.K27]^2*[.$B$5]^2+[.$C$5]^2*[.J27]^2)" office:value-type="float" office:value="43.9865940164421" calcext:value-type="float">
            <text:p>43,99</text:p>
          </table:table-cell>
          <table:table-cell table:formula="of:=2*[.H27]*[.J27]*[.$B$3]/[.$F$16]" office:value-type="float" office:value="0.02917095" calcext:value-type="float">
            <text:p>0,0292</text:p>
          </table:table-cell>
          <table:table-cell table:formula="of:=SQRT((2*[.$B$3]/[.$F$16])^2*([.H27]^2*[.K27]^2+[.J27]^2*[.I27]^2))" office:value-type="float" office:value="0.000998238274161034" calcext:value-type="float">
            <text:p>0,0010</text:p>
          </table:table-cell>
          <table:table-cell table:formula="of:=[.L27]-[.S27]" office:value-type="float" office:value="0.97082905" calcext:value-type="float">
            <text:p>0,97</text:p>
          </table:table-cell>
          <table:table-cell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formula="of:=[.O27]/[.$F$16]" office:value-type="float" office:value="23.6515469666378" calcext:value-type="float">
            <text:p>23,65</text:p>
          </table:table-cell>
          <table:table-cell table:formula="of:=[.P27]/[.$F$16]" office:value-type="float" office:value="0.906249908656735" calcext:value-type="float">
            <text:p>0,91</text:p>
          </table:table-cell>
          <table:table-cell table:formula="of:=[.Q27]/[.$F$16]" office:value-type="float" office:value="24.8775445658424" calcext:value-type="float">
            <text:p>24,88</text:p>
          </table:table-cell>
          <table:table-cell table:formula="of:=[.R27]/[.$F$16]" office:value-type="float" office:value="0.879731880328841" calcext:value-type="float">
            <text:p>0,88</text:p>
          </table:table-cell>
          <table:table-cell table:formula="of:=[.U27]/[.$F$16]" office:value-type="float" office:value="0.019416581" calcext:value-type="float">
            <text:p>0,0194</text:p>
          </table:table-cell>
          <table:table-cell table:formula="of:=[.V27]/[.$F$16]" office:value-type="float" office:value="0.020000009964794" calcext:value-type="float">
            <text:p>0,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,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,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,73</text:p>
          </table:table-cell>
          <table:table-cell/>
          <table:table-cell table:formula="of:=[.H28]*[.$B$4]" office:value-type="float" office:value="1169.52158446303" calcext:value-type="float">
            <text:p>1169,52</text:p>
          </table:table-cell>
          <table:table-cell table:formula="of:=SQRT([.I28]^2*[.$B$4]^2 + [.$C$4]^2*[.H28]^2)" office:value-type="float" office:value="44.911124831946" calcext:value-type="float">
            <text:p>44,91</text:p>
          </table:table-cell>
          <table:table-cell table:formula="of:=[.J28]*[.$B$5]" office:value-type="float" office:value="1346.61635039295" calcext:value-type="float">
            <text:p>1346,62</text:p>
          </table:table-cell>
          <table:table-cell table:formula="of:=SQRT([.K28]^2*[.$B$5]^2+[.$C$5]^2*[.J28]^2)" office:value-type="float" office:value="46.7548262832865" calcext:value-type="float">
            <text:p>46,75</text:p>
          </table:table-cell>
          <table:table-cell table:formula="of:=2*[.H28]*[.J28]*[.$B$3]/[.$F$16]" office:value-type="float" office:value="0.0312317" calcext:value-type="float">
            <text:p>0,0312</text:p>
          </table:table-cell>
          <table:table-cell table:formula="of:=SQRT((2*[.$B$3]/[.$F$16])^2*([.H28]^2*[.K28]^2+[.J28]^2*[.I28]^2))" office:value-type="float" office:value="0.00105103055569284" calcext:value-type="float">
            <text:p>0,0011</text:p>
          </table:table-cell>
          <table:table-cell table:formula="of:=[.L28]-[.S28]" office:value-type="float" office:value="2.9687683" calcext:value-type="float">
            <text:p>2,97</text:p>
          </table:table-cell>
          <table:table-cell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formula="of:=[.O28]/[.$F$16]" office:value-type="float" office:value="23.3904316892606" calcext:value-type="float">
            <text:p>23,39</text:p>
          </table:table-cell>
          <table:table-cell table:formula="of:=[.P28]/[.$F$16]" office:value-type="float" office:value="0.898222496638919" calcext:value-type="float">
            <text:p>0,90</text:p>
          </table:table-cell>
          <table:table-cell table:formula="of:=[.Q28]/[.$F$16]" office:value-type="float" office:value="26.9323270078589" calcext:value-type="float">
            <text:p>26,93</text:p>
          </table:table-cell>
          <table:table-cell table:formula="of:=[.R28]/[.$F$16]" office:value-type="float" office:value="0.935096525665729" calcext:value-type="float">
            <text:p>0,94</text:p>
          </table:table-cell>
          <table:table-cell table:formula="of:=[.U28]/[.$F$16]" office:value-type="float" office:value="0.059375366" calcext:value-type="float">
            <text:p>0,0594</text:p>
          </table:table-cell>
          <table:table-cell table:formula="of:=[.V28]/[.$F$16]" office:value-type="float" office:value="0.0346410225291646" calcext:value-type="float">
            <text:p>0,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,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5" calcext:value-type="float">
            <text:p>0,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,65</text:p>
          </table:table-cell>
          <table:table-cell/>
          <table:table-cell table:formula="of:=[.H29]*[.$B$4]" office:value-type="float" office:value="1223.11893087203" calcext:value-type="float">
            <text:p>1223,12</text:p>
          </table:table-cell>
          <table:table-cell table:formula="of:=SQRT([.I29]^2*[.$B$4]^2 + [.$C$4]^2*[.H29]^2)" office:value-type="float" office:value="46.5575031955413" calcext:value-type="float">
            <text:p>46,56</text:p>
          </table:table-cell>
          <table:table-cell table:formula="of:=[.J29]*[.$B$5]" office:value-type="float" office:value="1358.35796434733" calcext:value-type="float">
            <text:p>1358,36</text:p>
          </table:table-cell>
          <table:table-cell table:formula="of:=SQRT([.K29]^2*[.$B$5]^2+[.$C$5]^2*[.J29]^2)" office:value-type="float" office:value="47.0702610294744" calcext:value-type="float">
            <text:p>47,07</text:p>
          </table:table-cell>
          <table:table-cell table:formula="of:=2*[.H29]*[.J29]*[.$B$3]/[.$F$16]" office:value-type="float" office:value="0.0329478" calcext:value-type="float">
            <text:p>0,0329</text:p>
          </table:table-cell>
          <table:table-cell table:formula="of:=SQRT((2*[.$B$3]/[.$F$16])^2*([.H29]^2*[.K29]^2+[.J29]^2*[.I29]^2))" office:value-type="float" office:value="0.00109377082517317" calcext:value-type="float">
            <text:p>0,0011</text:p>
          </table:table-cell>
          <table:table-cell table:formula="of:=[.L29]-[.S29]" office:value-type="float" office:value="6.9670522" calcext:value-type="float">
            <text:p>6,97</text:p>
          </table:table-cell>
          <table:table-cell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formula="of:=[.O29]/[.$F$16]" office:value-type="float" office:value="24.4623786174406" calcext:value-type="float">
            <text:p>24,46</text:p>
          </table:table-cell>
          <table:table-cell table:formula="of:=[.P29]/[.$F$16]" office:value-type="float" office:value="0.931150063910825" calcext:value-type="float">
            <text:p>0,93</text:p>
          </table:table-cell>
          <table:table-cell table:formula="of:=[.Q29]/[.$F$16]" office:value-type="float" office:value="27.1671592869465" calcext:value-type="float">
            <text:p>27,17</text:p>
          </table:table-cell>
          <table:table-cell table:formula="of:=[.R29]/[.$F$16]" office:value-type="float" office:value="0.941405220589489" calcext:value-type="float">
            <text:p>0,94</text:p>
          </table:table-cell>
          <table:table-cell table:formula="of:=[.U29]/[.$F$16]" office:value-type="float" office:value="0.139341044" calcext:value-type="float">
            <text:p>0,1393</text:p>
          </table:table-cell>
          <table:table-cell table:formula="of:=[.V29]/[.$F$16]" office:value-type="float" office:value="0.0529150307430115" calcext:value-type="float">
            <text:p>0,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,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,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,77</text:p>
          </table:table-cell>
          <table:table-cell/>
          <table:table-cell table:formula="of:=[.H30]*[.$B$4]" office:value-type="float" office:value="1154.40438419383" calcext:value-type="float">
            <text:p>1154,40</text:p>
          </table:table-cell>
          <table:table-cell table:formula="of:=SQRT([.I30]^2*[.$B$4]^2 + [.$C$4]^2*[.H30]^2)" office:value-type="float" office:value="44.4461020158801" calcext:value-type="float">
            <text:p>44,45</text:p>
          </table:table-cell>
          <table:table-cell table:formula="of:=[.J30]*[.$B$5]" office:value-type="float" office:value="1407.52597278129" calcext:value-type="float">
            <text:p>1407,53</text:p>
          </table:table-cell>
          <table:table-cell table:formula="of:=SQRT([.K30]^2*[.$B$5]^2+[.$C$5]^2*[.J30]^2)" office:value-type="float" office:value="48.3892509738324" calcext:value-type="float">
            <text:p>48,39</text:p>
          </table:table-cell>
          <table:table-cell table:formula="of:=2*[.H30]*[.J30]*[.$B$3]/[.$F$16]" office:value-type="float" office:value="0.0322224" calcext:value-type="float">
            <text:p>0,0322</text:p>
          </table:table-cell>
          <table:table-cell table:formula="of:=SQRT((2*[.$B$3]/[.$F$16])^2*([.H30]^2*[.K30]^2+[.J30]^2*[.I30]^2))" office:value-type="float" office:value="0.00107673671433643" calcext:value-type="float">
            <text:p>0,0011</text:p>
          </table:table-cell>
          <table:table-cell table:formula="of:=[.L30]-[.S30]" office:value-type="float" office:value="115.9677776" calcext:value-type="float">
            <text:p>115,97</text:p>
          </table:table-cell>
          <table:table-cell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formula="of:=[.O30]/[.$F$16]" office:value-type="float" office:value="23.0880876838765" calcext:value-type="float">
            <text:p>23,09</text:p>
          </table:table-cell>
          <table:table-cell table:formula="of:=[.P30]/[.$F$16]" office:value-type="float" office:value="0.888922040317601" calcext:value-type="float">
            <text:p>0,89</text:p>
          </table:table-cell>
          <table:table-cell table:formula="of:=[.Q30]/[.$F$16]" office:value-type="float" office:value="28.1505194556258" calcext:value-type="float">
            <text:p>28,15</text:p>
          </table:table-cell>
          <table:table-cell table:formula="of:=[.R30]/[.$F$16]" office:value-type="float" office:value="0.967785019476648" calcext:value-type="float">
            <text:p>0,97</text:p>
          </table:table-cell>
          <table:table-cell table:formula="of:=[.U30]/[.$F$16]" office:value-type="float" office:value="2.319355552" calcext:value-type="float">
            <text:p>2,3194</text:p>
          </table:table-cell>
          <table:table-cell table:formula="of:=[.V30]/[.$F$16]" office:value-type="float" office:value="0.215406593361821" calcext:value-type="float">
            <text:p>0,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formula="of:=MAX([.AH30:.AH40])"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,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,89430138179257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,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,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,57</text:p>
          </table:table-cell>
          <table:table-cell/>
          <table:table-cell table:formula="of:=[.H31]*[.$B$4]" office:value-type="float" office:value="1161.27583886165" calcext:value-type="float">
            <text:p>1161,28</text:p>
          </table:table-cell>
          <table:table-cell table:formula="of:=SQRT([.I31]^2*[.$B$4]^2 + [.$C$4]^2*[.H31]^2)" office:value-type="float" office:value="44.6575135380401" calcext:value-type="float">
            <text:p>44,66</text:p>
          </table:table-cell>
          <table:table-cell table:formula="of:=[.J31]*[.$B$5]" office:value-type="float" office:value="1445.68621813303" calcext:value-type="float">
            <text:p>1445,69</text:p>
          </table:table-cell>
          <table:table-cell table:formula="of:=SQRT([.K31]^2*[.$B$5]^2+[.$C$5]^2*[.J31]^2)" office:value-type="float" office:value="49.4109514325976" calcext:value-type="float">
            <text:p>49,41</text:p>
          </table:table-cell>
          <table:table-cell table:formula="of:=2*[.H31]*[.J31]*[.$B$3]/[.$F$16]" office:value-type="float" office:value="0.033293" calcext:value-type="float">
            <text:p>0,0333</text:p>
          </table:table-cell>
          <table:table-cell table:formula="of:=SQRT((2*[.$B$3]/[.$F$16])^2*([.H31]^2*[.K31]^2+[.J31]^2*[.I31]^2))" office:value-type="float" office:value="0.00110386765511088" calcext:value-type="float">
            <text:p>0,0011</text:p>
          </table:table-cell>
          <table:table-cell table:formula="of:=[.L31]-[.S31]" office:value-type="float" office:value="422.966707" calcext:value-type="float">
            <text:p>422,97</text:p>
          </table:table-cell>
          <table:table-cell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formula="of:=[.O31]/[.$F$16]" office:value-type="float" office:value="23.225516777233" calcext:value-type="float">
            <text:p>23,23</text:p>
          </table:table-cell>
          <table:table-cell table:formula="of:=[.P31]/[.$F$16]" office:value-type="float" office:value="0.893150270760802" calcext:value-type="float">
            <text:p>0,89</text:p>
          </table:table-cell>
          <table:table-cell table:formula="of:=[.Q31]/[.$F$16]" office:value-type="float" office:value="28.9137243626605" calcext:value-type="float">
            <text:p>28,91</text:p>
          </table:table-cell>
          <table:table-cell table:formula="of:=[.R31]/[.$F$16]" office:value-type="float" office:value="0.988219028651951" calcext:value-type="float">
            <text:p>0,99</text:p>
          </table:table-cell>
          <table:table-cell table:formula="of:=[.U31]/[.$F$16]" office:value-type="float" office:value="8.45933414" calcext:value-type="float">
            <text:p>8,4593</text:p>
          </table:table-cell>
          <table:table-cell table:formula="of:=[.V31]/[.$F$16]" office:value-type="float" office:value="0.411339276616529" calcext:value-type="float">
            <text:p>0,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,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,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,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,00</text:p>
          </table:table-cell>
          <table:table-cell/>
          <table:table-cell table:formula="of:=[.H32]*[.$B$4]" office:value-type="float" office:value="1156.46582059417" calcext:value-type="float">
            <text:p>1156,47</text:p>
          </table:table-cell>
          <table:table-cell table:formula="of:=SQRT([.I32]^2*[.$B$4]^2 + [.$C$4]^2*[.H32]^2)" office:value-type="float" office:value="44.5095320968691" calcext:value-type="float">
            <text:p>44,51</text:p>
          </table:table-cell>
          <table:table-cell table:formula="of:=[.J32]*[.$B$5]" office:value-type="float" office:value="1187.37071113667" calcext:value-type="float">
            <text:p>1187,37</text:p>
          </table:table-cell>
          <table:table-cell table:formula="of:=SQRT([.K32]^2*[.$B$5]^2+[.$C$5]^2*[.J32]^2)" office:value-type="float" office:value="42.4571300575809" calcext:value-type="float">
            <text:p>42,46</text:p>
          </table:table-cell>
          <table:table-cell table:formula="of:=2*[.H32]*[.J32]*[.$B$3]/[.$F$16]" office:value-type="float" office:value="0.02723094" calcext:value-type="float">
            <text:p>0,0272</text:p>
          </table:table-cell>
          <table:table-cell table:formula="of:=SQRT((2*[.$B$3]/[.$F$16])^2*([.H32]^2*[.K32]^2+[.J32]^2*[.I32]^2))" office:value-type="float" office:value="0.000948099852019818" calcext:value-type="float">
            <text:p>0,0009</text:p>
          </table:table-cell>
          <table:table-cell table:formula="of:=[.L32]-[.S32]" office:value-type="float" office:value="-0.02723094" calcext:value-type="float">
            <text:p>-0,03</text:p>
          </table:table-cell>
          <table:table-cell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formula="of:=[.O32]/[.$F$16]" office:value-type="float" office:value="23.1293164118835" calcext:value-type="float">
            <text:p>23,13</text:p>
          </table:table-cell>
          <table:table-cell table:formula="of:=[.P32]/[.$F$16]" office:value-type="float" office:value="0.890190641937383" calcext:value-type="float">
            <text:p>0,89</text:p>
          </table:table-cell>
          <table:table-cell table:formula="of:=[.Q32]/[.$F$16]" office:value-type="float" office:value="23.7474142227334" calcext:value-type="float">
            <text:p>23,75</text:p>
          </table:table-cell>
          <table:table-cell table:formula="of:=[.R32]/[.$F$16]" office:value-type="float" office:value="0.849142601151618" calcext:value-type="float">
            <text:p>0,85</text:p>
          </table:table-cell>
          <table:table-cell table:formula="of:=[.U32]/[.$F$16]" office:value-type="float" office:value="-0.0005446188" calcext:value-type="float">
            <text:p>-0,0005</text:p>
          </table:table-cell>
          <table:table-cell table:formula="of:=[.V32]/[.$F$16]" office:value-type="float" office:value="0.0000189619970403964" calcext:value-type="float">
            <text:p>0,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,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,8686498609685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,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,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,00</text:p>
          </table:table-cell>
          <table:table-cell/>
          <table:table-cell table:formula="of:=[.H33]*[.$B$4]" office:value-type="float" office:value="1170.8958753966" calcext:value-type="float">
            <text:p>1170,90</text:p>
          </table:table-cell>
          <table:table-cell table:formula="of:=SQRT([.I33]^2*[.$B$4]^2 + [.$C$4]^2*[.H33]^2)" office:value-type="float" office:value="44.9533847262374" calcext:value-type="float">
            <text:p>44,95</text:p>
          </table:table-cell>
          <table:table-cell table:formula="of:=[.J33]*[.$B$5]" office:value-type="float" office:value="1208.65238642898" calcext:value-type="float">
            <text:p>1208,65</text:p>
          </table:table-cell>
          <table:table-cell table:formula="of:=SQRT([.K33]^2*[.$B$5]^2+[.$C$5]^2*[.J33]^2)" office:value-type="float" office:value="43.0337898371023" calcext:value-type="float">
            <text:p>43,03</text:p>
          </table:table-cell>
          <table:table-cell table:formula="of:=2*[.H33]*[.J33]*[.$B$3]/[.$F$16]" office:value-type="float" office:value="0.02806488" calcext:value-type="float">
            <text:p>0,0281</text:p>
          </table:table-cell>
          <table:table-cell table:formula="of:=SQRT((2*[.$B$3]/[.$F$16])^2*([.H33]^2*[.K33]^2+[.J33]^2*[.I33]^2))" office:value-type="float" office:value="0.000969770142250214" calcext:value-type="float">
            <text:p>0,0010</text:p>
          </table:table-cell>
          <table:table-cell table:formula="of:=[.L33]-[.S33]" office:value-type="float" office:value="-0.02806488" calcext:value-type="float">
            <text:p>-0,03</text:p>
          </table:table-cell>
          <table:table-cell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formula="of:=[.O33]/[.$F$16]" office:value-type="float" office:value="23.4179175079319" calcext:value-type="float">
            <text:p>23,42</text:p>
          </table:table-cell>
          <table:table-cell table:formula="of:=[.P33]/[.$F$16]" office:value-type="float" office:value="0.899067694524748" calcext:value-type="float">
            <text:p>0,90</text:p>
          </table:table-cell>
          <table:table-cell table:formula="of:=[.Q33]/[.$F$16]" office:value-type="float" office:value="24.1730477285796" calcext:value-type="float">
            <text:p>24,17</text:p>
          </table:table-cell>
          <table:table-cell table:formula="of:=[.R33]/[.$F$16]" office:value-type="float" office:value="0.860675796742046" calcext:value-type="float">
            <text:p>0,86</text:p>
          </table:table-cell>
          <table:table-cell table:formula="of:=[.U33]/[.$F$16]" office:value-type="float" office:value="-0.0005612976" calcext:value-type="float">
            <text:p>-0,0006</text:p>
          </table:table-cell>
          <table:table-cell table:formula="of:=[.V33]/[.$F$16]" office:value-type="float" office:value="0.0000193954028450043" calcext:value-type="float">
            <text:p>0,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,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,41</text:p>
          </table:table-cell>
          <table:table-cell/>
          <table:table-cell table:formula="of:=[.H34]*[.$B$4]" office:value-type="float" office:value="1199.75598500144" calcext:value-type="float">
            <text:p>1199,76</text:p>
          </table:table-cell>
          <table:table-cell table:formula="of:=SQRT([.I34]^2*[.$B$4]^2 + [.$C$4]^2*[.H34]^2)" office:value-type="float" office:value="45.8402860380535" calcext:value-type="float">
            <text:p>45,84</text:p>
          </table:table-cell>
          <table:table-cell table:formula="of:=[.J34]*[.$B$5]" office:value-type="float" office:value="1210.85393904543" calcext:value-type="float">
            <text:p>1210,85</text:p>
          </table:table-cell>
          <table:table-cell table:formula="of:=SQRT([.K34]^2*[.$B$5]^2+[.$C$5]^2*[.J34]^2)" office:value-type="float" office:value="43.0934000953186" calcext:value-type="float">
            <text:p>43,09</text:p>
          </table:table-cell>
          <table:table-cell table:formula="of:=2*[.H34]*[.J34]*[.$B$3]/[.$F$16]" office:value-type="float" office:value="0.028809" calcext:value-type="float">
            <text:p>0,0288</text:p>
          </table:table-cell>
          <table:table-cell table:formula="of:=SQRT((2*[.$B$3]/[.$F$16])^2*([.H34]^2*[.K34]^2+[.J34]^2*[.I34]^2))" office:value-type="float" office:value="0.000989117606758671" calcext:value-type="float">
            <text:p>0,0010</text:p>
          </table:table-cell>
          <table:table-cell table:formula="of:=[.L34]-[.S34]" office:value-type="float" office:value="1.971191" calcext:value-type="float">
            <text:p>1,97</text:p>
          </table:table-cell>
          <table:table-cell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formula="of:=[.O34]/[.$F$16]" office:value-type="float" office:value="23.9951197000288" calcext:value-type="float">
            <text:p>24,00</text:p>
          </table:table-cell>
          <table:table-cell table:formula="of:=[.P34]/[.$F$16]" office:value-type="float" office:value="0.91680572076107" calcext:value-type="float">
            <text:p>0,92</text:p>
          </table:table-cell>
          <table:table-cell table:formula="of:=[.Q34]/[.$F$16]" office:value-type="float" office:value="24.2170787809086" calcext:value-type="float">
            <text:p>24,22</text:p>
          </table:table-cell>
          <table:table-cell table:formula="of:=[.R34]/[.$F$16]" office:value-type="float" office:value="0.861868001906372" calcext:value-type="float">
            <text:p>0,86</text:p>
          </table:table-cell>
          <table:table-cell table:formula="of:=[.U34]/[.$F$16]" office:value-type="float" office:value="0.03942382" calcext:value-type="float">
            <text:p>0,0394</text:p>
          </table:table-cell>
          <table:table-cell table:formula="of:=[.V34]/[.$F$16]" office:value-type="float" office:value="0.028284278165466" calcext:value-type="float">
            <text:p>0,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,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5" calcext:value-type="float">
            <text:p>0,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,41</text:p>
          </table:table-cell>
          <table:table-cell/>
          <table:table-cell table:formula="of:=[.H35]*[.$B$4]" office:value-type="float" office:value="1276.02913181425" calcext:value-type="float">
            <text:p>1276,03</text:p>
          </table:table-cell>
          <table:table-cell table:formula="of:=SQRT([.I35]^2*[.$B$4]^2 + [.$C$4]^2*[.H35]^2)" office:value-type="float" office:value="48.1794727436473" calcext:value-type="float">
            <text:p>48,18</text:p>
          </table:table-cell>
          <table:table-cell table:formula="of:=[.J35]*[.$B$5]" office:value-type="float" office:value="1353.22100824228" calcext:value-type="float">
            <text:p>1353,22</text:p>
          </table:table-cell>
          <table:table-cell table:formula="of:=SQRT([.K35]^2*[.$B$5]^2+[.$C$5]^2*[.J35]^2)" office:value-type="float" office:value="46.9322804404637" calcext:value-type="float">
            <text:p>46,93</text:p>
          </table:table-cell>
          <table:table-cell table:formula="of:=2*[.H35]*[.J35]*[.$B$3]/[.$F$16]" office:value-type="float" office:value="0.03424308" calcext:value-type="float">
            <text:p>0,0342</text:p>
          </table:table-cell>
          <table:table-cell table:formula="of:=SQRT((2*[.$B$3]/[.$F$16])^2*([.H35]^2*[.K35]^2+[.J35]^2*[.I35]^2))" office:value-type="float" office:value="0.00112576036117817" calcext:value-type="float">
            <text:p>0,0011</text:p>
          </table:table-cell>
          <table:table-cell table:formula="of:=[.L35]-[.S35]" office:value-type="float" office:value="1.96575692" calcext:value-type="float">
            <text:p>1,97</text:p>
          </table:table-cell>
          <table:table-cell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formula="of:=[.O35]/[.$F$16]" office:value-type="float" office:value="25.520582636285" calcext:value-type="float">
            <text:p>25,52</text:p>
          </table:table-cell>
          <table:table-cell table:formula="of:=[.P35]/[.$F$16]" office:value-type="float" office:value="0.963589454872945" calcext:value-type="float">
            <text:p>0,96</text:p>
          </table:table-cell>
          <table:table-cell table:formula="of:=[.Q35]/[.$F$16]" office:value-type="float" office:value="27.0644201648457" calcext:value-type="float">
            <text:p>27,06</text:p>
          </table:table-cell>
          <table:table-cell table:formula="of:=[.R35]/[.$F$16]" office:value-type="float" office:value="0.938645608809275" calcext:value-type="float">
            <text:p>0,94</text:p>
          </table:table-cell>
          <table:table-cell table:formula="of:=[.U35]/[.$F$16]" office:value-type="float" office:value="0.0393151384" calcext:value-type="float">
            <text:p>0,0393</text:p>
          </table:table-cell>
          <table:table-cell table:formula="of:=[.V35]/[.$F$16]" office:value-type="float" office:value="0.028284280208882" calcext:value-type="float">
            <text:p>0,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,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,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,33</text:p>
          </table:table-cell>
          <table:table-cell/>
          <table:table-cell table:formula="of:=[.H36]*[.$B$4]" office:value-type="float" office:value="1181.89020286511" calcext:value-type="float">
            <text:p>1181,89</text:p>
          </table:table-cell>
          <table:table-cell table:formula="of:=SQRT([.I36]^2*[.$B$4]^2 + [.$C$4]^2*[.H36]^2)" office:value-type="float" office:value="45.2913761067547" calcext:value-type="float">
            <text:p>45,29</text:p>
          </table:table-cell>
          <table:table-cell table:formula="of:=[.J36]*[.$B$5]" office:value-type="float" office:value="1375.9703852789" calcext:value-type="float">
            <text:p>1375,97</text:p>
          </table:table-cell>
          <table:table-cell table:formula="of:=SQRT([.K36]^2*[.$B$5]^2+[.$C$5]^2*[.J36]^2)" office:value-type="float" office:value="47.5430805273489" calcext:value-type="float">
            <text:p>47,54</text:p>
          </table:table-cell>
          <table:table-cell table:formula="of:=2*[.H36]*[.J36]*[.$B$3]/[.$F$16]" office:value-type="float" office:value="0.03225" calcext:value-type="float">
            <text:p>0,0323</text:p>
          </table:table-cell>
          <table:table-cell table:formula="of:=SQRT((2*[.$B$3]/[.$F$16])^2*([.H36]^2*[.K36]^2+[.J36]^2*[.I36]^2))" office:value-type="float" office:value="0.00107674857789551" calcext:value-type="float">
            <text:p>0,0011</text:p>
          </table:table-cell>
          <table:table-cell table:formula="of:=[.L36]-[.S36]" office:value-type="float" office:value="86.96775" calcext:value-type="float">
            <text:p>86,97</text:p>
          </table:table-cell>
          <table:table-cell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formula="of:=[.O36]/[.$F$16]" office:value-type="float" office:value="23.6378040573022" calcext:value-type="float">
            <text:p>23,64</text:p>
          </table:table-cell>
          <table:table-cell table:formula="of:=[.P36]/[.$F$16]" office:value-type="float" office:value="0.905827522135093" calcext:value-type="float">
            <text:p>0,91</text:p>
          </table:table-cell>
          <table:table-cell table:formula="of:=[.Q36]/[.$F$16]" office:value-type="float" office:value="27.5194077055779" calcext:value-type="float">
            <text:p>27,52</text:p>
          </table:table-cell>
          <table:table-cell table:formula="of:=[.R36]/[.$F$16]" office:value-type="float" office:value="0.950861610546978" calcext:value-type="float">
            <text:p>0,95</text:p>
          </table:table-cell>
          <table:table-cell table:formula="of:=[.U36]/[.$F$16]" office:value-type="float" office:value="1.739355" calcext:value-type="float">
            <text:p>1,7394</text:p>
          </table:table-cell>
          <table:table-cell table:formula="of:=[.V36]/[.$F$16]" office:value-type="float" office:value="0.18654758230477" calcext:value-type="float">
            <text:p>0,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,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,025123699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,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,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,87</text:p>
          </table:table-cell>
          <table:table-cell/>
          <table:table-cell table:formula="of:=[.H37]*[.$B$4]" office:value-type="float" office:value="1170.8958753966" calcext:value-type="float">
            <text:p>1170,90</text:p>
          </table:table-cell>
          <table:table-cell table:formula="of:=SQRT([.I37]^2*[.$B$4]^2 + [.$C$4]^2*[.H37]^2)" office:value-type="float" office:value="44.9533847262374" calcext:value-type="float">
            <text:p>44,95</text:p>
          </table:table-cell>
          <table:table-cell table:formula="of:=[.J37]*[.$B$5]" office:value-type="float" office:value="1360.55951696377" calcext:value-type="float">
            <text:p>1360,56</text:p>
          </table:table-cell>
          <table:table-cell table:formula="of:=SQRT([.K37]^2*[.$B$5]^2+[.$C$5]^2*[.J37]^2)" office:value-type="float" office:value="47.1293851215656" calcext:value-type="float">
            <text:p>47,13</text:p>
          </table:table-cell>
          <table:table-cell table:formula="of:=2*[.H37]*[.J37]*[.$B$3]/[.$F$16]" office:value-type="float" office:value="0.03159216" calcext:value-type="float">
            <text:p>0,0316</text:p>
          </table:table-cell>
          <table:table-cell table:formula="of:=SQRT((2*[.$B$3]/[.$F$16])^2*([.H37]^2*[.K37]^2+[.J37]^2*[.I37]^2))" office:value-type="float" office:value="0.00106021179619923" calcext:value-type="float">
            <text:p>0,0011</text:p>
          </table:table-cell>
          <table:table-cell table:formula="of:=[.L37]-[.S37]" office:value-type="float" office:value="394.96840784" calcext:value-type="float">
            <text:p>394,97</text:p>
          </table:table-cell>
          <table:table-cell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formula="of:=[.O37]/[.$F$16]" office:value-type="float" office:value="23.4179175079319" calcext:value-type="float">
            <text:p>23,42</text:p>
          </table:table-cell>
          <table:table-cell table:formula="of:=[.P37]/[.$F$16]" office:value-type="float" office:value="0.899067694524748" calcext:value-type="float">
            <text:p>0,90</text:p>
          </table:table-cell>
          <table:table-cell table:formula="of:=[.Q37]/[.$F$16]" office:value-type="float" office:value="27.2111903392754" calcext:value-type="float">
            <text:p>27,21</text:p>
          </table:table-cell>
          <table:table-cell table:formula="of:=[.R37]/[.$F$16]" office:value-type="float" office:value="0.942587702431312" calcext:value-type="float">
            <text:p>0,94</text:p>
          </table:table-cell>
          <table:table-cell table:formula="of:=[.U37]/[.$F$16]" office:value-type="float" office:value="7.8993681568" calcext:value-type="float">
            <text:p>7,8994</text:p>
          </table:table-cell>
          <table:table-cell table:formula="of:=[.V37]/[.$F$16]" office:value-type="float" office:value="0.397492138852606" calcext:value-type="float">
            <text:p>0,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,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,039253932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,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,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,92</text:p>
          </table:table-cell>
          <table:table-cell/>
          <table:table-cell table:formula="of:=[.H38]*[.$B$4]" office:value-type="float" office:value="1109.73992885299" calcext:value-type="float">
            <text:p>1109,74</text:p>
          </table:table-cell>
          <table:table-cell table:formula="of:=SQRT([.I38]^2*[.$B$4]^2 + [.$C$4]^2*[.H38]^2)" office:value-type="float" office:value="43.0703379724941" calcext:value-type="float">
            <text:p>43,07</text:p>
          </table:table-cell>
          <table:table-cell table:formula="of:=[.J38]*[.$B$5]" office:value-type="float" office:value="1356.15641173088" calcext:value-type="float">
            <text:p>1356,16</text:p>
          </table:table-cell>
          <table:table-cell table:formula="of:=SQRT([.K38]^2*[.$B$5]^2+[.$C$5]^2*[.J38]^2)" office:value-type="float" office:value="47.0111306802608" calcext:value-type="float">
            <text:p>47,01</text:p>
          </table:table-cell>
          <table:table-cell table:formula="of:=2*[.H38]*[.J38]*[.$B$3]/[.$F$16]" office:value-type="float" office:value="0.0298452" calcext:value-type="float">
            <text:p>0,0298</text:p>
          </table:table-cell>
          <table:table-cell table:formula="of:=SQRT((2*[.$B$3]/[.$F$16])^2*([.H38]^2*[.K38]^2+[.J38]^2*[.I38]^2))" office:value-type="float" office:value="0.00101663133730965" calcext:value-type="float">
            <text:p>0,0010</text:p>
          </table:table-cell>
          <table:table-cell table:formula="of:=[.L38]-[.S38]" office:value-type="float" office:value="357.9701548" calcext:value-type="float">
            <text:p>357,97</text:p>
          </table:table-cell>
          <table:table-cell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formula="of:=[.O38]/[.$F$16]" office:value-type="float" office:value="22.1947985770599" calcext:value-type="float">
            <text:p>22,19</text:p>
          </table:table-cell>
          <table:table-cell table:formula="of:=[.P38]/[.$F$16]" office:value-type="float" office:value="0.861406759449881" calcext:value-type="float">
            <text:p>0,86</text:p>
          </table:table-cell>
          <table:table-cell table:formula="of:=[.Q38]/[.$F$16]" office:value-type="float" office:value="27.1231282346176" calcext:value-type="float">
            <text:p>27,12</text:p>
          </table:table-cell>
          <table:table-cell table:formula="of:=[.R38]/[.$F$16]" office:value-type="float" office:value="0.940222613605216" calcext:value-type="float">
            <text:p>0,94</text:p>
          </table:table-cell>
          <table:table-cell table:formula="of:=[.U38]/[.$F$16]" office:value-type="float" office:value="7.159403096" calcext:value-type="float">
            <text:p>7,1594</text:p>
          </table:table-cell>
          <table:table-cell table:formula="of:=[.V38]/[.$F$16]" office:value-type="float" office:value="0.378417759114732" calcext:value-type="float">
            <text:p>0,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,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8" calcext:value-type="float">
            <text:p>0,0383932059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,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,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,00</text:p>
          </table:table-cell>
          <table:table-cell/>
          <table:table-cell table:formula="of:=[.H39]*[.$B$4]" office:value-type="float" office:value="1159.90154792808" calcext:value-type="float">
            <text:p>1159,90</text:p>
          </table:table-cell>
          <table:table-cell table:formula="of:=SQRT([.I39]^2*[.$B$4]^2 + [.$C$4]^2*[.H39]^2)" office:value-type="float" office:value="44.6152362687672" calcext:value-type="float">
            <text:p>44,62</text:p>
          </table:table-cell>
          <table:table-cell table:formula="of:=[.J39]*[.$B$5]" office:value-type="float" office:value="1207.18468468468" calcext:value-type="float">
            <text:p>1207,18</text:p>
          </table:table-cell>
          <table:table-cell table:formula="of:=SQRT([.K39]^2*[.$B$5]^2+[.$C$5]^2*[.J39]^2)" office:value-type="float" office:value="42.9940451180878" calcext:value-type="float">
            <text:p>42,99</text:p>
          </table:table-cell>
          <table:table-cell table:formula="of:=2*[.H39]*[.J39]*[.$B$3]/[.$F$16]" office:value-type="float" office:value="0.0277676" calcext:value-type="float">
            <text:p>0,0278</text:p>
          </table:table-cell>
          <table:table-cell table:formula="of:=SQRT((2*[.$B$3]/[.$F$16])^2*([.H39]^2*[.K39]^2+[.J39]^2*[.I39]^2))" office:value-type="float" office:value="0.000962026043306521" calcext:value-type="float">
            <text:p>0,0010</text:p>
          </table:table-cell>
          <table:table-cell table:formula="of:=[.L39]-[.S39]" office:value-type="float" office:value="0.9722324" calcext:value-type="float">
            <text:p>0,97</text:p>
          </table:table-cell>
          <table:table-cell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formula="of:=[.O39]/[.$F$16]" office:value-type="float" office:value="23.1980309585617" calcext:value-type="float">
            <text:p>23,20</text:p>
          </table:table-cell>
          <table:table-cell table:formula="of:=[.P39]/[.$F$16]" office:value-type="float" office:value="0.892304725375344" calcext:value-type="float">
            <text:p>0,89</text:p>
          </table:table-cell>
          <table:table-cell table:formula="of:=[.Q39]/[.$F$16]" office:value-type="float" office:value="24.1436936936937" calcext:value-type="float">
            <text:p>24,14</text:p>
          </table:table-cell>
          <table:table-cell table:formula="of:=[.R39]/[.$F$16]" office:value-type="float" office:value="0.859880902361756" calcext:value-type="float">
            <text:p>0,86</text:p>
          </table:table-cell>
          <table:table-cell table:formula="of:=[.U39]/[.$F$16]" office:value-type="float" office:value="0.019444648" calcext:value-type="float">
            <text:p>0,0194</text:p>
          </table:table-cell>
          <table:table-cell table:formula="of:=[.V39]/[.$F$16]" office:value-type="float" office:value="0.0200000092549389" calcext:value-type="float">
            <text:p>0,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,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,02162939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,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,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,41</text:p>
          </table:table-cell>
          <table:table-cell/>
          <table:table-cell table:formula="of:=[.H40]*[.$B$4]" office:value-type="float" office:value="1164.02442072878" calcext:value-type="float">
            <text:p>1164,02</text:p>
          </table:table-cell>
          <table:table-cell table:formula="of:=SQRT([.I40]^2*[.$B$4]^2 + [.$C$4]^2*[.H40]^2)" office:value-type="float" office:value="44.7420605738056" calcext:value-type="float">
            <text:p>44,74</text:p>
          </table:table-cell>
          <table:table-cell table:formula="of:=[.J40]*[.$B$5]" office:value-type="float" office:value="1231.40176346559" calcext:value-type="float">
            <text:p>1231,40</text:p>
          </table:table-cell>
          <table:table-cell table:formula="of:=SQRT([.K40]^2*[.$B$5]^2+[.$C$5]^2*[.J40]^2)" office:value-type="float" office:value="43.6493737640495" calcext:value-type="float">
            <text:p>43,65</text:p>
          </table:table-cell>
          <table:table-cell table:formula="of:=2*[.H40]*[.J40]*[.$B$3]/[.$F$16]" office:value-type="float" office:value="0.02842532" calcext:value-type="float">
            <text:p>0,0284</text:p>
          </table:table-cell>
          <table:table-cell table:formula="of:=SQRT((2*[.$B$3]/[.$F$16])^2*([.H40]^2*[.K40]^2+[.J40]^2*[.I40]^2))" office:value-type="float" office:value="0.000979031046698725" calcext:value-type="float">
            <text:p>0,0010</text:p>
          </table:table-cell>
          <table:table-cell table:formula="of:=[.L40]-[.S40]" office:value-type="float" office:value="1.97157468" calcext:value-type="float">
            <text:p>1,97</text:p>
          </table:table-cell>
          <table:table-cell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formula="of:=[.O40]/[.$F$16]" office:value-type="float" office:value="23.2804884145755" calcext:value-type="float">
            <text:p>23,28</text:p>
          </table:table-cell>
          <table:table-cell table:formula="of:=[.P40]/[.$F$16]" office:value-type="float" office:value="0.894841211476111" calcext:value-type="float">
            <text:p>0,89</text:p>
          </table:table-cell>
          <table:table-cell table:formula="of:=[.Q40]/[.$F$16]" office:value-type="float" office:value="24.6280352693119" calcext:value-type="float">
            <text:p>24,63</text:p>
          </table:table-cell>
          <table:table-cell table:formula="of:=[.R40]/[.$F$16]" office:value-type="float" office:value="0.872987475280989" calcext:value-type="float">
            <text:p>0,87</text:p>
          </table:table-cell>
          <table:table-cell table:formula="of:=[.U40]/[.$F$16]" office:value-type="float" office:value="0.0394314936" calcext:value-type="float">
            <text:p>0,0394</text:p>
          </table:table-cell>
          <table:table-cell table:formula="of:=[.V40]/[.$F$16]" office:value-type="float" office:value="0.0282842780250922" calcext:value-type="float">
            <text:p>0,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1" calcext:value-type="float">
            <text:p>0,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,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,00</text:p>
          </table:table-cell>
          <table:table-cell/>
          <table:table-cell table:formula="of:=[.H41]*[.$B$4]" office:value-type="float" office:value="1100.80703778483" calcext:value-type="float">
            <text:p>1100,81</text:p>
          </table:table-cell>
          <table:table-cell table:formula="of:=SQRT([.I41]^2*[.$B$4]^2 + [.$C$4]^2*[.H41]^2)" office:value-type="float" office:value="42.7948402340966" calcext:value-type="float">
            <text:p>42,79</text:p>
          </table:table-cell>
          <table:table-cell table:formula="of:=[.J41]*[.$B$5]" office:value-type="float" office:value="1271.02971056163" calcext:value-type="float">
            <text:p>1271,03</text:p>
          </table:table-cell>
          <table:table-cell table:formula="of:=SQRT([.K41]^2*[.$B$5]^2+[.$C$5]^2*[.J41]^2)" office:value-type="float" office:value="44.7197003809623" calcext:value-type="float">
            <text:p>44,72</text:p>
          </table:table-cell>
          <table:table-cell table:formula="of:=2*[.H41]*[.J41]*[.$B$3]/[.$F$16]" office:value-type="float" office:value="0.02774664" calcext:value-type="float">
            <text:p>0,0277</text:p>
          </table:table-cell>
          <table:table-cell table:formula="of:=SQRT((2*[.$B$3]/[.$F$16])^2*([.H41]^2*[.K41]^2+[.J41]^2*[.I41]^2))" office:value-type="float" office:value="0.000961807141582968" calcext:value-type="float">
            <text:p>0,0010</text:p>
          </table:table-cell>
          <table:table-cell table:formula="of:=[.L41]-[.S41]" office:value-type="float" office:value="0.97225336" calcext:value-type="float">
            <text:p>0,97</text:p>
          </table:table-cell>
          <table:table-cell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formula="of:=[.O41]/[.$F$16]" office:value-type="float" office:value="22.0161407556966" calcext:value-type="float">
            <text:p>22,02</text:p>
          </table:table-cell>
          <table:table-cell table:formula="of:=[.P41]/[.$F$16]" office:value-type="float" office:value="0.855896804681933" calcext:value-type="float">
            <text:p>0,86</text:p>
          </table:table-cell>
          <table:table-cell table:formula="of:=[.Q41]/[.$F$16]" office:value-type="float" office:value="25.4205942112325" calcext:value-type="float">
            <text:p>25,42</text:p>
          </table:table-cell>
          <table:table-cell table:formula="of:=[.R41]/[.$F$16]" office:value-type="float" office:value="0.894394007619246" calcext:value-type="float">
            <text:p>0,89</text:p>
          </table:table-cell>
          <table:table-cell table:formula="of:=[.U41]/[.$F$16]" office:value-type="float" office:value="0.0194450672" calcext:value-type="float">
            <text:p>0,0194</text:p>
          </table:table-cell>
          <table:table-cell table:formula="of:=[.V41]/[.$F$16]" office:value-type="float" office:value="0.0200000092507276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,49</text:p>
          </table:table-cell>
          <table:table-cell/>
          <table:table-cell table:formula="of:=[.H42]*[.$B$4]" office:value-type="float" office:value="1280.83915008172" calcext:value-type="float">
            <text:p>1280,84</text:p>
          </table:table-cell>
          <table:table-cell table:formula="of:=SQRT([.I42]^2*[.$B$4]^2 + [.$C$4]^2*[.H42]^2)" office:value-type="float" office:value="48.326773361491" calcext:value-type="float">
            <text:p>48,33</text:p>
          </table:table-cell>
          <table:table-cell table:formula="of:=[.J42]*[.$B$5]" office:value-type="float" office:value="1319.46386812344" calcext:value-type="float">
            <text:p>1319,46</text:p>
          </table:table-cell>
          <table:table-cell table:formula="of:=SQRT([.K42]^2*[.$B$5]^2+[.$C$5]^2*[.J42]^2)" office:value-type="float" office:value="46.0246815714354" calcext:value-type="float">
            <text:p>46,02</text:p>
          </table:table-cell>
          <table:table-cell table:formula="of:=2*[.H42]*[.J42]*[.$B$3]/[.$F$16]" office:value-type="float" office:value="0.03351472" calcext:value-type="float">
            <text:p>0,0335</text:p>
          </table:table-cell>
          <table:table-cell table:formula="of:=SQRT((2*[.$B$3]/[.$F$16])^2*([.H42]^2*[.K42]^2+[.J42]^2*[.I42]^2))" office:value-type="float" office:value="0.00110783981080299" calcext:value-type="float">
            <text:p>0,0011</text:p>
          </table:table-cell>
          <table:table-cell table:formula="of:=[.L42]-[.S42]" office:value-type="float" office:value="71.96648528" calcext:value-type="float">
            <text:p>71,97</text:p>
          </table:table-cell>
          <table:table-cell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formula="of:=[.O42]/[.$F$16]" office:value-type="float" office:value="25.6167830016345" calcext:value-type="float">
            <text:p>25,62</text:p>
          </table:table-cell>
          <table:table-cell table:formula="of:=[.P42]/[.$F$16]" office:value-type="float" office:value="0.966535467229821" calcext:value-type="float">
            <text:p>0,97</text:p>
          </table:table-cell>
          <table:table-cell table:formula="of:=[.Q42]/[.$F$16]" office:value-type="float" office:value="26.3892773624689" calcext:value-type="float">
            <text:p>26,39</text:p>
          </table:table-cell>
          <table:table-cell table:formula="of:=[.R42]/[.$F$16]" office:value-type="float" office:value="0.920493631428708" calcext:value-type="float">
            <text:p>0,92</text:p>
          </table:table-cell>
          <table:table-cell table:formula="of:=[.U42]/[.$F$16]" office:value-type="float" office:value="1.4393297056" calcext:value-type="float">
            <text:p>1,4393</text:p>
          </table:table-cell>
          <table:table-cell table:formula="of:=[.V42]/[.$F$16]" office:value-type="float" office:value="0.169705628931169" calcext:value-type="float">
            <text:p>0,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,96397800293181E-005</text:p>
          </table:table-cell>
          <table:table-cell table:formula="of:=MAX([.AH42:.AH52])"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,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,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,15</text:p>
          </table:table-cell>
          <table:table-cell/>
          <table:table-cell table:formula="of:=[.H43]*[.$B$4]" office:value-type="float" office:value="1155.77867512739" calcext:value-type="float">
            <text:p>1155,78</text:p>
          </table:table-cell>
          <table:table-cell table:formula="of:=SQRT([.I43]^2*[.$B$4]^2 + [.$C$4]^2*[.H43]^2)" office:value-type="float" office:value="44.4883893698276" calcext:value-type="float">
            <text:p>44,49</text:p>
          </table:table-cell>
          <table:table-cell table:formula="of:=[.J43]*[.$B$5]" office:value-type="float" office:value="1338.54399079931" calcext:value-type="float">
            <text:p>1338,54</text:p>
          </table:table-cell>
          <table:table-cell table:formula="of:=SQRT([.K43]^2*[.$B$5]^2+[.$C$5]^2*[.J43]^2)" office:value-type="float" office:value="46.5378597675361" calcext:value-type="float">
            <text:p>46,54</text:p>
          </table:table-cell>
          <table:table-cell table:formula="of:=2*[.H43]*[.J43]*[.$B$3]/[.$F$16]" office:value-type="float" office:value="0.03067968" calcext:value-type="float">
            <text:p>0,0307</text:p>
          </table:table-cell>
          <table:table-cell table:formula="of:=SQRT((2*[.$B$3]/[.$F$16])^2*([.H43]^2*[.K43]^2+[.J43]^2*[.I43]^2))" office:value-type="float" office:value="0.00103712563404826" calcext:value-type="float">
            <text:p>0,0010</text:p>
          </table:table-cell>
          <table:table-cell table:formula="of:=[.L43]-[.S43]" office:value-type="float" office:value="293.96932032" calcext:value-type="float">
            <text:p>293,97</text:p>
          </table:table-cell>
          <table:table-cell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formula="of:=[.O43]/[.$F$16]" office:value-type="float" office:value="23.1155735025478" calcext:value-type="float">
            <text:p>23,12</text:p>
          </table:table-cell>
          <table:table-cell table:formula="of:=[.P43]/[.$F$16]" office:value-type="float" office:value="0.889767787396552" calcext:value-type="float">
            <text:p>0,89</text:p>
          </table:table-cell>
          <table:table-cell table:formula="of:=[.Q43]/[.$F$16]" office:value-type="float" office:value="26.7708798159862" calcext:value-type="float">
            <text:p>26,77</text:p>
          </table:table-cell>
          <table:table-cell table:formula="of:=[.R43]/[.$F$16]" office:value-type="float" office:value="0.930757195350722" calcext:value-type="float">
            <text:p>0,93</text:p>
          </table:table-cell>
          <table:table-cell table:formula="of:=[.U43]/[.$F$16]" office:value-type="float" office:value="5.8793864064" calcext:value-type="float">
            <text:p>5,8794</text:p>
          </table:table-cell>
          <table:table-cell table:formula="of:=[.V43]/[.$F$16]" office:value-type="float" office:value="0.342928564616965" calcext:value-type="float">
            <text:p>0,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,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,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5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,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,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,20</text:p>
          </table:table-cell>
          <table:table-cell/>
          <table:table-cell table:formula="of:=[.H44]*[.$B$4]" office:value-type="float" office:value="1148.22007499279" calcext:value-type="float">
            <text:p>1148,22</text:p>
          </table:table-cell>
          <table:table-cell table:formula="of:=SQRT([.I44]^2*[.$B$4]^2 + [.$C$4]^2*[.H44]^2)" office:value-type="float" office:value="44.2557773956222" calcext:value-type="float">
            <text:p>44,26</text:p>
          </table:table-cell>
          <table:table-cell table:formula="of:=[.J44]*[.$B$5]" office:value-type="float" office:value="1320.19771899559" calcext:value-type="float">
            <text:p>1320,20</text:p>
          </table:table-cell>
          <table:table-cell table:formula="of:=SQRT([.K44]^2*[.$B$5]^2+[.$C$5]^2*[.J44]^2)" office:value-type="float" office:value="46.0444283841585" calcext:value-type="float">
            <text:p>46,04</text:p>
          </table:table-cell>
          <table:table-cell table:formula="of:=2*[.H44]*[.J44]*[.$B$3]/[.$F$16]" office:value-type="float" office:value="0.03006129" calcext:value-type="float">
            <text:p>0,0301</text:p>
          </table:table-cell>
          <table:table-cell table:formula="of:=SQRT((2*[.$B$3]/[.$F$16])^2*([.H44]^2*[.K44]^2+[.J44]^2*[.I44]^2))" office:value-type="float" office:value="0.00102133577387654" calcext:value-type="float">
            <text:p>0,0010</text:p>
          </table:table-cell>
          <table:table-cell table:formula="of:=[.L44]-[.S44]" office:value-type="float" office:value="407.96993871" calcext:value-type="float">
            <text:p>407,97</text:p>
          </table:table-cell>
          <table:table-cell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formula="of:=[.O44]/[.$F$16]" office:value-type="float" office:value="22.9644014998558" calcext:value-type="float">
            <text:p>22,96</text:p>
          </table:table-cell>
          <table:table-cell table:formula="of:=[.P44]/[.$F$16]" office:value-type="float" office:value="0.885115547912443" calcext:value-type="float">
            <text:p>0,89</text:p>
          </table:table-cell>
          <table:table-cell table:formula="of:=[.Q44]/[.$F$16]" office:value-type="float" office:value="26.4039543799118" calcext:value-type="float">
            <text:p>26,40</text:p>
          </table:table-cell>
          <table:table-cell table:formula="of:=[.R44]/[.$F$16]" office:value-type="float" office:value="0.92088856768317" calcext:value-type="float">
            <text:p>0,92</text:p>
          </table:table-cell>
          <table:table-cell table:formula="of:=[.U44]/[.$F$16]" office:value-type="float" office:value="8.1593987742" calcext:value-type="float">
            <text:p>8,1594</text:p>
          </table:table-cell>
          <table:table-cell table:formula="of:=[.V44]/[.$F$16]" office:value-type="float" office:value="0.403980198050908" calcext:value-type="float">
            <text:p>0,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,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,0027250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,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,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,00</text:p>
          </table:table-cell>
          <table:table-cell/>
          <table:table-cell table:formula="of:=[.H45]*[.$B$4]" office:value-type="float" office:value="1194.25882126719" calcext:value-type="float">
            <text:p>1194,26</text:p>
          </table:table-cell>
          <table:table-cell table:formula="of:=SQRT([.I45]^2*[.$B$4]^2 + [.$C$4]^2*[.H45]^2)" office:value-type="float" office:value="45.6714329958796" calcext:value-type="float">
            <text:p>45,67</text:p>
          </table:table-cell>
          <table:table-cell table:formula="of:=[.J45]*[.$B$5]" office:value-type="float" office:value="1337.07628905501" calcext:value-type="float">
            <text:p>1337,08</text:p>
          </table:table-cell>
          <table:table-cell table:formula="of:=SQRT([.K45]^2*[.$B$5]^2+[.$C$5]^2*[.J45]^2)" office:value-type="float" office:value="46.4984019938263" calcext:value-type="float">
            <text:p>46,50</text:p>
          </table:table-cell>
          <table:table-cell table:formula="of:=2*[.H45]*[.J45]*[.$B$3]/[.$F$16]" office:value-type="float" office:value="0.03166636" calcext:value-type="float">
            <text:p>0,0317</text:p>
          </table:table-cell>
          <table:table-cell table:formula="of:=SQRT((2*[.$B$3]/[.$F$16])^2*([.H45]^2*[.K45]^2+[.J45]^2*[.I45]^2))" office:value-type="float" office:value="0.00106175440474716" calcext:value-type="float">
            <text:p>0,0011</text:p>
          </table:table-cell>
          <table:table-cell table:formula="of:=[.L45]-[.S45]" office:value-type="float" office:value="120.96833364" calcext:value-type="float">
            <text:p>120,97</text:p>
          </table:table-cell>
          <table:table-cell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formula="of:=[.O45]/[.$F$16]" office:value-type="float" office:value="23.8851764253437" calcext:value-type="float">
            <text:p>23,89</text:p>
          </table:table-cell>
          <table:table-cell table:formula="of:=[.P45]/[.$F$16]" office:value-type="float" office:value="0.913428659917591" calcext:value-type="float">
            <text:p>0,91</text:p>
          </table:table-cell>
          <table:table-cell table:formula="of:=[.Q45]/[.$F$16]" office:value-type="float" office:value="26.7415257811002" calcext:value-type="float">
            <text:p>26,74</text:p>
          </table:table-cell>
          <table:table-cell table:formula="of:=[.R45]/[.$F$16]" office:value-type="float" office:value="0.929968039876527" calcext:value-type="float">
            <text:p>0,93</text:p>
          </table:table-cell>
          <table:table-cell table:formula="of:=[.U45]/[.$F$16]" office:value-type="float" office:value="2.4193666728" calcext:value-type="float">
            <text:p>2,4194</text:p>
          </table:table-cell>
          <table:table-cell table:formula="of:=[.V45]/[.$F$16]" office:value-type="float" office:value="0.220000001024839" calcext:value-type="float">
            <text:p>0,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,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3" calcext:value-type="float">
            <text:p>0,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,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,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,00</text:p>
          </table:table-cell>
          <table:table-cell/>
          <table:table-cell table:formula="of:=[.H46]*[.$B$4]" office:value-type="float" office:value="1176.39303913085" calcext:value-type="float">
            <text:p>1176,39</text:p>
          </table:table-cell>
          <table:table-cell table:formula="of:=SQRT([.I46]^2*[.$B$4]^2 + [.$C$4]^2*[.H46]^2)" office:value-type="float" office:value="45.1223998304657" calcext:value-type="float">
            <text:p>45,12</text:p>
          </table:table-cell>
          <table:table-cell table:formula="of:=[.J46]*[.$B$5]" office:value-type="float" office:value="1287.1744297489" calcext:value-type="float">
            <text:p>1287,17</text:p>
          </table:table-cell>
          <table:table-cell table:formula="of:=SQRT([.K46]^2*[.$B$5]^2+[.$C$5]^2*[.J46]^2)" office:value-type="float" office:value="45.1550716956014" calcext:value-type="float">
            <text:p>45,16</text:p>
          </table:table-cell>
          <table:table-cell table:formula="of:=2*[.H46]*[.J46]*[.$B$3]/[.$F$16]" office:value-type="float" office:value="0.03002848" calcext:value-type="float">
            <text:p>0,0300</text:p>
          </table:table-cell>
          <table:table-cell table:formula="of:=SQRT((2*[.$B$3]/[.$F$16])^2*([.H46]^2*[.K46]^2+[.J46]^2*[.I46]^2))" office:value-type="float" office:value="0.00102018974548855" calcext:value-type="float">
            <text:p>0,0010</text:p>
          </table:table-cell>
          <table:table-cell table:formula="of:=[.L46]-[.S46]" office:value-type="float" office:value="-0.03002848" calcext:value-type="float">
            <text:p>-0,03</text:p>
          </table:table-cell>
          <table:table-cell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formula="of:=[.O46]/[.$F$16]" office:value-type="float" office:value="23.5278607826171" calcext:value-type="float">
            <text:p>23,53</text:p>
          </table:table-cell>
          <table:table-cell table:formula="of:=[.P46]/[.$F$16]" office:value-type="float" office:value="0.902447996609314" calcext:value-type="float">
            <text:p>0,90</text:p>
          </table:table-cell>
          <table:table-cell table:formula="of:=[.Q46]/[.$F$16]" office:value-type="float" office:value="25.743488594978" calcext:value-type="float">
            <text:p>25,74</text:p>
          </table:table-cell>
          <table:table-cell table:formula="of:=[.R46]/[.$F$16]" office:value-type="float" office:value="0.903101433912028" calcext:value-type="float">
            <text:p>0,90</text:p>
          </table:table-cell>
          <table:table-cell table:formula="of:=[.U46]/[.$F$16]" office:value-type="float" office:value="-0.0006005696" calcext:value-type="float">
            <text:p>-0,0006</text:p>
          </table:table-cell>
          <table:table-cell table:formula="of:=[.V46]/[.$F$16]" office:value-type="float" office:value="0.0000204037949097711" calcext:value-type="float">
            <text:p>0,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,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,006390803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,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,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,41</text:p>
          </table:table-cell>
          <table:table-cell/>
          <table:table-cell table:formula="of:=[.H47]*[.$B$4]" office:value-type="float" office:value="1127.60571098933" calcext:value-type="float">
            <text:p>1127,61</text:p>
          </table:table-cell>
          <table:table-cell table:formula="of:=SQRT([.I47]^2*[.$B$4]^2 + [.$C$4]^2*[.H47]^2)" office:value-type="float" office:value="43.6209819895896" calcext:value-type="float">
            <text:p>43,62</text:p>
          </table:table-cell>
          <table:table-cell table:formula="of:=[.J47]*[.$B$5]" office:value-type="float" office:value="1263.69120184014" calcext:value-type="float">
            <text:p>1263,69</text:p>
          </table:table-cell>
          <table:table-cell table:formula="of:=SQRT([.K47]^2*[.$B$5]^2+[.$C$5]^2*[.J47]^2)" office:value-type="float" office:value="44.5216752922964" calcext:value-type="float">
            <text:p>44,52</text:p>
          </table:table-cell>
          <table:table-cell table:formula="of:=2*[.H47]*[.J47]*[.$B$3]/[.$F$16]" office:value-type="float" office:value="0.02825802" calcext:value-type="float">
            <text:p>0,0283</text:p>
          </table:table-cell>
          <table:table-cell table:formula="of:=SQRT((2*[.$B$3]/[.$F$16])^2*([.H47]^2*[.K47]^2+[.J47]^2*[.I47]^2))" office:value-type="float" office:value="0.000974842147529537" calcext:value-type="float">
            <text:p>0,0010</text:p>
          </table:table-cell>
          <table:table-cell table:formula="of:=[.L47]-[.S47]" office:value-type="float" office:value="1.97174198" calcext:value-type="float">
            <text:p>1,97</text:p>
          </table:table-cell>
          <table:table-cell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formula="of:=[.O47]/[.$F$16]" office:value-type="float" office:value="22.5521142197866" calcext:value-type="float">
            <text:p>22,55</text:p>
          </table:table-cell>
          <table:table-cell table:formula="of:=[.P47]/[.$F$16]" office:value-type="float" office:value="0.872419639791793" calcext:value-type="float">
            <text:p>0,87</text:p>
          </table:table-cell>
          <table:table-cell table:formula="of:=[.Q47]/[.$F$16]" office:value-type="float" office:value="25.2738240368028" calcext:value-type="float">
            <text:p>25,27</text:p>
          </table:table-cell>
          <table:table-cell table:formula="of:=[.R47]/[.$F$16]" office:value-type="float" office:value="0.890433505845929" calcext:value-type="float">
            <text:p>0,89</text:p>
          </table:table-cell>
          <table:table-cell table:formula="of:=[.U47]/[.$F$16]" office:value-type="float" office:value="0.0394348396" calcext:value-type="float">
            <text:p>0,0394</text:p>
          </table:table-cell>
          <table:table-cell table:formula="of:=[.V47]/[.$F$16]" office:value-type="float" office:value="0.0282842779672186" calcext:value-type="float">
            <text:p>0,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,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,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,32</text:p>
          </table:table-cell>
          <table:table-cell/>
          <table:table-cell table:formula="of:=[.H48]*[.$B$4]" office:value-type="float" office:value="1212.8117488703" calcext:value-type="float">
            <text:p>1212,81</text:p>
          </table:table-cell>
          <table:table-cell table:formula="of:=SQRT([.I48]^2*[.$B$4]^2 + [.$C$4]^2*[.H48]^2)" office:value-type="float" office:value="46.2411643403786" calcext:value-type="float">
            <text:p>46,24</text:p>
          </table:table-cell>
          <table:table-cell table:formula="of:=[.J48]*[.$B$5]" office:value-type="float" office:value="1315.06076289055" calcext:value-type="float">
            <text:p>1315,06</text:p>
          </table:table-cell>
          <table:table-cell table:formula="of:=SQRT([.K48]^2*[.$B$5]^2+[.$C$5]^2*[.J48]^2)" office:value-type="float" office:value="45.906185043761" calcext:value-type="float">
            <text:p>45,91</text:p>
          </table:table-cell>
          <table:table-cell table:formula="of:=2*[.H48]*[.J48]*[.$B$3]/[.$F$16]" office:value-type="float" office:value="0.0316288" calcext:value-type="float">
            <text:p>0,0316</text:p>
          </table:table-cell>
          <table:table-cell table:formula="of:=SQRT((2*[.$B$3]/[.$F$16])^2*([.H48]^2*[.K48]^2+[.J48]^2*[.I48]^2))" office:value-type="float" office:value="0.00106067733830793" calcext:value-type="float">
            <text:p>0,0011</text:p>
          </table:table-cell>
          <table:table-cell table:formula="of:=[.L48]-[.S48]" office:value-type="float" office:value="10.9683712" calcext:value-type="float">
            <text:p>10,97</text:p>
          </table:table-cell>
          <table:table-cell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formula="of:=[.O48]/[.$F$16]" office:value-type="float" office:value="24.256234977406" calcext:value-type="float">
            <text:p>24,26</text:p>
          </table:table-cell>
          <table:table-cell table:formula="of:=[.P48]/[.$F$16]" office:value-type="float" office:value="0.924823286807573" calcext:value-type="float">
            <text:p>0,92</text:p>
          </table:table-cell>
          <table:table-cell table:formula="of:=[.Q48]/[.$F$16]" office:value-type="float" office:value="26.301215257811" calcext:value-type="float">
            <text:p>26,30</text:p>
          </table:table-cell>
          <table:table-cell table:formula="of:=[.R48]/[.$F$16]" office:value-type="float" office:value="0.91812370087522" calcext:value-type="float">
            <text:p>0,92</text:p>
          </table:table-cell>
          <table:table-cell table:formula="of:=[.U48]/[.$F$16]" office:value-type="float" office:value="0.219367424" calcext:value-type="float">
            <text:p>0,2194</text:p>
          </table:table-cell>
          <table:table-cell table:formula="of:=[.V48]/[.$F$16]" office:value-type="float" office:value="0.0663324991992203" calcext:value-type="float">
            <text:p>0,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,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" calcext:value-type="float">
            <text:p>0,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,52</text:p>
          </table:table-cell>
          <table:table-cell/>
          <table:table-cell table:formula="of:=[.H49]*[.$B$4]" office:value-type="float" office:value="1260.22478607826" calcext:value-type="float">
            <text:p>1260,22</text:p>
          </table:table-cell>
          <table:table-cell table:formula="of:=SQRT([.I49]^2*[.$B$4]^2 + [.$C$4]^2*[.H49]^2)" office:value-type="float" office:value="47.695311847321" calcext:value-type="float">
            <text:p>47,70</text:p>
          </table:table-cell>
          <table:table-cell table:formula="of:=[.J49]*[.$B$5]" office:value-type="float" office:value="1337.81013992716" calcext:value-type="float">
            <text:p>1337,81</text:p>
          </table:table-cell>
          <table:table-cell table:formula="of:=SQRT([.K49]^2*[.$B$5]^2+[.$C$5]^2*[.J49]^2)" office:value-type="float" office:value="46.5181312408239" calcext:value-type="float">
            <text:p>46,52</text:p>
          </table:table-cell>
          <table:table-cell table:formula="of:=2*[.H49]*[.J49]*[.$B$3]/[.$F$16]" office:value-type="float" office:value="0.03343382" calcext:value-type="float">
            <text:p>0,0334</text:p>
          </table:table-cell>
          <table:table-cell table:formula="of:=SQRT((2*[.$B$3]/[.$F$16])^2*([.H49]^2*[.K49]^2+[.J49]^2*[.I49]^2))" office:value-type="float" office:value="0.00110574626266608" calcext:value-type="float">
            <text:p>0,0011</text:p>
          </table:table-cell>
          <table:table-cell table:formula="of:=[.L49]-[.S49]" office:value-type="float" office:value="272.96656618" calcext:value-type="float">
            <text:p>272,97</text:p>
          </table:table-cell>
          <table:table-cell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formula="of:=[.O49]/[.$F$16]" office:value-type="float" office:value="25.2044957215652" calcext:value-type="float">
            <text:p>25,20</text:p>
          </table:table-cell>
          <table:table-cell table:formula="of:=[.P49]/[.$F$16]" office:value-type="float" office:value="0.953906236946419" calcext:value-type="float">
            <text:p>0,95</text:p>
          </table:table-cell>
          <table:table-cell table:formula="of:=[.Q49]/[.$F$16]" office:value-type="float" office:value="26.7562027985432" calcext:value-type="float">
            <text:p>26,76</text:p>
          </table:table-cell>
          <table:table-cell table:formula="of:=[.R49]/[.$F$16]" office:value-type="float" office:value="0.930362624816478" calcext:value-type="float">
            <text:p>0,93</text:p>
          </table:table-cell>
          <table:table-cell table:formula="of:=[.U49]/[.$F$16]" office:value-type="float" office:value="5.4593313236" calcext:value-type="float">
            <text:p>5,4593</text:p>
          </table:table-cell>
          <table:table-cell table:formula="of:=[.V49]/[.$F$16]" office:value-type="float" office:value="0.330454233577163" calcext:value-type="float">
            <text:p>0,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,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6" calcext:value-type="float">
            <text:p>0,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,47</text:p>
          </table:table-cell>
          <table:table-cell/>
          <table:table-cell table:formula="of:=[.H50]*[.$B$4]" office:value-type="float" office:value="1190.13594846649" calcext:value-type="float">
            <text:p>1190,14</text:p>
          </table:table-cell>
          <table:table-cell table:formula="of:=SQRT([.I50]^2*[.$B$4]^2 + [.$C$4]^2*[.H50]^2)" office:value-type="float" office:value="45.5447686641427" calcext:value-type="float">
            <text:p>45,54</text:p>
          </table:table-cell>
          <table:table-cell table:formula="of:=[.J50]*[.$B$5]" office:value-type="float" office:value="1328.27007858923" calcext:value-type="float">
            <text:p>1328,27</text:p>
          </table:table-cell>
          <table:table-cell table:formula="of:=SQRT([.K50]^2*[.$B$5]^2+[.$C$5]^2*[.J50]^2)" office:value-type="float" office:value="46.2615945121248" calcext:value-type="float">
            <text:p>46,26</text:p>
          </table:table-cell>
          <table:table-cell table:formula="of:=2*[.H50]*[.J50]*[.$B$3]/[.$F$16]" office:value-type="float" office:value="0.0313492" calcext:value-type="float">
            <text:p>0,0313</text:p>
          </table:table-cell>
          <table:table-cell table:formula="of:=SQRT((2*[.$B$3]/[.$F$16])^2*([.H50]^2*[.K50]^2+[.J50]^2*[.I50]^2))" office:value-type="float" office:value="0.00105374981091339" calcext:value-type="float">
            <text:p>0,0011</text:p>
          </table:table-cell>
          <table:table-cell table:formula="of:=[.L50]-[.S50]" office:value-type="float" office:value="460.9686508" calcext:value-type="float">
            <text:p>460,97</text:p>
          </table:table-cell>
          <table:table-cell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formula="of:=[.O50]/[.$F$16]" office:value-type="float" office:value="23.8027189693299" calcext:value-type="float">
            <text:p>23,80</text:p>
          </table:table-cell>
          <table:table-cell table:formula="of:=[.P50]/[.$F$16]" office:value-type="float" office:value="0.910895373282854" calcext:value-type="float">
            <text:p>0,91</text:p>
          </table:table-cell>
          <table:table-cell table:formula="of:=[.Q50]/[.$F$16]" office:value-type="float" office:value="26.5654015717846" calcext:value-type="float">
            <text:p>26,57</text:p>
          </table:table-cell>
          <table:table-cell table:formula="of:=[.R50]/[.$F$16]" office:value-type="float" office:value="0.925231890242497" calcext:value-type="float">
            <text:p>0,93</text:p>
          </table:table-cell>
          <table:table-cell table:formula="of:=[.U50]/[.$F$16]" office:value-type="float" office:value="9.219373016" calcext:value-type="float">
            <text:p>9,2194</text:p>
          </table:table-cell>
          <table:table-cell table:formula="of:=[.V50]/[.$F$16]" office:value-type="float" office:value="0.429418211588837" calcext:value-type="float">
            <text:p>0,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,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,0157723545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,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,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,49</text:p>
          </table:table-cell>
          <table:table-cell/>
          <table:table-cell table:formula="of:=[.H51]*[.$B$4]" office:value-type="float" office:value="1155.09152966061" calcext:value-type="float">
            <text:p>1155,09</text:p>
          </table:table-cell>
          <table:table-cell table:formula="of:=SQRT([.I51]^2*[.$B$4]^2 + [.$C$4]^2*[.H51]^2)" office:value-type="float" office:value="44.467246009799" calcext:value-type="float">
            <text:p>44,47</text:p>
          </table:table-cell>
          <table:table-cell table:formula="of:=[.J51]*[.$B$5]" office:value-type="float" office:value="1274.69896492237" calcext:value-type="float">
            <text:p>1274,70</text:p>
          </table:table-cell>
          <table:table-cell table:formula="of:=SQRT([.K51]^2*[.$B$5]^2+[.$C$5]^2*[.J51]^2)" office:value-type="float" office:value="44.8186824552766" calcext:value-type="float">
            <text:p>44,82</text:p>
          </table:table-cell>
          <table:table-cell table:formula="of:=2*[.H51]*[.J51]*[.$B$3]/[.$F$16]" office:value-type="float" office:value="0.02919897" calcext:value-type="float">
            <text:p>0,0292</text:p>
          </table:table-cell>
          <table:table-cell table:formula="of:=SQRT((2*[.$B$3]/[.$F$16])^2*([.H51]^2*[.K51]^2+[.J51]^2*[.I51]^2))" office:value-type="float" office:value="0.000999009907158082" calcext:value-type="float">
            <text:p>0,0010</text:p>
          </table:table-cell>
          <table:table-cell table:formula="of:=[.L51]-[.S51]" office:value-type="float" office:value="131.97080103" calcext:value-type="float">
            <text:p>131,97</text:p>
          </table:table-cell>
          <table:table-cell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formula="of:=[.O51]/[.$F$16]" office:value-type="float" office:value="23.1018305932122" calcext:value-type="float">
            <text:p>23,10</text:p>
          </table:table-cell>
          <table:table-cell table:formula="of:=[.P51]/[.$F$16]" office:value-type="float" office:value="0.88934492019598" calcext:value-type="float">
            <text:p>0,89</text:p>
          </table:table-cell>
          <table:table-cell table:formula="of:=[.Q51]/[.$F$16]" office:value-type="float" office:value="25.4939792984474" calcext:value-type="float">
            <text:p>25,49</text:p>
          </table:table-cell>
          <table:table-cell table:formula="of:=[.R51]/[.$F$16]" office:value-type="float" office:value="0.896373649105531" calcext:value-type="float">
            <text:p>0,90</text:p>
          </table:table-cell>
          <table:table-cell table:formula="of:=[.U51]/[.$F$16]" office:value-type="float" office:value="2.6394160206" calcext:value-type="float">
            <text:p>2,6394</text:p>
          </table:table-cell>
          <table:table-cell table:formula="of:=[.V51]/[.$F$16]" office:value-type="float" office:value="0.229782506730187" calcext:value-type="float">
            <text:p>0,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,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,00430867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,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,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,00</text:p>
          </table:table-cell>
          <table:table-cell/>
          <table:table-cell table:formula="of:=[.H52]*[.$B$4]" office:value-type="float" office:value="1159.90154792808" calcext:value-type="float">
            <text:p>1159,90</text:p>
          </table:table-cell>
          <table:table-cell table:formula="of:=SQRT([.I52]^2*[.$B$4]^2 + [.$C$4]^2*[.H52]^2)" office:value-type="float" office:value="44.6152362687672" calcext:value-type="float">
            <text:p>44,62</text:p>
          </table:table-cell>
          <table:table-cell table:formula="of:=[.J52]*[.$B$5]" office:value-type="float" office:value="1341.4793942879" calcext:value-type="float">
            <text:p>1341,48</text:p>
          </table:table-cell>
          <table:table-cell table:formula="of:=SQRT([.K52]^2*[.$B$5]^2+[.$C$5]^2*[.J52]^2)" office:value-type="float" office:value="46.6167666898209" calcext:value-type="float">
            <text:p>46,62</text:p>
          </table:table-cell>
          <table:table-cell table:formula="of:=2*[.H52]*[.J52]*[.$B$3]/[.$F$16]" office:value-type="float" office:value="0.03085664" calcext:value-type="float">
            <text:p>0,0309</text:p>
          </table:table-cell>
          <table:table-cell table:formula="of:=SQRT((2*[.$B$3]/[.$F$16])^2*([.H52]^2*[.K52]^2+[.J52]^2*[.I52]^2))" office:value-type="float" office:value="0.00104159467279744" calcext:value-type="float">
            <text:p>0,0010</text:p>
          </table:table-cell>
          <table:table-cell table:formula="of:=[.L52]-[.S52]" office:value-type="float" office:value="0.96914336" calcext:value-type="float">
            <text:p>0,97</text:p>
          </table:table-cell>
          <table:table-cell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formula="of:=[.O52]/[.$F$16]" office:value-type="float" office:value="23.1980309585617" calcext:value-type="float">
            <text:p>23,20</text:p>
          </table:table-cell>
          <table:table-cell table:formula="of:=[.P52]/[.$F$16]" office:value-type="float" office:value="0.892304725375344" calcext:value-type="float">
            <text:p>0,89</text:p>
          </table:table-cell>
          <table:table-cell table:formula="of:=[.Q52]/[.$F$16]" office:value-type="float" office:value="26.8295878857581" calcext:value-type="float">
            <text:p>26,83</text:p>
          </table:table-cell>
          <table:table-cell table:formula="of:=[.R52]/[.$F$16]" office:value-type="float" office:value="0.932335333796419" calcext:value-type="float">
            <text:p>0,93</text:p>
          </table:table-cell>
          <table:table-cell table:formula="of:=[.U52]/[.$F$16]" office:value-type="float" office:value="0.0193828672" calcext:value-type="float">
            <text:p>0,0194</text:p>
          </table:table-cell>
          <table:table-cell table:formula="of:=[.V52]/[.$F$16]" office:value-type="float" office:value="0.0200000108491917" calcext:value-type="float">
            <text:p>0,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7" calcext:value-type="float">
            <text:p>0,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,0027250485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,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,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,00</text:p>
          </table:table-cell>
          <table:table-cell/>
          <table:table-cell table:formula="of:=[.H53]*[.$B$4]" office:value-type="float" office:value="1121.42140178829" calcext:value-type="float">
            <text:p>1121,42</text:p>
          </table:table-cell>
          <table:table-cell table:formula="of:=SQRT([.I53]^2*[.$B$4]^2 + [.$C$4]^2*[.H53]^2)" office:value-type="float" office:value="43.430426700165" calcext:value-type="float">
            <text:p>43,43</text:p>
          </table:table-cell>
          <table:table-cell table:formula="of:=[.J53]*[.$B$5]" office:value-type="float" office:value="1376.70423615104" calcext:value-type="float">
            <text:p>1376,70</text:p>
          </table:table-cell>
          <table:table-cell table:formula="of:=SQRT([.K53]^2*[.$B$5]^2+[.$C$5]^2*[.J53]^2)" office:value-type="float" office:value="47.5627728248663" calcext:value-type="float">
            <text:p>47,56</text:p>
          </table:table-cell>
          <table:table-cell table:formula="of:=2*[.H53]*[.J53]*[.$B$3]/[.$F$16]" office:value-type="float" office:value="0.03061632" calcext:value-type="float">
            <text:p>0,0306</text:p>
          </table:table-cell>
          <table:table-cell table:formula="of:=SQRT((2*[.$B$3]/[.$F$16])^2*([.H53]^2*[.K53]^2+[.J53]^2*[.I53]^2))" office:value-type="float" office:value="0.00103634960587632" calcext:value-type="float">
            <text:p>0,0010</text:p>
          </table:table-cell>
          <table:table-cell table:formula="of:=[.L53]-[.S53]" office:value-type="float" office:value="3.96938368" calcext:value-type="float">
            <text:p>3,97</text:p>
          </table:table-cell>
          <table:table-cell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formula="of:=[.O53]/[.$F$16]" office:value-type="float" office:value="22.4284280357658" calcext:value-type="float">
            <text:p>22,43</text:p>
          </table:table-cell>
          <table:table-cell table:formula="of:=[.P53]/[.$F$16]" office:value-type="float" office:value="0.868608534003301" calcext:value-type="float">
            <text:p>0,87</text:p>
          </table:table-cell>
          <table:table-cell table:formula="of:=[.Q53]/[.$F$16]" office:value-type="float" office:value="27.5340847230209" calcext:value-type="float">
            <text:p>27,53</text:p>
          </table:table-cell>
          <table:table-cell table:formula="of:=[.R53]/[.$F$16]" office:value-type="float" office:value="0.951255456497326" calcext:value-type="float">
            <text:p>0,95</text:p>
          </table:table-cell>
          <table:table-cell table:formula="of:=[.U53]/[.$F$16]" office:value-type="float" office:value="0.0793876736" calcext:value-type="float">
            <text:p>0,0794</text:p>
          </table:table-cell>
          <table:table-cell table:formula="of:=[.V53]/[.$F$16]" office:value-type="float" office:value="0.0400000053701022" calcext:value-type="float">
            <text:p>0,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,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,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,65</text:p>
          </table:table-cell>
          <table:table-cell/>
          <table:table-cell table:formula="of:=[.H54]*[.$B$4]" office:value-type="float" office:value="1153.71723872705" calcext:value-type="float">
            <text:p>1153,72</text:p>
          </table:table-cell>
          <table:table-cell table:formula="of:=SQRT([.I54]^2*[.$B$4]^2 + [.$C$4]^2*[.H54]^2)" office:value-type="float" office:value="44.4249573871657" calcext:value-type="float">
            <text:p>44,42</text:p>
          </table:table-cell>
          <table:table-cell table:formula="of:=[.J54]*[.$B$5]" office:value-type="float" office:value="1287.1744297489" calcext:value-type="float">
            <text:p>1287,17</text:p>
          </table:table-cell>
          <table:table-cell table:formula="of:=SQRT([.K54]^2*[.$B$5]^2+[.$C$5]^2*[.J54]^2)" office:value-type="float" office:value="45.1550716956014" calcext:value-type="float">
            <text:p>45,16</text:p>
          </table:table-cell>
          <table:table-cell table:formula="of:=2*[.H54]*[.J54]*[.$B$3]/[.$F$16]" office:value-type="float" office:value="0.02944966" calcext:value-type="float">
            <text:p>0,0294</text:p>
          </table:table-cell>
          <table:table-cell table:formula="of:=SQRT((2*[.$B$3]/[.$F$16])^2*([.H54]^2*[.K54]^2+[.J54]^2*[.I54]^2))" office:value-type="float" office:value="0.00100548835289127" calcext:value-type="float">
            <text:p>0,0010</text:p>
          </table:table-cell>
          <table:table-cell table:formula="of:=[.L54]-[.S54]" office:value-type="float" office:value="6.97055034" calcext:value-type="float">
            <text:p>6,97</text:p>
          </table:table-cell>
          <table:table-cell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formula="of:=[.O54]/[.$F$16]" office:value-type="float" office:value="23.0743447745409" calcext:value-type="float">
            <text:p>23,07</text:p>
          </table:table-cell>
          <table:table-cell table:formula="of:=[.P54]/[.$F$16]" office:value-type="float" office:value="0.888499147743313" calcext:value-type="float">
            <text:p>0,89</text:p>
          </table:table-cell>
          <table:table-cell table:formula="of:=[.Q54]/[.$F$16]" office:value-type="float" office:value="25.743488594978" calcext:value-type="float">
            <text:p>25,74</text:p>
          </table:table-cell>
          <table:table-cell table:formula="of:=[.R54]/[.$F$16]" office:value-type="float" office:value="0.903101433912028" calcext:value-type="float">
            <text:p>0,90</text:p>
          </table:table-cell>
          <table:table-cell table:formula="of:=[.U54]/[.$F$16]" office:value-type="float" office:value="0.1394110068" calcext:value-type="float">
            <text:p>0,1394</text:p>
          </table:table-cell>
          <table:table-cell table:formula="of:=[.V54]/[.$F$16]" office:value-type="float" office:value="0.0529150300425383" calcext:value-type="float">
            <text:p>0,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AH54:.AH66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,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,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,46</text:p>
          </table:table-cell>
          <table:table-cell/>
          <table:table-cell table:formula="of:=[.H55]*[.$B$4]" office:value-type="float" office:value="1194.94596673397" calcext:value-type="float">
            <text:p>1194,95</text:p>
          </table:table-cell>
          <table:table-cell table:formula="of:=SQRT([.I55]^2*[.$B$4]^2 + [.$C$4]^2*[.H55]^2)" office:value-type="float" office:value="45.6925416653777" calcext:value-type="float">
            <text:p>45,69</text:p>
          </table:table-cell>
          <table:table-cell table:formula="of:=[.J55]*[.$B$5]" office:value-type="float" office:value="1302.58529806402" calcext:value-type="float">
            <text:p>1302,59</text:p>
          </table:table-cell>
          <table:table-cell table:formula="of:=SQRT([.K55]^2*[.$B$5]^2+[.$C$5]^2*[.J55]^2)" office:value-type="float" office:value="45.5702976597829" calcext:value-type="float">
            <text:p>45,57</text:p>
          </table:table-cell>
          <table:table-cell table:formula="of:=2*[.H55]*[.J55]*[.$B$3]/[.$F$16]" office:value-type="float" office:value="0.03086725" calcext:value-type="float">
            <text:p>0,0309</text:p>
          </table:table-cell>
          <table:table-cell table:formula="of:=SQRT((2*[.$B$3]/[.$F$16])^2*([.H55]^2*[.K55]^2+[.J55]^2*[.I55]^2))" office:value-type="float" office:value="0.00104147739533799" calcext:value-type="float">
            <text:p>0,0010</text:p>
          </table:table-cell>
          <table:table-cell table:formula="of:=[.L55]-[.S55]" office:value-type="float" office:value="208.96913275" calcext:value-type="float">
            <text:p>208,97</text:p>
          </table:table-cell>
          <table:table-cell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formula="of:=[.O55]/[.$F$16]" office:value-type="float" office:value="23.8989193346794" calcext:value-type="float">
            <text:p>23,90</text:p>
          </table:table-cell>
          <table:table-cell table:formula="of:=[.P55]/[.$F$16]" office:value-type="float" office:value="0.913850833307554" calcext:value-type="float">
            <text:p>0,91</text:p>
          </table:table-cell>
          <table:table-cell table:formula="of:=[.Q55]/[.$F$16]" office:value-type="float" office:value="26.0517059612804" calcext:value-type="float">
            <text:p>26,05</text:p>
          </table:table-cell>
          <table:table-cell table:formula="of:=[.R55]/[.$F$16]" office:value-type="float" office:value="0.911405953195659" calcext:value-type="float">
            <text:p>0,91</text:p>
          </table:table-cell>
          <table:table-cell table:formula="of:=[.U55]/[.$F$16]" office:value-type="float" office:value="4.179382655" calcext:value-type="float">
            <text:p>4,1794</text:p>
          </table:table-cell>
          <table:table-cell table:formula="of:=[.V55]/[.$F$16]" office:value-type="float" office:value="0.289136646646305" calcext:value-type="float">
            <text:p>0,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,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,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,78</text:p>
          </table:table-cell>
          <table:table-cell/>
          <table:table-cell table:formula="of:=[.H56]*[.$B$4]" office:value-type="float" office:value="1212.12460340352" calcext:value-type="float">
            <text:p>1212,12</text:p>
          </table:table-cell>
          <table:table-cell table:formula="of:=SQRT([.I56]^2*[.$B$4]^2 + [.$C$4]^2*[.H56]^2)" office:value-type="float" office:value="46.2200706023633" calcext:value-type="float">
            <text:p>46,22</text:p>
          </table:table-cell>
          <table:table-cell table:formula="of:=[.J56]*[.$B$5]" office:value-type="float" office:value="1316.52846463485" calcext:value-type="float">
            <text:p>1316,53</text:p>
          </table:table-cell>
          <table:table-cell table:formula="of:=SQRT([.K56]^2*[.$B$5]^2+[.$C$5]^2*[.J56]^2)" office:value-type="float" office:value="45.945686873933" calcext:value-type="float">
            <text:p>45,95</text:p>
          </table:table-cell>
          <table:table-cell table:formula="of:=2*[.H56]*[.J56]*[.$B$3]/[.$F$16]" office:value-type="float" office:value="0.03164616" calcext:value-type="float">
            <text:p>0,0316</text:p>
          </table:table-cell>
          <table:table-cell table:formula="of:=SQRT((2*[.$B$3]/[.$F$16])^2*([.H56]^2*[.K56]^2+[.J56]^2*[.I56]^2))" office:value-type="float" office:value="0.00106111751130589" calcext:value-type="float">
            <text:p>0,0011</text:p>
          </table:table-cell>
          <table:table-cell table:formula="of:=[.L56]-[.S56]" office:value-type="float" office:value="518.96835384" calcext:value-type="float">
            <text:p>518,97</text:p>
          </table:table-cell>
          <table:table-cell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formula="of:=[.O56]/[.$F$16]" office:value-type="float" office:value="24.2424920680704" calcext:value-type="float">
            <text:p>24,24</text:p>
          </table:table-cell>
          <table:table-cell table:formula="of:=[.P56]/[.$F$16]" office:value-type="float" office:value="0.924401412047267" calcext:value-type="float">
            <text:p>0,92</text:p>
          </table:table-cell>
          <table:table-cell table:formula="of:=[.Q56]/[.$F$16]" office:value-type="float" office:value="26.3305692926969" calcext:value-type="float">
            <text:p>26,33</text:p>
          </table:table-cell>
          <table:table-cell table:formula="of:=[.R56]/[.$F$16]" office:value-type="float" office:value="0.91891373747866" calcext:value-type="float">
            <text:p>0,92</text:p>
          </table:table-cell>
          <table:table-cell table:formula="of:=[.U56]/[.$F$16]" office:value-type="float" office:value="10.3793670768" calcext:value-type="float">
            <text:p>10,3794</text:p>
          </table:table-cell>
          <table:table-cell table:formula="of:=[.V56]/[.$F$16]" office:value-type="float" office:value="0.455631430490027" calcext:value-type="float">
            <text:p>0,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,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,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,42</text:p>
          </table:table-cell>
          <table:table-cell/>
          <table:table-cell table:formula="of:=[.H57]*[.$B$4]" office:value-type="float" office:value="1163.33727526199" calcext:value-type="float">
            <text:p>1163,34</text:p>
          </table:table-cell>
          <table:table-cell table:formula="of:=SQRT([.I57]^2*[.$B$4]^2 + [.$C$4]^2*[.H57]^2)" office:value-type="float" office:value="44.7209247504954" calcext:value-type="float">
            <text:p>44,72</text:p>
          </table:table-cell>
          <table:table-cell table:formula="of:=[.J57]*[.$B$5]" office:value-type="float" office:value="1294.51293847039" calcext:value-type="float">
            <text:p>1294,51</text:p>
          </table:table-cell>
          <table:table-cell table:formula="of:=SQRT([.K57]^2*[.$B$5]^2+[.$C$5]^2*[.J57]^2)" office:value-type="float" office:value="45.3528410759544" calcext:value-type="float">
            <text:p>45,35</text:p>
          </table:table-cell>
          <table:table-cell table:formula="of:=2*[.H57]*[.J57]*[.$B$3]/[.$F$16]" office:value-type="float" office:value="0.02986452" calcext:value-type="float">
            <text:p>0,0299</text:p>
          </table:table-cell>
          <table:table-cell table:formula="of:=SQRT((2*[.$B$3]/[.$F$16])^2*([.H57]^2*[.K57]^2+[.J57]^2*[.I57]^2))" office:value-type="float" office:value="0.0010160789616954" calcext:value-type="float">
            <text:p>0,0010</text:p>
          </table:table-cell>
          <table:table-cell table:formula="of:=[.L57]-[.S57]" office:value-type="float" office:value="207.97013548" calcext:value-type="float">
            <text:p>207,97</text:p>
          </table:table-cell>
          <table:table-cell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formula="of:=[.O57]/[.$F$16]" office:value-type="float" office:value="23.2667455052399" calcext:value-type="float">
            <text:p>23,27</text:p>
          </table:table-cell>
          <table:table-cell table:formula="of:=[.P57]/[.$F$16]" office:value-type="float" office:value="0.894418495009908" calcext:value-type="float">
            <text:p>0,89</text:p>
          </table:table-cell>
          <table:table-cell table:formula="of:=[.Q57]/[.$F$16]" office:value-type="float" office:value="25.8902587694077" calcext:value-type="float">
            <text:p>25,89</text:p>
          </table:table-cell>
          <table:table-cell table:formula="of:=[.R57]/[.$F$16]" office:value-type="float" office:value="0.907056821519089" calcext:value-type="float">
            <text:p>0,91</text:p>
          </table:table-cell>
          <table:table-cell table:formula="of:=[.U57]/[.$F$16]" office:value-type="float" office:value="4.1594027096" calcext:value-type="float">
            <text:p>4,1594</text:p>
          </table:table-cell>
          <table:table-cell table:formula="of:=[.V57]/[.$F$16]" office:value-type="float" office:value="0.288444102752971" calcext:value-type="float">
            <text:p>0,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,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,030635753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,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,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,24</text:p>
          </table:table-cell>
          <table:table-cell/>
          <table:table-cell table:formula="of:=[.H58]*[.$B$4]" office:value-type="float" office:value="1177.76733006442" calcext:value-type="float">
            <text:p>1177,77</text:p>
          </table:table-cell>
          <table:table-cell table:formula="of:=SQRT([.I58]^2*[.$B$4]^2 + [.$C$4]^2*[.H58]^2)" office:value-type="float" office:value="45.1646475226319" calcext:value-type="float">
            <text:p>45,16</text:p>
          </table:table-cell>
          <table:table-cell table:formula="of:=[.J58]*[.$B$5]" office:value-type="float" office:value="1304.05299980832" calcext:value-type="float">
            <text:p>1304,05</text:p>
          </table:table-cell>
          <table:table-cell table:formula="of:=SQRT([.K58]^2*[.$B$5]^2+[.$C$5]^2*[.J58]^2)" office:value-type="float" office:value="45.6098252211795" calcext:value-type="float">
            <text:p>45,61</text:p>
          </table:table-cell>
          <table:table-cell table:formula="of:=2*[.H58]*[.J58]*[.$B$3]/[.$F$16]" office:value-type="float" office:value="0.03045778" calcext:value-type="float">
            <text:p>0,0305</text:p>
          </table:table-cell>
          <table:table-cell table:formula="of:=SQRT((2*[.$B$3]/[.$F$16])^2*([.H58]^2*[.K58]^2+[.J58]^2*[.I58]^2))" office:value-type="float" office:value="0.00103115522585108" calcext:value-type="float">
            <text:p>0,0010</text:p>
          </table:table-cell>
          <table:table-cell table:formula="of:=[.L58]-[.S58]" office:value-type="float" office:value="4.96954222" calcext:value-type="float">
            <text:p>4,97</text:p>
          </table:table-cell>
          <table:table-cell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formula="of:=[.O58]/[.$F$16]" office:value-type="float" office:value="23.5553466012883" calcext:value-type="float">
            <text:p>23,56</text:p>
          </table:table-cell>
          <table:table-cell table:formula="of:=[.P58]/[.$F$16]" office:value-type="float" office:value="0.903292950452638" calcext:value-type="float">
            <text:p>0,90</text:p>
          </table:table-cell>
          <table:table-cell table:formula="of:=[.Q58]/[.$F$16]" office:value-type="float" office:value="26.0810599961664" calcext:value-type="float">
            <text:p>26,08</text:p>
          </table:table-cell>
          <table:table-cell table:formula="of:=[.R58]/[.$F$16]" office:value-type="float" office:value="0.91219650442359" calcext:value-type="float">
            <text:p>0,91</text:p>
          </table:table-cell>
          <table:table-cell table:formula="of:=[.U58]/[.$F$16]" office:value-type="float" office:value="0.0993908444" calcext:value-type="float">
            <text:p>0,0994</text:p>
          </table:table-cell>
          <table:table-cell table:formula="of:=[.V58]/[.$F$16]" office:value-type="float" office:value="0.0447213643051332" calcext:value-type="float">
            <text:p>0,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,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,04838612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,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,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,00</text:p>
          </table:table-cell>
          <table:table-cell/>
          <table:table-cell table:formula="of:=[.H59]*[.$B$4]" office:value-type="float" office:value="1120.04711085473" calcext:value-type="float">
            <text:p>1120,05</text:p>
          </table:table-cell>
          <table:table-cell table:formula="of:=SQRT([.I59]^2*[.$B$4]^2 + [.$C$4]^2*[.H59]^2)" office:value-type="float" office:value="43.3880736215204" calcext:value-type="float">
            <text:p>43,39</text:p>
          </table:table-cell>
          <table:table-cell table:formula="of:=[.J59]*[.$B$5]" office:value-type="float" office:value="1220.39400038336" calcext:value-type="float">
            <text:p>1220,39</text:p>
          </table:table-cell>
          <table:table-cell table:formula="of:=SQRT([.K59]^2*[.$B$5]^2+[.$C$5]^2*[.J59]^2)" office:value-type="float" office:value="43.3516174195221" calcext:value-type="float">
            <text:p>43,35</text:p>
          </table:table-cell>
          <table:table-cell table:formula="of:=2*[.H59]*[.J59]*[.$B$3]/[.$F$16]" office:value-type="float" office:value="0.0271069" calcext:value-type="float">
            <text:p>0,0271</text:p>
          </table:table-cell>
          <table:table-cell table:formula="of:=SQRT((2*[.$B$3]/[.$F$16])^2*([.H59]^2*[.K59]^2+[.J59]^2*[.I59]^2))" office:value-type="float" office:value="0.000944791097015631" calcext:value-type="float">
            <text:p>0,0009</text:p>
          </table:table-cell>
          <table:table-cell table:formula="of:=[.L59]-[.S59]" office:value-type="float" office:value="-0.0271069" calcext:value-type="float">
            <text:p>-0,03</text:p>
          </table:table-cell>
          <table:table-cell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formula="of:=[.O59]/[.$F$16]" office:value-type="float" office:value="22.4009422170945" calcext:value-type="float">
            <text:p>22,40</text:p>
          </table:table-cell>
          <table:table-cell table:formula="of:=[.P59]/[.$F$16]" office:value-type="float" office:value="0.867761472430408" calcext:value-type="float">
            <text:p>0,87</text:p>
          </table:table-cell>
          <table:table-cell table:formula="of:=[.Q59]/[.$F$16]" office:value-type="float" office:value="24.4078800076672" calcext:value-type="float">
            <text:p>24,41</text:p>
          </table:table-cell>
          <table:table-cell table:formula="of:=[.R59]/[.$F$16]" office:value-type="float" office:value="0.867032348390442" calcext:value-type="float">
            <text:p>0,87</text:p>
          </table:table-cell>
          <table:table-cell table:formula="of:=[.U59]/[.$F$16]" office:value-type="float" office:value="-0.000542138" calcext:value-type="float">
            <text:p>-0,0005</text:p>
          </table:table-cell>
          <table:table-cell table:formula="of:=[.V59]/[.$F$16]" office:value-type="float" office:value="0.0000188958219403126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,0569079182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,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,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,73</text:p>
          </table:table-cell>
          <table:table-cell/>
          <table:table-cell table:formula="of:=[.H60]*[.$B$4]" office:value-type="float" office:value="1113.86280165369" calcext:value-type="float">
            <text:p>1113,86</text:p>
          </table:table-cell>
          <table:table-cell table:formula="of:=SQRT([.I60]^2*[.$B$4]^2 + [.$C$4]^2*[.H60]^2)" office:value-type="float" office:value="43.1974508740595" calcext:value-type="float">
            <text:p>43,20</text:p>
          </table:table-cell>
          <table:table-cell table:formula="of:=[.J60]*[.$B$5]" office:value-type="float" office:value="1257.82039486295" calcext:value-type="float">
            <text:p>1257,82</text:p>
          </table:table-cell>
          <table:table-cell table:formula="of:=SQRT([.K60]^2*[.$B$5]^2+[.$C$5]^2*[.J60]^2)" office:value-type="float" office:value="44.3631961182902" calcext:value-type="float">
            <text:p>44,36</text:p>
          </table:table-cell>
          <table:table-cell table:formula="of:=2*[.H60]*[.J60]*[.$B$3]/[.$F$16]" office:value-type="float" office:value="0.02778394" calcext:value-type="float">
            <text:p>0,0278</text:p>
          </table:table-cell>
          <table:table-cell table:formula="of:=SQRT((2*[.$B$3]/[.$F$16])^2*([.H60]^2*[.K60]^2+[.J60]^2*[.I60]^2))" office:value-type="float" office:value="0.000962597734778137" calcext:value-type="float">
            <text:p>0,0010</text:p>
          </table:table-cell>
          <table:table-cell table:formula="of:=[.L60]-[.S60]" office:value-type="float" office:value="2.97221606" calcext:value-type="float">
            <text:p>2,97</text:p>
          </table:table-cell>
          <table:table-cell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formula="of:=[.O60]/[.$F$16]" office:value-type="float" office:value="22.2772560330737" calcext:value-type="float">
            <text:p>22,28</text:p>
          </table:table-cell>
          <table:table-cell table:formula="of:=[.P60]/[.$F$16]" office:value-type="float" office:value="0.863949017481189" calcext:value-type="float">
            <text:p>0,86</text:p>
          </table:table-cell>
          <table:table-cell table:formula="of:=[.Q60]/[.$F$16]" office:value-type="float" office:value="25.156407897259" calcext:value-type="float">
            <text:p>25,16</text:p>
          </table:table-cell>
          <table:table-cell table:formula="of:=[.R60]/[.$F$16]" office:value-type="float" office:value="0.887263922365805" calcext:value-type="float">
            <text:p>0,89</text:p>
          </table:table-cell>
          <table:table-cell table:formula="of:=[.U60]/[.$F$16]" office:value-type="float" office:value="0.0594443212" calcext:value-type="float">
            <text:p>0,0594</text:p>
          </table:table-cell>
          <table:table-cell table:formula="of:=[.V60]/[.$F$16]" office:value-type="float" office:value="0.0346410215010724" calcext:value-type="float">
            <text:p>0,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,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,045756826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,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,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,04</text:p>
          </table:table-cell>
          <table:table-cell/>
          <table:table-cell table:formula="of:=[.H61]*[.$B$4]" office:value-type="float" office:value="1172.95731179694" calcext:value-type="float">
            <text:p>1172,96</text:p>
          </table:table-cell>
          <table:table-cell table:formula="of:=SQRT([.I61]^2*[.$B$4]^2 + [.$C$4]^2*[.H61]^2)" office:value-type="float" office:value="45.0167699682307" calcext:value-type="float">
            <text:p>45,02</text:p>
          </table:table-cell>
          <table:table-cell table:formula="of:=[.J61]*[.$B$5]" office:value-type="float" office:value="1301.85144719187" calcext:value-type="float">
            <text:p>1301,85</text:p>
          </table:table-cell>
          <table:table-cell table:formula="of:=SQRT([.K61]^2*[.$B$5]^2+[.$C$5]^2*[.J61]^2)" office:value-type="float" office:value="45.550532730326" calcext:value-type="float">
            <text:p>45,55</text:p>
          </table:table-cell>
          <table:table-cell table:formula="of:=2*[.H61]*[.J61]*[.$B$3]/[.$F$16]" office:value-type="float" office:value="0.03028218" calcext:value-type="float">
            <text:p>0,0303</text:p>
          </table:table-cell>
          <table:table-cell table:formula="of:=SQRT((2*[.$B$3]/[.$F$16])^2*([.H61]^2*[.K61]^2+[.J61]^2*[.I61]^2))" office:value-type="float" office:value="0.00102670477051585" calcext:value-type="float">
            <text:p>0,0010</text:p>
          </table:table-cell>
          <table:table-cell table:formula="of:=[.L61]-[.S61]" office:value-type="float" office:value="169.96971782" calcext:value-type="float">
            <text:p>169,97</text:p>
          </table:table-cell>
          <table:table-cell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formula="of:=[.O61]/[.$F$16]" office:value-type="float" office:value="23.4591462359389" calcext:value-type="float">
            <text:p>23,46</text:p>
          </table:table-cell>
          <table:table-cell table:formula="of:=[.P61]/[.$F$16]" office:value-type="float" office:value="0.900335399364613" calcext:value-type="float">
            <text:p>0,90</text:p>
          </table:table-cell>
          <table:table-cell table:formula="of:=[.Q61]/[.$F$16]" office:value-type="float" office:value="26.0370289438375" calcext:value-type="float">
            <text:p>26,04</text:p>
          </table:table-cell>
          <table:table-cell table:formula="of:=[.R61]/[.$F$16]" office:value-type="float" office:value="0.911010654606521" calcext:value-type="float">
            <text:p>0,91</text:p>
          </table:table-cell>
          <table:table-cell table:formula="of:=[.U61]/[.$F$16]" office:value-type="float" office:value="3.3993943564" calcext:value-type="float">
            <text:p>3,3994</text:p>
          </table:table-cell>
          <table:table-cell table:formula="of:=[.V61]/[.$F$16]" office:value-type="float" office:value="0.260768097016581" calcext:value-type="float">
            <text:p>0,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,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,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,14</text:p>
          </table:table-cell>
          <table:table-cell/>
          <table:table-cell table:formula="of:=[.H62]*[.$B$4]" office:value-type="float" office:value="1172.95731179694" calcext:value-type="float">
            <text:p>1172,96</text:p>
          </table:table-cell>
          <table:table-cell table:formula="of:=SQRT([.I62]^2*[.$B$4]^2 + [.$C$4]^2*[.H62]^2)" office:value-type="float" office:value="45.0167699682307" calcext:value-type="float">
            <text:p>45,02</text:p>
          </table:table-cell>
          <table:table-cell table:formula="of:=[.J62]*[.$B$5]" office:value-type="float" office:value="1308.45610504121" calcext:value-type="float">
            <text:p>1308,46</text:p>
          </table:table-cell>
          <table:table-cell table:formula="of:=SQRT([.K62]^2*[.$B$5]^2+[.$C$5]^2*[.J62]^2)" office:value-type="float" office:value="45.7283895967229" calcext:value-type="float">
            <text:p>45,73</text:p>
          </table:table-cell>
          <table:table-cell table:formula="of:=2*[.H62]*[.J62]*[.$B$3]/[.$F$16]" office:value-type="float" office:value="0.03043581" calcext:value-type="float">
            <text:p>0,0304</text:p>
          </table:table-cell>
          <table:table-cell table:formula="of:=SQRT((2*[.$B$3]/[.$F$16])^2*([.H62]^2*[.K62]^2+[.J62]^2*[.I62]^2))" office:value-type="float" office:value="0.00103063561407512" calcext:value-type="float">
            <text:p>0,0010</text:p>
          </table:table-cell>
          <table:table-cell table:formula="of:=[.L62]-[.S62]" office:value-type="float" office:value="446.96956419" calcext:value-type="float">
            <text:p>446,97</text:p>
          </table:table-cell>
          <table:table-cell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formula="of:=[.O62]/[.$F$16]" office:value-type="float" office:value="23.4591462359389" calcext:value-type="float">
            <text:p>23,46</text:p>
          </table:table-cell>
          <table:table-cell table:formula="of:=[.P62]/[.$F$16]" office:value-type="float" office:value="0.900335399364613" calcext:value-type="float">
            <text:p>0,90</text:p>
          </table:table-cell>
          <table:table-cell table:formula="of:=[.Q62]/[.$F$16]" office:value-type="float" office:value="26.1691221008242" calcext:value-type="float">
            <text:p>26,17</text:p>
          </table:table-cell>
          <table:table-cell table:formula="of:=[.R62]/[.$F$16]" office:value-type="float" office:value="0.914567791934458" calcext:value-type="float">
            <text:p>0,91</text:p>
          </table:table-cell>
          <table:table-cell table:formula="of:=[.U62]/[.$F$16]" office:value-type="float" office:value="8.9393912838" calcext:value-type="float">
            <text:p>8,9394</text:p>
          </table:table-cell>
          <table:table-cell table:formula="of:=[.V62]/[.$F$16]" office:value-type="float" office:value="0.422847490739728" calcext:value-type="float">
            <text:p>0,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,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,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,73</text:p>
          </table:table-cell>
          <table:table-cell/>
          <table:table-cell table:formula="of:=[.H63]*[.$B$4]" office:value-type="float" office:value="1249.23045860975" calcext:value-type="float">
            <text:p>1249,23</text:p>
          </table:table-cell>
          <table:table-cell table:formula="of:=SQRT([.I63]^2*[.$B$4]^2 + [.$C$4]^2*[.H63]^2)" office:value-type="float" office:value="47.3583444757365" calcext:value-type="float">
            <text:p>47,36</text:p>
          </table:table-cell>
          <table:table-cell table:formula="of:=[.J63]*[.$B$5]" office:value-type="float" office:value="1379.63963963964" calcext:value-type="float">
            <text:p>1379,64</text:p>
          </table:table-cell>
          <table:table-cell table:formula="of:=SQRT([.K63]^2*[.$B$5]^2+[.$C$5]^2*[.J63]^2)" office:value-type="float" office:value="47.641535284689" calcext:value-type="float">
            <text:p>47,64</text:p>
          </table:table-cell>
          <table:table-cell table:formula="of:=2*[.H63]*[.J63]*[.$B$3]/[.$F$16]" office:value-type="float" office:value="0.0341784" calcext:value-type="float">
            <text:p>0,0342</text:p>
          </table:table-cell>
          <table:table-cell table:formula="of:=SQRT((2*[.$B$3]/[.$F$16])^2*([.H63]^2*[.K63]^2+[.J63]^2*[.I63]^2))" office:value-type="float" office:value="0.00112424073578571" calcext:value-type="float">
            <text:p>0,0011</text:p>
          </table:table-cell>
          <table:table-cell table:formula="of:=[.L63]-[.S63]" office:value-type="float" office:value="279.9658216" calcext:value-type="float">
            <text:p>279,97</text:p>
          </table:table-cell>
          <table:table-cell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formula="of:=[.O63]/[.$F$16]" office:value-type="float" office:value="24.984609172195" calcext:value-type="float">
            <text:p>24,98</text:p>
          </table:table-cell>
          <table:table-cell table:formula="of:=[.P63]/[.$F$16]" office:value-type="float" office:value="0.94716688951473" calcext:value-type="float">
            <text:p>0,95</text:p>
          </table:table-cell>
          <table:table-cell table:formula="of:=[.Q63]/[.$F$16]" office:value-type="float" office:value="27.5927927927928" calcext:value-type="float">
            <text:p>27,59</text:p>
          </table:table-cell>
          <table:table-cell table:formula="of:=[.R63]/[.$F$16]" office:value-type="float" office:value="0.952830705693781" calcext:value-type="float">
            <text:p>0,95</text:p>
          </table:table-cell>
          <table:table-cell table:formula="of:=[.U63]/[.$F$16]" office:value-type="float" office:value="5.599316432" calcext:value-type="float">
            <text:p>5,5993</text:p>
          </table:table-cell>
          <table:table-cell table:formula="of:=[.V63]/[.$F$16]" office:value-type="float" office:value="0.334664011368965" calcext:value-type="float">
            <text:p>0,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,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,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,00</text:p>
          </table:table-cell>
          <table:table-cell/>
          <table:table-cell table:formula="of:=[.H64]*[.$B$4]" office:value-type="float" office:value="1215.56033073743" calcext:value-type="float">
            <text:p>1215,56</text:p>
          </table:table-cell>
          <table:table-cell table:formula="of:=SQRT([.I64]^2*[.$B$4]^2 + [.$C$4]^2*[.H64]^2)" office:value-type="float" office:value="46.3255336631329" calcext:value-type="float">
            <text:p>46,33</text:p>
          </table:table-cell>
          <table:table-cell table:formula="of:=[.J64]*[.$B$5]" office:value-type="float" office:value="1244.61107916427" calcext:value-type="float">
            <text:p>1244,61</text:p>
          </table:table-cell>
          <table:table-cell table:formula="of:=SQRT([.K64]^2*[.$B$5]^2+[.$C$5]^2*[.J64]^2)" office:value-type="float" office:value="44.0064227786517" calcext:value-type="float">
            <text:p>44,01</text:p>
          </table:table-cell>
          <table:table-cell table:formula="of:=2*[.H64]*[.J64]*[.$B$3]/[.$F$16]" office:value-type="float" office:value="0.03000224" calcext:value-type="float">
            <text:p>0,0300</text:p>
          </table:table-cell>
          <table:table-cell table:formula="of:=SQRT((2*[.$B$3]/[.$F$16])^2*([.H64]^2*[.K64]^2+[.J64]^2*[.I64]^2))" office:value-type="float" office:value="0.00101959679089334" calcext:value-type="float">
            <text:p>0,0010</text:p>
          </table:table-cell>
          <table:table-cell table:formula="of:=[.L64]-[.S64]" office:value-type="float" office:value="8.96999776" calcext:value-type="float">
            <text:p>8,97</text:p>
          </table:table-cell>
          <table:table-cell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formula="of:=[.O64]/[.$F$16]" office:value-type="float" office:value="24.3112066147486" calcext:value-type="float">
            <text:p>24,31</text:p>
          </table:table-cell>
          <table:table-cell table:formula="of:=[.P64]/[.$F$16]" office:value-type="float" office:value="0.926510673262659" calcext:value-type="float">
            <text:p>0,93</text:p>
          </table:table-cell>
          <table:table-cell table:formula="of:=[.Q64]/[.$F$16]" office:value-type="float" office:value="24.8922215832854" calcext:value-type="float">
            <text:p>24,89</text:p>
          </table:table-cell>
          <table:table-cell table:formula="of:=[.R64]/[.$F$16]" office:value-type="float" office:value="0.880128455573033" calcext:value-type="float">
            <text:p>0,88</text:p>
          </table:table-cell>
          <table:table-cell table:formula="of:=[.U64]/[.$F$16]" office:value-type="float" office:value="0.1793999552" calcext:value-type="float">
            <text:p>0,1794</text:p>
          </table:table-cell>
          <table:table-cell table:formula="of:=[.V64]/[.$F$16]" office:value-type="float" office:value="0.0600000034652586" calcext:value-type="float">
            <text:p>0,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,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,001523348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,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,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,00</text:p>
          </table:table-cell>
          <table:table-cell/>
          <table:table-cell table:formula="of:=[.H65]*[.$B$4]" office:value-type="float" office:value="1190.13594846649" calcext:value-type="float">
            <text:p>1190,14</text:p>
          </table:table-cell>
          <table:table-cell table:formula="of:=SQRT([.I65]^2*[.$B$4]^2 + [.$C$4]^2*[.H65]^2)" office:value-type="float" office:value="45.5447686641427" calcext:value-type="float">
            <text:p>45,54</text:p>
          </table:table-cell>
          <table:table-cell table:formula="of:=[.J65]*[.$B$5]" office:value-type="float" office:value="1245.34493003642" calcext:value-type="float">
            <text:p>1245,34</text:p>
          </table:table-cell>
          <table:table-cell table:formula="of:=SQRT([.K65]^2*[.$B$5]^2+[.$C$5]^2*[.J65]^2)" office:value-type="float" office:value="44.0262506900697" calcext:value-type="float">
            <text:p>44,03</text:p>
          </table:table-cell>
          <table:table-cell table:formula="of:=2*[.H65]*[.J65]*[.$B$3]/[.$F$16]" office:value-type="float" office:value="0.02939204" calcext:value-type="float">
            <text:p>0,0294</text:p>
          </table:table-cell>
          <table:table-cell table:formula="of:=SQRT((2*[.$B$3]/[.$F$16])^2*([.H65]^2*[.K65]^2+[.J65]^2*[.I65]^2))" office:value-type="float" office:value="0.00100391884711863" calcext:value-type="float">
            <text:p>0,0010</text:p>
          </table:table-cell>
          <table:table-cell table:formula="of:=[.L65]-[.S65]" office:value-type="float" office:value="0.97060796" calcext:value-type="float">
            <text:p>0,97</text:p>
          </table:table-cell>
          <table:table-cell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formula="of:=[.O65]/[.$F$16]" office:value-type="float" office:value="23.8027189693299" calcext:value-type="float">
            <text:p>23,80</text:p>
          </table:table-cell>
          <table:table-cell table:formula="of:=[.P65]/[.$F$16]" office:value-type="float" office:value="0.910895373282854" calcext:value-type="float">
            <text:p>0,91</text:p>
          </table:table-cell>
          <table:table-cell table:formula="of:=[.Q65]/[.$F$16]" office:value-type="float" office:value="24.9068986007284" calcext:value-type="float">
            <text:p>24,91</text:p>
          </table:table-cell>
          <table:table-cell table:formula="of:=[.R65]/[.$F$16]" office:value-type="float" office:value="0.880525013801394" calcext:value-type="float">
            <text:p>0,88</text:p>
          </table:table-cell>
          <table:table-cell table:formula="of:=[.U65]/[.$F$16]" office:value-type="float" office:value="0.0194121592" calcext:value-type="float">
            <text:p>0,0194</text:p>
          </table:table-cell>
          <table:table-cell table:formula="of:=[.V65]/[.$F$16]" office:value-type="float" office:value="0.020000010078528" calcext:value-type="float">
            <text:p>0,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,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,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,41</text:p>
          </table:table-cell>
          <table:table-cell/>
          <table:table-cell table:formula="of:=[.H66]*[.$B$4]" office:value-type="float" office:value="1135.85145659071" calcext:value-type="float">
            <text:p>1135,85</text:p>
          </table:table-cell>
          <table:table-cell table:formula="of:=SQRT([.I66]^2*[.$B$4]^2 + [.$C$4]^2*[.H66]^2)" office:value-type="float" office:value="43.874971220174" calcext:value-type="float">
            <text:p>43,87</text:p>
          </table:table-cell>
          <table:table-cell table:formula="of:=[.J66]*[.$B$5]" office:value-type="float" office:value="1251.94958788576" calcext:value-type="float">
            <text:p>1251,95</text:p>
          </table:table-cell>
          <table:table-cell table:formula="of:=SQRT([.K66]^2*[.$B$5]^2+[.$C$5]^2*[.J66]^2)" office:value-type="float" office:value="44.2046637960995" calcext:value-type="float">
            <text:p>44,20</text:p>
          </table:table-cell>
          <table:table-cell table:formula="of:=2*[.H66]*[.J66]*[.$B$3]/[.$F$16]" office:value-type="float" office:value="0.02820018" calcext:value-type="float">
            <text:p>0,0282</text:p>
          </table:table-cell>
          <table:table-cell table:formula="of:=SQRT((2*[.$B$3]/[.$F$16])^2*([.H66]^2*[.K66]^2+[.J66]^2*[.I66]^2))" office:value-type="float" office:value="0.000973264633180514" calcext:value-type="float">
            <text:p>0,0010</text:p>
          </table:table-cell>
          <table:table-cell table:formula="of:=[.L66]-[.S66]" office:value-type="float" office:value="1.97179982" calcext:value-type="float">
            <text:p>1,97</text:p>
          </table:table-cell>
          <table:table-cell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formula="of:=[.O66]/[.$F$16]" office:value-type="float" office:value="22.7170291318142" calcext:value-type="float">
            <text:p>22,72</text:p>
          </table:table-cell>
          <table:table-cell table:formula="of:=[.P66]/[.$F$16]" office:value-type="float" office:value="0.87749942440348" calcext:value-type="float">
            <text:p>0,88</text:p>
          </table:table-cell>
          <table:table-cell table:formula="of:=[.Q66]/[.$F$16]" office:value-type="float" office:value="25.0389917577152" calcext:value-type="float">
            <text:p>25,04</text:p>
          </table:table-cell>
          <table:table-cell table:formula="of:=[.R66]/[.$F$16]" office:value-type="float" office:value="0.884093275921989" calcext:value-type="float">
            <text:p>0,88</text:p>
          </table:table-cell>
          <table:table-cell table:formula="of:=[.U66]/[.$F$16]" office:value-type="float" office:value="0.0394359964" calcext:value-type="float">
            <text:p>0,0394</text:p>
          </table:table-cell>
          <table:table-cell table:formula="of:=[.V66]/[.$F$16]" office:value-type="float" office:value="0.028284277945488" calcext:value-type="float">
            <text:p>0,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,0282842782</text:p>
          </table:table-cell>
          <table:table-cell table:formula="of:=MAX([.AH66:.AH76])"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,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,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,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,82</text:p>
          </table:table-cell>
          <table:table-cell/>
          <table:table-cell table:formula="of:=[.H67]*[.$B$4]" office:value-type="float" office:value="1149.59436592635" calcext:value-type="float">
            <text:p>1149,59</text:p>
          </table:table-cell>
          <table:table-cell table:formula="of:=SQRT([.I67]^2*[.$B$4]^2 + [.$C$4]^2*[.H67]^2)" office:value-type="float" office:value="44.2980762332679" calcext:value-type="float">
            <text:p>44,30</text:p>
          </table:table-cell>
          <table:table-cell table:formula="of:=[.J67]*[.$B$5]" office:value-type="float" office:value="1337.07628905501" calcext:value-type="float">
            <text:p>1337,08</text:p>
          </table:table-cell>
          <table:table-cell table:formula="of:=SQRT([.K67]^2*[.$B$5]^2+[.$C$5]^2*[.J67]^2)" office:value-type="float" office:value="46.4984019938263" calcext:value-type="float">
            <text:p>46,50</text:p>
          </table:table-cell>
          <table:table-cell table:formula="of:=2*[.H67]*[.J67]*[.$B$3]/[.$F$16]" office:value-type="float" office:value="0.03048206" calcext:value-type="float">
            <text:p>0,0305</text:p>
          </table:table-cell>
          <table:table-cell table:formula="of:=SQRT((2*[.$B$3]/[.$F$16])^2*([.H67]^2*[.K67]^2+[.J67]^2*[.I67]^2))" office:value-type="float" office:value="0.00103215696335393" calcext:value-type="float">
            <text:p>0,0010</text:p>
          </table:table-cell>
          <table:table-cell table:formula="of:=[.L67]-[.S67]" office:value-type="float" office:value="116.96951794" calcext:value-type="float">
            <text:p>116,97</text:p>
          </table:table-cell>
          <table:table-cell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formula="of:=[.O67]/[.$F$16]" office:value-type="float" office:value="22.9918873185271" calcext:value-type="float">
            <text:p>22,99</text:p>
          </table:table-cell>
          <table:table-cell table:formula="of:=[.P67]/[.$F$16]" office:value-type="float" office:value="0.885961524665357" calcext:value-type="float">
            <text:p>0,89</text:p>
          </table:table-cell>
          <table:table-cell table:formula="of:=[.Q67]/[.$F$16]" office:value-type="float" office:value="26.7415257811002" calcext:value-type="float">
            <text:p>26,74</text:p>
          </table:table-cell>
          <table:table-cell table:formula="of:=[.R67]/[.$F$16]" office:value-type="float" office:value="0.929968039876527" calcext:value-type="float">
            <text:p>0,93</text:p>
          </table:table-cell>
          <table:table-cell table:formula="of:=[.U67]/[.$F$16]" office:value-type="float" office:value="2.3393903588" calcext:value-type="float">
            <text:p>2,3394</text:p>
          </table:table-cell>
          <table:table-cell table:formula="of:=[.V67]/[.$F$16]" office:value-type="float" office:value="0.216333077512754" calcext:value-type="float">
            <text:p>0,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,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,0050980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,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,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,37</text:p>
          </table:table-cell>
          <table:table-cell/>
          <table:table-cell table:formula="of:=[.H68]*[.$B$4]" office:value-type="float" office:value="1191.51023940006" calcext:value-type="float">
            <text:p>1191,51</text:p>
          </table:table-cell>
          <table:table-cell table:formula="of:=SQRT([.I68]^2*[.$B$4]^2 + [.$C$4]^2*[.H68]^2)" office:value-type="float" office:value="45.5869924591524" calcext:value-type="float">
            <text:p>45,59</text:p>
          </table:table-cell>
          <table:table-cell table:formula="of:=[.J68]*[.$B$5]" office:value-type="float" office:value="1295.98064021468" calcext:value-type="float">
            <text:p>1295,98</text:p>
          </table:table-cell>
          <table:table-cell table:formula="of:=SQRT([.K68]^2*[.$B$5]^2+[.$C$5]^2*[.J68]^2)" office:value-type="float" office:value="45.3923855924046" calcext:value-type="float">
            <text:p>45,39</text:p>
          </table:table-cell>
          <table:table-cell table:formula="of:=2*[.H68]*[.J68]*[.$B$3]/[.$F$16]" office:value-type="float" office:value="0.03062244" calcext:value-type="float">
            <text:p>0,0306</text:p>
          </table:table-cell>
          <table:table-cell table:formula="of:=SQRT((2*[.$B$3]/[.$F$16])^2*([.H68]^2*[.K68]^2+[.J68]^2*[.I68]^2))" office:value-type="float" office:value="0.00103527068924026" calcext:value-type="float">
            <text:p>0,0010</text:p>
          </table:table-cell>
          <table:table-cell table:formula="of:=[.L68]-[.S68]" office:value-type="float" office:value="414.96937756" calcext:value-type="float">
            <text:p>414,97</text:p>
          </table:table-cell>
          <table:table-cell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formula="of:=[.O68]/[.$F$16]" office:value-type="float" office:value="23.8302047880012" calcext:value-type="float">
            <text:p>23,83</text:p>
          </table:table-cell>
          <table:table-cell table:formula="of:=[.P68]/[.$F$16]" office:value-type="float" office:value="0.911739849183048" calcext:value-type="float">
            <text:p>0,91</text:p>
          </table:table-cell>
          <table:table-cell table:formula="of:=[.Q68]/[.$F$16]" office:value-type="float" office:value="25.9196128042937" calcext:value-type="float">
            <text:p>25,92</text:p>
          </table:table-cell>
          <table:table-cell table:formula="of:=[.R68]/[.$F$16]" office:value-type="float" office:value="0.907847711848091" calcext:value-type="float">
            <text:p>0,91</text:p>
          </table:table-cell>
          <table:table-cell table:formula="of:=[.U68]/[.$F$16]" office:value-type="float" office:value="8.2993875512" calcext:value-type="float">
            <text:p>8,2994</text:p>
          </table:table-cell>
          <table:table-cell table:formula="of:=[.V68]/[.$F$16]" office:value-type="float" office:value="0.407430976275386" calcext:value-type="float">
            <text:p>0,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,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3" calcext:value-type="float">
            <text:p>0,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,80</text:p>
          </table:table-cell>
          <table:table-cell/>
          <table:table-cell table:formula="of:=[.H69]*[.$B$4]" office:value-type="float" office:value="1225.86751273916" calcext:value-type="float">
            <text:p>1225,87</text:p>
          </table:table-cell>
          <table:table-cell table:formula="of:=SQRT([.I69]^2*[.$B$4]^2 + [.$C$4]^2*[.H69]^2)" office:value-type="float" office:value="46.6418391312891" calcext:value-type="float">
            <text:p>46,64</text:p>
          </table:table-cell>
          <table:table-cell table:formula="of:=[.J69]*[.$B$5]" office:value-type="float" office:value="1265.89275445658" calcext:value-type="float">
            <text:p>1265,89</text:p>
          </table:table-cell>
          <table:table-cell table:formula="of:=SQRT([.K69]^2*[.$B$5]^2+[.$C$5]^2*[.J69]^2)" office:value-type="float" office:value="44.5810913959736" calcext:value-type="float">
            <text:p>44,58</text:p>
          </table:table-cell>
          <table:table-cell table:formula="of:=2*[.H69]*[.J69]*[.$B$3]/[.$F$16]" office:value-type="float" office:value="0.030774" calcext:value-type="float">
            <text:p>0,0308</text:p>
          </table:table-cell>
          <table:table-cell table:formula="of:=SQRT((2*[.$B$3]/[.$F$16])^2*([.H69]^2*[.K69]^2+[.J69]^2*[.I69]^2))" office:value-type="float" office:value="0.0010391629612337" calcext:value-type="float">
            <text:p>0,0010</text:p>
          </table:table-cell>
          <table:table-cell table:formula="of:=[.L69]-[.S69]" office:value-type="float" office:value="316.969226" calcext:value-type="float">
            <text:p>316,97</text:p>
          </table:table-cell>
          <table:table-cell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formula="of:=[.O69]/[.$F$16]" office:value-type="float" office:value="24.5173502547832" calcext:value-type="float">
            <text:p>24,52</text:p>
          </table:table-cell>
          <table:table-cell table:formula="of:=[.P69]/[.$F$16]" office:value-type="float" office:value="0.932836782625782" calcext:value-type="float">
            <text:p>0,93</text:p>
          </table:table-cell>
          <table:table-cell table:formula="of:=[.Q69]/[.$F$16]" office:value-type="float" office:value="25.3178550891317" calcext:value-type="float">
            <text:p>25,32</text:p>
          </table:table-cell>
          <table:table-cell table:formula="of:=[.R69]/[.$F$16]" office:value-type="float" office:value="0.891621827919473" calcext:value-type="float">
            <text:p>0,89</text:p>
          </table:table-cell>
          <table:table-cell table:formula="of:=[.U69]/[.$F$16]" office:value-type="float" office:value="6.33938452" calcext:value-type="float">
            <text:p>6,3394</text:p>
          </table:table-cell>
          <table:table-cell table:formula="of:=[.V69]/[.$F$16]" office:value-type="float" office:value="0.356089876901807" calcext:value-type="float">
            <text:p>0,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,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,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,06</text:p>
          </table:table-cell>
          <table:table-cell/>
          <table:table-cell table:formula="of:=[.H70]*[.$B$4]" office:value-type="float" office:value="1273.28054994712" calcext:value-type="float">
            <text:p>1273,28</text:p>
          </table:table-cell>
          <table:table-cell table:formula="of:=SQRT([.I70]^2*[.$B$4]^2 + [.$C$4]^2*[.H70]^2)" office:value-type="float" office:value="48.0952900122538" calcext:value-type="float">
            <text:p>48,10</text:p>
          </table:table-cell>
          <table:table-cell table:formula="of:=[.J70]*[.$B$5]" office:value-type="float" office:value="1352.48715737014" calcext:value-type="float">
            <text:p>1352,49</text:p>
          </table:table-cell>
          <table:table-cell table:formula="of:=SQRT([.K70]^2*[.$B$5]^2+[.$C$5]^2*[.J70]^2)" office:value-type="float" office:value="46.9125661292582" calcext:value-type="float">
            <text:p>46,91</text:p>
          </table:table-cell>
          <table:table-cell table:formula="of:=2*[.H70]*[.J70]*[.$B$3]/[.$F$16]" office:value-type="float" office:value="0.03415079" calcext:value-type="float">
            <text:p>0,0342</text:p>
          </table:table-cell>
          <table:table-cell table:formula="of:=SQRT((2*[.$B$3]/[.$F$16])^2*([.H70]^2*[.K70]^2+[.J70]^2*[.I70]^2))" office:value-type="float" office:value="0.00112348262042632" calcext:value-type="float">
            <text:p>0,0011</text:p>
          </table:table-cell>
          <table:table-cell table:formula="of:=[.L70]-[.S70]" office:value-type="float" office:value="64.96584921" calcext:value-type="float">
            <text:p>64,97</text:p>
          </table:table-cell>
          <table:table-cell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formula="of:=[.O70]/[.$F$16]" office:value-type="float" office:value="25.4656109989424" calcext:value-type="float">
            <text:p>25,47</text:p>
          </table:table-cell>
          <table:table-cell table:formula="of:=[.P70]/[.$F$16]" office:value-type="float" office:value="0.961905800245075" calcext:value-type="float">
            <text:p>0,96</text:p>
          </table:table-cell>
          <table:table-cell table:formula="of:=[.Q70]/[.$F$16]" office:value-type="float" office:value="27.0497431474027" calcext:value-type="float">
            <text:p>27,05</text:p>
          </table:table-cell>
          <table:table-cell table:formula="of:=[.R70]/[.$F$16]" office:value-type="float" office:value="0.938251322585164" calcext:value-type="float">
            <text:p>0,94</text:p>
          </table:table-cell>
          <table:table-cell table:formula="of:=[.U70]/[.$F$16]" office:value-type="float" office:value="1.2993169842" calcext:value-type="float">
            <text:p>1,2993</text:p>
          </table:table-cell>
          <table:table-cell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,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7" calcext:value-type="float">
            <text:p>0,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,73</text:p>
          </table:table-cell>
          <table:table-cell/>
          <table:table-cell table:formula="of:=[.H71]*[.$B$4]" office:value-type="float" office:value="1166.08585712912" calcext:value-type="float">
            <text:p>1166,09</text:p>
          </table:table-cell>
          <table:table-cell table:formula="of:=SQRT([.I71]^2*[.$B$4]^2 + [.$C$4]^2*[.H71]^2)" office:value-type="float" office:value="44.8054643135693" calcext:value-type="float">
            <text:p>44,81</text:p>
          </table:table-cell>
          <table:table-cell table:formula="of:=[.J71]*[.$B$5]" office:value-type="float" office:value="1249.74803526931" calcext:value-type="float">
            <text:p>1249,75</text:p>
          </table:table-cell>
          <table:table-cell table:formula="of:=SQRT([.K71]^2*[.$B$5]^2+[.$C$5]^2*[.J71]^2)" office:value-type="float" office:value="44.1452003561511" calcext:value-type="float">
            <text:p>44,15</text:p>
          </table:table-cell>
          <table:table-cell table:formula="of:=2*[.H71]*[.J71]*[.$B$3]/[.$F$16]" office:value-type="float" office:value="0.02889991" calcext:value-type="float">
            <text:p>0,0289</text:p>
          </table:table-cell>
          <table:table-cell table:formula="of:=SQRT((2*[.$B$3]/[.$F$16])^2*([.H71]^2*[.K71]^2+[.J71]^2*[.I71]^2))" office:value-type="float" office:value="0.000991260278635233" calcext:value-type="float">
            <text:p>0,0010</text:p>
          </table:table-cell>
          <table:table-cell table:formula="of:=[.L71]-[.S71]" office:value-type="float" office:value="2.97110009" calcext:value-type="float">
            <text:p>2,97</text:p>
          </table:table-cell>
          <table:table-cell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formula="of:=[.O71]/[.$F$16]" office:value-type="float" office:value="23.3217171425824" calcext:value-type="float">
            <text:p>23,32</text:p>
          </table:table-cell>
          <table:table-cell table:formula="of:=[.P71]/[.$F$16]" office:value-type="float" office:value="0.896109286271386" calcext:value-type="float">
            <text:p>0,90</text:p>
          </table:table-cell>
          <table:table-cell table:formula="of:=[.Q71]/[.$F$16]" office:value-type="float" office:value="24.9949607053862" calcext:value-type="float">
            <text:p>24,99</text:p>
          </table:table-cell>
          <table:table-cell table:formula="of:=[.R71]/[.$F$16]" office:value-type="float" office:value="0.882904007123022" calcext:value-type="float">
            <text:p>0,88</text:p>
          </table:table-cell>
          <table:table-cell table:formula="of:=[.U71]/[.$F$16]" office:value-type="float" office:value="0.0594220018" calcext:value-type="float">
            <text:p>0,0594</text:p>
          </table:table-cell>
          <table:table-cell table:formula="of:=[.V71]/[.$F$16]" office:value-type="float" office:value="0.0346410218244032" calcext:value-type="float">
            <text:p>0,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,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,027790143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,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,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,00</text:p>
          </table:table-cell>
          <table:table-cell/>
          <table:table-cell table:formula="of:=[.H72]*[.$B$4]" office:value-type="float" office:value="1194.94596673397" calcext:value-type="float">
            <text:p>1194,95</text:p>
          </table:table-cell>
          <table:table-cell table:formula="of:=SQRT([.I72]^2*[.$B$4]^2 + [.$C$4]^2*[.H72]^2)" office:value-type="float" office:value="45.6925416653777" calcext:value-type="float">
            <text:p>45,69</text:p>
          </table:table-cell>
          <table:table-cell table:formula="of:=[.J72]*[.$B$5]" office:value-type="float" office:value="1251.21573701361" calcext:value-type="float">
            <text:p>1251,22</text:p>
          </table:table-cell>
          <table:table-cell table:formula="of:=SQRT([.K72]^2*[.$B$5]^2+[.$C$5]^2*[.J72]^2)" office:value-type="float" office:value="44.1848434903539" calcext:value-type="float">
            <text:p>44,18</text:p>
          </table:table-cell>
          <table:table-cell table:formula="of:=2*[.H72]*[.J72]*[.$B$3]/[.$F$16]" office:value-type="float" office:value="0.02964995" calcext:value-type="float">
            <text:p>0,0296</text:p>
          </table:table-cell>
          <table:table-cell table:formula="of:=SQRT((2*[.$B$3]/[.$F$16])^2*([.H72]^2*[.K72]^2+[.J72]^2*[.I72]^2))" office:value-type="float" office:value="0.00101051683706903" calcext:value-type="float">
            <text:p>0,0010</text:p>
          </table:table-cell>
          <table:table-cell table:formula="of:=[.L72]-[.S72]" office:value-type="float" office:value="-0.02964995" calcext:value-type="float">
            <text:p>-0,03</text:p>
          </table:table-cell>
          <table:table-cell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formula="of:=[.O72]/[.$F$16]" office:value-type="float" office:value="23.8989193346794" calcext:value-type="float">
            <text:p>23,90</text:p>
          </table:table-cell>
          <table:table-cell table:formula="of:=[.P72]/[.$F$16]" office:value-type="float" office:value="0.913850833307554" calcext:value-type="float">
            <text:p>0,91</text:p>
          </table:table-cell>
          <table:table-cell table:formula="of:=[.Q72]/[.$F$16]" office:value-type="float" office:value="25.0243147402722" calcext:value-type="float">
            <text:p>25,02</text:p>
          </table:table-cell>
          <table:table-cell table:formula="of:=[.R72]/[.$F$16]" office:value-type="float" office:value="0.883696869807078" calcext:value-type="float">
            <text:p>0,88</text:p>
          </table:table-cell>
          <table:table-cell table:formula="of:=[.U72]/[.$F$16]" office:value-type="float" office:value="-0.000592999" calcext:value-type="float">
            <text:p>-0,0006</text:p>
          </table:table-cell>
          <table:table-cell table:formula="of:=[.V72]/[.$F$16]" office:value-type="float" office:value="0.0000202103367413806" calcext:value-type="float">
            <text:p>0,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,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5" calcext:value-type="float">
            <text:p>0,00578069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,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,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,00</text:p>
          </table:table-cell>
          <table:table-cell/>
          <table:table-cell table:formula="of:=[.H73]*[.$B$4]" office:value-type="float" office:value="1140.66147485819" calcext:value-type="float">
            <text:p>1140,66</text:p>
          </table:table-cell>
          <table:table-cell table:formula="of:=SQRT([.I73]^2*[.$B$4]^2 + [.$C$4]^2*[.H73]^2)" office:value-type="float" office:value="44.0230876137498" calcext:value-type="float">
            <text:p>44,02</text:p>
          </table:table-cell>
          <table:table-cell table:formula="of:=[.J73]*[.$B$5]" office:value-type="float" office:value="1148.47661491279" calcext:value-type="float">
            <text:p>1148,48</text:p>
          </table:table-cell>
          <table:table-cell table:formula="of:=SQRT([.K73]^2*[.$B$5]^2+[.$C$5]^2*[.J73]^2)" office:value-type="float" office:value="41.4011518086935" calcext:value-type="float">
            <text:p>41,40</text:p>
          </table:table-cell>
          <table:table-cell table:formula="of:=2*[.H73]*[.J73]*[.$B$3]/[.$F$16]" office:value-type="float" office:value="0.025979" calcext:value-type="float">
            <text:p>0,0260</text:p>
          </table:table-cell>
          <table:table-cell table:formula="of:=SQRT((2*[.$B$3]/[.$F$16])^2*([.H73]^2*[.K73]^2+[.J73]^2*[.I73]^2))" office:value-type="float" office:value="0.000915326581062737" calcext:value-type="float">
            <text:p>0,0009</text:p>
          </table:table-cell>
          <table:table-cell table:formula="of:=[.L73]-[.S73]" office:value-type="float" office:value="0.974021" calcext:value-type="float">
            <text:p>0,97</text:p>
          </table:table-cell>
          <table:table-cell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formula="of:=[.O73]/[.$F$16]" office:value-type="float" office:value="22.8132294971637" calcext:value-type="float">
            <text:p>22,81</text:p>
          </table:table-cell>
          <table:table-cell table:formula="of:=[.P73]/[.$F$16]" office:value-type="float" office:value="0.880461752274996" calcext:value-type="float">
            <text:p>0,88</text:p>
          </table:table-cell>
          <table:table-cell table:formula="of:=[.Q73]/[.$F$16]" office:value-type="float" office:value="22.9695322982557" calcext:value-type="float">
            <text:p>22,97</text:p>
          </table:table-cell>
          <table:table-cell table:formula="of:=[.R73]/[.$F$16]" office:value-type="float" office:value="0.828023036173871" calcext:value-type="float">
            <text:p>0,83</text:p>
          </table:table-cell>
          <table:table-cell table:formula="of:=[.U73]/[.$F$16]" office:value-type="float" office:value="0.01948042" calcext:value-type="float">
            <text:p>0,0195</text:p>
          </table:table-cell>
          <table:table-cell table:formula="of:=[.V73]/[.$F$16]" office:value-type="float" office:value="0.0200000083782257" calcext:value-type="float">
            <text:p>0,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,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,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,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,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,69</text:p>
          </table:table-cell>
          <table:table-cell/>
          <table:table-cell table:formula="of:=[.H74]*[.$B$4]" office:value-type="float" office:value="1159.90154792808" calcext:value-type="float">
            <text:p>1159,90</text:p>
          </table:table-cell>
          <table:table-cell table:formula="of:=SQRT([.I74]^2*[.$B$4]^2 + [.$C$4]^2*[.H74]^2)" office:value-type="float" office:value="44.6152362687672" calcext:value-type="float">
            <text:p>44,62</text:p>
          </table:table-cell>
          <table:table-cell table:formula="of:=[.J74]*[.$B$5]" office:value-type="float" office:value="1384.77659574468" calcext:value-type="float">
            <text:p>1384,78</text:p>
          </table:table-cell>
          <table:table-cell table:formula="of:=SQRT([.K74]^2*[.$B$5]^2+[.$C$5]^2*[.J74]^2)" office:value-type="float" office:value="47.7793438060634" calcext:value-type="float">
            <text:p>47,78</text:p>
          </table:table-cell>
          <table:table-cell table:formula="of:=2*[.H74]*[.J74]*[.$B$3]/[.$F$16]" office:value-type="float" office:value="0.03185256" calcext:value-type="float">
            <text:p>0,0319</text:p>
          </table:table-cell>
          <table:table-cell table:formula="of:=SQRT((2*[.$B$3]/[.$F$16])^2*([.H74]^2*[.K74]^2+[.J74]^2*[.I74]^2))" office:value-type="float" office:value="0.00106711246829938" calcext:value-type="float">
            <text:p>0,0011</text:p>
          </table:table-cell>
          <table:table-cell table:formula="of:=[.L74]-[.S74]" office:value-type="float" office:value="427.96814744" calcext:value-type="float">
            <text:p>427,97</text:p>
          </table:table-cell>
          <table:table-cell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formula="of:=[.O74]/[.$F$16]" office:value-type="float" office:value="23.1980309585617" calcext:value-type="float">
            <text:p>23,20</text:p>
          </table:table-cell>
          <table:table-cell table:formula="of:=[.P74]/[.$F$16]" office:value-type="float" office:value="0.892304725375344" calcext:value-type="float">
            <text:p>0,89</text:p>
          </table:table-cell>
          <table:table-cell table:formula="of:=[.Q74]/[.$F$16]" office:value-type="float" office:value="27.6955319148936" calcext:value-type="float">
            <text:p>27,70</text:p>
          </table:table-cell>
          <table:table-cell table:formula="of:=[.R74]/[.$F$16]" office:value-type="float" office:value="0.955586876121269" calcext:value-type="float">
            <text:p>0,96</text:p>
          </table:table-cell>
          <table:table-cell table:formula="of:=[.U74]/[.$F$16]" office:value-type="float" office:value="8.5593629488" calcext:value-type="float">
            <text:p>8,5594</text:p>
          </table:table-cell>
          <table:table-cell table:formula="of:=[.V74]/[.$F$16]" office:value-type="float" office:value="0.413763217861969" calcext:value-type="float">
            <text:p>0,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,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,003337488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,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,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,92</text:p>
          </table:table-cell>
          <table:table-cell/>
          <table:table-cell table:formula="of:=[.H75]*[.$B$4]" office:value-type="float" office:value="1158.52725699452" calcext:value-type="float">
            <text:p>1158,53</text:p>
          </table:table-cell>
          <table:table-cell table:formula="of:=SQRT([.I75]^2*[.$B$4]^2 + [.$C$4]^2*[.H75]^2)" office:value-type="float" office:value="44.5729564890791" calcext:value-type="float">
            <text:p>44,57</text:p>
          </table:table-cell>
          <table:table-cell table:formula="of:=[.J75]*[.$B$5]" office:value-type="float" office:value="1324.60082422848" calcext:value-type="float">
            <text:p>1324,60</text:p>
          </table:table-cell>
          <table:table-cell table:formula="of:=SQRT([.K75]^2*[.$B$5]^2+[.$C$5]^2*[.J75]^2)" office:value-type="float" office:value="46.1628936961976" calcext:value-type="float">
            <text:p>46,16</text:p>
          </table:table-cell>
          <table:table-cell table:formula="of:=2*[.H75]*[.J75]*[.$B$3]/[.$F$16]" office:value-type="float" office:value="0.0304323" calcext:value-type="float">
            <text:p>0,0304</text:p>
          </table:table-cell>
          <table:table-cell table:formula="of:=SQRT((2*[.$B$3]/[.$F$16])^2*([.H75]^2*[.K75]^2+[.J75]^2*[.I75]^2))" office:value-type="float" office:value="0.00103072381994402" calcext:value-type="float">
            <text:p>0,0010</text:p>
          </table:table-cell>
          <table:table-cell table:formula="of:=[.L75]-[.S75]" office:value-type="float" office:value="396.9695677" calcext:value-type="float">
            <text:p>396,97</text:p>
          </table:table-cell>
          <table:table-cell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formula="of:=[.O75]/[.$F$16]" office:value-type="float" office:value="23.1705451398904" calcext:value-type="float">
            <text:p>23,17</text:p>
          </table:table-cell>
          <table:table-cell table:formula="of:=[.P75]/[.$F$16]" office:value-type="float" office:value="0.891459129781582" calcext:value-type="float">
            <text:p>0,89</text:p>
          </table:table-cell>
          <table:table-cell table:formula="of:=[.Q75]/[.$F$16]" office:value-type="float" office:value="26.4920164845697" calcext:value-type="float">
            <text:p>26,49</text:p>
          </table:table-cell>
          <table:table-cell table:formula="of:=[.R75]/[.$F$16]" office:value-type="float" office:value="0.923257873923951" calcext:value-type="float">
            <text:p>0,92</text:p>
          </table:table-cell>
          <table:table-cell table:formula="of:=[.U75]/[.$F$16]" office:value-type="float" office:value="7.939391354" calcext:value-type="float">
            <text:p>7,9394</text:p>
          </table:table-cell>
          <table:table-cell table:formula="of:=[.V75]/[.$F$16]" office:value-type="float" office:value="0.398497177436625" calcext:value-type="float">
            <text:p>0,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,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2" calcext:value-type="float">
            <text:p>1,89149732664242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,19</text:p>
          </table:table-cell>
          <table:table-cell/>
          <table:table-cell table:formula="of:=[.H76]*[.$B$4]" office:value-type="float" office:value="1179.14162099798" calcext:value-type="float">
            <text:p>1179,14</text:p>
          </table:table-cell>
          <table:table-cell table:formula="of:=SQRT([.I76]^2*[.$B$4]^2 + [.$C$4]^2*[.H76]^2)" office:value-type="float" office:value="45.2068927948879" calcext:value-type="float">
            <text:p>45,21</text:p>
          </table:table-cell>
          <table:table-cell table:formula="of:=[.J76]*[.$B$5]" office:value-type="float" office:value="1300.38374544758" calcext:value-type="float">
            <text:p>1300,38</text:p>
          </table:table-cell>
          <table:table-cell table:formula="of:=SQRT([.K76]^2*[.$B$5]^2+[.$C$5]^2*[.J76]^2)" office:value-type="float" office:value="45.5110005689061" calcext:value-type="float">
            <text:p>45,51</text:p>
          </table:table-cell>
          <table:table-cell table:formula="of:=2*[.H76]*[.J76]*[.$B$3]/[.$F$16]" office:value-type="float" office:value="0.03040752" calcext:value-type="float">
            <text:p>0,0304</text:p>
          </table:table-cell>
          <table:table-cell table:formula="of:=SQRT((2*[.$B$3]/[.$F$16])^2*([.H76]^2*[.K76]^2+[.J76]^2*[.I76]^2))" office:value-type="float" office:value="0.0010298613001759" calcext:value-type="float">
            <text:p>0,0010</text:p>
          </table:table-cell>
          <table:table-cell table:formula="of:=[.L76]-[.S76]" office:value-type="float" office:value="66.96959248" calcext:value-type="float">
            <text:p>66,97</text:p>
          </table:table-cell>
          <table:table-cell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formula="of:=[.O76]/[.$F$16]" office:value-type="float" office:value="23.5828324199596" calcext:value-type="float">
            <text:p>23,58</text:p>
          </table:table-cell>
          <table:table-cell table:formula="of:=[.P76]/[.$F$16]" office:value-type="float" office:value="0.904137855897758" calcext:value-type="float">
            <text:p>0,90</text:p>
          </table:table-cell>
          <table:table-cell table:formula="of:=[.Q76]/[.$F$16]" office:value-type="float" office:value="26.0076749089515" calcext:value-type="float">
            <text:p>26,01</text:p>
          </table:table-cell>
          <table:table-cell table:formula="of:=[.R76]/[.$F$16]" office:value-type="float" office:value="0.910220011378122" calcext:value-type="float">
            <text:p>0,91</text:p>
          </table:table-cell>
          <table:table-cell table:formula="of:=[.U76]/[.$F$16]" office:value-type="float" office:value="1.3393918496" calcext:value-type="float">
            <text:p>1,3394</text:p>
          </table:table-cell>
          <table:table-cell table:formula="of:=[.V76]/[.$F$16]" office:value-type="float" office:value="0.163707056733196" calcext:value-type="float">
            <text:p>0,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,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7" calcext:value-type="float">
            <text:p>1,8452143698496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,80</text:p>
          </table:table-cell>
          <table:table-cell/>
          <table:table-cell table:formula="of:=[.H77]*[.$B$4]" office:value-type="float" office:value="1258.8504951447" calcext:value-type="float">
            <text:p>1258,85</text:p>
          </table:table-cell>
          <table:table-cell table:formula="of:=SQRT([.I77]^2*[.$B$4]^2 + [.$C$4]^2*[.H77]^2)" office:value-type="float" office:value="47.6531981752094" calcext:value-type="float">
            <text:p>47,65</text:p>
          </table:table-cell>
          <table:table-cell table:formula="of:=[.J77]*[.$B$5]" office:value-type="float" office:value="1344.4147977765" calcext:value-type="float">
            <text:p>1344,41</text:p>
          </table:table-cell>
          <table:table-cell table:formula="of:=SQRT([.K77]^2*[.$B$5]^2+[.$C$5]^2*[.J77]^2)" office:value-type="float" office:value="46.6956621605082" calcext:value-type="float">
            <text:p>46,70</text:p>
          </table:table-cell>
          <table:table-cell table:formula="of:=2*[.H77]*[.J77]*[.$B$3]/[.$F$16]" office:value-type="float" office:value="0.03356224" calcext:value-type="float">
            <text:p>0,0336</text:p>
          </table:table-cell>
          <table:table-cell table:formula="of:=SQRT((2*[.$B$3]/[.$F$16])^2*([.H77]^2*[.K77]^2+[.J77]^2*[.I77]^2))" office:value-type="float" office:value="0.00110892762324689" calcext:value-type="float">
            <text:p>0,0011</text:p>
          </table:table-cell>
          <table:table-cell table:formula="of:=[.L77]-[.S77]" office:value-type="float" office:value="22.96643776" calcext:value-type="float">
            <text:p>22,97</text:p>
          </table:table-cell>
          <table:table-cell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formula="of:=[.O77]/[.$F$16]" office:value-type="float" office:value="25.1770099028939" calcext:value-type="float">
            <text:p>25,18</text:p>
          </table:table-cell>
          <table:table-cell table:formula="of:=[.P77]/[.$F$16]" office:value-type="float" office:value="0.953063963504188" calcext:value-type="float">
            <text:p>0,95</text:p>
          </table:table-cell>
          <table:table-cell table:formula="of:=[.Q77]/[.$F$16]" office:value-type="float" office:value="26.88829595553" calcext:value-type="float">
            <text:p>26,89</text:p>
          </table:table-cell>
          <table:table-cell table:formula="of:=[.R77]/[.$F$16]" office:value-type="float" office:value="0.933913243210164" calcext:value-type="float">
            <text:p>0,93</text:p>
          </table:table-cell>
          <table:table-cell table:formula="of:=[.U77]/[.$F$16]" office:value-type="float" office:value="0.4593287552" calcext:value-type="float">
            <text:p>0,4593</text:p>
          </table:table-cell>
          <table:table-cell table:formula="of:=[.V77]/[.$F$16]" office:value-type="float" office:value="0.0959166330303988" calcext:value-type="float">
            <text:p>0,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,73</text:p>
          </table:table-cell>
          <table:table-cell/>
          <table:table-cell table:formula="of:=[.H78]*[.$B$4]" office:value-type="float" office:value="1265.03480434574" calcext:value-type="float">
            <text:p>1265,03</text:p>
          </table:table-cell>
          <table:table-cell table:formula="of:=SQRT([.I78]^2*[.$B$4]^2 + [.$C$4]^2*[.H78]^2)" office:value-type="float" office:value="47.8426935538263" calcext:value-type="float">
            <text:p>47,84</text:p>
          </table:table-cell>
          <table:table-cell table:formula="of:=[.J78]*[.$B$5]" office:value-type="float" office:value="1227.73250910485" calcext:value-type="float">
            <text:p>1227,73</text:p>
          </table:table-cell>
          <table:table-cell table:formula="of:=SQRT([.K78]^2*[.$B$5]^2+[.$C$5]^2*[.J78]^2)" office:value-type="float" office:value="43.5501436449166" calcext:value-type="float">
            <text:p>43,55</text:p>
          </table:table-cell>
          <table:table-cell table:formula="of:=2*[.H78]*[.J78]*[.$B$3]/[.$F$16]" office:value-type="float" office:value="0.03079993" calcext:value-type="float">
            <text:p>0,0308</text:p>
          </table:table-cell>
          <table:table-cell table:formula="of:=SQRT((2*[.$B$3]/[.$F$16])^2*([.H78]^2*[.K78]^2+[.J78]^2*[.I78]^2))" office:value-type="float" office:value="0.00104034106916915" calcext:value-type="float">
            <text:p>0,0010</text:p>
          </table:table-cell>
          <table:table-cell table:formula="of:=[.L78]-[.S78]" office:value-type="float" office:value="2.96920007" calcext:value-type="float">
            <text:p>2,97</text:p>
          </table:table-cell>
          <table:table-cell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formula="of:=[.O78]/[.$F$16]" office:value-type="float" office:value="25.3006960869147" calcext:value-type="float">
            <text:p>25,30</text:p>
          </table:table-cell>
          <table:table-cell table:formula="of:=[.P78]/[.$F$16]" office:value-type="float" office:value="0.956853871076526" calcext:value-type="float">
            <text:p>0,96</text:p>
          </table:table-cell>
          <table:table-cell table:formula="of:=[.Q78]/[.$F$16]" office:value-type="float" office:value="24.554650182097" calcext:value-type="float">
            <text:p>24,55</text:p>
          </table:table-cell>
          <table:table-cell table:formula="of:=[.R78]/[.$F$16]" office:value-type="float" office:value="0.871002872898332" calcext:value-type="float">
            <text:p>0,87</text:p>
          </table:table-cell>
          <table:table-cell table:formula="of:=[.U78]/[.$F$16]" office:value-type="float" office:value="0.0593840014" calcext:value-type="float">
            <text:p>0,0594</text:p>
          </table:table-cell>
          <table:table-cell table:formula="of:=[.V78]/[.$F$16]" office:value-type="float" office:value="0.034641022400094" calcext:value-type="float">
            <text:p>0,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,0400000077</text:p>
          </table:table-cell>
          <table:table-cell table:formula="of:=MAX([.AH78:.AH88])"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,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,003853800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,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,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,41</text:p>
          </table:table-cell>
          <table:table-cell/>
          <table:table-cell table:formula="of:=[.H79]*[.$B$4]" office:value-type="float" office:value="1154.40438419383" calcext:value-type="float">
            <text:p>1154,40</text:p>
          </table:table-cell>
          <table:table-cell table:formula="of:=SQRT([.I79]^2*[.$B$4]^2 + [.$C$4]^2*[.H79]^2)" office:value-type="float" office:value="44.4461020158801" calcext:value-type="float">
            <text:p>44,45</text:p>
          </table:table-cell>
          <table:table-cell table:formula="of:=[.J79]*[.$B$5]" office:value-type="float" office:value="1196.9107724746" calcext:value-type="float">
            <text:p>1196,91</text:p>
          </table:table-cell>
          <table:table-cell table:formula="of:=SQRT([.K79]^2*[.$B$5]^2+[.$C$5]^2*[.J79]^2)" office:value-type="float" office:value="42.7157293347027" calcext:value-type="float">
            <text:p>42,72</text:p>
          </table:table-cell>
          <table:table-cell table:formula="of:=2*[.H79]*[.J79]*[.$B$3]/[.$F$16]" office:value-type="float" office:value="0.0274008" calcext:value-type="float">
            <text:p>0,0274</text:p>
          </table:table-cell>
          <table:table-cell table:formula="of:=SQRT((2*[.$B$3]/[.$F$16])^2*([.H79]^2*[.K79]^2+[.J79]^2*[.I79]^2))" office:value-type="float" office:value="0.000952491725948315" calcext:value-type="float">
            <text:p>0,0010</text:p>
          </table:table-cell>
          <table:table-cell table:formula="of:=[.L79]-[.S79]" office:value-type="float" office:value="1.9725992" calcext:value-type="float">
            <text:p>1,97</text:p>
          </table:table-cell>
          <table:table-cell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formula="of:=[.O79]/[.$F$16]" office:value-type="float" office:value="23.0880876838765" calcext:value-type="float">
            <text:p>23,09</text:p>
          </table:table-cell>
          <table:table-cell table:formula="of:=[.P79]/[.$F$16]" office:value-type="float" office:value="0.888922040317601" calcext:value-type="float">
            <text:p>0,89</text:p>
          </table:table-cell>
          <table:table-cell table:formula="of:=[.Q79]/[.$F$16]" office:value-type="float" office:value="23.938215449492" calcext:value-type="float">
            <text:p>23,94</text:p>
          </table:table-cell>
          <table:table-cell table:formula="of:=[.R79]/[.$F$16]" office:value-type="float" office:value="0.854314586694053" calcext:value-type="float">
            <text:p>0,85</text:p>
          </table:table-cell>
          <table:table-cell table:formula="of:=[.U79]/[.$F$16]" office:value-type="float" office:value="0.039451984" calcext:value-type="float">
            <text:p>0,0395</text:p>
          </table:table-cell>
          <table:table-cell table:formula="of:=[.V79]/[.$F$16]" office:value-type="float" office:value="0.0282842776626202" calcext:value-type="float">
            <text:p>0,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,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,020753345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,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,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,41</text:p>
          </table:table-cell>
          <table:table-cell/>
          <table:table-cell table:formula="of:=[.H80]*[.$B$4]" office:value-type="float" office:value="1169.52158446303" calcext:value-type="float">
            <text:p>1169,52</text:p>
          </table:table-cell>
          <table:table-cell table:formula="of:=SQRT([.I80]^2*[.$B$4]^2 + [.$C$4]^2*[.H80]^2)" office:value-type="float" office:value="44.911124831946" calcext:value-type="float">
            <text:p>44,91</text:p>
          </table:table-cell>
          <table:table-cell table:formula="of:=[.J80]*[.$B$5]" office:value-type="float" office:value="1158.75052712287" calcext:value-type="float">
            <text:p>1158,75</text:p>
          </table:table-cell>
          <table:table-cell table:formula="of:=SQRT([.K80]^2*[.$B$5]^2+[.$C$5]^2*[.J80]^2)" office:value-type="float" office:value="41.6803596271827" calcext:value-type="float">
            <text:p>41,68</text:p>
          </table:table-cell>
          <table:table-cell table:formula="of:=2*[.H80]*[.J80]*[.$B$3]/[.$F$16]" office:value-type="float" office:value="0.02687458" calcext:value-type="float">
            <text:p>0,0269</text:p>
          </table:table-cell>
          <table:table-cell table:formula="of:=SQRT((2*[.$B$3]/[.$F$16])^2*([.H80]^2*[.K80]^2+[.J80]^2*[.I80]^2))" office:value-type="float" office:value="0.000939018088111193" calcext:value-type="float">
            <text:p>0,0009</text:p>
          </table:table-cell>
          <table:table-cell table:formula="of:=[.L80]-[.S80]" office:value-type="float" office:value="1.97312542" calcext:value-type="float">
            <text:p>1,97</text:p>
          </table:table-cell>
          <table:table-cell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formula="of:=[.O80]/[.$F$16]" office:value-type="float" office:value="23.3904316892606" calcext:value-type="float">
            <text:p>23,39</text:p>
          </table:table-cell>
          <table:table-cell table:formula="of:=[.P80]/[.$F$16]" office:value-type="float" office:value="0.898222496638919" calcext:value-type="float">
            <text:p>0,90</text:p>
          </table:table-cell>
          <table:table-cell table:formula="of:=[.Q80]/[.$F$16]" office:value-type="float" office:value="23.1750105424573" calcext:value-type="float">
            <text:p>23,18</text:p>
          </table:table-cell>
          <table:table-cell table:formula="of:=[.R80]/[.$F$16]" office:value-type="float" office:value="0.833607192543654" calcext:value-type="float">
            <text:p>0,83</text:p>
          </table:table-cell>
          <table:table-cell table:formula="of:=[.U80]/[.$F$16]" office:value-type="float" office:value="0.0394625084" calcext:value-type="float">
            <text:p>0,0395</text:p>
          </table:table-cell>
          <table:table-cell table:formula="of:=[.V80]/[.$F$16]" office:value-type="float" office:value="0.0282842774824104" calcext:value-type="float">
            <text:p>0,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,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,0382963755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,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,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,27</text:p>
          </table:table-cell>
          <table:table-cell/>
          <table:table-cell table:formula="of:=[.H81]*[.$B$4]" office:value-type="float" office:value="1170.20872992981" calcext:value-type="float">
            <text:p>1170,21</text:p>
          </table:table-cell>
          <table:table-cell table:formula="of:=SQRT([.I81]^2*[.$B$4]^2 + [.$C$4]^2*[.H81]^2)" office:value-type="float" office:value="44.9322550862981" calcext:value-type="float">
            <text:p>44,93</text:p>
          </table:table-cell>
          <table:table-cell table:formula="of:=[.J81]*[.$B$5]" office:value-type="float" office:value="1443.48466551658" calcext:value-type="float">
            <text:p>1443,48</text:p>
          </table:table-cell>
          <table:table-cell table:formula="of:=SQRT([.K81]^2*[.$B$5]^2+[.$C$5]^2*[.J81]^2)" office:value-type="float" office:value="49.3520523378375" calcext:value-type="float">
            <text:p>49,35</text:p>
          </table:table-cell>
          <table:table-cell table:formula="of:=2*[.H81]*[.J81]*[.$B$3]/[.$F$16]" office:value-type="float" office:value="0.03349801" calcext:value-type="float">
            <text:p>0,0335</text:p>
          </table:table-cell>
          <table:table-cell table:formula="of:=SQRT((2*[.$B$3]/[.$F$16])^2*([.H81]^2*[.K81]^2+[.J81]^2*[.I81]^2))" office:value-type="float" office:value="0.00110877273009395" calcext:value-type="float">
            <text:p>0,0011</text:p>
          </table:table-cell>
          <table:table-cell table:formula="of:=[.L81]-[.S81]" office:value-type="float" office:value="410.96650199" calcext:value-type="float">
            <text:p>410,97</text:p>
          </table:table-cell>
          <table:table-cell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formula="of:=[.O81]/[.$F$16]" office:value-type="float" office:value="23.4041745985963" calcext:value-type="float">
            <text:p>23,40</text:p>
          </table:table-cell>
          <table:table-cell table:formula="of:=[.P81]/[.$F$16]" office:value-type="float" office:value="0.898645101725961" calcext:value-type="float">
            <text:p>0,90</text:p>
          </table:table-cell>
          <table:table-cell table:formula="of:=[.Q81]/[.$F$16]" office:value-type="float" office:value="28.8696933103316" calcext:value-type="float">
            <text:p>28,87</text:p>
          </table:table-cell>
          <table:table-cell table:formula="of:=[.R81]/[.$F$16]" office:value-type="float" office:value="0.987041046756751" calcext:value-type="float">
            <text:p>0,99</text:p>
          </table:table-cell>
          <table:table-cell table:formula="of:=[.U81]/[.$F$16]" office:value-type="float" office:value="8.2193300398" calcext:value-type="float">
            <text:p>8,2193</text:p>
          </table:table-cell>
          <table:table-cell table:formula="of:=[.V81]/[.$F$16]" office:value-type="float" office:value="0.405462699260673" calcext:value-type="float">
            <text:p>0,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,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,038921467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,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,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,22</text:p>
          </table:table-cell>
          <table:table-cell/>
          <table:table-cell table:formula="of:=[.H82]*[.$B$4]" office:value-type="float" office:value="1151.6558023267" calcext:value-type="float">
            <text:p>1151,66</text:p>
          </table:table-cell>
          <table:table-cell table:formula="of:=SQRT([.I82]^2*[.$B$4]^2 + [.$C$4]^2*[.H82]^2)" office:value-type="float" office:value="44.3615196831724" calcext:value-type="float">
            <text:p>44,36</text:p>
          </table:table-cell>
          <table:table-cell table:formula="of:=[.J82]*[.$B$5]" office:value-type="float" office:value="1376.70423615104" calcext:value-type="float">
            <text:p>1376,70</text:p>
          </table:table-cell>
          <table:table-cell table:formula="of:=SQRT([.K82]^2*[.$B$5]^2+[.$C$5]^2*[.J82]^2)" office:value-type="float" office:value="47.5627728248663" calcext:value-type="float">
            <text:p>47,56</text:p>
          </table:table-cell>
          <table:table-cell table:formula="of:=2*[.H82]*[.J82]*[.$B$3]/[.$F$16]" office:value-type="float" office:value="0.03144176" calcext:value-type="float">
            <text:p>0,0314</text:p>
          </table:table-cell>
          <table:table-cell table:formula="of:=SQRT((2*[.$B$3]/[.$F$16])^2*([.H82]^2*[.K82]^2+[.J82]^2*[.I82]^2))" office:value-type="float" office:value="0.00105679293865923" calcext:value-type="float">
            <text:p>0,0011</text:p>
          </table:table-cell>
          <table:table-cell table:formula="of:=[.L82]-[.S82]" office:value-type="float" office:value="125.96855824" calcext:value-type="float">
            <text:p>125,97</text:p>
          </table:table-cell>
          <table:table-cell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formula="of:=[.O82]/[.$F$16]" office:value-type="float" office:value="23.033116046534" calcext:value-type="float">
            <text:p>23,03</text:p>
          </table:table-cell>
          <table:table-cell table:formula="of:=[.P82]/[.$F$16]" office:value-type="float" office:value="0.887230393663448" calcext:value-type="float">
            <text:p>0,89</text:p>
          </table:table-cell>
          <table:table-cell table:formula="of:=[.Q82]/[.$F$16]" office:value-type="float" office:value="27.5340847230209" calcext:value-type="float">
            <text:p>27,53</text:p>
          </table:table-cell>
          <table:table-cell table:formula="of:=[.R82]/[.$F$16]" office:value-type="float" office:value="0.951255456497326" calcext:value-type="float">
            <text:p>0,95</text:p>
          </table:table-cell>
          <table:table-cell table:formula="of:=[.U82]/[.$F$16]" office:value-type="float" office:value="2.5193711648" calcext:value-type="float">
            <text:p>2,5194</text:p>
          </table:table-cell>
          <table:table-cell table:formula="of:=[.V82]/[.$F$16]" office:value-type="float" office:value="0.224499444201371" calcext:value-type="float">
            <text:p>0,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,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,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,24</text:p>
          </table:table-cell>
          <table:table-cell/>
          <table:table-cell table:formula="of:=[.H83]*[.$B$4]" office:value-type="float" office:value="1147.53292952601" calcext:value-type="float">
            <text:p>1147,53</text:p>
          </table:table-cell>
          <table:table-cell table:formula="of:=SQRT([.I83]^2*[.$B$4]^2 + [.$C$4]^2*[.H83]^2)" office:value-type="float" office:value="44.2346270127288" calcext:value-type="float">
            <text:p>44,23</text:p>
          </table:table-cell>
          <table:table-cell table:formula="of:=[.J83]*[.$B$5]" office:value-type="float" office:value="1331.20548207782" calcext:value-type="float">
            <text:p>1331,21</text:p>
          </table:table-cell>
          <table:table-cell table:formula="of:=SQRT([.K83]^2*[.$B$5]^2+[.$C$5]^2*[.J83]^2)" office:value-type="float" office:value="46.3405419771704" calcext:value-type="float">
            <text:p>46,34</text:p>
          </table:table-cell>
          <table:table-cell table:formula="of:=2*[.H83]*[.J83]*[.$B$3]/[.$F$16]" office:value-type="float" office:value="0.0302938" calcext:value-type="float">
            <text:p>0,0303</text:p>
          </table:table-cell>
          <table:table-cell table:formula="of:=SQRT((2*[.$B$3]/[.$F$16])^2*([.H83]^2*[.K83]^2+[.J83]^2*[.I83]^2))" office:value-type="float" office:value="0.00102734414487065" calcext:value-type="float">
            <text:p>0,0010</text:p>
          </table:table-cell>
          <table:table-cell table:formula="of:=[.L83]-[.S83]" office:value-type="float" office:value="4.9697062" calcext:value-type="float">
            <text:p>4,97</text:p>
          </table:table-cell>
          <table:table-cell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formula="of:=[.O83]/[.$F$16]" office:value-type="float" office:value="22.9506585905201" calcext:value-type="float">
            <text:p>22,95</text:p>
          </table:table-cell>
          <table:table-cell table:formula="of:=[.P83]/[.$F$16]" office:value-type="float" office:value="0.884692540254576" calcext:value-type="float">
            <text:p>0,88</text:p>
          </table:table-cell>
          <table:table-cell table:formula="of:=[.Q83]/[.$F$16]" office:value-type="float" office:value="26.6241096415564" calcext:value-type="float">
            <text:p>26,62</text:p>
          </table:table-cell>
          <table:table-cell table:formula="of:=[.R83]/[.$F$16]" office:value-type="float" office:value="0.926810839543407" calcext:value-type="float">
            <text:p>0,93</text:p>
          </table:table-cell>
          <table:table-cell table:formula="of:=[.U83]/[.$F$16]" office:value-type="float" office:value="0.099394124" calcext:value-type="float">
            <text:p>0,0994</text:p>
          </table:table-cell>
          <table:table-cell table:formula="of:=[.V83]/[.$F$16]" office:value-type="float" office:value="0.0447213642700488" calcext:value-type="float">
            <text:p>0,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,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,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,73</text:p>
          </table:table-cell>
          <table:table-cell/>
          <table:table-cell table:formula="of:=[.H84]*[.$B$4]" office:value-type="float" office:value="1126.91856552255" calcext:value-type="float">
            <text:p>1126,92</text:p>
          </table:table-cell>
          <table:table-cell table:formula="of:=SQRT([.I84]^2*[.$B$4]^2 + [.$C$4]^2*[.H84]^2)" office:value-type="float" office:value="43.5998118787629" calcext:value-type="float">
            <text:p>43,60</text:p>
          </table:table-cell>
          <table:table-cell table:formula="of:=[.J84]*[.$B$5]" office:value-type="float" office:value="1210.12008817328" calcext:value-type="float">
            <text:p>1210,12</text:p>
          </table:table-cell>
          <table:table-cell table:formula="of:=SQRT([.K84]^2*[.$B$5]^2+[.$C$5]^2*[.J84]^2)" office:value-type="float" office:value="43.0735309169425" calcext:value-type="float">
            <text:p>43,07</text:p>
          </table:table-cell>
          <table:table-cell table:formula="of:=2*[.H84]*[.J84]*[.$B$3]/[.$F$16]" office:value-type="float" office:value="0.0270436" calcext:value-type="float">
            <text:p>0,0270</text:p>
          </table:table-cell>
          <table:table-cell table:formula="of:=SQRT((2*[.$B$3]/[.$F$16])^2*([.H84]^2*[.K84]^2+[.J84]^2*[.I84]^2))" office:value-type="float" office:value="0.000943113993110059" calcext:value-type="float">
            <text:p>0,0009</text:p>
          </table:table-cell>
          <table:table-cell table:formula="of:=[.L84]-[.S84]" office:value-type="float" office:value="2.9729564" calcext:value-type="float">
            <text:p>2,97</text:p>
          </table:table-cell>
          <table:table-cell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formula="of:=[.O84]/[.$F$16]" office:value-type="float" office:value="22.5383713104509" calcext:value-type="float">
            <text:p>22,54</text:p>
          </table:table-cell>
          <table:table-cell table:formula="of:=[.P84]/[.$F$16]" office:value-type="float" office:value="0.871996237575257" calcext:value-type="float">
            <text:p>0,87</text:p>
          </table:table-cell>
          <table:table-cell table:formula="of:=[.Q84]/[.$F$16]" office:value-type="float" office:value="24.2024017634656" calcext:value-type="float">
            <text:p>24,20</text:p>
          </table:table-cell>
          <table:table-cell table:formula="of:=[.R84]/[.$F$16]" office:value-type="float" office:value="0.86147061833885" calcext:value-type="float">
            <text:p>0,86</text:p>
          </table:table-cell>
          <table:table-cell table:formula="of:=[.U84]/[.$F$16]" office:value-type="float" office:value="0.059459128" calcext:value-type="float">
            <text:p>0,0595</text:p>
          </table:table-cell>
          <table:table-cell table:formula="of:=[.V84]/[.$F$16]" office:value-type="float" office:value="0.0346410212867" calcext:value-type="float">
            <text:p>0,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,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,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,00</text:p>
          </table:table-cell>
          <table:table-cell/>
          <table:table-cell table:formula="of:=[.H85]*[.$B$4]" office:value-type="float" office:value="1151.6558023267" calcext:value-type="float">
            <text:p>1151,66</text:p>
          </table:table-cell>
          <table:table-cell table:formula="of:=SQRT([.I85]^2*[.$B$4]^2 + [.$C$4]^2*[.H85]^2)" office:value-type="float" office:value="44.3615196831724" calcext:value-type="float">
            <text:p>44,36</text:p>
          </table:table-cell>
          <table:table-cell table:formula="of:=[.J85]*[.$B$5]" office:value-type="float" office:value="1249.01418439716" calcext:value-type="float">
            <text:p>1249,01</text:p>
          </table:table-cell>
          <table:table-cell table:formula="of:=SQRT([.K85]^2*[.$B$5]^2+[.$C$5]^2*[.J85]^2)" office:value-type="float" office:value="44.1253775254275" calcext:value-type="float">
            <text:p>44,13</text:p>
          </table:table-cell>
          <table:table-cell table:formula="of:=2*[.H85]*[.J85]*[.$B$3]/[.$F$16]" office:value-type="float" office:value="0.02852552" calcext:value-type="float">
            <text:p>0,0285</text:p>
          </table:table-cell>
          <table:table-cell table:formula="of:=SQRT((2*[.$B$3]/[.$F$16])^2*([.H85]^2*[.K85]^2+[.J85]^2*[.I85]^2))" office:value-type="float" office:value="0.00098162725390038" calcext:value-type="float">
            <text:p>0,0010</text:p>
          </table:table-cell>
          <table:table-cell table:formula="of:=[.L85]-[.S85]" office:value-type="float" office:value="-0.02852552" calcext:value-type="float">
            <text:p>-0,03</text:p>
          </table:table-cell>
          <table:table-cell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formula="of:=[.O85]/[.$F$16]" office:value-type="float" office:value="23.033116046534" calcext:value-type="float">
            <text:p>23,03</text:p>
          </table:table-cell>
          <table:table-cell table:formula="of:=[.P85]/[.$F$16]" office:value-type="float" office:value="0.887230393663448" calcext:value-type="float">
            <text:p>0,89</text:p>
          </table:table-cell>
          <table:table-cell table:formula="of:=[.Q85]/[.$F$16]" office:value-type="float" office:value="24.9802836879433" calcext:value-type="float">
            <text:p>24,98</text:p>
          </table:table-cell>
          <table:table-cell table:formula="of:=[.R85]/[.$F$16]" office:value-type="float" office:value="0.88250755050855" calcext:value-type="float">
            <text:p>0,88</text:p>
          </table:table-cell>
          <table:table-cell table:formula="of:=[.U85]/[.$F$16]" office:value-type="float" office:value="-0.0005705104" calcext:value-type="float">
            <text:p>-0,0006</text:p>
          </table:table-cell>
          <table:table-cell table:formula="of:=[.V85]/[.$F$16]" office:value-type="float" office:value="0.0000196325450780076" calcext:value-type="float">
            <text:p>0,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,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6" calcext:value-type="float">
            <text:p>1,94716465771356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,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,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,00</text:p>
          </table:table-cell>
          <table:table-cell/>
          <table:table-cell table:formula="of:=[.H86]*[.$B$4]" office:value-type="float" office:value="1105.6170560523" calcext:value-type="float">
            <text:p>1105,62</text:p>
          </table:table-cell>
          <table:table-cell table:formula="of:=SQRT([.I86]^2*[.$B$4]^2 + [.$C$4]^2*[.H86]^2)" office:value-type="float" office:value="42.9431999574855" calcext:value-type="float">
            <text:p>42,94</text:p>
          </table:table-cell>
          <table:table-cell table:formula="of:=[.J86]*[.$B$5]" office:value-type="float" office:value="1257.82039486295" calcext:value-type="float">
            <text:p>1257,82</text:p>
          </table:table-cell>
          <table:table-cell table:formula="of:=SQRT([.K86]^2*[.$B$5]^2+[.$C$5]^2*[.J86]^2)" office:value-type="float" office:value="44.3631961182902" calcext:value-type="float">
            <text:p>44,36</text:p>
          </table:table-cell>
          <table:table-cell table:formula="of:=2*[.H86]*[.J86]*[.$B$3]/[.$F$16]" office:value-type="float" office:value="0.02757826" calcext:value-type="float">
            <text:p>0,0276</text:p>
          </table:table-cell>
          <table:table-cell table:formula="of:=SQRT((2*[.$B$3]/[.$F$16])^2*([.H86]^2*[.K86]^2+[.J86]^2*[.I86]^2))" office:value-type="float" office:value="0.000957301195967079" calcext:value-type="float">
            <text:p>0,0010</text:p>
          </table:table-cell>
          <table:table-cell table:formula="of:=[.L86]-[.S86]" office:value-type="float" office:value="-0.02757826" calcext:value-type="float">
            <text:p>-0,03</text:p>
          </table:table-cell>
          <table:table-cell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formula="of:=[.O86]/[.$F$16]" office:value-type="float" office:value="22.112341121046" calcext:value-type="float">
            <text:p>22,11</text:p>
          </table:table-cell>
          <table:table-cell table:formula="of:=[.P86]/[.$F$16]" office:value-type="float" office:value="0.85886399914971" calcext:value-type="float">
            <text:p>0,86</text:p>
          </table:table-cell>
          <table:table-cell table:formula="of:=[.Q86]/[.$F$16]" office:value-type="float" office:value="25.156407897259" calcext:value-type="float">
            <text:p>25,16</text:p>
          </table:table-cell>
          <table:table-cell table:formula="of:=[.R86]/[.$F$16]" office:value-type="float" office:value="0.887263922365805" calcext:value-type="float">
            <text:p>0,89</text:p>
          </table:table-cell>
          <table:table-cell table:formula="of:=[.U86]/[.$F$16]" office:value-type="float" office:value="-0.0005515652" calcext:value-type="float">
            <text:p>-0,0006</text:p>
          </table:table-cell>
          <table:table-cell table:formula="of:=[.V86]/[.$F$16]" office:value-type="float" office:value="0.0000191460239193416" calcext:value-type="float">
            <text:p>0,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,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,002725048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,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,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,41</text:p>
          </table:table-cell>
          <table:table-cell/>
          <table:table-cell table:formula="of:=[.H87]*[.$B$4]" office:value-type="float" office:value="1121.42140178829" calcext:value-type="float">
            <text:p>1121,42</text:p>
          </table:table-cell>
          <table:table-cell table:formula="of:=SQRT([.I87]^2*[.$B$4]^2 + [.$C$4]^2*[.H87]^2)" office:value-type="float" office:value="43.430426700165" calcext:value-type="float">
            <text:p>43,43</text:p>
          </table:table-cell>
          <table:table-cell table:formula="of:=[.J87]*[.$B$5]" office:value-type="float" office:value="1165.35518497221" calcext:value-type="float">
            <text:p>1165,36</text:p>
          </table:table-cell>
          <table:table-cell table:formula="of:=SQRT([.K87]^2*[.$B$5]^2+[.$C$5]^2*[.J87]^2)" office:value-type="float" office:value="41.8597464785158" calcext:value-type="float">
            <text:p>41,86</text:p>
          </table:table-cell>
          <table:table-cell table:formula="of:=2*[.H87]*[.J87]*[.$B$3]/[.$F$16]" office:value-type="float" office:value="0.02591616" calcext:value-type="float">
            <text:p>0,0259</text:p>
          </table:table-cell>
          <table:table-cell table:formula="of:=SQRT((2*[.$B$3]/[.$F$16])^2*([.H87]^2*[.K87]^2+[.J87]^2*[.I87]^2))" office:value-type="float" office:value="0.000913509907992245" calcext:value-type="float">
            <text:p>0,0009</text:p>
          </table:table-cell>
          <table:table-cell table:formula="of:=[.L87]-[.S87]" office:value-type="float" office:value="1.97408384" calcext:value-type="float">
            <text:p>1,97</text:p>
          </table:table-cell>
          <table:table-cell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formula="of:=[.O87]/[.$F$16]" office:value-type="float" office:value="22.4284280357658" calcext:value-type="float">
            <text:p>22,43</text:p>
          </table:table-cell>
          <table:table-cell table:formula="of:=[.P87]/[.$F$16]" office:value-type="float" office:value="0.868608534003301" calcext:value-type="float">
            <text:p>0,87</text:p>
          </table:table-cell>
          <table:table-cell table:formula="of:=[.Q87]/[.$F$16]" office:value-type="float" office:value="23.3071036994441" calcext:value-type="float">
            <text:p>23,31</text:p>
          </table:table-cell>
          <table:table-cell table:formula="of:=[.R87]/[.$F$16]" office:value-type="float" office:value="0.837194929570316" calcext:value-type="float">
            <text:p>0,84</text:p>
          </table:table-cell>
          <table:table-cell table:formula="of:=[.U87]/[.$F$16]" office:value-type="float" office:value="0.0394816768" calcext:value-type="float">
            <text:p>0,0395</text:p>
          </table:table-cell>
          <table:table-cell table:formula="of:=[.V87]/[.$F$16]" office:value-type="float" office:value="0.0282842771482699" calcext:value-type="float">
            <text:p>0,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,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,8446234512831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,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,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,21</text:p>
          </table:table-cell>
          <table:table-cell/>
          <table:table-cell table:formula="of:=[.H88]*[.$B$4]" office:value-type="float" office:value="1209.37602153639" calcext:value-type="float">
            <text:p>1209,38</text:p>
          </table:table-cell>
          <table:table-cell table:formula="of:=SQRT([.I88]^2*[.$B$4]^2 + [.$C$4]^2*[.H88]^2)" office:value-type="float" office:value="46.1356899978312" calcext:value-type="float">
            <text:p>46,14</text:p>
          </table:table-cell>
          <table:table-cell table:formula="of:=[.J88]*[.$B$5]" office:value-type="float" office:value="1422.20299022427" calcext:value-type="float">
            <text:p>1422,20</text:p>
          </table:table-cell>
          <table:table-cell table:formula="of:=SQRT([.K88]^2*[.$B$5]^2+[.$C$5]^2*[.J88]^2)" office:value-type="float" office:value="48.7824116108374" calcext:value-type="float">
            <text:p>48,78</text:p>
          </table:table-cell>
          <table:table-cell table:formula="of:=2*[.H88]*[.J88]*[.$B$3]/[.$F$16]" office:value-type="float" office:value="0.0341088" calcext:value-type="float">
            <text:p>0,0341</text:p>
          </table:table-cell>
          <table:table-cell table:formula="of:=SQRT((2*[.$B$3]/[.$F$16])^2*([.H88]^2*[.K88]^2+[.J88]^2*[.I88]^2))" office:value-type="float" office:value="0.00112309546522101" calcext:value-type="float">
            <text:p>0,0011</text:p>
          </table:table-cell>
          <table:table-cell table:formula="of:=[.L88]-[.S88]" office:value-type="float" office:value="148.9658912" calcext:value-type="float">
            <text:p>148,97</text:p>
          </table:table-cell>
          <table:table-cell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formula="of:=[.O88]/[.$F$16]" office:value-type="float" office:value="24.1875204307278" calcext:value-type="float">
            <text:p>24,19</text:p>
          </table:table-cell>
          <table:table-cell table:formula="of:=[.P88]/[.$F$16]" office:value-type="float" office:value="0.922713799956623" calcext:value-type="float">
            <text:p>0,92</text:p>
          </table:table-cell>
          <table:table-cell table:formula="of:=[.Q88]/[.$F$16]" office:value-type="float" office:value="28.4440598044853" calcext:value-type="float">
            <text:p>28,44</text:p>
          </table:table-cell>
          <table:table-cell table:formula="of:=[.R88]/[.$F$16]" office:value-type="float" office:value="0.975648232216749" calcext:value-type="float">
            <text:p>0,98</text:p>
          </table:table-cell>
          <table:table-cell table:formula="of:=[.U88]/[.$F$16]" office:value-type="float" office:value="2.979317824" calcext:value-type="float">
            <text:p>2,9793</text:p>
          </table:table-cell>
          <table:table-cell table:formula="of:=[.V88]/[.$F$16]" office:value-type="float" office:value="0.244131113348007" calcext:value-type="float">
            <text:p>0,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,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,83520867596566E-0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,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,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,41</text:p>
          </table:table-cell>
          <table:table-cell/>
          <table:table-cell table:formula="of:=[.H89]*[.$B$4]" office:value-type="float" office:value="1155.77867512739" calcext:value-type="float">
            <text:p>1155,78</text:p>
          </table:table-cell>
          <table:table-cell table:formula="of:=SQRT([.I89]^2*[.$B$4]^2 + [.$C$4]^2*[.H89]^2)" office:value-type="float" office:value="44.4883893698276" calcext:value-type="float">
            <text:p>44,49</text:p>
          </table:table-cell>
          <table:table-cell table:formula="of:=[.J89]*[.$B$5]" office:value-type="float" office:value="1411.19522714204" calcext:value-type="float">
            <text:p>1411,20</text:p>
          </table:table-cell>
          <table:table-cell table:formula="of:=SQRT([.K89]^2*[.$B$5]^2+[.$C$5]^2*[.J89]^2)" office:value-type="float" office:value="48.4875648883299" calcext:value-type="float">
            <text:p>48,49</text:p>
          </table:table-cell>
          <table:table-cell table:formula="of:=2*[.H89]*[.J89]*[.$B$3]/[.$F$16]" office:value-type="float" office:value="0.03234486" calcext:value-type="float">
            <text:p>0,0323</text:p>
          </table:table-cell>
          <table:table-cell table:formula="of:=SQRT((2*[.$B$3]/[.$F$16])^2*([.H89]^2*[.K89]^2+[.J89]^2*[.I89]^2))" office:value-type="float" office:value="0.00107982971018582" calcext:value-type="float">
            <text:p>0,0011</text:p>
          </table:table-cell>
          <table:table-cell table:formula="of:=[.L89]-[.S89]" office:value-type="float" office:value="1.96765514" calcext:value-type="float">
            <text:p>1,97</text:p>
          </table:table-cell>
          <table:table-cell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formula="of:=[.O89]/[.$F$16]" office:value-type="float" office:value="23.1155735025478" calcext:value-type="float">
            <text:p>23,12</text:p>
          </table:table-cell>
          <table:table-cell table:formula="of:=[.P89]/[.$F$16]" office:value-type="float" office:value="0.889767787396552" calcext:value-type="float">
            <text:p>0,89</text:p>
          </table:table-cell>
          <table:table-cell table:formula="of:=[.Q89]/[.$F$16]" office:value-type="float" office:value="28.2239045428407" calcext:value-type="float">
            <text:p>28,22</text:p>
          </table:table-cell>
          <table:table-cell table:formula="of:=[.R89]/[.$F$16]" office:value-type="float" office:value="0.969751297766598" calcext:value-type="float">
            <text:p>0,97</text:p>
          </table:table-cell>
          <table:table-cell table:formula="of:=[.U89]/[.$F$16]" office:value-type="float" office:value="0.0393531028" calcext:value-type="float">
            <text:p>0,0394</text:p>
          </table:table-cell>
          <table:table-cell table:formula="of:=[.V89]/[.$F$16]" office:value-type="float" office:value="0.0282842794925535" calcext:value-type="float">
            <text:p>0,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formula="of:=MAX([.AH89:.AH101])"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,41</text:p>
          </table:table-cell>
          <table:table-cell/>
          <table:table-cell table:formula="of:=[.H90]*[.$B$4]" office:value-type="float" office:value="1194.25882126719" calcext:value-type="float">
            <text:p>1194,26</text:p>
          </table:table-cell>
          <table:table-cell table:formula="of:=SQRT([.I90]^2*[.$B$4]^2 + [.$C$4]^2*[.H90]^2)" office:value-type="float" office:value="45.6714329958796" calcext:value-type="float">
            <text:p>45,67</text:p>
          </table:table-cell>
          <table:table-cell table:formula="of:=[.J90]*[.$B$5]" office:value-type="float" office:value="1289.37598236534" calcext:value-type="float">
            <text:p>1289,38</text:p>
          </table:table-cell>
          <table:table-cell table:formula="of:=SQRT([.K90]^2*[.$B$5]^2+[.$C$5]^2*[.J90]^2)" office:value-type="float" office:value="45.2144107316133" calcext:value-type="float">
            <text:p>45,21</text:p>
          </table:table-cell>
          <table:table-cell table:formula="of:=2*[.H90]*[.J90]*[.$B$3]/[.$F$16]" office:value-type="float" office:value="0.03053666" calcext:value-type="float">
            <text:p>0,0305</text:p>
          </table:table-cell>
          <table:table-cell table:formula="of:=SQRT((2*[.$B$3]/[.$F$16])^2*([.H90]^2*[.K90]^2+[.J90]^2*[.I90]^2))" office:value-type="float" office:value="0.0010330809585894" calcext:value-type="float">
            <text:p>0,0010</text:p>
          </table:table-cell>
          <table:table-cell table:formula="of:=[.L90]-[.S90]" office:value-type="float" office:value="1.96946334" calcext:value-type="float">
            <text:p>1,97</text:p>
          </table:table-cell>
          <table:table-cell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formula="of:=[.O90]/[.$F$16]" office:value-type="float" office:value="23.8851764253437" calcext:value-type="float">
            <text:p>23,89</text:p>
          </table:table-cell>
          <table:table-cell table:formula="of:=[.P90]/[.$F$16]" office:value-type="float" office:value="0.913428659917591" calcext:value-type="float">
            <text:p>0,91</text:p>
          </table:table-cell>
          <table:table-cell table:formula="of:=[.Q90]/[.$F$16]" office:value-type="float" office:value="25.7875196473069" calcext:value-type="float">
            <text:p>25,79</text:p>
          </table:table-cell>
          <table:table-cell table:formula="of:=[.R90]/[.$F$16]" office:value-type="float" office:value="0.904288214632267" calcext:value-type="float">
            <text:p>0,90</text:p>
          </table:table-cell>
          <table:table-cell table:formula="of:=[.U90]/[.$F$16]" office:value-type="float" office:value="0.0393892668" calcext:value-type="float">
            <text:p>0,0394</text:p>
          </table:table-cell>
          <table:table-cell table:formula="of:=[.V90]/[.$F$16]" office:value-type="float" office:value="0.0282842787941023" calcext:value-type="float">
            <text:p>0,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,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,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,024220754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,00</text:p>
          </table:table-cell>
          <table:table-cell/>
          <table:table-cell table:formula="of:=[.H91]*[.$B$4]" office:value-type="float" office:value="1128.98000192289" calcext:value-type="float">
            <text:p>1128,98</text:p>
          </table:table-cell>
          <table:table-cell table:formula="of:=SQRT([.I91]^2*[.$B$4]^2 + [.$C$4]^2*[.H91]^2)" office:value-type="float" office:value="43.6633201977082" calcext:value-type="float">
            <text:p>43,66</text:p>
          </table:table-cell>
          <table:table-cell table:formula="of:=[.J91]*[.$B$5]" office:value-type="float" office:value="1213.05549166187" calcext:value-type="float">
            <text:p>1213,06</text:p>
          </table:table-cell>
          <table:table-cell table:formula="of:=SQRT([.K91]^2*[.$B$5]^2+[.$C$5]^2*[.J91]^2)" office:value-type="float" office:value="43.1530021993164" calcext:value-type="float">
            <text:p>43,15</text:p>
          </table:table-cell>
          <table:table-cell table:formula="of:=2*[.H91]*[.J91]*[.$B$3]/[.$F$16]" office:value-type="float" office:value="0.02715879" calcext:value-type="float">
            <text:p>0,0272</text:p>
          </table:table-cell>
          <table:table-cell table:formula="of:=SQRT((2*[.$B$3]/[.$F$16])^2*([.H91]^2*[.K91]^2+[.J91]^2*[.I91]^2))" office:value-type="float" office:value="0.000946125635631971" calcext:value-type="float">
            <text:p>0,0009</text:p>
          </table:table-cell>
          <table:table-cell table:formula="of:=[.L91]-[.S91]" office:value-type="float" office:value="0.97284121" calcext:value-type="float">
            <text:p>0,97</text:p>
          </table:table-cell>
          <table:table-cell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formula="of:=[.O91]/[.$F$16]" office:value-type="float" office:value="22.5796000384578" calcext:value-type="float">
            <text:p>22,58</text:p>
          </table:table-cell>
          <table:table-cell table:formula="of:=[.P91]/[.$F$16]" office:value-type="float" office:value="0.873266403954164" calcext:value-type="float">
            <text:p>0,87</text:p>
          </table:table-cell>
          <table:table-cell table:formula="of:=[.Q91]/[.$F$16]" office:value-type="float" office:value="24.2611098332375" calcext:value-type="float">
            <text:p>24,26</text:p>
          </table:table-cell>
          <table:table-cell table:formula="of:=[.R91]/[.$F$16]" office:value-type="float" office:value="0.863060043986328" calcext:value-type="float">
            <text:p>0,86</text:p>
          </table:table-cell>
          <table:table-cell table:formula="of:=[.U91]/[.$F$16]" office:value-type="float" office:value="0.0194568242" calcext:value-type="float">
            <text:p>0,0195</text:p>
          </table:table-cell>
          <table:table-cell table:formula="of:=[.V91]/[.$F$16]" office:value-type="float" office:value="0.0200000089515352" calcext:value-type="float">
            <text:p>0,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,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,0396304778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,00</text:p>
          </table:table-cell>
          <table:table-cell/>
          <table:table-cell table:formula="of:=[.H92]*[.$B$4]" office:value-type="float" office:value="1101.49418325161" calcext:value-type="float">
            <text:p>1101,49</text:p>
          </table:table-cell>
          <table:table-cell table:formula="of:=SQRT([.I92]^2*[.$B$4]^2 + [.$C$4]^2*[.H92]^2)" office:value-type="float" office:value="42.8160366053181" calcext:value-type="float">
            <text:p>42,82</text:p>
          </table:table-cell>
          <table:table-cell table:formula="of:=[.J92]*[.$B$5]" office:value-type="float" office:value="1262.95735096799" calcext:value-type="float">
            <text:p>1262,96</text:p>
          </table:table-cell>
          <table:table-cell table:formula="of:=SQRT([.K92]^2*[.$B$5]^2+[.$C$5]^2*[.J92]^2)" office:value-type="float" office:value="44.5018682826776" calcext:value-type="float">
            <text:p>44,50</text:p>
          </table:table-cell>
          <table:table-cell table:formula="of:=2*[.H92]*[.J92]*[.$B$3]/[.$F$16]" office:value-type="float" office:value="0.02758763" calcext:value-type="float">
            <text:p>0,0276</text:p>
          </table:table-cell>
          <table:table-cell table:formula="of:=SQRT((2*[.$B$3]/[.$F$16])^2*([.H92]^2*[.K92]^2+[.J92]^2*[.I92]^2))" office:value-type="float" office:value="0.000957607864002797" calcext:value-type="float">
            <text:p>0,0010</text:p>
          </table:table-cell>
          <table:table-cell table:formula="of:=[.L92]-[.S92]" office:value-type="float" office:value="-0.02758763" calcext:value-type="float">
            <text:p>-0,03</text:p>
          </table:table-cell>
          <table:table-cell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formula="of:=[.O92]/[.$F$16]" office:value-type="float" office:value="22.0298836650322" calcext:value-type="float">
            <text:p>22,03</text:p>
          </table:table-cell>
          <table:table-cell table:formula="of:=[.P92]/[.$F$16]" office:value-type="float" office:value="0.856320732106363" calcext:value-type="float">
            <text:p>0,86</text:p>
          </table:table-cell>
          <table:table-cell table:formula="of:=[.Q92]/[.$F$16]" office:value-type="float" office:value="25.2591470193598" calcext:value-type="float">
            <text:p>25,26</text:p>
          </table:table-cell>
          <table:table-cell table:formula="of:=[.R92]/[.$F$16]" office:value-type="float" office:value="0.890037365653552" calcext:value-type="float">
            <text:p>0,89</text:p>
          </table:table-cell>
          <table:table-cell table:formula="of:=[.U92]/[.$F$16]" office:value-type="float" office:value="-0.0005517526" calcext:value-type="float">
            <text:p>-0,0006</text:p>
          </table:table-cell>
          <table:table-cell table:formula="of:=[.V92]/[.$F$16]" office:value-type="float" office:value="0.000019152157280056" calcext:value-type="float">
            <text:p>0,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,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5" calcext:value-type="float">
            <text:p>0,036458654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,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,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,00</text:p>
          </table:table-cell>
          <table:table-cell/>
          <table:table-cell table:formula="of:=[.H93]*[.$B$4]" office:value-type="float" office:value="1085.00269204884" calcext:value-type="float">
            <text:p>1085,00</text:p>
          </table:table-cell>
          <table:table-cell table:formula="of:=SQRT([.I93]^2*[.$B$4]^2 + [.$C$4]^2*[.H93]^2)" office:value-type="float" office:value="42.3071252549939" calcext:value-type="float">
            <text:p>42,31</text:p>
          </table:table-cell>
          <table:table-cell table:formula="of:=[.J93]*[.$B$5]" office:value-type="float" office:value="1272.49741230592" calcext:value-type="float">
            <text:p>1272,50</text:p>
          </table:table-cell>
          <table:table-cell table:formula="of:=SQRT([.K93]^2*[.$B$5]^2+[.$C$5]^2*[.J93]^2)" office:value-type="float" office:value="44.7592956353504" calcext:value-type="float">
            <text:p>44,76</text:p>
          </table:table-cell>
          <table:table-cell table:formula="of:=2*[.H93]*[.J93]*[.$B$3]/[.$F$16]" office:value-type="float" office:value="0.02737986" calcext:value-type="float">
            <text:p>0,0274</text:p>
          </table:table-cell>
          <table:table-cell table:formula="of:=SQRT((2*[.$B$3]/[.$F$16])^2*([.H93]^2*[.K93]^2+[.J93]^2*[.I93]^2))" office:value-type="float" office:value="0.000952415225518786" calcext:value-type="float">
            <text:p>0,0010</text:p>
          </table:table-cell>
          <table:table-cell table:formula="of:=[.L93]-[.S93]" office:value-type="float" office:value="-0.02737986" calcext:value-type="float">
            <text:p>-0,03</text:p>
          </table:table-cell>
          <table:table-cell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formula="of:=[.O93]/[.$F$16]" office:value-type="float" office:value="21.7000538409768" calcext:value-type="float">
            <text:p>21,70</text:p>
          </table:table-cell>
          <table:table-cell table:formula="of:=[.P93]/[.$F$16]" office:value-type="float" office:value="0.846142505099878" calcext:value-type="float">
            <text:p>0,85</text:p>
          </table:table-cell>
          <table:table-cell table:formula="of:=[.Q93]/[.$F$16]" office:value-type="float" office:value="25.4499482461185" calcext:value-type="float">
            <text:p>25,45</text:p>
          </table:table-cell>
          <table:table-cell table:formula="of:=[.R93]/[.$F$16]" office:value-type="float" office:value="0.895185912707007" calcext:value-type="float">
            <text:p>0,90</text:p>
          </table:table-cell>
          <table:table-cell table:formula="of:=[.U93]/[.$F$16]" office:value-type="float" office:value="-0.0005475972" calcext:value-type="float">
            <text:p>-0,0005</text:p>
          </table:table-cell>
          <table:table-cell table:formula="of:=[.V93]/[.$F$16]" office:value-type="float" office:value="0.0000190483045103757" calcext:value-type="float">
            <text:p>0,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,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,021195897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,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,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,00</text:p>
          </table:table-cell>
          <table:table-cell/>
          <table:table-cell table:formula="of:=[.H94]*[.$B$4]" office:value-type="float" office:value="1212.12460340352" calcext:value-type="float">
            <text:p>1212,12</text:p>
          </table:table-cell>
          <table:table-cell table:formula="of:=SQRT([.I94]^2*[.$B$4]^2 + [.$C$4]^2*[.H94]^2)" office:value-type="float" office:value="46.2200706023633" calcext:value-type="float">
            <text:p>46,22</text:p>
          </table:table-cell>
          <table:table-cell table:formula="of:=[.J94]*[.$B$5]" office:value-type="float" office:value="1113.25177304965" calcext:value-type="float">
            <text:p>1113,25</text:p>
          </table:table-cell>
          <table:table-cell table:formula="of:=SQRT([.K94]^2*[.$B$5]^2+[.$C$5]^2*[.J94]^2)" office:value-type="float" office:value="40.4423219452793" calcext:value-type="float">
            <text:p>40,44</text:p>
          </table:table-cell>
          <table:table-cell table:formula="of:=2*[.H94]*[.J94]*[.$B$3]/[.$F$16]" office:value-type="float" office:value="0.02675988" calcext:value-type="float">
            <text:p>0,0268</text:p>
          </table:table-cell>
          <table:table-cell table:formula="of:=SQRT((2*[.$B$3]/[.$F$16])^2*([.H94]^2*[.K94]^2+[.J94]^2*[.I94]^2))" office:value-type="float" office:value="0.000937012093198375" calcext:value-type="float">
            <text:p>0,0009</text:p>
          </table:table-cell>
          <table:table-cell table:formula="of:=[.L94]-[.S94]" office:value-type="float" office:value="-0.02675988" calcext:value-type="float">
            <text:p>-0,03</text:p>
          </table:table-cell>
          <table:table-cell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formula="of:=[.O94]/[.$F$16]" office:value-type="float" office:value="24.2424920680704" calcext:value-type="float">
            <text:p>24,24</text:p>
          </table:table-cell>
          <table:table-cell table:formula="of:=[.P94]/[.$F$16]" office:value-type="float" office:value="0.924401412047267" calcext:value-type="float">
            <text:p>0,92</text:p>
          </table:table-cell>
          <table:table-cell table:formula="of:=[.Q94]/[.$F$16]" office:value-type="float" office:value="22.2650354609929" calcext:value-type="float">
            <text:p>22,27</text:p>
          </table:table-cell>
          <table:table-cell table:formula="of:=[.R94]/[.$F$16]" office:value-type="float" office:value="0.808846438905587" calcext:value-type="float">
            <text:p>0,81</text:p>
          </table:table-cell>
          <table:table-cell table:formula="of:=[.U94]/[.$F$16]" office:value-type="float" office:value="-0.0005351976" calcext:value-type="float">
            <text:p>-0,0005</text:p>
          </table:table-cell>
          <table:table-cell table:formula="of:=[.V94]/[.$F$16]" office:value-type="float" office:value="0.0000187402418639675" calcext:value-type="float">
            <text:p>0,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,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,001926900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,83</text:p>
          </table:table-cell>
          <table:table-cell/>
          <table:table-cell table:formula="of:=[.H95]*[.$B$4]" office:value-type="float" office:value="1145.47149312566" calcext:value-type="float">
            <text:p>1145,47</text:p>
          </table:table-cell>
          <table:table-cell table:formula="of:=SQRT([.I95]^2*[.$B$4]^2 + [.$C$4]^2*[.H95]^2)" office:value-type="float" office:value="44.1711719966878" calcext:value-type="float">
            <text:p>44,17</text:p>
          </table:table-cell>
          <table:table-cell table:formula="of:=[.J95]*[.$B$5]" office:value-type="float" office:value="1426.60609545716" calcext:value-type="float">
            <text:p>1426,61</text:p>
          </table:table-cell>
          <table:table-cell table:formula="of:=SQRT([.K95]^2*[.$B$5]^2+[.$C$5]^2*[.J95]^2)" office:value-type="float" office:value="48.900310808119" calcext:value-type="float">
            <text:p>48,90</text:p>
          </table:table-cell>
          <table:table-cell table:formula="of:=2*[.H95]*[.J95]*[.$B$3]/[.$F$16]" office:value-type="float" office:value="0.03240648" calcext:value-type="float">
            <text:p>0,0324</text:p>
          </table:table-cell>
          <table:table-cell table:formula="of:=SQRT((2*[.$B$3]/[.$F$16])^2*([.H95]^2*[.K95]^2+[.J95]^2*[.I95]^2))" office:value-type="float" office:value="0.00108175690097175" calcext:value-type="float">
            <text:p>0,0011</text:p>
          </table:table-cell>
          <table:table-cell table:formula="of:=[.L95]-[.S95]" office:value-type="float" office:value="7.96759352" calcext:value-type="float">
            <text:p>7,97</text:p>
          </table:table-cell>
          <table:table-cell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formula="of:=[.O95]/[.$F$16]" office:value-type="float" office:value="22.9094298625132" calcext:value-type="float">
            <text:p>22,91</text:p>
          </table:table-cell>
          <table:table-cell table:formula="of:=[.P95]/[.$F$16]" office:value-type="float" office:value="0.883423439933755" calcext:value-type="float">
            <text:p>0,88</text:p>
          </table:table-cell>
          <table:table-cell table:formula="of:=[.Q95]/[.$F$16]" office:value-type="float" office:value="28.5321219091432" calcext:value-type="float">
            <text:p>28,53</text:p>
          </table:table-cell>
          <table:table-cell table:formula="of:=[.R95]/[.$F$16]" office:value-type="float" office:value="0.97800621616238" calcext:value-type="float">
            <text:p>0,98</text:p>
          </table:table-cell>
          <table:table-cell table:formula="of:=[.U95]/[.$F$16]" office:value-type="float" office:value="0.1593518704" calcext:value-type="float">
            <text:p>0,1594</text:p>
          </table:table-cell>
          <table:table-cell table:formula="of:=[.V95]/[.$F$16]" office:value-type="float" office:value="0.0565685466321983" calcext:value-type="float">
            <text:p>0,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,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5" calcext:value-type="float">
            <text:p>1,8205177445307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,00</text:p>
          </table:table-cell>
          <table:table-cell/>
          <table:table-cell table:formula="of:=[.H96]*[.$B$4]" office:value-type="float" office:value="1183.95163926546" calcext:value-type="float">
            <text:p>1183,95</text:p>
          </table:table-cell>
          <table:table-cell table:formula="of:=SQRT([.I96]^2*[.$B$4]^2 + [.$C$4]^2*[.H96]^2)" office:value-type="float" office:value="45.3547322886139" calcext:value-type="float">
            <text:p>45,35</text:p>
          </table:table-cell>
          <table:table-cell table:formula="of:=[.J96]*[.$B$5]" office:value-type="float" office:value="1097.84090473452" calcext:value-type="float">
            <text:p>1097,84</text:p>
          </table:table-cell>
          <table:table-cell table:formula="of:=SQRT([.K96]^2*[.$B$5]^2+[.$C$5]^2*[.J96]^2)" office:value-type="float" office:value="40.0220499973014" calcext:value-type="float">
            <text:p>40,02</text:p>
          </table:table-cell>
          <table:table-cell table:formula="of:=2*[.H96]*[.J96]*[.$B$3]/[.$F$16]" office:value-type="float" office:value="0.02577608" calcext:value-type="float">
            <text:p>0,0258</text:p>
          </table:table-cell>
          <table:table-cell table:formula="of:=SQRT((2*[.$B$3]/[.$F$16])^2*([.H96]^2*[.K96]^2+[.J96]^2*[.I96]^2))" office:value-type="float" office:value="0.000910896270274503" calcext:value-type="float">
            <text:p>0,0009</text:p>
          </table:table-cell>
          <table:table-cell table:formula="of:=[.L96]-[.S96]" office:value-type="float" office:value="-0.02577608" calcext:value-type="float">
            <text:p>-0,03</text:p>
          </table:table-cell>
          <table:table-cell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formula="of:=[.O96]/[.$F$16]" office:value-type="float" office:value="23.6790327853091" calcext:value-type="float">
            <text:p>23,68</text:p>
          </table:table-cell>
          <table:table-cell table:formula="of:=[.P96]/[.$F$16]" office:value-type="float" office:value="0.907094645772278" calcext:value-type="float">
            <text:p>0,91</text:p>
          </table:table-cell>
          <table:table-cell table:formula="of:=[.Q96]/[.$F$16]" office:value-type="float" office:value="21.9568180946904" calcext:value-type="float">
            <text:p>21,96</text:p>
          </table:table-cell>
          <table:table-cell table:formula="of:=[.R96]/[.$F$16]" office:value-type="float" office:value="0.800440999946029" calcext:value-type="float">
            <text:p>0,80</text:p>
          </table:table-cell>
          <table:table-cell table:formula="of:=[.U96]/[.$F$16]" office:value-type="float" office:value="-0.0005155216" calcext:value-type="float">
            <text:p>-0,0005</text:p>
          </table:table-cell>
          <table:table-cell table:formula="of:=[.V96]/[.$F$16]" office:value-type="float" office:value="0.0000182179254054901" calcext:value-type="float">
            <text:p>0,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,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,00</text:p>
          </table:table-cell>
          <table:table-cell/>
          <table:table-cell table:formula="of:=[.H97]*[.$B$4]" office:value-type="float" office:value="1167.46014806269" calcext:value-type="float">
            <text:p>1167,46</text:p>
          </table:table-cell>
          <table:table-cell table:formula="of:=SQRT([.I97]^2*[.$B$4]^2 + [.$C$4]^2*[.H97]^2)" office:value-type="float" office:value="44.8477303737287" calcext:value-type="float">
            <text:p>44,85</text:p>
          </table:table-cell>
          <table:table-cell table:formula="of:=[.J97]*[.$B$5]" office:value-type="float" office:value="1080.22848380295" calcext:value-type="float">
            <text:p>1080,23</text:p>
          </table:table-cell>
          <table:table-cell table:formula="of:=SQRT([.K97]^2*[.$B$5]^2+[.$C$5]^2*[.J97]^2)" office:value-type="float" office:value="39.5411274469304" calcext:value-type="float">
            <text:p>39,54</text:p>
          </table:table-cell>
          <table:table-cell table:formula="of:=2*[.H97]*[.J97]*[.$B$3]/[.$F$16]" office:value-type="float" office:value="0.02500928" calcext:value-type="float">
            <text:p>0,0250</text:p>
          </table:table-cell>
          <table:table-cell table:formula="of:=SQRT((2*[.$B$3]/[.$F$16])^2*([.H97]^2*[.K97]^2+[.J97]^2*[.I97]^2))" office:value-type="float" office:value="0.000890530330084271" calcext:value-type="float">
            <text:p>0,0009</text:p>
          </table:table-cell>
          <table:table-cell table:formula="of:=[.L97]-[.S97]" office:value-type="float" office:value="0.97499072" calcext:value-type="float">
            <text:p>0,97</text:p>
          </table:table-cell>
          <table:table-cell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formula="of:=[.O97]/[.$F$16]" office:value-type="float" office:value="23.3492029612537" calcext:value-type="float">
            <text:p>23,35</text:p>
          </table:table-cell>
          <table:table-cell table:formula="of:=[.P97]/[.$F$16]" office:value-type="float" office:value="0.896954607474575" calcext:value-type="float">
            <text:p>0,90</text:p>
          </table:table-cell>
          <table:table-cell table:formula="of:=[.Q97]/[.$F$16]" office:value-type="float" office:value="21.604569676059" calcext:value-type="float">
            <text:p>21,60</text:p>
          </table:table-cell>
          <table:table-cell table:formula="of:=[.R97]/[.$F$16]" office:value-type="float" office:value="0.790822548938607" calcext:value-type="float">
            <text:p>0,79</text:p>
          </table:table-cell>
          <table:table-cell table:formula="of:=[.U97]/[.$F$16]" office:value-type="float" office:value="0.0194998144" calcext:value-type="float">
            <text:p>0,0195</text:p>
          </table:table-cell>
          <table:table-cell table:formula="of:=[.V97]/[.$F$16]" office:value-type="float" office:value="0.0200000079304411" calcext:value-type="float">
            <text:p>0,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,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,0019269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,24</text:p>
          </table:table-cell>
          <table:table-cell/>
          <table:table-cell table:formula="of:=[.H98]*[.$B$4]" office:value-type="float" office:value="1166.08585712912" calcext:value-type="float">
            <text:p>1166,09</text:p>
          </table:table-cell>
          <table:table-cell table:formula="of:=SQRT([.I98]^2*[.$B$4]^2 + [.$C$4]^2*[.H98]^2)" office:value-type="float" office:value="44.8054643135693" calcext:value-type="float">
            <text:p>44,81</text:p>
          </table:table-cell>
          <table:table-cell table:formula="of:=[.J98]*[.$B$5]" office:value-type="float" office:value="1535.21602453517" calcext:value-type="float">
            <text:p>1535,22</text:p>
          </table:table-cell>
          <table:table-cell table:formula="of:=SQRT([.K98]^2*[.$B$5]^2+[.$C$5]^2*[.J98]^2)" office:value-type="float" office:value="51.8018048617528" calcext:value-type="float">
            <text:p>51,80</text:p>
          </table:table-cell>
          <table:table-cell table:formula="of:=2*[.H98]*[.J98]*[.$B$3]/[.$F$16]" office:value-type="float" office:value="0.03550124" calcext:value-type="float">
            <text:p>0,0355</text:p>
          </table:table-cell>
          <table:table-cell table:formula="of:=SQRT((2*[.$B$3]/[.$F$16])^2*([.H98]^2*[.K98]^2+[.J98]^2*[.I98]^2))" office:value-type="float" office:value="0.0011598025623355" calcext:value-type="float">
            <text:p>0,0012</text:p>
          </table:table-cell>
          <table:table-cell table:formula="of:=[.L98]-[.S98]" office:value-type="float" office:value="4.96449876" calcext:value-type="float">
            <text:p>4,96</text:p>
          </table:table-cell>
          <table:table-cell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formula="of:=[.O98]/[.$F$16]" office:value-type="float" office:value="23.3217171425824" calcext:value-type="float">
            <text:p>23,32</text:p>
          </table:table-cell>
          <table:table-cell table:formula="of:=[.P98]/[.$F$16]" office:value-type="float" office:value="0.896109286271386" calcext:value-type="float">
            <text:p>0,90</text:p>
          </table:table-cell>
          <table:table-cell table:formula="of:=[.Q98]/[.$F$16]" office:value-type="float" office:value="30.7043204907035" calcext:value-type="float">
            <text:p>30,70</text:p>
          </table:table-cell>
          <table:table-cell table:formula="of:=[.R98]/[.$F$16]" office:value-type="float" office:value="1.03603609723506" calcext:value-type="float">
            <text:p>1,04</text:p>
          </table:table-cell>
          <table:table-cell table:formula="of:=[.U98]/[.$F$16]" office:value-type="float" office:value="0.0992899752" calcext:value-type="float">
            <text:p>0,0993</text:p>
          </table:table-cell>
          <table:table-cell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,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,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5" calcext:value-type="float">
            <text:p>0,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,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,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,0200000079</text:p>
          </table:table-cell>
          <table:table-cell table:formula="of:=MAX([.J4:.J23])" office:value-type="float" office:value="8.964" calcext:value-type="float">
            <text:p>8,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,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,031222</text:p>
          </table:table-cell>
          <table:table-cell table:formula="of:=[.J13]" office:value-type="float" office:value="6.43232" calcext:value-type="float">
            <text:p>6,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,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,0315504</text:p>
          </table:table-cell>
          <table:table-cell table:formula="of:=[.J14]" office:value-type="float" office:value="8.21554" calcext:value-type="float">
            <text:p>8,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,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,0319241</text:p>
          </table:table-cell>
          <table:table-cell table:formula="of:=[.J16]" office:value-type="float" office:value="8.723213" calcext:value-type="float">
            <text:p>8,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,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,03245481</text:p>
          </table:table-cell>
          <table:table-cell table:formula="of:=[.J17]" office:value-type="float" office:value="8.964" calcext:value-type="float">
            <text:p>8,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,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,03287089</text:p>
          </table:table-cell>
          <table:table-cell table:formula="of:=[.J18]" office:value-type="float" office:value="8.73432" calcext:value-type="float">
            <text:p>8,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,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,03303342</text:p>
          </table:table-cell>
          <table:table-cell table:formula="of:=[.J19]" office:value-type="float" office:value="8.5323" calcext:value-type="float">
            <text:p>8,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,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,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,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,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,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,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,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,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,4443</text:p>
          </table:table-cell>
          <table:table-cell table:formula="of:=[.J17]-[.L17]" office:value-type="float" office:value="8.5197" calcext:value-type="float">
            <text:p>8,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,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,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,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,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,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,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,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,96616493957145E-005</text:p>
          </table:table-cell>
          <table:table-cell table:formula="of:=MAX([.J24:.J39])" office:value-type="float" office:value="8.484235" calcext:value-type="float">
            <text:p>8,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,03042524</text:p>
          </table:table-cell>
          <table:table-cell table:formula="of:=[.J32]" office:value-type="float" office:value="8.355353" calcext:value-type="float">
            <text:p>8,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,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,03043729</text:p>
          </table:table-cell>
          <table:table-cell table:formula="of:=[.J33]" office:value-type="float" office:value="8.484235" calcext:value-type="float">
            <text:p>8,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,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,03044878</text:p>
          </table:table-cell>
          <table:table-cell table:formula="of:=[.J34]" office:value-type="float" office:value="8.34452" calcext:value-type="float">
            <text:p>8,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,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,03038935</text:p>
          </table:table-cell>
          <table:table-cell table:formula="of:=[.J35]" office:value-type="float" office:value="8.30132" calcext:value-type="float">
            <text:p>8,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,028284278</text:p>
          </table:table-cell>
          <table:table-cell table:number-columns-repeated="9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,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,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,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,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,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,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formula="of:=[.J33]-[.L33]" office:value-type="float" office:value="8.060021" calcext:value-type="float">
            <text:p>8,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,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,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,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,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,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,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,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,96397800293181E-005</text:p>
          </table:table-cell>
          <table:table-cell table:formula="of:=MAX([.J40:.J55])" office:value-type="float" office:value="9.1234554" calcext:value-type="float">
            <text:p>9,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,03059938</text:p>
          </table:table-cell>
          <table:table-cell table:formula="of:=[.J46]" office:value-type="float" office:value="7.41242" calcext:value-type="float">
            <text:p>7,41242</text:p>
          </table:table-cell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C41:.C53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,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,03061204</text:p>
          </table:table-cell>
          <table:table-cell table:formula="of:=[.J47]" office:value-type="float" office:value="8.4324123432" calcext:value-type="float">
            <text:p>8,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,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,03050052</text:p>
          </table:table-cell>
          <table:table-cell table:formula="of:=[.J49]" office:value-type="float" office:value="9.1234554" calcext:value-type="float">
            <text:p>9,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,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,03072984</text:p>
          </table:table-cell>
          <table:table-cell table:formula="of:=[.J50]" office:value-type="float" office:value="8.932312" calcext:value-type="float">
            <text:p>8,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,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,03067372</text:p>
          </table:table-cell>
          <table:table-cell table:formula="of:=[.J51]" office:value-type="float" office:value="8.432412412" calcext:value-type="float">
            <text:p>8,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,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,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,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,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,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,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,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,43424321</text:p>
          </table:table-cell>
          <table:table-cell table:formula="of:=[.J49]-[.L49]" office:value-type="float" office:value="8.68921219" calcext:value-type="float">
            <text:p>8,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,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,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,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,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,3560898769</text:p>
          </table:table-cell>
          <table:table-cell table:number-columns-repeated="9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,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,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,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formula="of:=MAX([.J57:.J72])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,03258016</text:p>
          </table:table-cell>
          <table:table-cell table:formula="of:=[.J62]" office:value-type="float" office:value="8.99967587250077" calcext:value-type="float">
            <text:p>8,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,03223778</text:p>
          </table:table-cell>
          <table:table-cell table:formula="of:=[.J63]" office:value-type="float" office:value="9.78923423" calcext:value-type="float">
            <text:p>9,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,031968</text:p>
          </table:table-cell>
          <table:table-cell table:formula="of:=[.J65]" office:value-type="float" office:value="9.69633762624734" calcext:value-type="float">
            <text:p>9,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,03245022</text:p>
          </table:table-cell>
          <table:table-cell table:formula="of:=[.J66]" office:value-type="float" office:value="9.2663172232055" calcext:value-type="float">
            <text:p>9,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,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,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,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,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formula="of:=[.J64]-[.L64]" office:value-type="float" office:value="9.78869890449738" calcext:value-type="float">
            <text:p>9,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,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,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,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,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,03032715</text:p>
          </table:table-cell>
          <table:table-cell table:formula="of:=[.J82]" office:value-type="float" office:value="7.1321321" calcext:value-type="float">
            <text:p>7,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,0282842782</text:p>
          </table:table-cell>
          <table:table-cell table:formula="of:=MAX([.J73:.J88])" office:value-type="float" office:value="9.353424" calcext:value-type="float">
            <text:p>9,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,03080058</text:p>
          </table:table-cell>
          <table:table-cell table:formula="of:=[.J81]" office:value-type="float" office:value="8.51512521" calcext:value-type="float">
            <text:p>8,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,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,03103856</text:p>
          </table:table-cell>
          <table:table-cell table:formula="of:=[.J79]" office:value-type="float" office:value="9.353424" calcext:value-type="float">
            <text:p>9,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,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,03092418</text:p>
          </table:table-cell>
          <table:table-cell table:formula="of:=[.J78]" office:value-type="float" office:value="9.1724141" calcext:value-type="float">
            <text:p>9,1724141</text:p>
          </table:table-cell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,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,03091418</text:p>
          </table:table-cell>
          <table:table-cell table:formula="of:=[.J77]" office:value-type="float" office:value="8.634242314" calcext:value-type="float">
            <text:p>8,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,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,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,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,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,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,44342</text:p>
          </table:table-cell>
          <table:table-cell table:formula="of:=[.J79]-[.L79]" office:value-type="float" office:value="8.910004" calcext:value-type="float">
            <text:p>8,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,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,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,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,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,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,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,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,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,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,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,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,0400000077</text:p>
          </table:table-cell>
          <table:table-cell table:formula="of:=MAX([.J90:.J105])" office:value-type="float" office:value="8.5412412" calcext:value-type="float">
            <text:p>8,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,03026725</text:p>
          </table:table-cell>
          <table:table-cell table:formula="of:=[.J96]" office:value-type="float" office:value="8.3842" calcext:value-type="float">
            <text:p>8,384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,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,03059558</text:p>
          </table:table-cell>
          <table:table-cell table:formula="of:=[.J95]" office:value-type="float" office:value="8.5412412" calcext:value-type="float">
            <text:p>8,541241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,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,03110041</text:p>
          </table:table-cell>
          <table:table-cell table:formula="of:=[.J94]" office:value-type="float" office:value="8.3913231" calcext:value-type="float">
            <text:p>8,3913231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,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,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,03125874</text:p>
          </table:table-cell>
          <table:table-cell table:formula="of:=[.J93]" office:value-type="float" office:value="8.153123" calcext:value-type="float">
            <text:p>8,153123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,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,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,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,44241</text:p>
          </table:table-cell>
          <table:table-cell table:formula="of:=[.J95]-[.L95]" office:value-type="float" office:value="8.0988312" calcext:value-type="float">
            <text:p>8,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,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,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,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,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,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,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,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,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,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,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,03018302</text:p>
          </table:table-cell>
          <table:table-cell table:formula="of:=[.J112]" office:value-type="float" office:value="8.38213123" calcext:value-type="float">
            <text:p>8,38213123</text:p>
          </table:table-cell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,0992899752</text:p>
          </table:table-cell>
          <table:table-cell/>
          <table:table-cell office:value-type="float" office:value="0.0447213655656532" calcext:value-type="float">
            <text:p>0,0447213656</text:p>
          </table:table-cell>
          <table:table-cell table:formula="of:=MAX([.J106:.J121])" office:value-type="float" office:value="8.974353" calcext:value-type="float">
            <text:p>8,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,03084108</text:p>
          </table:table-cell>
          <table:table-cell table:formula="of:=[.J111]" office:value-type="float" office:value="8.7212312" calcext:value-type="float">
            <text:p>8,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,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,03167729</text:p>
          </table:table-cell>
          <table:table-cell table:formula="of:=[.J110]" office:value-type="float" office:value="8.974353" calcext:value-type="float">
            <text:p>8,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,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,03264276</text:p>
          </table:table-cell>
          <table:table-cell table:formula="of:=[.J109]" office:value-type="float" office:value="8.7474" calcext:value-type="float">
            <text:p>8,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,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,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,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,4412414</text:p>
          </table:table-cell>
          <table:table-cell table:formula="of:=[.J110]-[.L110]" office:value-type="float" office:value="8.5331116" calcext:value-type="float">
            <text:p>8,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,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,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,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,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,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,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,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,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,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,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,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,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,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,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,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,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,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,41</text:p>
          </table:table-cell>
          <table:table-cell table:style-name="ce45" table:formula="of:=2*[.D6]*[.F6]*[.C6]/[.$B$4]" office:value-type="float" office:value="0.171761438333333" calcext:value-type="float">
            <text:p>0,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,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,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,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,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,24</text:p>
          </table:table-cell>
          <table:table-cell table:style-name="ce45" table:formula="of:=2*[.D7]*[.F7]*[.C7]/[.$B$4]" office:value-type="float" office:value="0.874761066666667" calcext:value-type="float">
            <text:p>0,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,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,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,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,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,45</text:p>
          </table:table-cell>
          <table:table-cell table:style-name="ce46" table:formula="of:=2*[.D8]*[.F8]*[.C8]/[.$B$4]" office:value-type="float" office:value="4.4595715" calcext:value-type="float">
            <text:p>4,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,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,73</text:p>
          </table:table-cell>
          <table:table-cell table:style-name="ce46" table:formula="of:=2*[.D9]*[.F9]*[.C9]/[.$B$4]" office:value-type="float" office:value="0.0744970666666667" calcext:value-type="float">
            <text:p>0,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,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formula="of:=SQRT(([.C11]/[.B10])^2 + [.C10]^2*([.B11]/[.B10]^2)^2)" office:value-type="float" office:value="0.0237001379556048" calcext:value-type="float">
            <text:p>0,023700138</text:p>
          </table:table-cell>
          <table:table-cell table:number-columns-repeated="5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,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style-name="ce3"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style-name="ce3" table:formula="of:=2*[.AA8]*[.AB8]*[.$B$5]/[.$G$4]" office:value-type="float" office:value="0.0142785161344838" calcext:value-type="float">
            <text:p>0,0142785161</text:p>
          </table:table-cell>
          <table:table-cell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style-name="ce3" table:formula="of:=2*[.AP8]*[.AQ8]*[.$B$5]/[.$G$4]" office:value-type="float" office:value="0.0129850186303351" calcext:value-type="float">
            <text:p>0,0129850186</text:p>
          </table:table-cell>
          <table:table-cell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,2136490621</text:p>
          </table:table-cell>
          <table:table-cell table:formula="of:=[.AZ8]*[.$B$7]" office:value-type="float" office:value="633.219221105528" calcext:value-type="float">
            <text:p>633,2192211055</text:p>
          </table:table-cell>
          <table:table-cell table:style-name="ce3" table:formula="of:=2*[.BE8]*[.BF8]*[.$B$5]/[.$G$4]" office:value-type="float" office:value="0.00475875048221414" calcext:value-type="float">
            <text:p>0,0047587505</text:p>
          </table:table-cell>
          <table:table-cell table:formula="of:=[.BA8]-[.BG8]" office:value-type="float" office:value="-0.00475875048221414" calcext:value-type="float">
            <text:p>-0,0047587505</text:p>
          </table:table-cell>
          <table:table-cell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,0003182725</text:p>
          </table:table-cell>
          <table:table-cell table:formula="of:=SQRT([.BK8]*[.BK8]+[.BD8]*[.BD8])" office:value-type="float" office:value="0.000318272504861071" calcext:value-type="float">
            <text:p>0,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style-name="ce3"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style-name="ce3" table:formula="of:=2*[.AA9]*[.AB9]*[.$B$5]/[.$G$4]" office:value-type="float" office:value="0.0131714244853124" calcext:value-type="float">
            <text:p>0,0131714245</text:p>
          </table:table-cell>
          <table:table-cell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style-name="ce3" table:formula="of:=2*[.AP9]*[.AQ9]*[.$B$5]/[.$G$4]" office:value-type="float" office:value="0.0135185296500942" calcext:value-type="float">
            <text:p>0,0135185297</text:p>
          </table:table-cell>
          <table:table-cell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,5236131435</text:p>
          </table:table-cell>
          <table:table-cell table:formula="of:=[.AZ9]*[.$B$7]" office:value-type="float" office:value="668.439698492462" calcext:value-type="float">
            <text:p>668,4396984925</text:p>
          </table:table-cell>
          <table:table-cell table:style-name="ce3" table:formula="of:=2*[.BE9]*[.BF9]*[.$B$5]/[.$G$4]" office:value-type="float" office:value="0.00489234034287357" calcext:value-type="float">
            <text:p>0,0048923403</text:p>
          </table:table-cell>
          <table:table-cell table:formula="of:=[.BA9]-[.BG9]" office:value-type="float" office:value="-0.00489234034287357" calcext:value-type="float">
            <text:p>-0,0048923403</text:p>
          </table:table-cell>
          <table:table-cell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,0003368568</text:p>
          </table:table-cell>
          <table:table-cell table:formula="of:=SQRT([.BK9]*[.BK9]+[.BD9]*[.BD9])" office:value-type="float" office:value="0.000336856828262236" calcext:value-type="float">
            <text:p>0,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style-name="ce3"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style-name="ce3" table:formula="of:=2*[.AA10]*[.AB10]*[.$B$5]/[.$G$4]" office:value-type="float" office:value="0.0142865728115831" calcext:value-type="float">
            <text:p>0,0142865728</text:p>
          </table:table-cell>
          <table:table-cell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style-name="ce3" table:formula="of:=2*[.AP10]*[.AQ10]*[.$B$5]/[.$G$4]" office:value-type="float" office:value="0.0137112485729478" calcext:value-type="float">
            <text:p>0,0137112486</text:p>
          </table:table-cell>
          <table:table-cell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,8027138486</text:p>
          </table:table-cell>
          <table:table-cell table:formula="of:=[.AZ10]*[.$B$7]" office:value-type="float" office:value="657.199120603015" calcext:value-type="float">
            <text:p>657,199120603</text:p>
          </table:table-cell>
          <table:table-cell table:style-name="ce3" table:formula="of:=2*[.BE10]*[.BF10]*[.$B$5]/[.$G$4]" office:value-type="float" office:value="0.00484522281088223" calcext:value-type="float">
            <text:p>0,0048452228</text:p>
          </table:table-cell>
          <table:table-cell table:formula="of:=[.BA10]-[.BG10]" office:value-type="float" office:value="0.995154777189118" calcext:value-type="float">
            <text:p>0,9951547772</text:p>
          </table:table-cell>
          <table:table-cell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,0003306449</text:p>
          </table:table-cell>
          <table:table-cell table:formula="of:=SQRT([.BK10]*[.BK10]+[.BD10]*[.BD10])" office:value-type="float" office:value="1.00000005466304" calcext:value-type="float">
            <text:p>1,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style-name="ce3"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style-name="ce3" table:formula="of:=2*[.AA11]*[.AB11]*[.$B$5]/[.$G$4]" office:value-type="float" office:value="0.0136212823453386" calcext:value-type="float">
            <text:p>0,0136212823</text:p>
          </table:table-cell>
          <table:table-cell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style-name="ce3" table:formula="of:=2*[.AP11]*[.AQ11]*[.$B$5]/[.$G$4]" office:value-type="float" office:value="0.0124831464354039" calcext:value-type="float">
            <text:p>0,0124831464</text:p>
          </table:table-cell>
          <table:table-cell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,6631634961</text:p>
          </table:table-cell>
          <table:table-cell table:formula="of:=[.AZ11]*[.$B$7]" office:value-type="float" office:value="691.670226130653" calcext:value-type="float">
            <text:p>691,6702261307</text:p>
          </table:table-cell>
          <table:table-cell table:style-name="ce3" table:formula="of:=2*[.BE11]*[.BF11]*[.$B$5]/[.$G$4]" office:value-type="float" office:value="0.00508086391479982" calcext:value-type="float">
            <text:p>0,0050808639</text:p>
          </table:table-cell>
          <table:table-cell table:formula="of:=[.BA11]-[.BG11]" office:value-type="float" office:value="3.9949191360852" calcext:value-type="float">
            <text:p>3,9949191361</text:p>
          </table:table-cell>
          <table:table-cell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,0003527404</text:p>
          </table:table-cell>
          <table:table-cell table:formula="of:=SQRT([.BK11]*[.BK11]+[.BD11]*[.BD11])" office:value-type="float" office:value="2.00000003110644" calcext:value-type="float">
            <text:p>2,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style-name="ce3"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style-name="ce3" table:formula="of:=2*[.AA12]*[.AB12]*[.$B$5]/[.$G$4]" office:value-type="float" office:value="0.0140251583575418" calcext:value-type="float">
            <text:p>0,0140251584</text:p>
          </table:table-cell>
          <table:table-cell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style-name="ce3" table:formula="of:=2*[.AP12]*[.AQ12]*[.$B$5]/[.$G$4]" office:value-type="float" office:value="0.0126699063566218" calcext:value-type="float">
            <text:p>0,0126699064</text:p>
          </table:table-cell>
          <table:table-cell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,4149261674</text:p>
          </table:table-cell>
          <table:table-cell table:formula="of:=[.AZ12]*[.$B$7]" office:value-type="float" office:value="737.381909547739" calcext:value-type="float">
            <text:p>737,3819095477</text:p>
          </table:table-cell>
          <table:table-cell table:style-name="ce3" table:formula="of:=2*[.BE12]*[.BF12]*[.$B$5]/[.$G$4]" office:value-type="float" office:value="0.00519314967656227" calcext:value-type="float">
            <text:p>0,0051931497</text:p>
          </table:table-cell>
          <table:table-cell table:formula="of:=[.BA12]-[.BG12]" office:value-type="float" office:value="8.99480685032344" calcext:value-type="float">
            <text:p>8,9948068503</text:p>
          </table:table-cell>
          <table:table-cell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,0003780534</text:p>
          </table:table-cell>
          <table:table-cell table:formula="of:=SQRT([.BK12]*[.BK12]+[.BD12]*[.BD12])" office:value-type="float" office:value="3.00000002382073" calcext:value-type="float">
            <text:p>3,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style-name="ce3"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style-name="ce3" table:formula="of:=2*[.AA13]*[.AB13]*[.$B$5]/[.$G$4]" office:value-type="float" office:value="0.0141459483895758" calcext:value-type="float">
            <text:p>0,0141459484</text:p>
          </table:table-cell>
          <table:table-cell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style-name="ce3" table:formula="of:=2*[.AP13]*[.AQ13]*[.$B$5]/[.$G$4]" office:value-type="float" office:value="0.0139362610091498" calcext:value-type="float">
            <text:p>0,013936261</text:p>
          </table:table-cell>
          <table:table-cell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formula="of:=SQRT([.BA13])" office:value-type="float" office:value="4.79583152331272" calcext:value-type="float">
            <text:p>4,7958315233</text:p>
          </table:table-cell>
          <table:table-cell table:formula="of:=[.AY13]*[.$B$6]" office:value-type="float" office:value="555.569908208062" calcext:value-type="float">
            <text:p>555,5699082081</text:p>
          </table:table-cell>
          <table:table-cell table:formula="of:=[.AZ13]*[.$B$7]" office:value-type="float" office:value="735.883165829146" calcext:value-type="float">
            <text:p>735,8831658291</text:p>
          </table:table-cell>
          <table:table-cell table:style-name="ce3" table:formula="of:=2*[.BE13]*[.BF13]*[.$B$5]/[.$G$4]" office:value-type="float" office:value="0.00511043178614446" calcext:value-type="float">
            <text:p>0,0051104318</text:p>
          </table:table-cell>
          <table:table-cell table:formula="of:=[.BA13]-[.BG13]" office:value-type="float" office:value="22.9948895682139" calcext:value-type="float">
            <text:p>22,9948895682</text:p>
          </table:table-cell>
          <table:table-cell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,0003750692</text:p>
          </table:table-cell>
          <table:table-cell table:formula="of:=SQRT([.BK13]*[.BK13]+[.BD13]*[.BD13])" office:value-type="float" office:value="4.7958315379793" calcext:value-type="float">
            <text:p>4,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style-name="ce3"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style-name="ce3" table:formula="of:=2*[.AA14]*[.AB14]*[.$B$5]/[.$G$4]" office:value-type="float" office:value="0.0139047958771947" calcext:value-type="float">
            <text:p>0,0139047959</text:p>
          </table:table-cell>
          <table:table-cell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style-name="ce3" table:formula="of:=2*[.AP14]*[.AQ14]*[.$B$5]/[.$G$4]" office:value-type="float" office:value="0.0147865143434284" calcext:value-type="float">
            <text:p>0,0147865143</text:p>
          </table:table-cell>
          <table:table-cell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formula="of:=SQRT([.BA14])" office:value-type="float" office:value="5.56776436283002" calcext:value-type="float">
            <text:p>5,5677643628</text:p>
          </table:table-cell>
          <table:table-cell table:formula="of:=[.AY14]*[.$B$6]" office:value-type="float" office:value="559.84900891313" calcext:value-type="float">
            <text:p>559,8490089131</text:p>
          </table:table-cell>
          <table:table-cell table:formula="of:=[.AZ14]*[.$B$7]" office:value-type="float" office:value="777.847989949749" calcext:value-type="float">
            <text:p>777,8479899497</text:p>
          </table:table-cell>
          <table:table-cell table:style-name="ce3" table:formula="of:=2*[.BE14]*[.BF14]*[.$B$5]/[.$G$4]" office:value-type="float" office:value="0.00544346782823047" calcext:value-type="float">
            <text:p>0,0054434678</text:p>
          </table:table-cell>
          <table:table-cell table:formula="of:=[.BA14]-[.BG14]" office:value-type="float" office:value="30.9945565321718" calcext:value-type="float">
            <text:p>30,9945565322</text:p>
          </table:table-cell>
          <table:table-cell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,000406245</text:p>
          </table:table-cell>
          <table:table-cell table:formula="of:=SQRT([.BK14]*[.BK14]+[.BD14]*[.BD14])" office:value-type="float" office:value="5.5677643776506" calcext:value-type="float">
            <text:p>5,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style-name="ce3"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style-name="ce3" table:formula="of:=2*[.AA15]*[.AB15]*[.$B$5]/[.$G$4]" office:value-type="float" office:value="0.0139509180154151" calcext:value-type="float">
            <text:p>0,013950918</text:p>
          </table:table-cell>
          <table:table-cell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style-name="ce3" table:formula="of:=2*[.AP15]*[.AQ15]*[.$B$5]/[.$G$4]" office:value-type="float" office:value="0.0135972659654281" calcext:value-type="float">
            <text:p>0,013597266</text:p>
          </table:table-cell>
          <table:table-cell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,2052680591</text:p>
          </table:table-cell>
          <table:table-cell table:formula="of:=[.AZ15]*[.$B$7]" office:value-type="float" office:value="752.369346733668" calcext:value-type="float">
            <text:p>752,3693467337</text:p>
          </table:table-cell>
          <table:table-cell table:style-name="ce3" table:formula="of:=2*[.BE15]*[.BF15]*[.$B$5]/[.$G$4]" office:value-type="float" office:value="0.00483590352020763" calcext:value-type="float">
            <text:p>0,0048359035</text:p>
          </table:table-cell>
          <table:table-cell table:formula="of:=[.BA15]-[.BG15]" office:value-type="float" office:value="63.9951640964798" calcext:value-type="float">
            <text:p>63,9951640965</text:p>
          </table:table-cell>
          <table:table-cell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,0003768311</text:p>
          </table:table-cell>
          <table:table-cell table:formula="of:=SQRT([.BK15]*[.BK15]+[.BD15]*[.BD15])" office:value-type="float" office:value="8.00000000887511" calcext:value-type="float">
            <text:p>8,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style-name="ce3"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style-name="ce3" table:formula="of:=2*[.AA16]*[.AB16]*[.$B$5]/[.$G$4]" office:value-type="float" office:value="0.013630962382749" calcext:value-type="float">
            <text:p>0,0136309624</text:p>
          </table:table-cell>
          <table:table-cell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style-name="ce3" table:formula="of:=2*[.AP16]*[.AQ16]*[.$B$5]/[.$G$4]" office:value-type="float" office:value="0.0148244662361326" calcext:value-type="float">
            <text:p>0,0148244662</text:p>
          </table:table-cell>
          <table:table-cell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formula="of:=SQRT([.BA16])" office:value-type="float" office:value="10.1488915650922" calcext:value-type="float">
            <text:p>10,1488915651</text:p>
          </table:table-cell>
          <table:table-cell table:formula="of:=[.AY16]*[.$B$6]" office:value-type="float" office:value="558.422642011441" calcext:value-type="float">
            <text:p>558,4226420114</text:p>
          </table:table-cell>
          <table:table-cell table:formula="of:=[.AZ16]*[.$B$7]" office:value-type="float" office:value="737.381909547739" calcext:value-type="float">
            <text:p>737,3819095477</text:p>
          </table:table-cell>
          <table:table-cell table:style-name="ce3" table:formula="of:=2*[.BE16]*[.BF16]*[.$B$5]/[.$G$4]" office:value-type="float" office:value="0.00514713442626362" calcext:value-type="float">
            <text:p>0,0051471344</text:p>
          </table:table-cell>
          <table:table-cell table:formula="of:=[.BA16]-[.BG16]" office:value-type="float" office:value="102.994852865574" calcext:value-type="float">
            <text:p>102,9948528656</text:p>
          </table:table-cell>
          <table:table-cell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,0003768221</text:p>
          </table:table-cell>
          <table:table-cell table:formula="of:=SQRT([.BK16]*[.BK16]+[.BD16]*[.BD16])" office:value-type="float" office:value="10.1488915720878" calcext:value-type="float">
            <text:p>10,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style-name="ce3"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style-name="ce3" table:formula="of:=2*[.AA17]*[.AB17]*[.$B$5]/[.$G$4]" office:value-type="float" office:value="0.0134753936931868" calcext:value-type="float">
            <text:p>0,0134753937</text:p>
          </table:table-cell>
          <table:table-cell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style-name="ce3" table:formula="of:=2*[.AP17]*[.AQ17]*[.$B$5]/[.$G$4]" office:value-type="float" office:value="0.0143002344240774" calcext:value-type="float">
            <text:p>0,0143002344</text:p>
          </table:table-cell>
          <table:table-cell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formula="of:=SQRT([.BA17])" office:value-type="float" office:value="10.8627804912002" calcext:value-type="float">
            <text:p>10,8627804912</text:p>
          </table:table-cell>
          <table:table-cell table:formula="of:=[.AY17]*[.$B$6]" office:value-type="float" office:value="581.244512438473" calcext:value-type="float">
            <text:p>581,2445124385</text:p>
          </table:table-cell>
          <table:table-cell table:formula="of:=[.AZ17]*[.$B$7]" office:value-type="float" office:value="793.584798994975" calcext:value-type="float">
            <text:p>793,584798995</text:p>
          </table:table-cell>
          <table:table-cell table:style-name="ce3" table:formula="of:=2*[.BE17]*[.BF17]*[.$B$5]/[.$G$4]" office:value-type="float" office:value="0.00576583511963022" calcext:value-type="float">
            <text:p>0,0057658351</text:p>
          </table:table-cell>
          <table:table-cell table:formula="of:=[.BA17]-[.BG17]" office:value-type="float" office:value="117.99423416488" calcext:value-type="float">
            <text:p>117,9942341649</text:p>
          </table:table-cell>
          <table:table-cell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,000423264</text:p>
          </table:table-cell>
          <table:table-cell table:formula="of:=SQRT([.BK17]*[.BK17]+[.BD17]*[.BD17])" office:value-type="float" office:value="10.8627804994464" calcext:value-type="float">
            <text:p>10,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style-name="ce3"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style-name="ce3" table:formula="of:=2*[.AA18]*[.AB18]*[.$B$5]/[.$G$4]" office:value-type="float" office:value="0.0137554734505577" calcext:value-type="float">
            <text:p>0,0137554735</text:p>
          </table:table-cell>
          <table:table-cell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style-name="ce3" table:formula="of:=2*[.AP18]*[.AQ18]*[.$B$5]/[.$G$4]" office:value-type="float" office:value="0.0135396266536429" calcext:value-type="float">
            <text:p>0,0135396267</text:p>
          </table:table-cell>
          <table:table-cell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formula="of:=SQRT([.BA18])" office:value-type="float" office:value="10.0995049383621" calcext:value-type="float">
            <text:p>10,0995049384</text:p>
          </table:table-cell>
          <table:table-cell table:formula="of:=[.AY18]*[.$B$6]" office:value-type="float" office:value="563.414926167354" calcext:value-type="float">
            <text:p>563,4149261674</text:p>
          </table:table-cell>
          <table:table-cell table:formula="of:=[.AZ18]*[.$B$7]" office:value-type="float" office:value="769.604899497487" calcext:value-type="float">
            <text:p>769,6048994975</text:p>
          </table:table-cell>
          <table:table-cell table:style-name="ce3" table:formula="of:=2*[.BE18]*[.BF18]*[.$B$5]/[.$G$4]" office:value-type="float" office:value="0.00542008609535514" calcext:value-type="float">
            <text:p>0,0054200861</text:p>
          </table:table-cell>
          <table:table-cell table:formula="of:=[.BA18]-[.BG18]" office:value-type="float" office:value="101.994579913905" calcext:value-type="float">
            <text:p>101,9945799139</text:p>
          </table:table-cell>
          <table:table-cell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,0004011051</text:p>
          </table:table-cell>
          <table:table-cell table:formula="of:=SQRT([.BK18]*[.BK18]+[.BD18]*[.BD18])" office:value-type="float" office:value="10.0995049463271" calcext:value-type="float">
            <text:p>10,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style-name="ce3"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style-name="ce3" table:formula="of:=2*[.AA19]*[.AB19]*[.$B$5]/[.$G$4]" office:value-type="float" office:value="0.0136690612463456" calcext:value-type="float">
            <text:p>0,0136690612</text:p>
          </table:table-cell>
          <table:table-cell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style-name="ce3" table:formula="of:=2*[.AP19]*[.AQ19]*[.$B$5]/[.$G$4]" office:value-type="float" office:value="0.0138902123563756" calcext:value-type="float">
            <text:p>0,0138902124</text:p>
          </table:table-cell>
          <table:table-cell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formula="of:=SQRT([.BA19])" office:value-type="float" office:value="9.1104335791443" calcext:value-type="float">
            <text:p>9,1104335791</text:p>
          </table:table-cell>
          <table:table-cell table:formula="of:=[.AY19]*[.$B$6]" office:value-type="float" office:value="556.996275109751" calcext:value-type="float">
            <text:p>556,9962751098</text:p>
          </table:table-cell>
          <table:table-cell table:formula="of:=[.AZ19]*[.$B$7]" office:value-type="float" office:value="742.627512562814" calcext:value-type="float">
            <text:p>742,6275125628</text:p>
          </table:table-cell>
          <table:table-cell table:style-name="ce3" table:formula="of:=2*[.BE19]*[.BF19]*[.$B$5]/[.$G$4]" office:value-type="float" office:value="0.00517050947864384" calcext:value-type="float">
            <text:p>0,0051705095</text:p>
          </table:table-cell>
          <table:table-cell table:formula="of:=[.BA19]-[.BG19]" office:value-type="float" office:value="82.9948294905214" calcext:value-type="float">
            <text:p>82,9948294905</text:p>
          </table:table-cell>
          <table:table-cell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,0003801688</text:p>
          </table:table-cell>
          <table:table-cell table:formula="of:=SQRT([.BK19]*[.BK19]+[.BD19]*[.BD19])" office:value-type="float" office:value="9.11043358707632" calcext:value-type="float">
            <text:p>9,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style-name="ce3"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style-name="ce3" table:formula="of:=2*[.AA20]*[.AB20]*[.$B$5]/[.$G$4]" office:value-type="float" office:value="0.0146294826254376" calcext:value-type="float">
            <text:p>0,0146294826</text:p>
          </table:table-cell>
          <table:table-cell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style-name="ce3" table:formula="of:=2*[.AP20]*[.AQ20]*[.$B$5]/[.$G$4]" office:value-type="float" office:value="0.0139361541212281" calcext:value-type="float">
            <text:p>0,0139361541</text:p>
          </table:table-cell>
          <table:table-cell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formula="of:=SQRT([.BA20])" office:value-type="float" office:value="8.71779788708135" calcext:value-type="float">
            <text:p>8,7177978871</text:p>
          </table:table-cell>
          <table:table-cell table:formula="of:=[.AY20]*[.$B$6]" office:value-type="float" office:value="558.422642011441" calcext:value-type="float">
            <text:p>558,4226420114</text:p>
          </table:table-cell>
          <table:table-cell table:formula="of:=[.AZ20]*[.$B$7]" office:value-type="float" office:value="768.106155778895" calcext:value-type="float">
            <text:p>768,1061557789</text:p>
          </table:table-cell>
          <table:table-cell table:style-name="ce3" table:formula="of:=2*[.BE20]*[.BF20]*[.$B$5]/[.$G$4]" office:value-type="float" office:value="0.00536159836069127" calcext:value-type="float">
            <text:p>0,0053615984</text:p>
          </table:table-cell>
          <table:table-cell table:formula="of:=[.BA20]-[.BG20]" office:value-type="float" office:value="75.9946384016393" calcext:value-type="float">
            <text:p>75,9946384016</text:p>
          </table:table-cell>
          <table:table-cell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,0003987789</text:p>
          </table:table-cell>
          <table:table-cell table:formula="of:=SQRT([.BK20]*[.BK20]+[.BD20]*[.BD20])" office:value-type="float" office:value="8.71779789620204" calcext:value-type="float">
            <text:p>8,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style-name="ce3"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style-name="ce3" table:formula="of:=2*[.AA21]*[.AB21]*[.$B$5]/[.$G$4]" office:value-type="float" office:value="0.0132911656796145" calcext:value-type="float">
            <text:p>0,0132911657</text:p>
          </table:table-cell>
          <table:table-cell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style-name="ce3" table:formula="of:=2*[.AP21]*[.AQ21]*[.$B$5]/[.$G$4]" office:value-type="float" office:value="0.0139004201528995" calcext:value-type="float">
            <text:p>0,0139004202</text:p>
          </table:table-cell>
          <table:table-cell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formula="of:=SQRT([.BA21])" office:value-type="float" office:value="6.557438524302" calcext:value-type="float">
            <text:p>6,5574385243</text:p>
          </table:table-cell>
          <table:table-cell table:formula="of:=[.AY21]*[.$B$6]" office:value-type="float" office:value="572.686311028336" calcext:value-type="float">
            <text:p>572,6863110283</text:p>
          </table:table-cell>
          <table:table-cell table:formula="of:=[.AZ21]*[.$B$7]" office:value-type="float" office:value="768.106155778895" calcext:value-type="float">
            <text:p>768,1061557789</text:p>
          </table:table-cell>
          <table:table-cell table:style-name="ce3" table:formula="of:=2*[.BE21]*[.BF21]*[.$B$5]/[.$G$4]" office:value-type="float" office:value="0.00549854851038964" calcext:value-type="float">
            <text:p>0,0054985485</text:p>
          </table:table-cell>
          <table:table-cell table:formula="of:=[.BA21]-[.BG21]" office:value-type="float" office:value="42.9945014514896" calcext:value-type="float">
            <text:p>42,9945014515</text:p>
          </table:table-cell>
          <table:table-cell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,0004023302</text:p>
          </table:table-cell>
          <table:table-cell table:formula="of:=SQRT([.BK21]*[.BK21]+[.BD21]*[.BD21])" office:value-type="float" office:value="6.55743853664444" calcext:value-type="float">
            <text:p>6,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style-name="ce3"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style-name="ce3" table:formula="of:=2*[.AA22]*[.AB22]*[.$B$5]/[.$G$4]" office:value-type="float" office:value="0.0144802002817713" calcext:value-type="float">
            <text:p>0,0144802003</text:p>
          </table:table-cell>
          <table:table-cell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style-name="ce3" table:formula="of:=2*[.AP22]*[.AQ22]*[.$B$5]/[.$G$4]" office:value-type="float" office:value="0.0127550225447831" calcext:value-type="float">
            <text:p>0,0127550225</text:p>
          </table:table-cell>
          <table:table-cell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formula="of:=SQRT([.BA22])" office:value-type="float" office:value="5.3851648071345" calcext:value-type="float">
            <text:p>5,3851648071</text:p>
          </table:table-cell>
          <table:table-cell table:formula="of:=[.AY22]*[.$B$6]" office:value-type="float" office:value="571.259944126646" calcext:value-type="float">
            <text:p>571,2599441266</text:p>
          </table:table-cell>
          <table:table-cell table:formula="of:=[.AZ22]*[.$B$7]" office:value-type="float" office:value="726.890703517588" calcext:value-type="float">
            <text:p>726,8907035176</text:p>
          </table:table-cell>
          <table:table-cell table:style-name="ce3" table:formula="of:=2*[.BE22]*[.BF22]*[.$B$5]/[.$G$4]" office:value-type="float" office:value="0.00519054428347045" calcext:value-type="float">
            <text:p>0,0051905443</text:p>
          </table:table-cell>
          <table:table-cell table:formula="of:=[.BA22]-[.BG22]" office:value-type="float" office:value="28.9948094557165" calcext:value-type="float">
            <text:p>28,9948094557</text:p>
          </table:table-cell>
          <table:table-cell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,0003726653</text:p>
          </table:table-cell>
          <table:table-cell table:formula="of:=SQRT([.BK22]*[.BK22]+[.BD22]*[.BD22])" office:value-type="float" office:value="5.38516482002913" calcext:value-type="float">
            <text:p>5,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style-name="ce3"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style-name="ce3" table:formula="of:=2*[.AA23]*[.AB23]*[.$B$5]/[.$G$4]" office:value-type="float" office:value="0.0132786865147542" calcext:value-type="float">
            <text:p>0,0132786865</text:p>
          </table:table-cell>
          <table:table-cell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style-name="ce3" table:formula="of:=2*[.AP23]*[.AQ23]*[.$B$5]/[.$G$4]" office:value-type="float" office:value="0.0144815564222781" calcext:value-type="float">
            <text:p>0,0144815564</text:p>
          </table:table-cell>
          <table:table-cell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formula="of:=SQRT([.BA23])" office:value-type="float" office:value="2.23606797749979" calcext:value-type="float">
            <text:p>2,2360679775</text:p>
          </table:table-cell>
          <table:table-cell table:formula="of:=[.AY23]*[.$B$6]" office:value-type="float" office:value="589.80271384861" calcext:value-type="float">
            <text:p>589,8027138486</text:p>
          </table:table-cell>
          <table:table-cell table:formula="of:=[.AZ23]*[.$B$7]" office:value-type="float" office:value="711.903266331658" calcext:value-type="float">
            <text:p>711,9032663317</text:p>
          </table:table-cell>
          <table:table-cell table:style-name="ce3" table:formula="of:=2*[.BE23]*[.BF23]*[.$B$5]/[.$G$4]" office:value-type="float" office:value="0.00524853098100127" calcext:value-type="float">
            <text:p>0,005248531</text:p>
          </table:table-cell>
          <table:table-cell table:formula="of:=[.BA23]-[.BG23]" office:value-type="float" office:value="4.994751469019" calcext:value-type="float">
            <text:p>4,994751469</text:p>
          </table:table-cell>
          <table:table-cell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,0003669809</text:p>
          </table:table-cell>
          <table:table-cell table:formula="of:=SQRT([.BK23]*[.BK23]+[.BD23]*[.BD23])" office:value-type="float" office:value="2.23606800761404" calcext:value-type="float">
            <text:p>2,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style-name="ce3"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style-name="ce3" table:formula="of:=2*[.AA24]*[.AB24]*[.$B$5]/[.$G$4]" office:value-type="float" office:value="0.0137620470577432" calcext:value-type="float">
            <text:p>0,0137620471</text:p>
          </table:table-cell>
          <table:table-cell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style-name="ce3" table:formula="of:=2*[.AP24]*[.AQ24]*[.$B$5]/[.$G$4]" office:value-type="float" office:value="0.012151366326398" calcext:value-type="float">
            <text:p>0,0121513663</text:p>
          </table:table-cell>
          <table:table-cell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formula="of:=SQRT([.BA24])" office:value-type="float" office:value="1.73205080756888" calcext:value-type="float">
            <text:p>1,7320508076</text:p>
          </table:table-cell>
          <table:table-cell table:formula="of:=[.AY24]*[.$B$6]" office:value-type="float" office:value="547.72489024877" calcext:value-type="float">
            <text:p>547,7248902488</text:p>
          </table:table-cell>
          <table:table-cell table:formula="of:=[.AZ24]*[.$B$7]" office:value-type="float" office:value="681.928391959799" calcext:value-type="float">
            <text:p>681,9283919598</text:p>
          </table:table-cell>
          <table:table-cell table:style-name="ce3" table:formula="of:=2*[.BE24]*[.BF24]*[.$B$5]/[.$G$4]" office:value-type="float" office:value="0.00466886442054626" calcext:value-type="float">
            <text:p>0,0046688644</text:p>
          </table:table-cell>
          <table:table-cell table:formula="of:=[.BA24]-[.BG24]" office:value-type="float" office:value="2.99533113557945" calcext:value-type="float">
            <text:p>2,9953311356</text:p>
          </table:table-cell>
          <table:table-cell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,0003364275</text:p>
          </table:table-cell>
          <table:table-cell table:formula="of:=SQRT([.BK24]*[.BK24]+[.BD24]*[.BD24])" office:value-type="float" office:value="1.73205084024213" calcext:value-type="float">
            <text:p>1,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style-name="ce3"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style-name="ce3" table:formula="of:=2*[.AA25]*[.AB25]*[.$B$5]/[.$G$4]" office:value-type="float" office:value="0.0130443881903531" calcext:value-type="float">
            <text:p>0,0130443882</text:p>
          </table:table-cell>
          <table:table-cell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style-name="ce3" table:formula="of:=2*[.AP25]*[.AQ25]*[.$B$5]/[.$G$4]" office:value-type="float" office:value="0.0129067766716391" calcext:value-type="float">
            <text:p>0,0129067767</text:p>
          </table:table-cell>
          <table:table-cell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,8181455368</text:p>
          </table:table-cell>
          <table:table-cell table:formula="of:=[.AZ25]*[.$B$7]" office:value-type="float" office:value="709.655150753769" calcext:value-type="float">
            <text:p>709,6551507538</text:p>
          </table:table-cell>
          <table:table-cell table:style-name="ce3" table:formula="of:=2*[.BE25]*[.BF25]*[.$B$5]/[.$G$4]" office:value-type="float" office:value="0.00514338666850846" calcext:value-type="float">
            <text:p>0,0051433867</text:p>
          </table:table-cell>
          <table:table-cell table:formula="of:=[.BA25]-[.BG25]" office:value-type="float" office:value="0.994856613331491" calcext:value-type="float">
            <text:p>0,9948566133</text:p>
          </table:table-cell>
          <table:table-cell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,0003629286</text:p>
          </table:table-cell>
          <table:table-cell table:formula="of:=SQRT([.BK25]*[.BK25]+[.BD25]*[.BD25])" office:value-type="float" office:value="1.00000006585857" calcext:value-type="float">
            <text:p>1,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style-name="ce3"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style-name="ce3" table:formula="of:=2*[.AA26]*[.AB26]*[.$B$5]/[.$G$4]" office:value-type="float" office:value="0.0126355151678098" calcext:value-type="float">
            <text:p>0,0126355152</text:p>
          </table:table-cell>
          <table:table-cell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style-name="ce3" table:formula="of:=2*[.AP26]*[.AQ26]*[.$B$5]/[.$G$4]" office:value-type="float" office:value="0.0125750900895648" calcext:value-type="float">
            <text:p>0,0125750901</text:p>
          </table:table-cell>
          <table:table-cell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,477318079</text:p>
          </table:table-cell>
          <table:table-cell table:formula="of:=[.AZ26]*[.$B$7]" office:value-type="float" office:value="669.938442211055" calcext:value-type="float">
            <text:p>669,9384422111</text:p>
          </table:table-cell>
          <table:table-cell table:style-name="ce3" table:formula="of:=2*[.BE26]*[.BF26]*[.$B$5]/[.$G$4]" office:value-type="float" office:value="0.00515414894612622" calcext:value-type="float">
            <text:p>0,0051541489</text:p>
          </table:table-cell>
          <table:table-cell table:formula="of:=[.BA26]-[.BG26]" office:value-type="float" office:value="0.994845851053874" calcext:value-type="float">
            <text:p>0,9948458511</text:p>
          </table:table-cell>
          <table:table-cell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,0003454253</text:p>
          </table:table-cell>
          <table:table-cell table:formula="of:=SQRT([.BK26]*[.BK26]+[.BD26]*[.BD26])" office:value-type="float" office:value="1.00000005965932" calcext:value-type="float">
            <text:p>1,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style-name="ce3"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style-name="ce3" table:formula="of:=2*[.AA27]*[.AB27]*[.$B$5]/[.$G$4]" office:value-type="float" office:value="0.0136679589646529" calcext:value-type="float">
            <text:p>0,013667959</text:p>
          </table:table-cell>
          <table:table-cell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style-name="ce3" table:formula="of:=2*[.AP27]*[.AQ27]*[.$B$5]/[.$G$4]" office:value-type="float" office:value="0.0126290016850802" calcext:value-type="float">
            <text:p>0,0126290017</text:p>
          </table:table-cell>
          <table:table-cell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,8027138486</text:p>
          </table:table-cell>
          <table:table-cell table:formula="of:=[.AZ27]*[.$B$7]" office:value-type="float" office:value="646.707914572864" calcext:value-type="float">
            <text:p>646,7079145729</text:p>
          </table:table-cell>
          <table:table-cell table:style-name="ce3" table:formula="of:=2*[.BE27]*[.BF27]*[.$B$5]/[.$G$4]" office:value-type="float" office:value="0.00476787603853063" calcext:value-type="float">
            <text:p>0,004767876</text:p>
          </table:table-cell>
          <table:table-cell table:formula="of:=[.BA27]-[.BG27]" office:value-type="float" office:value="-0.00476787603853063" calcext:value-type="float">
            <text:p>-0,004767876</text:p>
          </table:table-cell>
          <table:table-cell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,0003239327</text:p>
          </table:table-cell>
          <table:table-cell table:formula="of:=SQRT([.BK27]*[.BK27]+[.BD27]*[.BD27])" office:value-type="float" office:value="0.000323932691720189" calcext:value-type="float">
            <text:p>0,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style-name="ce3"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style-name="ce3" table:formula="of:=2*[.AA28]*[.AB28]*[.$B$5]/[.$G$4]" office:value-type="float" office:value="0.0135976734756297" calcext:value-type="float">
            <text:p>0,0135976735</text:p>
          </table:table-cell>
          <table:table-cell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style-name="ce3" table:formula="of:=2*[.AP28]*[.AQ28]*[.$B$5]/[.$G$4]" office:value-type="float" office:value="0.0124269768325422" calcext:value-type="float">
            <text:p>0,0124269768</text:p>
          </table:table-cell>
          <table:table-cell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,5397099907</text:p>
          </table:table-cell>
          <table:table-cell table:formula="of:=[.AZ28]*[.$B$7]" office:value-type="float" office:value="654.201633165829" calcext:value-type="float">
            <text:p>654,2016331658</text:p>
          </table:table-cell>
          <table:table-cell table:style-name="ce3" table:formula="of:=2*[.BE28]*[.BF28]*[.$B$5]/[.$G$4]" office:value-type="float" office:value="0.0054588196059869" calcext:value-type="float">
            <text:p>0,0054588196</text:p>
          </table:table-cell>
          <table:table-cell table:formula="of:=[.BA28]-[.BG28]" office:value-type="float" office:value="0.994541180394013" calcext:value-type="float">
            <text:p>0,9945411804</text:p>
          </table:table-cell>
          <table:table-cell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,0003488109</text:p>
          </table:table-cell>
          <table:table-cell table:formula="of:=SQRT([.BK28]*[.BK28]+[.BD28]*[.BD28])" office:value-type="float" office:value="1.00000006083452" calcext:value-type="float">
            <text:p>1,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style-name="ce3"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style-name="ce3" table:formula="of:=2*[.AA29]*[.AB29]*[.$B$5]/[.$G$4]" office:value-type="float" office:value="0.0136070462102651" calcext:value-type="float">
            <text:p>0,0136070462</text:p>
          </table:table-cell>
          <table:table-cell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style-name="ce3" table:formula="of:=2*[.AP29]*[.AQ29]*[.$B$5]/[.$G$4]" office:value-type="float" office:value="0.0125168428527248" calcext:value-type="float">
            <text:p>0,0125168429</text:p>
          </table:table-cell>
          <table:table-cell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,5319941466</text:p>
          </table:table-cell>
          <table:table-cell table:formula="of:=[.AZ29]*[.$B$7]" office:value-type="float" office:value="621.97864321608" calcext:value-type="float">
            <text:p>621,9786432161</text:p>
          </table:table-cell>
          <table:table-cell table:style-name="ce3" table:formula="of:=2*[.BE29]*[.BF29]*[.$B$5]/[.$G$4]" office:value-type="float" office:value="0.00522875671548385" calcext:value-type="float">
            <text:p>0,0052287567</text:p>
          </table:table-cell>
          <table:table-cell table:formula="of:=[.BA29]-[.BG29]" office:value-type="float" office:value="0.994771243284516" calcext:value-type="float">
            <text:p>0,9947712433</text:p>
          </table:table-cell>
          <table:table-cell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,0003296269</text:p>
          </table:table-cell>
          <table:table-cell table:formula="of:=SQRT([.BK29]*[.BK29]+[.BD29]*[.BD29])" office:value-type="float" office:value="1.00000005432694" calcext:value-type="float">
            <text:p>1,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style-name="ce3"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style-name="ce3" table:formula="of:=2*[.AA30]*[.AB30]*[.$B$5]/[.$G$4]" office:value-type="float" office:value="0.013632084705927" calcext:value-type="float">
            <text:p>0,0136320847</text:p>
          </table:table-cell>
          <table:table-cell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style-name="ce3" table:formula="of:=2*[.AP30]*[.AQ30]*[.$B$5]/[.$G$4]" office:value-type="float" office:value="0.0124338443815125" calcext:value-type="float">
            <text:p>0,0124338444</text:p>
          </table:table-cell>
          <table:table-cell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formula="of:=SQRT([.BA30])" office:value-type="float" office:value="2.64575131106459" calcext:value-type="float">
            <text:p>2,6457513111</text:p>
          </table:table-cell>
          <table:table-cell table:formula="of:=[.AY30]*[.$B$6]" office:value-type="float" office:value="679.663828655049" calcext:value-type="float">
            <text:p>679,663828655</text:p>
          </table:table-cell>
          <table:table-cell table:formula="of:=[.AZ30]*[.$B$7]" office:value-type="float" office:value="608.489949748744" calcext:value-type="float">
            <text:p>608,4899497487</text:p>
          </table:table-cell>
          <table:table-cell table:style-name="ce3" table:formula="of:=2*[.BE30]*[.BF30]*[.$B$5]/[.$G$4]" office:value-type="float" office:value="0.00516960761180437" calcext:value-type="float">
            <text:p>0,0051696076</text:p>
          </table:table-cell>
          <table:table-cell table:formula="of:=[.BA30]-[.BG30]" office:value-type="float" office:value="6.9948303923882" calcext:value-type="float">
            <text:p>6,9948303924</text:p>
          </table:table-cell>
          <table:table-cell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,0003231353</text:p>
          </table:table-cell>
          <table:table-cell table:formula="of:=SQRT([.BK30]*[.BK30]+[.BD30]*[.BD30])" office:value-type="float" office:value="2.64575133079744" calcext:value-type="float">
            <text:p>2,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style-name="ce3"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style-name="ce3" table:formula="of:=2*[.AA31]*[.AB31]*[.$B$5]/[.$G$4]" office:value-type="float" office:value="0.0138760630677385" calcext:value-type="float">
            <text:p>0,0138760631</text:p>
          </table:table-cell>
          <table:table-cell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style-name="ce3" table:formula="of:=2*[.AP31]*[.AQ31]*[.$B$5]/[.$G$4]" office:value-type="float" office:value="0.013690017959497" calcext:value-type="float">
            <text:p>0,013690018</text:p>
          </table:table-cell>
          <table:table-cell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formula="of:=SQRT([.BA31])" office:value-type="float" office:value="4.58257569495584" calcext:value-type="float">
            <text:p>4,582575695</text:p>
          </table:table-cell>
          <table:table-cell table:formula="of:=[.AY31]*[.$B$6]" office:value-type="float" office:value="712.470267393907" calcext:value-type="float">
            <text:p>712,4702673939</text:p>
          </table:table-cell>
          <table:table-cell table:formula="of:=[.AZ31]*[.$B$7]" office:value-type="float" office:value="598.74811557789" calcext:value-type="float">
            <text:p>598,7481155779</text:p>
          </table:table-cell>
          <table:table-cell table:style-name="ce3" table:formula="of:=2*[.BE31]*[.BF31]*[.$B$5]/[.$G$4]" office:value-type="float" office:value="0.00533237787509221" calcext:value-type="float">
            <text:p>0,0053323779</text:p>
          </table:table-cell>
          <table:table-cell table:formula="of:=[.BA31]-[.BG31]" office:value-type="float" office:value="20.9946676221249" calcext:value-type="float">
            <text:p>20,9946676221</text:p>
          </table:table-cell>
          <table:table-cell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,0003258704</text:p>
          </table:table-cell>
          <table:table-cell table:formula="of:=SQRT([.BK31]*[.BK31]+[.BD31]*[.BD31])" office:value-type="float" office:value="4.58257570654228" calcext:value-type="float">
            <text:p>4,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style-name="ce3"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style-name="ce3" table:formula="of:=2*[.AA32]*[.AB32]*[.$B$5]/[.$G$4]" office:value-type="float" office:value="0.0140049431793473" calcext:value-type="float">
            <text:p>0,0140049432</text:p>
          </table:table-cell>
          <table:table-cell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style-name="ce3" table:formula="of:=2*[.AP32]*[.AQ32]*[.$B$5]/[.$G$4]" office:value-type="float" office:value="0.013830622340019" calcext:value-type="float">
            <text:p>0,0138306223</text:p>
          </table:table-cell>
          <table:table-cell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formula="of:=SQRT([.BA32])" office:value-type="float" office:value="5.65685424949238" calcext:value-type="float">
            <text:p>5,6568542495</text:p>
          </table:table-cell>
          <table:table-cell table:formula="of:=[.AY32]*[.$B$6]" office:value-type="float" office:value="665.400159638153" calcext:value-type="float">
            <text:p>665,4001596382</text:p>
          </table:table-cell>
          <table:table-cell table:formula="of:=[.AZ32]*[.$B$7]" office:value-type="float" office:value="636.96608040201" calcext:value-type="float">
            <text:p>636,966080402</text:p>
          </table:table-cell>
          <table:table-cell table:style-name="ce3" table:formula="of:=2*[.BE32]*[.BF32]*[.$B$5]/[.$G$4]" office:value-type="float" office:value="0.00529796664479483" calcext:value-type="float">
            <text:p>0,0052979666</text:p>
          </table:table-cell>
          <table:table-cell table:formula="of:=[.BA32]-[.BG32]" office:value-type="float" office:value="31.9947020333552" calcext:value-type="float">
            <text:p>31,9947020334</text:p>
          </table:table-cell>
          <table:table-cell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,0003371868</text:p>
          </table:table-cell>
          <table:table-cell table:formula="of:=SQRT([.BK32]*[.BK32]+[.BD32]*[.BD32])" office:value-type="float" office:value="5.65685425954169" calcext:value-type="float">
            <text:p>5,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style-name="ce3"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style-name="ce3" table:formula="of:=2*[.AA33]*[.AB33]*[.$B$5]/[.$G$4]" office:value-type="float" office:value="0.0130662734923244" calcext:value-type="float">
            <text:p>0,0130662735</text:p>
          </table:table-cell>
          <table:table-cell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style-name="ce3" table:formula="of:=2*[.AP33]*[.AQ33]*[.$B$5]/[.$G$4]" office:value-type="float" office:value="0.014046415692973" calcext:value-type="float">
            <text:p>0,0140464157</text:p>
          </table:table-cell>
          <table:table-cell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formula="of:=SQRT([.BA33])" office:value-type="float" office:value="8.18535277187245" calcext:value-type="float">
            <text:p>8,1853527719</text:p>
          </table:table-cell>
          <table:table-cell table:formula="of:=[.AY33]*[.$B$6]" office:value-type="float" office:value="708.191166688839" calcext:value-type="float">
            <text:p>708,1911666888</text:p>
          </table:table-cell>
          <table:table-cell table:formula="of:=[.AZ33]*[.$B$7]" office:value-type="float" office:value="594.251884422111" calcext:value-type="float">
            <text:p>594,2518844221</text:p>
          </table:table-cell>
          <table:table-cell table:style-name="ce3" table:formula="of:=2*[.BE33]*[.BF33]*[.$B$5]/[.$G$4]" office:value-type="float" office:value="0.00526054919169919" calcext:value-type="float">
            <text:p>0,0052605492</text:p>
          </table:table-cell>
          <table:table-cell table:formula="of:=[.BA33]-[.BG33]" office:value-type="float" office:value="66.9947394508083" calcext:value-type="float">
            <text:p>66,9947394508</text:p>
          </table:table-cell>
          <table:table-cell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,0003219739</text:p>
          </table:table-cell>
          <table:table-cell table:formula="of:=SQRT([.BK33]*[.BK33]+[.BD33]*[.BD33])" office:value-type="float" office:value="8.18535277820493" calcext:value-type="float">
            <text:p>8,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style-name="ce3"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style-name="ce3" table:formula="of:=2*[.AA34]*[.AB34]*[.$B$5]/[.$G$4]" office:value-type="float" office:value="0.0135059569583024" calcext:value-type="float">
            <text:p>0,013505957</text:p>
          </table:table-cell>
          <table:table-cell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style-name="ce3" table:formula="of:=2*[.AP34]*[.AQ34]*[.$B$5]/[.$G$4]" office:value-type="float" office:value="0.013880832941245" calcext:value-type="float">
            <text:p>0,0138808329</text:p>
          </table:table-cell>
          <table:table-cell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formula="of:=SQRT([.BA34])" office:value-type="float" office:value="9.2736184954957" calcext:value-type="float">
            <text:p>9,2736184955</text:p>
          </table:table-cell>
          <table:table-cell table:formula="of:=[.AY34]*[.$B$6]" office:value-type="float" office:value="721.741652254889" calcext:value-type="float">
            <text:p>721,7416522549</text:p>
          </table:table-cell>
          <table:table-cell table:formula="of:=[.AZ34]*[.$B$7]" office:value-type="float" office:value="630.971105527638" calcext:value-type="float">
            <text:p>630,9711055276</text:p>
          </table:table-cell>
          <table:table-cell table:style-name="ce3" table:formula="of:=2*[.BE34]*[.BF34]*[.$B$5]/[.$G$4]" office:value-type="float" office:value="0.00569247660285764" calcext:value-type="float">
            <text:p>0,0056924766</text:p>
          </table:table-cell>
          <table:table-cell table:formula="of:=[.BA34]-[.BG34]" office:value-type="float" office:value="85.9943075233971" calcext:value-type="float">
            <text:p>85,9943075234</text:p>
          </table:table-cell>
          <table:table-cell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,0003485408</text:p>
          </table:table-cell>
          <table:table-cell table:formula="of:=SQRT([.BK34]*[.BK34]+[.BD34]*[.BD34])" office:value-type="float" office:value="9.2736185020455" calcext:value-type="float">
            <text:p>9,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style-name="ce3"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style-name="ce3" table:formula="of:=2*[.AA35]*[.AB35]*[.$B$5]/[.$G$4]" office:value-type="float" office:value="0.0136223178220803" calcext:value-type="float">
            <text:p>0,0136223178</text:p>
          </table:table-cell>
          <table:table-cell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style-name="ce3" table:formula="of:=2*[.AP35]*[.AQ35]*[.$B$5]/[.$G$4]" office:value-type="float" office:value="0.0136442432070222" calcext:value-type="float">
            <text:p>0,0136442432</text:p>
          </table:table-cell>
          <table:table-cell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formula="of:=SQRT([.BA35])" office:value-type="float" office:value="10.0995049383621" calcext:value-type="float">
            <text:p>10,0995049384</text:p>
          </table:table-cell>
          <table:table-cell table:formula="of:=[.AY35]*[.$B$6]" office:value-type="float" office:value="728.873486763337" calcext:value-type="float">
            <text:p>728,8734867633</text:p>
          </table:table-cell>
          <table:table-cell table:formula="of:=[.AZ35]*[.$B$7]" office:value-type="float" office:value="548.540201005025" calcext:value-type="float">
            <text:p>548,540201005</text:p>
          </table:table-cell>
          <table:table-cell table:style-name="ce3" table:formula="of:=2*[.BE35]*[.BF35]*[.$B$5]/[.$G$4]" office:value-type="float" office:value="0.00499770511170493" calcext:value-type="float">
            <text:p>0,0049977051</text:p>
          </table:table-cell>
          <table:table-cell table:formula="of:=[.BA35]-[.BG35]" office:value-type="float" office:value="101.995002294888" calcext:value-type="float">
            <text:p>101,9950022949</text:p>
          </table:table-cell>
          <table:table-cell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,0003001932</text:p>
          </table:table-cell>
          <table:table-cell table:formula="of:=SQRT([.BK35]*[.BK35]+[.BD35]*[.BD35])" office:value-type="float" office:value="10.0995049428235" calcext:value-type="float">
            <text:p>10,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style-name="ce3"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style-name="ce3" table:formula="of:=2*[.AA36]*[.AB36]*[.$B$5]/[.$G$4]" office:value-type="float" office:value="0.0146501654382896" calcext:value-type="float">
            <text:p>0,0146501654</text:p>
          </table:table-cell>
          <table:table-cell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style-name="ce3" table:formula="of:=2*[.AP36]*[.AQ36]*[.$B$5]/[.$G$4]" office:value-type="float" office:value="0.0136442432070222" calcext:value-type="float">
            <text:p>0,0136442432</text:p>
          </table:table-cell>
          <table:table-cell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formula="of:=SQRT([.BA36])" office:value-type="float" office:value="11.6619037896906" calcext:value-type="float">
            <text:p>11,6619037897</text:p>
          </table:table-cell>
          <table:table-cell table:formula="of:=[.AY36]*[.$B$6]" office:value-type="float" office:value="736.718504722629" calcext:value-type="float">
            <text:p>736,7185047226</text:p>
          </table:table-cell>
          <table:table-cell table:formula="of:=[.AZ36]*[.$B$7]" office:value-type="float" office:value="583.76067839196" calcext:value-type="float">
            <text:p>583,760678392</text:p>
          </table:table-cell>
          <table:table-cell table:style-name="ce3" table:formula="of:=2*[.BE36]*[.BF36]*[.$B$5]/[.$G$4]" office:value-type="float" office:value="0.0053758411762599" calcext:value-type="float">
            <text:p>0,0053758412</text:p>
          </table:table-cell>
          <table:table-cell table:formula="of:=[.BA36]-[.BG36]" office:value-type="float" office:value="135.994624158824" calcext:value-type="float">
            <text:p>135,9946241588</text:p>
          </table:table-cell>
          <table:table-cell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,0003232389</text:p>
          </table:table-cell>
          <table:table-cell table:formula="of:=SQRT([.BK36]*[.BK36]+[.BD36]*[.BD36])" office:value-type="float" office:value="11.6619037941703" calcext:value-type="float">
            <text:p>11,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style-name="ce3"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style-name="ce3" table:formula="of:=2*[.AA37]*[.AB37]*[.$B$5]/[.$G$4]" office:value-type="float" office:value="0.0141460819994779" calcext:value-type="float">
            <text:p>0,014146082</text:p>
          </table:table-cell>
          <table:table-cell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style-name="ce3" table:formula="of:=2*[.AP37]*[.AQ37]*[.$B$5]/[.$G$4]" office:value-type="float" office:value="0.0134150287393978" calcext:value-type="float">
            <text:p>0,0134150287</text:p>
          </table:table-cell>
          <table:table-cell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formula="of:=SQRT([.BA37])" office:value-type="float" office:value="10.3440804327886" calcext:value-type="float">
            <text:p>10,3440804328</text:p>
          </table:table-cell>
          <table:table-cell table:formula="of:=[.AY37]*[.$B$6]" office:value-type="float" office:value="717.46255154982" calcext:value-type="float">
            <text:p>717,4625515498</text:p>
          </table:table-cell>
          <table:table-cell table:formula="of:=[.AZ37]*[.$B$7]" office:value-type="float" office:value="610.738065326633" calcext:value-type="float">
            <text:p>610,7380653266</text:p>
          </table:table-cell>
          <table:table-cell table:style-name="ce3" table:formula="of:=2*[.BE37]*[.BF37]*[.$B$5]/[.$G$4]" office:value-type="float" office:value="0.00547727113347309" calcext:value-type="float">
            <text:p>0,0054772711</text:p>
          </table:table-cell>
          <table:table-cell table:formula="of:=[.BA37]-[.BG37]" office:value-type="float" office:value="106.994522728867" calcext:value-type="float">
            <text:p>106,9945227289</text:p>
          </table:table-cell>
          <table:table-cell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,0003346287</text:p>
          </table:table-cell>
          <table:table-cell table:formula="of:=SQRT([.BK37]*[.BK37]+[.BD37]*[.BD37])" office:value-type="float" office:value="10.3440804382012" calcext:value-type="float">
            <text:p>10,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style-name="ce3"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style-name="ce3" table:formula="of:=2*[.AA38]*[.AB38]*[.$B$5]/[.$G$4]" office:value-type="float" office:value="0.0140299616335239" calcext:value-type="float">
            <text:p>0,0140299616</text:p>
          </table:table-cell>
          <table:table-cell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style-name="ce3" table:formula="of:=2*[.AP38]*[.AQ38]*[.$B$5]/[.$G$4]" office:value-type="float" office:value="0.0139329207615962" calcext:value-type="float">
            <text:p>0,0139329208</text:p>
          </table:table-cell>
          <table:table-cell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formula="of:=SQRT([.BA38])" office:value-type="float" office:value="8.24621125123532" calcext:value-type="float">
            <text:p>8,2462112512</text:p>
          </table:table-cell>
          <table:table-cell table:formula="of:=[.AY38]*[.$B$6]" office:value-type="float" office:value="669.679260343222" calcext:value-type="float">
            <text:p>669,6792603432</text:p>
          </table:table-cell>
          <table:table-cell table:formula="of:=[.AZ38]*[.$B$7]" office:value-type="float" office:value="572.520100502513" calcext:value-type="float">
            <text:p>572,5201005025</text:p>
          </table:table-cell>
          <table:table-cell table:style-name="ce3" table:formula="of:=2*[.BE38]*[.BF38]*[.$B$5]/[.$G$4]" office:value-type="float" office:value="0.00479256046795187" calcext:value-type="float">
            <text:p>0,0047925605</text:p>
          </table:table-cell>
          <table:table-cell table:formula="of:=[.BA38]-[.BG38]" office:value-type="float" office:value="67.9952074395321" calcext:value-type="float">
            <text:p>67,9952074395</text:p>
          </table:table-cell>
          <table:table-cell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,000298827</text:p>
          </table:table-cell>
          <table:table-cell table:formula="of:=SQRT([.BK38]*[.BK38]+[.BD38]*[.BD38])" office:value-type="float" office:value="8.24621125664978" calcext:value-type="float">
            <text:p>8,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style-name="ce3"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style-name="ce3" table:formula="of:=2*[.AA39]*[.AB39]*[.$B$5]/[.$G$4]" office:value-type="float" office:value="0.0140992784507566" calcext:value-type="float">
            <text:p>0,0140992785</text:p>
          </table:table-cell>
          <table:table-cell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style-name="ce3" table:formula="of:=2*[.AP39]*[.AQ39]*[.$B$5]/[.$G$4]" office:value-type="float" office:value="0.0139692359329991" calcext:value-type="float">
            <text:p>0,0139692359</text:p>
          </table:table-cell>
          <table:table-cell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formula="of:=SQRT([.BA39])" office:value-type="float" office:value="5.56776436283002" calcext:value-type="float">
            <text:p>5,5677643628</text:p>
          </table:table-cell>
          <table:table-cell table:formula="of:=[.AY39]*[.$B$6]" office:value-type="float" office:value="678.237461753359" calcext:value-type="float">
            <text:p>678,2374617534</text:p>
          </table:table-cell>
          <table:table-cell table:formula="of:=[.AZ39]*[.$B$7]" office:value-type="float" office:value="597.998743718593" calcext:value-type="float">
            <text:p>597,9987437186</text:p>
          </table:table-cell>
          <table:table-cell table:style-name="ce3" table:formula="of:=2*[.BE39]*[.BF39]*[.$B$5]/[.$G$4]" office:value-type="float" office:value="0.00506981437589245" calcext:value-type="float">
            <text:p>0,0050698144</text:p>
          </table:table-cell>
          <table:table-cell table:formula="of:=[.BA39]-[.BG39]" office:value-type="float" office:value="30.9949301856241" calcext:value-type="float">
            <text:p>30,9949301856</text:p>
          </table:table-cell>
          <table:table-cell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,0003163311</text:p>
          </table:table-cell>
          <table:table-cell table:formula="of:=SQRT([.BK39]*[.BK39]+[.BD39]*[.BD39])" office:value-type="float" office:value="5.56776437181616" calcext:value-type="float">
            <text:p>5,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style-name="ce3"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style-name="ce3" table:formula="of:=2*[.AA40]*[.AB40]*[.$B$5]/[.$G$4]" office:value-type="float" office:value="0.0136447041611846" calcext:value-type="float">
            <text:p>0,0136447042</text:p>
          </table:table-cell>
          <table:table-cell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style-name="ce3" table:formula="of:=2*[.AP40]*[.AQ40]*[.$B$5]/[.$G$4]" office:value-type="float" office:value="0.0134363729212654" calcext:value-type="float">
            <text:p>0,0134363729</text:p>
          </table:table-cell>
          <table:table-cell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formula="of:=SQRT([.BA40])" office:value-type="float" office:value="4.12310562561766" calcext:value-type="float">
            <text:p>4,1231056256</text:p>
          </table:table-cell>
          <table:table-cell table:formula="of:=[.AY40]*[.$B$6]" office:value-type="float" office:value="669.679260343222" calcext:value-type="float">
            <text:p>669,6792603432</text:p>
          </table:table-cell>
          <table:table-cell table:formula="of:=[.AZ40]*[.$B$7]" office:value-type="float" office:value="574.018844221106" calcext:value-type="float">
            <text:p>574,0188442211</text:p>
          </table:table-cell>
          <table:table-cell table:style-name="ce3" table:formula="of:=2*[.BE40]*[.BF40]*[.$B$5]/[.$G$4]" office:value-type="float" office:value="0.00480510643776327" calcext:value-type="float">
            <text:p>0,0048051064</text:p>
          </table:table-cell>
          <table:table-cell table:formula="of:=[.BA40]-[.BG40]" office:value-type="float" office:value="16.9951948935622" calcext:value-type="float">
            <text:p>16,9951948936</text:p>
          </table:table-cell>
          <table:table-cell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,0002997124</text:p>
          </table:table-cell>
          <table:table-cell table:formula="of:=SQRT([.BK40]*[.BK40]+[.BD40]*[.BD40])" office:value-type="float" office:value="4.12310563651085" calcext:value-type="float">
            <text:p>4,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style-name="ce3"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style-name="ce3" table:formula="of:=2*[.AA41]*[.AB41]*[.$B$5]/[.$G$4]" office:value-type="float" office:value="0.0137910871699744" calcext:value-type="float">
            <text:p>0,0137910872</text:p>
          </table:table-cell>
          <table:table-cell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style-name="ce3" table:formula="of:=2*[.AP41]*[.AQ41]*[.$B$5]/[.$G$4]" office:value-type="float" office:value="0.0132401400579854" calcext:value-type="float">
            <text:p>0,0132401401</text:p>
          </table:table-cell>
          <table:table-cell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formula="of:=SQRT([.BA41])" office:value-type="float" office:value="2.44948974278318" calcext:value-type="float">
            <text:p>2,4494897428</text:p>
          </table:table-cell>
          <table:table-cell table:formula="of:=[.AY41]*[.$B$6]" office:value-type="float" office:value="670.392443794067" calcext:value-type="float">
            <text:p>670,3924437941</text:p>
          </table:table-cell>
          <table:table-cell table:formula="of:=[.AZ41]*[.$B$7]" office:value-type="float" office:value="624.22675879397" calcext:value-type="float">
            <text:p>624,226758794</text:p>
          </table:table-cell>
          <table:table-cell table:style-name="ce3" table:formula="of:=2*[.BE41]*[.BF41]*[.$B$5]/[.$G$4]" office:value-type="float" office:value="0.00523096127886924" calcext:value-type="float">
            <text:p>0,0052309613</text:p>
          </table:table-cell>
          <table:table-cell table:formula="of:=[.BA41]-[.BG41]" office:value-type="float" office:value="5.99476903872113" calcext:value-type="float">
            <text:p>5,9947690387</text:p>
          </table:table-cell>
          <table:table-cell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,000330469</text:p>
          </table:table-cell>
          <table:table-cell table:formula="of:=SQRT([.BK41]*[.BK41]+[.BD41]*[.BD41])" office:value-type="float" office:value="2.44948976507552" calcext:value-type="float">
            <text:p>2,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style-name="ce3"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style-name="ce3" table:formula="of:=2*[.AA42]*[.AB42]*[.$B$5]/[.$G$4]" office:value-type="float" office:value="0.013104125177602" calcext:value-type="float">
            <text:p>0,0131041252</text:p>
          </table:table-cell>
          <table:table-cell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style-name="ce3" table:formula="of:=2*[.AP42]*[.AQ42]*[.$B$5]/[.$G$4]" office:value-type="float" office:value="0.0124614214653151" calcext:value-type="float">
            <text:p>0,0124614215</text:p>
          </table:table-cell>
          <table:table-cell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,6323001197</text:p>
          </table:table-cell>
          <table:table-cell table:formula="of:=[.AZ42]*[.$B$7]" office:value-type="float" office:value="606.241834170854" calcext:value-type="float">
            <text:p>606,2418341709</text:p>
          </table:table-cell>
          <table:table-cell table:style-name="ce3" table:formula="of:=2*[.BE42]*[.BF42]*[.$B$5]/[.$G$4]" office:value-type="float" office:value="0.00460465150157549" calcext:value-type="float">
            <text:p>0,0046046515</text:p>
          </table:table-cell>
          <table:table-cell table:formula="of:=[.BA42]-[.BG42]" office:value-type="float" office:value="-0.00460465150157549" calcext:value-type="float">
            <text:p>-0,0046046515</text:p>
          </table:table-cell>
          <table:table-cell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,000303234</text:p>
          </table:table-cell>
          <table:table-cell table:formula="of:=SQRT([.BK42]*[.BK42]+[.BD42]*[.BD42])" office:value-type="float" office:value="0.000303234048737103" calcext:value-type="float">
            <text:p>0,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style-name="ce3"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style-name="ce3" table:formula="of:=2*[.AA43]*[.AB43]*[.$B$5]/[.$G$4]" office:value-type="float" office:value="0.0134095173309343" calcext:value-type="float">
            <text:p>0,0134095173</text:p>
          </table:table-cell>
          <table:table-cell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style-name="ce3" table:formula="of:=2*[.AP43]*[.AQ43]*[.$B$5]/[.$G$4]" office:value-type="float" office:value="0.0132901769663386" calcext:value-type="float">
            <text:p>0,013290177</text:p>
          </table:table-cell>
          <table:table-cell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formula="of:=SQRT([.BA43])" office:value-type="float" office:value="1.73205080756888" calcext:value-type="float">
            <text:p>1,7320508076</text:p>
          </table:table-cell>
          <table:table-cell table:formula="of:=[.AY43]*[.$B$6]" office:value-type="float" office:value="632.593720899295" calcext:value-type="float">
            <text:p>632,5937208993</text:p>
          </table:table-cell>
          <table:table-cell table:formula="of:=[.AZ43]*[.$B$7]" office:value-type="float" office:value="606.241834170854" calcext:value-type="float">
            <text:p>606,2418341709</text:p>
          </table:table-cell>
          <table:table-cell table:style-name="ce3" table:formula="of:=2*[.BE43]*[.BF43]*[.$B$5]/[.$G$4]" office:value-type="float" office:value="0.00479380972053693" calcext:value-type="float">
            <text:p>0,0047938097</text:p>
          </table:table-cell>
          <table:table-cell table:formula="of:=[.BA43]-[.BG43]" office:value-type="float" office:value="2.99520619027946" calcext:value-type="float">
            <text:p>2,9952061903</text:p>
          </table:table-cell>
          <table:table-cell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,0003095394</text:p>
          </table:table-cell>
          <table:table-cell table:formula="of:=SQRT([.BK43]*[.BK43]+[.BD43]*[.BD43])" office:value-type="float" office:value="1.73205083522818" calcext:value-type="float">
            <text:p>1,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,2827037646</text:p>
          </table:table-cell>
          <table:table-cell table:formula="of:=SQRT([.G44])" office:value-type="float" office:value="38.9101529166874" calcext:value-type="float">
            <text:p>38,9101529167</text:p>
          </table:table-cell>
          <table:table-cell table:formula="of:=SQRT([.H44])" office:value-type="float" office:value="14.0712472794703" calcext:value-type="float">
            <text:p>14,0712472795</text:p>
          </table:table-cell>
          <table:table-cell table:formula="of:=[.F44]*[.$B$6]" office:value-type="float" office:value="991.324996674205" calcext:value-type="float">
            <text:p>991,3249966742</text:p>
          </table:table-cell>
          <table:table-cell table:formula="of:=[.G44]*[.$B$7]" office:value-type="float" office:value="1134.54899497487" calcext:value-type="float">
            <text:p>1134,5489949749</text:p>
          </table:table-cell>
          <table:table-cell table:style-name="ce3" table:formula="of:=2*[.L44]*[.M44]*[.$B$5]/[.$G$4]" office:value-type="float" office:value="0.0140588347333774" calcext:value-type="float">
            <text:p>0,0140588347</text:p>
          </table:table-cell>
          <table:table-cell table:formula="of:=[.H44]-[.N44]" office:value-type="float" office:value="197.985941165267" calcext:value-type="float">
            <text:p>197,9859411653</text:p>
          </table:table-cell>
          <table:table-cell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formula="of:=SQRT([.R44]*[.R44]+[.K44]*[.K44])" office:value-type="float" office:value="14.0712473053895" calcext:value-type="float">
            <text:p>14,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,6196668472</text:p>
          </table:table-cell>
          <table:table-cell table:formula="of:=SQRT([.V44])" office:value-type="float" office:value="38.3014360044111" calcext:value-type="float">
            <text:p>38,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,3790075828</text:p>
          </table:table-cell>
          <table:table-cell table:formula="of:=[.V44]*[.$B$7]" office:value-type="float" office:value="1099.32851758794" calcext:value-type="float">
            <text:p>1099,3285175879</text:p>
          </table:table-cell>
          <table:table-cell table:style-name="ce3" table:formula="of:=2*[.AA44]*[.AB44]*[.$B$5]/[.$G$4]" office:value-type="float" office:value="0.013142183958228" calcext:value-type="float">
            <text:p>0,013142184</text:p>
          </table:table-cell>
          <table:table-cell table:formula="of:=[.W44]-[.AC44]" office:value-type="float" office:value="3.98685781604177" calcext:value-type="float">
            <text:p>3,986857816</text:p>
          </table:table-cell>
          <table:table-cell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formula="of:=SQRT([.AG44]*[.AG44]+[.Z44]*[.Z44])" office:value-type="float" office:value="2.00000016226438" calcext:value-type="float">
            <text:p>2,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,0270171631</text:p>
          </table:table-cell>
          <table:table-cell table:formula="of:=SQRT([.AK44])" office:value-type="float" office:value="37.4699879903904" calcext:value-type="float">
            <text:p>37,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,7745111082</text:p>
          </table:table-cell>
          <table:table-cell table:formula="of:=[.AK44]*[.$B$7]" office:value-type="float" office:value="1052.11809045226" calcext:value-type="float">
            <text:p>1052,1180904523</text:p>
          </table:table-cell>
          <table:table-cell table:style-name="ce3" table:formula="of:=2*[.AP44]*[.AQ44]*[.$B$5]/[.$G$4]" office:value-type="float" office:value="0.0128591781440001" calcext:value-type="float">
            <text:p>0,0128591781</text:p>
          </table:table-cell>
          <table:table-cell table:formula="of:=[.AL44]-[.AR44]" office:value-type="float" office:value="0.987140821856" calcext:value-type="float">
            <text:p>0,9871408219</text:p>
          </table:table-cell>
          <table:table-cell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formula="of:=SQRT([.AV44]*[.AV44]+[.AO44]*[.AO44])" office:value-type="float" office:value="1.00000029428407" calcext:value-type="float">
            <text:p>1,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,9499582637</text:p>
          </table:table-cell>
          <table:table-cell table:formula="of:=SQRT([.AZ44])" office:value-type="float" office:value="28.2488937836511" calcext:value-type="float">
            <text:p>28,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,7255554077</text:p>
          </table:table-cell>
          <table:table-cell table:formula="of:=[.AZ44]*[.$B$7]" office:value-type="float" office:value="597.998743718593" calcext:value-type="float">
            <text:p>597,9987437186</text:p>
          </table:table-cell>
          <table:table-cell table:style-name="ce3" table:formula="of:=2*[.BE44]*[.BF44]*[.$B$5]/[.$G$4]" office:value-type="float" office:value="0.00478193848073136" calcext:value-type="float">
            <text:p>0,0047819385</text:p>
          </table:table-cell>
          <table:table-cell table:formula="of:=[.BA44]-[.BG44]" office:value-type="float" office:value="-0.00478193848073136" calcext:value-type="float">
            <text:p>-0,0047819385</text:p>
          </table:table-cell>
          <table:table-cell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,0003063548</text:p>
          </table:table-cell>
          <table:table-cell table:formula="of:=SQRT([.BK44]*[.BK44]+[.BD44]*[.BD44])" office:value-type="float" office:value="0.000306354847000553" calcext:value-type="float">
            <text:p>0,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formula="of:=[.S8]/[.$G$4]"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,0164527072</text:p>
          </table:table-cell>
          <table:table-cell table:formula="of:=[.AQ8]/[.$G$4]" office:value-type="float" office:value="27.0335898241206" calcext:value-type="float">
            <text:p>27,0335898241</text:p>
          </table:table-cell>
          <table:table-cell table:formula="of:=[.AS8]/[.$G$4]" office:value-type="float" office:value="0.0246753745342416" calcext:value-type="float">
            <text:p>0,0246753745</text:p>
          </table:table-cell>
          <table:table-cell table:formula="of:=[.AT8]/[.$G$4]" office:value-type="float" office:value="1.03207095219675" calcext:value-type="float">
            <text:p>1,0320709522</text:p>
          </table:table-cell>
          <table:table-cell table:formula="of:=[.AU8]/[.$G$4]" office:value-type="float" office:value="1.09151426663534" calcext:value-type="float">
            <text:p>1,0915142666</text:p>
          </table:table-cell>
          <table:table-cell table:formula="of:=[.AW8]/[.$G$4]"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,6801516562</text:p>
          </table:table-cell>
          <table:table-cell table:formula="of:=[.BF8]/[.$AZ$5]" office:value-type="float" office:value="7.03576912339475" calcext:value-type="float">
            <text:p>7,0357691234</text:p>
          </table:table-cell>
          <table:table-cell table:formula="of:=[.BH8]/[.$AZ$5]" office:value-type="float" office:value="-0.0000528750053579349" calcext:value-type="float">
            <text:p>-0,000052875</text:p>
          </table:table-cell>
          <table:table-cell table:formula="of:=[.BI8]/[.$AZ$5]" office:value-type="float" office:value="0.319711426356666" calcext:value-type="float">
            <text:p>0,3197114264</text:p>
          </table:table-cell>
          <table:table-cell table:formula="of:=[.BJ8]/[.$AZ$5]" office:value-type="float" office:value="0.324002377266015" calcext:value-type="float">
            <text:p>0,3240023773</text:p>
          </table:table-cell>
          <table:table-cell table:formula="of:=[.BL8]/[.$AZ$5]" office:value-type="float" office:value="0.00000353636116512302" calcext:value-type="float">
            <text:p>3,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,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,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formula="of:=[.S9]/[.$G$4]"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,5058179238</text:p>
          </table:table-cell>
          <table:table-cell table:formula="of:=[.BF9]/[.$AZ$5]" office:value-type="float" office:value="7.42710776102736" calcext:value-type="float">
            <text:p>7,427107761</text:p>
          </table:table-cell>
          <table:table-cell table:formula="of:=[.BH9]/[.$AZ$5]" office:value-type="float" office:value="-0.0000543593371430397" calcext:value-type="float">
            <text:p>-5,43593371430397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374285364735817" calcext:value-type="float">
            <text:p>3,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,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formula="of:=[.S10]/[.$G$4]"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,5533634872</text:p>
          </table:table-cell>
          <table:table-cell table:formula="of:=[.BF10]/[.$AZ$5]" office:value-type="float" office:value="7.30221245114461" calcext:value-type="float">
            <text:p>7,3022124511</text:p>
          </table:table-cell>
          <table:table-cell table:formula="of:=[.BH10]/[.$AZ$5]" office:value-type="float" office:value="0.0110572753021013" calcext:value-type="float">
            <text:p>0,0110572753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7184782" calcext:value-type="float">
            <text:p>0,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formula="of:=[.S11]/[.$G$4]"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,5295907055</text:p>
          </table:table-cell>
          <table:table-cell table:formula="of:=[.BF11]/[.$AZ$5]" office:value-type="float" office:value="7.68522473478504" calcext:value-type="float">
            <text:p>7,6852247348</text:p>
          </table:table-cell>
          <table:table-cell table:formula="of:=[.BH11]/[.$AZ$5]" office:value-type="float" office:value="0.0443879904009467" calcext:value-type="float">
            <text:p>0,0443879904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5678494" calcext:value-type="float">
            <text:p>0,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,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formula="of:=[.S12]/[.$G$4]"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,2601658463</text:p>
          </table:table-cell>
          <table:table-cell table:formula="of:=[.BF12]/[.$AZ$5]" office:value-type="float" office:value="8.19313232830821" calcext:value-type="float">
            <text:p>8,1931323283</text:p>
          </table:table-cell>
          <table:table-cell table:formula="of:=[.BH12]/[.$AZ$5]" office:value-type="float" office:value="0.0999422983369271" calcext:value-type="float">
            <text:p>0,0999422983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5980081" calcext:value-type="float">
            <text:p>0,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,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formula="of:=[.S13]/[.$G$4]"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,1729989801</text:p>
          </table:table-cell>
          <table:table-cell table:formula="of:=[.BF13]/[.$AZ$5]" office:value-type="float" office:value="8.17647962032384" calcext:value-type="float">
            <text:p>8,1764796203</text:p>
          </table:table-cell>
          <table:table-cell table:formula="of:=[.BH13]/[.$AZ$5]" office:value-type="float" office:value="0.255498772980154" calcext:value-type="float">
            <text:p>0,25549877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70886589" calcext:value-type="float">
            <text:p>0,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,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formula="of:=[.S14]/[.$G$4]"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,2205445435</text:p>
          </table:table-cell>
          <table:table-cell table:formula="of:=[.BF14]/[.$AZ$5]" office:value-type="float" office:value="8.6427554438861" calcext:value-type="float">
            <text:p>8,6427554439</text:p>
          </table:table-cell>
          <table:table-cell table:formula="of:=[.BH14]/[.$AZ$5]" office:value-type="float" office:value="0.344383961468575" calcext:value-type="float">
            <text:p>0,3443839615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6405622" calcext:value-type="float">
            <text:p>0,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formula="of:=[.S15]/[.$G$4]"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,7133918673</text:p>
          </table:table-cell>
          <table:table-cell table:formula="of:=[.BF15]/[.$AZ$5]" office:value-type="float" office:value="8.35965940815187" calcext:value-type="float">
            <text:p>8,3596594082</text:p>
          </table:table-cell>
          <table:table-cell table:formula="of:=[.BH15]/[.$AZ$5]" office:value-type="float" office:value="0.711057378849776" calcext:value-type="float">
            <text:p>0,7110573788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875012" calcext:value-type="float">
            <text:p>0,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,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formula="of:=[.S16]/[.$G$4]"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,2046960223</text:p>
          </table:table-cell>
          <table:table-cell table:formula="of:=[.BF16]/[.$AZ$5]" office:value-type="float" office:value="8.19313232830821" calcext:value-type="float">
            <text:p>8,1931323283</text:p>
          </table:table-cell>
          <table:table-cell table:formula="of:=[.BH16]/[.$AZ$5]" office:value-type="float" office:value="1.14438725406193" calcext:value-type="float">
            <text:p>1,1443872541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912087" calcext:value-type="float">
            <text:p>0,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,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formula="of:=[.S17]/[.$G$4]"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,4582723604</text:p>
          </table:table-cell>
          <table:table-cell table:formula="of:=[.BF17]/[.$AZ$5]" office:value-type="float" office:value="8.81760887772194" calcext:value-type="float">
            <text:p>8,8176088777</text:p>
          </table:table-cell>
          <table:table-cell table:formula="of:=[.BH17]/[.$AZ$5]" office:value-type="float" office:value="1.31104704627645" calcext:value-type="float">
            <text:p>1,3110470463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10496" calcext:value-type="float">
            <text:p>0,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,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formula="of:=[.S18]/[.$G$4]"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,2601658463</text:p>
          </table:table-cell>
          <table:table-cell table:formula="of:=[.BF18]/[.$AZ$5]" office:value-type="float" office:value="8.55116554997208" calcext:value-type="float">
            <text:p>8,55116555</text:p>
          </table:table-cell>
          <table:table-cell table:formula="of:=[.BH18]/[.$AZ$5]" office:value-type="float" office:value="1.1332731101545" calcext:value-type="float">
            <text:p>1,1332731102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625856" calcext:value-type="float">
            <text:p>0,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formula="of:=[.S19]/[.$G$4]"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,1888475012</text:p>
          </table:table-cell>
          <table:table-cell table:formula="of:=[.BF19]/[.$AZ$5]" office:value-type="float" office:value="8.25141680625349" calcext:value-type="float">
            <text:p>8,2514168063</text:p>
          </table:table-cell>
          <table:table-cell table:formula="of:=[.BH19]/[.$AZ$5]" office:value-type="float" office:value="0.922164772116904" calcext:value-type="float">
            <text:p>0,9221647721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856404" calcext:value-type="float">
            <text:p>0,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,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formula="of:=[.S20]/[.$G$4]"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,2046960223</text:p>
          </table:table-cell>
          <table:table-cell table:formula="of:=[.BF20]/[.$AZ$5]" office:value-type="float" office:value="8.53451284198772" calcext:value-type="float">
            <text:p>8,534512842</text:p>
          </table:table-cell>
          <table:table-cell table:formula="of:=[.BH20]/[.$AZ$5]" office:value-type="float" office:value="0.844384871129325" calcext:value-type="float">
            <text:p>0,8443848711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10689115" calcext:value-type="float">
            <text:p>0,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,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formula="of:=[.S21]/[.$G$4]"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,3631812336</text:p>
          </table:table-cell>
          <table:table-cell table:formula="of:=[.BF21]/[.$AZ$5]" office:value-type="float" office:value="8.53451284198772" calcext:value-type="float">
            <text:p>8,534512842</text:p>
          </table:table-cell>
          <table:table-cell table:formula="of:=[.BH21]/[.$AZ$5]" office:value-type="float" office:value="0.477716682794329" calcext:value-type="float">
            <text:p>0,4777166828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1849382" calcext:value-type="float">
            <text:p>0,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,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formula="of:=[.S22]/[.$G$4]"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,3473327125</text:p>
          </table:table-cell>
          <table:table-cell table:formula="of:=[.BF22]/[.$AZ$5]" office:value-type="float" office:value="8.07656337241764" calcext:value-type="float">
            <text:p>8,0765633724</text:p>
          </table:table-cell>
          <table:table-cell table:formula="of:=[.BH22]/[.$AZ$5]" office:value-type="float" office:value="0.322164549507961" calcext:value-type="float">
            <text:p>0,3221645495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6669904" calcext:value-type="float">
            <text:p>0,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,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formula="of:=[.S23]/[.$G$4]"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,5533634872</text:p>
          </table:table-cell>
          <table:table-cell table:formula="of:=[.BF23]/[.$AZ$5]" office:value-type="float" office:value="7.91003629257398" calcext:value-type="float">
            <text:p>7,9100362926</text:p>
          </table:table-cell>
          <table:table-cell table:formula="of:=[.BH23]/[.$AZ$5]" office:value-type="float" office:value="0.0554972385446555" calcext:value-type="float">
            <text:p>0,0554972385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2000846004" calcext:value-type="float">
            <text:p>0,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,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formula="of:=[.S24]/[.$G$4]"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,0858321139</text:p>
          </table:table-cell>
          <table:table-cell table:formula="of:=[.BF24]/[.$AZ$5]" office:value-type="float" office:value="7.57698213288666" calcext:value-type="float">
            <text:p>7,5769821329</text:p>
          </table:table-cell>
          <table:table-cell table:formula="of:=[.BH24]/[.$AZ$5]" office:value-type="float" office:value="0.0332814570619939" calcext:value-type="float">
            <text:p>0,0332814571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3360237" calcext:value-type="float">
            <text:p>0,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formula="of:=[.S25]/[.$G$4]"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,4424238393</text:p>
          </table:table-cell>
          <table:table-cell table:formula="of:=[.BF25]/[.$AZ$5]" office:value-type="float" office:value="7.88505723059743" calcext:value-type="float">
            <text:p>7,8850572306</text:p>
          </table:table-cell>
          <table:table-cell table:formula="of:=[.BH25]/[.$AZ$5]" office:value-type="float" office:value="0.0110539623703499" calcext:value-type="float">
            <text:p>0,0110539624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842873" calcext:value-type="float">
            <text:p>0,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formula="of:=[.S26]/[.$G$4]"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,8386368675</text:p>
          </table:table-cell>
          <table:table-cell table:formula="of:=[.BF26]/[.$AZ$5]" office:value-type="float" office:value="7.44376046901173" calcext:value-type="float">
            <text:p>7,443760469</text:p>
          </table:table-cell>
          <table:table-cell table:formula="of:=[.BH26]/[.$AZ$5]" office:value-type="float" office:value="0.0110538427894875" calcext:value-type="float">
            <text:p>0,0110538428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7739924" calcext:value-type="float">
            <text:p>0,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formula="of:=[.S27]/[.$G$4]"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,5533634872</text:p>
          </table:table-cell>
          <table:table-cell table:formula="of:=[.BF27]/[.$AZ$5]" office:value-type="float" office:value="7.18564349525405" calcext:value-type="float">
            <text:p>7,1856434953</text:p>
          </table:table-cell>
          <table:table-cell table:formula="of:=[.BH27]/[.$AZ$5]" office:value-type="float" office:value="-0.0000529764004281181" calcext:value-type="float">
            <text:p>-5,29764004281181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359925213022433" calcext:value-type="float">
            <text:p>3,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,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formula="of:=[.S28]/[.$G$4]"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,4171078888</text:p>
          </table:table-cell>
          <table:table-cell table:formula="of:=[.BF28]/[.$AZ$5]" office:value-type="float" office:value="7.26890703517588" calcext:value-type="float">
            <text:p>7,2689070352</text:p>
          </table:table-cell>
          <table:table-cell table:formula="of:=[.BH28]/[.$AZ$5]" office:value-type="float" office:value="0.0110504575599335" calcext:value-type="float">
            <text:p>0,011050457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7870502" calcext:value-type="float">
            <text:p>0,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,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formula="of:=[.S29]/[.$G$4]"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,4725777127</text:p>
          </table:table-cell>
          <table:table-cell table:formula="of:=[.BF29]/[.$AZ$5]" office:value-type="float" office:value="6.910873813512" calcext:value-type="float">
            <text:p>6,9108738135</text:p>
          </table:table-cell>
          <table:table-cell table:formula="of:=[.BH29]/[.$AZ$5]" office:value-type="float" office:value="0.0110530138142724" calcext:value-type="float">
            <text:p>0,0110530138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7147438" calcext:value-type="float">
            <text:p>0,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,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formula="of:=[.S30]/[.$G$4]"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,5518203184</text:p>
          </table:table-cell>
          <table:table-cell table:formula="of:=[.BF30]/[.$AZ$5]" office:value-type="float" office:value="6.76099944165271" calcext:value-type="float">
            <text:p>6,7609994417</text:p>
          </table:table-cell>
          <table:table-cell table:formula="of:=[.BH30]/[.$AZ$5]" office:value-type="float" office:value="0.0777203376932022" calcext:value-type="float">
            <text:p>0,07772033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70088604" calcext:value-type="float">
            <text:p>0,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,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formula="of:=[.S31]/[.$G$4]"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,9163363044</text:p>
          </table:table-cell>
          <table:table-cell table:formula="of:=[.BF31]/[.$AZ$5]" office:value-type="float" office:value="6.65275683975433" calcext:value-type="float">
            <text:p>6,6527568398</text:p>
          </table:table-cell>
          <table:table-cell table:formula="of:=[.BH31]/[.$AZ$5]" office:value-type="float" office:value="0.233274084690277" calcext:value-type="float">
            <text:p>0,23327408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8504698" calcext:value-type="float">
            <text:p>0,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,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formula="of:=[.S32]/[.$G$4]"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,3933351071</text:p>
          </table:table-cell>
          <table:table-cell table:formula="of:=[.BF32]/[.$AZ$5]" office:value-type="float" office:value="7.07740089335567" calcext:value-type="float">
            <text:p>7,0774008934</text:p>
          </table:table-cell>
          <table:table-cell table:formula="of:=[.BH32]/[.$AZ$5]" office:value-type="float" office:value="0.355496689259502" calcext:value-type="float">
            <text:p>0,3554966893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2171299" calcext:value-type="float">
            <text:p>0,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,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formula="of:=[.S33]/[.$G$4]"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,868790741</text:p>
          </table:table-cell>
          <table:table-cell table:formula="of:=[.BF33]/[.$AZ$5]" office:value-type="float" office:value="6.60279871580123" calcext:value-type="float">
            <text:p>6,6027987158</text:p>
          </table:table-cell>
          <table:table-cell table:formula="of:=[.BH33]/[.$AZ$5]" office:value-type="float" office:value="0.74438599389787" calcext:value-type="float">
            <text:p>0,7443859939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202277" calcext:value-type="float">
            <text:p>0,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,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formula="of:=[.S34]/[.$G$4]"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,0193516917</text:p>
          </table:table-cell>
          <table:table-cell table:formula="of:=[.BF34]/[.$AZ$5]" office:value-type="float" office:value="7.0107900614182" calcext:value-type="float">
            <text:p>7,0107900614</text:p>
          </table:table-cell>
          <table:table-cell table:formula="of:=[.BH34]/[.$AZ$5]" office:value-type="float" office:value="0.955492305815524" calcext:value-type="float">
            <text:p>0,9554923058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78283" calcext:value-type="float">
            <text:p>0,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,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formula="of:=[.S35]/[.$G$4]"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,0985942974</text:p>
          </table:table-cell>
          <table:table-cell table:formula="of:=[.BF35]/[.$AZ$5]" office:value-type="float" office:value="6.09489112227806" calcext:value-type="float">
            <text:p>6,0948911223</text:p>
          </table:table-cell>
          <table:table-cell table:formula="of:=[.BH35]/[.$AZ$5]" office:value-type="float" office:value="1.13327780327654" calcext:value-type="float">
            <text:p>1,1332778033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86928" calcext:value-type="float">
            <text:p>0,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,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formula="of:=[.S36]/[.$G$4]"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,1857611636</text:p>
          </table:table-cell>
          <table:table-cell table:formula="of:=[.BF36]/[.$AZ$5]" office:value-type="float" office:value="6.48622975991067" calcext:value-type="float">
            <text:p>6,4862297599</text:p>
          </table:table-cell>
          <table:table-cell table:formula="of:=[.BH36]/[.$AZ$5]" office:value-type="float" office:value="1.51105137954249" calcext:value-type="float">
            <text:p>1,5110513795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824114" calcext:value-type="float">
            <text:p>0,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,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formula="of:=[.S37]/[.$G$4]"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,9718061283</text:p>
          </table:table-cell>
          <table:table-cell table:formula="of:=[.BF37]/[.$AZ$5]" office:value-type="float" office:value="6.78597850362926" calcext:value-type="float">
            <text:p>6,7859785036</text:p>
          </table:table-cell>
          <table:table-cell table:formula="of:=[.BH37]/[.$AZ$5]" office:value-type="float" office:value="1.18882803032074" calcext:value-type="float">
            <text:p>1,1888280303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91124" calcext:value-type="float">
            <text:p>0,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,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formula="of:=[.S38]/[.$G$4]"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,4408806705</text:p>
          </table:table-cell>
          <table:table-cell table:formula="of:=[.BF38]/[.$AZ$5]" office:value-type="float" office:value="6.36133445002792" calcext:value-type="float">
            <text:p>6,36133445</text:p>
          </table:table-cell>
          <table:table-cell table:formula="of:=[.BH38]/[.$AZ$5]" office:value-type="float" office:value="0.75550230488369" calcext:value-type="float">
            <text:p>0,7555023049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5183309" calcext:value-type="float">
            <text:p>0,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,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formula="of:=[.S39]/[.$G$4]"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,5359717973</text:p>
          </table:table-cell>
          <table:table-cell table:formula="of:=[.BF39]/[.$AZ$5]" office:value-type="float" office:value="6.64443048576214" calcext:value-type="float">
            <text:p>6,6444304858</text:p>
          </table:table-cell>
          <table:table-cell table:formula="of:=[.BH39]/[.$AZ$5]" office:value-type="float" office:value="0.344388113173601" calcext:value-type="float">
            <text:p>0,3443881132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757351" calcext:value-type="float">
            <text:p>0,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,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formula="of:=[.S40]/[.$G$4]"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,4408806705</text:p>
          </table:table-cell>
          <table:table-cell table:formula="of:=[.BF40]/[.$AZ$5]" office:value-type="float" office:value="6.37798715801228" calcext:value-type="float">
            <text:p>6,377987158</text:p>
          </table:table-cell>
          <table:table-cell table:formula="of:=[.BH40]/[.$AZ$5]" office:value-type="float" office:value="0.188835498817358" calcext:value-type="float">
            <text:p>0,1888354988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8501205" calcext:value-type="float">
            <text:p>0,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,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formula="of:=[.S41]/[.$G$4]"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,448804931</text:p>
          </table:table-cell>
          <table:table-cell table:formula="of:=[.BF41]/[.$AZ$5]" office:value-type="float" office:value="6.93585287548855" calcext:value-type="float">
            <text:p>6,9358528755</text:p>
          </table:table-cell>
          <table:table-cell table:formula="of:=[.BH41]/[.$AZ$5]" office:value-type="float" office:value="0.0666085448746792" calcext:value-type="float">
            <text:p>0,0666085449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9452836" calcext:value-type="float">
            <text:p>0,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,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formula="of:=[.S42]/[.$G$4]"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,7514700013</text:p>
          </table:table-cell>
          <table:table-cell table:formula="of:=[.BF42]/[.$AZ$5]" office:value-type="float" office:value="6.73602037967616" calcext:value-type="float">
            <text:p>6,7360203797</text:p>
          </table:table-cell>
          <table:table-cell table:formula="of:=[.BH42]/[.$AZ$5]" office:value-type="float" office:value="-0.0000511627944619499" calcext:value-type="float">
            <text:p>-5,11627944619499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336926720819003" calcext:value-type="float">
            <text:p>3,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,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formula="of:=[.S43]/[.$G$4]"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,0288191211</text:p>
          </table:table-cell>
          <table:table-cell table:formula="of:=[.BF43]/[.$AZ$5]" office:value-type="float" office:value="6.73602037967616" calcext:value-type="float">
            <text:p>6,7360203797</text:p>
          </table:table-cell>
          <table:table-cell table:formula="of:=[.BH43]/[.$AZ$5]" office:value-type="float" office:value="0.0332800687808829" calcext:value-type="float">
            <text:p>0,0332800688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2803131" calcext:value-type="float">
            <text:p>0,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,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,7831249169</text:p>
          </table:table-cell>
          <table:table-cell table:formula="of:=[.M44]/[.$G$4]" office:value-type="float" office:value="28.3637248743719" calcext:value-type="float">
            <text:p>28,3637248744</text:p>
          </table:table-cell>
          <table:table-cell table:formula="of:=[.O44]/[.$G$4]" office:value-type="float" office:value="4.94964852913167" calcext:value-type="float">
            <text:p>4,9496485291</text:p>
          </table:table-cell>
          <table:table-cell table:formula="of:=[.P44]/[.$G$4]" office:value-type="float" office:value="1.05837448041214" calcext:value-type="float">
            <text:p>1,0583744804</text:p>
          </table:table-cell>
          <table:table-cell table:formula="of:=[.Q44]/[.$G$4]" office:value-type="float" office:value="1.13374769143731" calcext:value-type="float">
            <text:p>1,1337476914</text:p>
          </table:table-cell>
          <table:table-cell table:formula="of:=[.S44]/[.$G$4]"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,9094751896</text:p>
          </table:table-cell>
          <table:table-cell table:formula="of:=[.AB44]/[.$G$4]" office:value-type="float" office:value="27.4832129396985" calcext:value-type="float">
            <text:p>27,4832129397</text:p>
          </table:table-cell>
          <table:table-cell table:formula="of:=[.AD44]/[.$G$4]" office:value-type="float" office:value="0.0996714454010443" calcext:value-type="float">
            <text:p>0,0996714454</text:p>
          </table:table-cell>
          <table:table-cell table:formula="of:=[.AE44]/[.$G$4]" office:value-type="float" office:value="1.02839738640977" calcext:value-type="float">
            <text:p>1,0283973864</text:p>
          </table:table-cell>
          <table:table-cell table:formula="of:=[.AF44]/[.$G$4]" office:value-type="float" office:value="1.10580304608164" calcext:value-type="float">
            <text:p>1,1058030461</text:p>
          </table:table-cell>
          <table:table-cell table:formula="of:=[.AH44]/[.$G$4]"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,4443627777</text:p>
          </table:table-cell>
          <table:table-cell table:formula="of:=[.AQ44]/[.$G$4]" office:value-type="float" office:value="26.3029522613065" calcext:value-type="float">
            <text:p>26,3029522613</text:p>
          </table:table-cell>
          <table:table-cell table:formula="of:=[.AS44]/[.$G$4]" office:value-type="float" office:value="0.0246785205464" calcext:value-type="float">
            <text:p>0,0246785205</text:p>
          </table:table-cell>
          <table:table-cell table:formula="of:=[.AT44]/[.$G$4]" office:value-type="float" office:value="1.04675702901218" calcext:value-type="float">
            <text:p>1,046757029</text:p>
          </table:table-cell>
          <table:table-cell table:formula="of:=[.AU44]/[.$G$4]" office:value-type="float" office:value="1.06826565930117" calcext:value-type="float">
            <text:p>1,0682656593</text:p>
          </table:table-cell>
          <table:table-cell table:formula="of:=[.AW44]/[.$G$4]"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,1080617268</text:p>
          </table:table-cell>
          <table:table-cell table:formula="of:=[.BF44]/[.$AZ$5]" office:value-type="float" office:value="6.64443048576214" calcext:value-type="float">
            <text:p>6,6444304858</text:p>
          </table:table-cell>
          <table:table-cell table:formula="of:=[.BH44]/[.$AZ$5]" office:value-type="float" office:value="-0.000053132649785904" calcext:value-type="float">
            <text:p>-5,3132649785904E-005</text:p>
          </table:table-cell>
          <table:table-cell table:formula="of:=[.BI44]/[.$AZ$5]" office:value-type="float" office:value="0.334846154067511" calcext:value-type="float">
            <text:p>0,3348461541</text:p>
          </table:table-cell>
          <table:table-cell table:formula="of:=[.BJ44]/[.$AZ$5]" office:value-type="float" office:value="0.310968686337484" calcext:value-type="float">
            <text:p>0,3109686863</text:p>
          </table:table-cell>
          <table:table-cell table:formula="of:=[.BL44]/[.$AZ$5]" office:value-type="float" office:value="0.00000340394274445058" calcext:value-type="float">
            <text:p>3,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,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,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15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7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9"/>
          <table:covered-table-cell table:style-name="ce50"/>
          <table:covered-table-cell table:number-columns-repeated="3" table:style-name="ce51"/>
          <table:table-cell table:style-name="ce53" office:value-type="string" calcext:value-type="string" table:number-columns-spanned="8" table:number-rows-spanned="1">
            <text:p>Posicao 2</text:p>
          </table:table-cell>
          <table:covered-table-cell table:style-name="ce54"/>
          <table:covered-table-cell table:style-name="Default"/>
          <table:covered-table-cell table:number-columns-repeated="5"/>
          <table:table-cell table:style-name="ce55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table:style-name="ce3" office:value-type="float" office:value="0.0150873919148862" calcext:value-type="float">
            <text:p>0,0150873919</text:p>
          </table:table-cell>
          <table:table-cell table:style-name="ce3"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5"/>
          <table:table-cell table:style-name="ce3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table:formula="of:==([.A5]-[.$A$84])^3" office:value-type="float" office:value="-702203.45071797" calcext:value-type="float">
            <text:p>-702203,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52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,0030655037</text:p>
          </table:table-cell>
          <table:table-cell table:style-name="ce3"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table:formula="of:==([.I5]-[.$A$84])^3" office:value-type="float" office:value="-702203.45071797" calcext:value-type="float">
            <text:p>-702203,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52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table:formula="of:==([.Q5]-[.$A$84])^3" office:value-type="float" office:value="-702203.45071797" calcext:value-type="float">
            <text:p>-702203,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52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,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table:formula="of:==([.A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table:formula="of:==([.I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table:formula="of:==([.Q6]-[.$A$84])^3"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table:formula="of:==([.A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table:formula="of:==([.I7]-[.$A$84])^3" office:value-type="float" office:value="-326847.368707456" calcext:value-type="float">
            <text:p>-326847,368707456</text:p>
          </table:table-cell>
          <table:table-cell table:number-columns-repeated="4"/>
          <table:table-cell table:style-name="ce3"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table:formula="of:==([.Q7]-[.$A$84])^3"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table:formula="of:==([.A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table:formula="of:==([.I8]-[.$A$84])^3"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table:formula="of:==([.Q8]-[.$A$84])^3" office:value-type="float" office:value="-204164.448007343" calcext:value-type="float">
            <text:p>-204164,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table:formula="of:==([.A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table:formula="of:==([.I9]-[.$A$84])^3"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table:formula="of:==([.Q9]-[.$A$84])^3" office:value-type="float" office:value="-116811.60751066" calcext:value-type="float">
            <text:p>-116811,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table:formula="of:==([.A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table:formula="of:==([.I10]-[.$A$84])^3"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table:formula="of:==([.Q10]-[.$A$84])^3" office:value-type="float" office:value="-58788.8472174064" calcext:value-type="float">
            <text:p>-58788,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table:formula="of:==([.A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table:formula="of:==([.I11]-[.$A$84])^3"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table:formula="of:==([.Q11]-[.$A$84])^3" office:value-type="float" office:value="-24096.1671275828" calcext:value-type="float">
            <text:p>-24096,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table:formula="of:==([.A12]-[.$A$84])^3" office:value-type="float" office:value="-6733.56724118881" calcext:value-type="float">
            <text:p>-6733,5672411888</text:p>
          </table:table-cell>
          <table:table-cell table:number-columns-repeated="5"/>
          <table:table-cell table:style-name="ce3"/>
          <table:table-cell table:formula="of:=([.I12]-[.$I$84])^2" office:value-type="float" office:value="364.569775087613" calcext:value-type="float">
            <text:p>364,5697750876</text:p>
          </table:table-cell>
          <table:table-cell table:formula="of:==([.I12]-[.$A$84])^3"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table:formula="of:==([.Q12]-[.$A$84])^3" office:value-type="float" office:value="-6733.56724118881" calcext:value-type="float">
            <text:p>-6733,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table:formula="of:==([.A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table:formula="of:==([.I13]-[.$A$84])^3"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table:formula="of:==([.Q13]-[.$A$84])^3" office:value-type="float" office:value="-701.047558224533" calcext:value-type="float">
            <text:p>-701,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table:formula="of:==([.A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table:formula="of:==([.I14]-[.$A$84])^3"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table:formula="of:==([.Q14]-[.$A$84])^3" office:value-type="float" office:value="1.39192131004732" calcext:value-type="float">
            <text:p>1,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table:formula="of:==([.A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table:formula="of:==([.I15]-[.$A$84])^3"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table:formula="of:==([.Q15]-[.$A$84])^3" office:value-type="float" office:value="1373.75119741493" calcext:value-type="float">
            <text:p>1373,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table:formula="of:==([.A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table:formula="of:==([.I16]-[.$A$84])^3"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table:formula="of:==([.Q16]-[.$A$84])^3" office:value-type="float" office:value="9416.03027009013" calcext:value-type="float">
            <text:p>9416,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table:formula="of:==([.A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table:formula="of:==([.I17]-[.$A$84])^3"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table:formula="of:==([.Q17]-[.$A$84])^3" office:value-type="float" office:value="30128.2291393356" calcext:value-type="float">
            <text:p>30128,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table:formula="of:==([.A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table:formula="of:==([.I18]-[.$A$84])^3"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table:formula="of:==([.Q18]-[.$A$84])^3" office:value-type="float" office:value="69510.3478051514" calcext:value-type="float">
            <text:p>69510,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table:formula="of:==([.A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table:formula="of:==([.I19]-[.$A$84])^3"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table:formula="of:==([.Q19]-[.$A$84])^3" office:value-type="float" office:value="133562.386267538" calcext:value-type="float">
            <text:p>133562,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table:formula="of:==([.A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table:formula="of:==([.I20]-[.$A$84])^3"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table:formula="of:==([.Q20]-[.$A$84])^3" office:value-type="float" office:value="228284.344526494" calcext:value-type="float">
            <text:p>228284,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table:formula="of:==([.A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table:formula="of:==([.I21]-[.$A$84])^3"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table:formula="of:==([.Q21]-[.$A$84])^3" office:value-type="float" office:value="359676.222582021" calcext:value-type="float">
            <text:p>359676,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table:formula="of:==([.A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table:formula="of:==([.I22]-[.$A$84])^3"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table:formula="of:==([.Q22]-[.$A$84])^3" office:value-type="float" office:value="533738.020434118" calcext:value-type="float">
            <text:p>533738,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table:formula="of:==([.A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table:formula="of:==([.I23]-[.$A$84])^3"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table:formula="of:==([.Q23]-[.$A$84])^3" office:value-type="float" office:value="756469.738082785" calcext:value-type="float">
            <text:p>756469,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style-name="ce3"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style-name="ce3"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style-name="ce3"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 table:style-name="ce3"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style-name="ce3"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52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style-name="ce3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3"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style-name="ce3"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52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style-name="ce3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3"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style-name="ce3"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52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style-name="ce3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style-name="ce3"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style-name="ce3"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style-name="ce3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3"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style-name="ce3"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style-name="ce3"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style-name="ce3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3"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style-name="ce3"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style-name="ce3"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style-name="ce3"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8"/>
        </table:table-row>
      </table:table>
      <table:table table:name="Folha8" table:style-name="ta1">
        <table:table-column table:style-name="co2" table:number-columns-repeated="9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 table:style-name="ce35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6" office:value-type="float" office:value="1425" calcext:value-type="float">
            <text:p>1425</text:p>
          </table:table-cell>
          <table:table-cell table:style-name="ce56" office:value-type="float" office:value="2311" calcext:value-type="float">
            <text:p>2311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6" table:number-columns-repeated="2"/>
          <table:table-cell table:style-name="ce5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642" calcext:value-type="float">
            <text:p>1642</text:p>
          </table:table-cell>
          <table:table-cell table:style-name="ce56" office:value-type="float" office:value="2645" calcext:value-type="float">
            <text:p>2645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6" office:value-type="float" office:value="1401" calcext:value-type="float">
            <text:p>1401</text:p>
          </table:table-cell>
          <table:table-cell table:style-name="ce56" office:value-type="float" office:value="2288" calcext:value-type="float">
            <text:p>2288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56" table:number-columns-repeated="2"/>
          <table:table-cell table:style-name="ce5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56" office:value-type="float" office:value="-20" calcext:value-type="float">
            <text:p>-20</text:p>
          </table:table-cell>
          <table:table-cell table:style-name="ce56" office:value-type="float" office:value="1633" calcext:value-type="float">
            <text:p>1633</text:p>
          </table:table-cell>
          <table:table-cell table:style-name="ce56" office:value-type="float" office:value="2074" calcext:value-type="float">
            <text:p>2074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-25" calcext:value-type="float">
            <text:p>-25</text:p>
          </table:table-cell>
          <table:table-cell table:style-name="ce56" office:value-type="float" office:value="1612" calcext:value-type="float">
            <text:p>1612</text:p>
          </table:table-cell>
          <table:table-cell table:style-name="ce56" office:value-type="float" office:value="2111" calcext:value-type="float">
            <text:p>211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-25" calcext:value-type="float">
            <text:p>-25</text:p>
          </table:table-cell>
          <table:table-cell table:style-name="ce56" office:value-type="float" office:value="1512" calcext:value-type="float">
            <text:p>1512</text:p>
          </table:table-cell>
          <table:table-cell table:style-name="ce56" office:value-type="float" office:value="2088" calcext:value-type="float">
            <text:p>2088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/>
          <table:table-cell table:style-name="ce56" office:value-type="float" office:value="30" calcext:value-type="float">
            <text:p>30</text:p>
          </table:table-cell>
          <table:table-cell table:style-name="ce56" table:number-columns-repeated="3"/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679" calcext:value-type="float">
            <text:p>1679</text:p>
          </table:table-cell>
          <table:table-cell table:style-name="ce56" office:value-type="float" office:value="2686" calcext:value-type="float">
            <text:p>2686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56" office:value-type="float" office:value="1388" calcext:value-type="float">
            <text:p>1388</text:p>
          </table:table-cell>
          <table:table-cell table:style-name="ce56" office:value-type="float" office:value="2258" calcext:value-type="float">
            <text:p>2258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table:style-name="ce56" office:value-type="float" office:value="-30" calcext:value-type="float">
            <text:p>-30</text:p>
          </table:table-cell>
          <table:table-cell table:style-name="ce56" table:number-columns-repeated="3"/>
          <table:table-cell table:style-name="ce56" office:value-type="float" office:value="-30" calcext:value-type="float">
            <text:p>-30</text:p>
          </table:table-cell>
          <table:table-cell table:style-name="ce56" office:value-type="float" office:value="1598" calcext:value-type="float">
            <text:p>1598</text:p>
          </table:table-cell>
          <table:table-cell table:style-name="ce56" office:value-type="float" office:value="2159" calcext:value-type="float">
            <text:p>2159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30" calcext:value-type="float">
            <text:p>-30</text:p>
          </table:table-cell>
          <table:table-cell table:style-name="ce56" office:value-type="float" office:value="1542" calcext:value-type="float">
            <text:p>1542</text:p>
          </table:table-cell>
          <table:table-cell table:style-name="ce56" office:value-type="float" office:value="2065" calcext:value-type="float">
            <text:p>206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-30" calcext:value-type="float">
            <text:p>-30</text:p>
          </table:table-cell>
          <table:table-cell table:style-name="ce56" office:value-type="float" office:value="1522" calcext:value-type="float">
            <text:p>1522</text:p>
          </table:table-cell>
          <table:table-cell table:style-name="ce56" office:value-type="float" office:value="2121" calcext:value-type="float">
            <text:p>2121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-00-0000</text:date>, <text:time style:data-style-name="N2" text:time-value="14:51:36.991657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9T19:12:02.158091427</dc:date>
    <meta:editing-duration>P1DT4H49M54S</meta:editing-duration>
    <meta:editing-cycles>121</meta:editing-cycles>
    <meta:generator>LibreOffice/4.2.8.2$Linux_X86_64 LibreOffice_project/420m0$Build-2</meta:generator>
    <meta:document-statistic meta:table-count="8" meta:cell-count="12378" meta:object-count="0"/>
    <meta:user-defined meta:name="qrichtext">1</meta:user-defined>
  </office:meta>
</office:document-meta>
</file>